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3318a22"/>
    </style:style>
    <style:style style:name="P120" style:family="paragraph" style:parent-style-name="Text_20_body">
      <style:paragraph-properties fo:text-align="justify" style:justify-single-word="false"/>
      <style:text-properties fo:language="ru" fo:country="RU" officeooo:paragraph-rsid="01895e9a"/>
    </style:style>
    <style:style style:name="P121" style:family="paragraph" style:parent-style-name="Text_20_body">
      <style:paragraph-properties fo:text-align="justify" style:justify-single-word="false"/>
      <style:text-properties fo:language="ru" fo:country="RU" officeooo:paragraph-rsid="0219f04c"/>
    </style:style>
    <style:style style:name="P122" style:family="paragraph" style:parent-style-name="Text_20_body">
      <style:paragraph-properties fo:text-align="justify" style:justify-single-word="false"/>
      <style:text-properties fo:language="ru" fo:country="RU" officeooo:paragraph-rsid="00672e1d"/>
    </style:style>
    <style:style style:name="P123" style:family="paragraph" style:parent-style-name="Heading_20_2">
      <style:paragraph-properties fo:text-align="center" style:justify-single-word="false"/>
    </style:style>
    <style:style style:name="P124" style:family="paragraph" style:parent-style-name="Text_20_body">
      <style:paragraph-properties fo:text-align="center" style:justify-single-word="false"/>
    </style:style>
    <style:style style:name="P125"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0" style:family="paragraph" style:parent-style-name="Text_20_body">
      <style:paragraph-properties fo:text-align="justify" style:justify-single-word="false"/>
      <style:text-properties fo:language="ru" fo:country="RU" officeooo:paragraph-rsid="018a2818"/>
    </style:style>
    <style:style style:name="P131" style:family="paragraph" style:parent-style-name="Text_20_body">
      <style:paragraph-properties fo:text-align="center" style:justify-single-word="false"/>
      <style:text-properties fo:language="ru" fo:country="RU" officeooo:rsid="018a2818" officeooo:paragraph-rsid="018a2818"/>
    </style:style>
    <style:style style:name="P132" style:family="paragraph" style:parent-style-name="Text_20_body">
      <style:paragraph-properties fo:text-align="justify" style:justify-single-word="false"/>
      <style:text-properties fo:language="ru" fo:country="RU" officeooo:paragraph-rsid="019712b5"/>
    </style:style>
    <style:style style:name="P133" style:family="paragraph" style:parent-style-name="Text_20_body">
      <style:paragraph-properties fo:text-align="justify" style:justify-single-word="false"/>
      <style:text-properties fo:language="ru" fo:country="RU" officeooo:paragraph-rsid="0196a32c"/>
    </style:style>
    <style:style style:name="P134" style:family="paragraph" style:parent-style-name="Text_20_body">
      <style:paragraph-properties fo:text-align="justify" style:justify-single-word="false"/>
      <style:text-properties fo:language="en" fo:country="US" officeooo:rsid="01934728" officeooo:paragraph-rsid="0196a32c"/>
    </style:style>
    <style:style style:name="P135" style:family="paragraph" style:parent-style-name="Text_20_body">
      <style:paragraph-properties fo:text-align="justify" style:justify-single-word="false"/>
      <style:text-properties fo:language="ru" fo:country="RU" officeooo:paragraph-rsid="01bb21d4"/>
    </style:style>
    <style:style style:name="P136" style:family="paragraph" style:parent-style-name="Text_20_body">
      <style:paragraph-properties fo:text-align="justify" style:justify-single-word="false"/>
      <style:text-properties officeooo:rsid="0219f04c" officeooo:paragraph-rsid="0219f04c"/>
    </style:style>
    <style:style style:name="P137" style:family="paragraph" style:parent-style-name="Text_20_body">
      <style:paragraph-properties fo:text-align="justify" style:justify-single-word="false"/>
      <style:text-properties fo:language="ru" fo:country="RU" officeooo:rsid="0219f04c" officeooo:paragraph-rsid="0219f04c"/>
    </style:style>
    <style:style style:name="P138" style:family="paragraph" style:parent-style-name="Text_20_body">
      <style:paragraph-properties fo:text-align="justify" style:justify-single-word="false"/>
      <style:text-properties fo:language="ru" fo:country="RU" officeooo:paragraph-rsid="01cd5030"/>
    </style:style>
    <style:style style:name="P139" style:family="paragraph" style:parent-style-name="Text_20_body">
      <style:paragraph-properties fo:text-align="justify" style:justify-single-word="false"/>
      <style:text-properties fo:language="en" fo:country="US" officeooo:rsid="01934728" officeooo:paragraph-rsid="01934728"/>
    </style:style>
    <style:style style:name="P140" style:family="paragraph" style:parent-style-name="Text_20_body">
      <style:paragraph-properties fo:text-align="justify" style:justify-single-word="false"/>
      <style:text-properties fo:language="ru" fo:country="RU" officeooo:rsid="019712b5" officeooo:paragraph-rsid="019712b5"/>
    </style:style>
    <style:style style:name="P141" style:family="paragraph" style:parent-style-name="Text_20_body">
      <style:paragraph-properties fo:text-align="justify" style:justify-single-word="false"/>
      <style:text-properties fo:language="en" fo:country="US" officeooo:rsid="019b8b25" officeooo:paragraph-rsid="019b8b25"/>
    </style:style>
    <style:style style:name="P142" style:family="paragraph" style:parent-style-name="Text_20_body">
      <style:paragraph-properties fo:text-align="justify" style:justify-single-word="false"/>
      <style:text-properties fo:language="en" fo:country="US" officeooo:rsid="01b5c453" officeooo:paragraph-rsid="01b5c453"/>
    </style:style>
    <style:style style:name="P143" style:family="paragraph" style:parent-style-name="Text_20_body">
      <style:paragraph-properties fo:text-align="justify" style:justify-single-word="false"/>
      <style:text-properties fo:language="ru" fo:country="RU" officeooo:rsid="01974323" officeooo:paragraph-rsid="01974323"/>
    </style:style>
    <style:style style:name="P144" style:family="paragraph" style:parent-style-name="Text_20_body">
      <style:paragraph-properties fo:text-align="justify" style:justify-single-word="false"/>
      <style:text-properties fo:language="ru" fo:country="RU" officeooo:rsid="01974323" officeooo:paragraph-rsid="01996254"/>
    </style:style>
    <style:style style:name="P145" style:family="paragraph" style:parent-style-name="Text_20_body">
      <style:paragraph-properties fo:text-align="justify" style:justify-single-word="false"/>
      <style:text-properties fo:language="ru" fo:country="RU" officeooo:rsid="01974323" officeooo:paragraph-rsid="019b8b25"/>
    </style:style>
    <style:style style:name="P146" style:family="paragraph" style:parent-style-name="Text_20_body">
      <style:paragraph-properties fo:text-align="justify" style:justify-single-word="false"/>
      <style:text-properties fo:language="ru" fo:country="RU" officeooo:rsid="01996254" officeooo:paragraph-rsid="01996254"/>
    </style:style>
    <style:style style:name="P147" style:family="paragraph" style:parent-style-name="Text_20_body">
      <style:paragraph-properties fo:text-align="justify" style:justify-single-word="false"/>
      <style:text-properties fo:language="ru" fo:country="RU" officeooo:rsid="019a01ec" officeooo:paragraph-rsid="019a01ec"/>
    </style:style>
    <style:style style:name="P148" style:family="paragraph" style:parent-style-name="Text_20_body">
      <style:paragraph-properties fo:text-align="justify" style:justify-single-word="false"/>
      <style:text-properties fo:language="ru" fo:country="RU" officeooo:rsid="0225e5a3" officeooo:paragraph-rsid="0225e5a3"/>
    </style:style>
    <style:style style:name="P149" style:family="paragraph" style:parent-style-name="Text_20_body">
      <style:paragraph-properties fo:text-align="justify" style:justify-single-word="false"/>
      <style:text-properties fo:language="ru" fo:country="RU" officeooo:paragraph-rsid="019a01ec"/>
    </style:style>
    <style:style style:name="P150" style:family="paragraph" style:parent-style-name="Text_20_body">
      <style:paragraph-properties fo:text-align="justify" style:justify-single-word="false"/>
      <style:text-properties fo:language="ru" fo:country="RU" officeooo:rsid="019b5cf0" officeooo:paragraph-rsid="019b5cf0"/>
    </style:style>
    <style:style style:name="P151" style:family="paragraph" style:parent-style-name="Text_20_body">
      <style:paragraph-properties fo:text-align="justify" style:justify-single-word="false"/>
      <style:text-properties fo:language="ru" fo:country="RU" officeooo:paragraph-rsid="019b5cf0"/>
    </style:style>
    <style:style style:name="P152" style:family="paragraph" style:parent-style-name="Text_20_body">
      <style:paragraph-properties fo:text-align="justify" style:justify-single-word="false"/>
      <style:text-properties fo:language="ru" fo:country="RU" officeooo:rsid="01a16269" officeooo:paragraph-rsid="01a16269"/>
    </style:style>
    <style:style style:name="P153" style:family="paragraph" style:parent-style-name="Text_20_body">
      <style:paragraph-properties fo:text-align="justify" style:justify-single-word="false"/>
      <style:text-properties fo:language="ru" fo:country="RU" officeooo:paragraph-rsid="01a16269"/>
    </style:style>
    <style:style style:name="P154" style:family="paragraph" style:parent-style-name="Text_20_body">
      <style:paragraph-properties fo:text-align="justify" style:justify-single-word="false"/>
      <style:text-properties fo:language="ru" fo:country="RU" officeooo:rsid="01a16269" officeooo:paragraph-rsid="01a6a6ce"/>
    </style:style>
    <style:style style:name="P155" style:family="paragraph" style:parent-style-name="Text_20_body">
      <style:paragraph-properties fo:text-align="justify" style:justify-single-word="false"/>
      <style:text-properties fo:language="ru" fo:country="RU" officeooo:rsid="01a16269" officeooo:paragraph-rsid="01a81b88"/>
    </style:style>
    <style:style style:name="P156" style:family="paragraph" style:parent-style-name="Text_20_body">
      <style:paragraph-properties fo:text-align="justify" style:justify-single-word="false"/>
      <style:text-properties fo:language="ru" fo:country="RU" officeooo:rsid="01a16269" officeooo:paragraph-rsid="020ff2e5"/>
    </style:style>
    <style:style style:name="P157" style:family="paragraph" style:parent-style-name="Text_20_body">
      <style:paragraph-properties fo:text-align="justify" style:justify-single-word="false"/>
      <style:text-properties fo:language="ru" fo:country="RU" officeooo:rsid="01f7b1ba" officeooo:paragraph-rsid="02a7c2b4"/>
    </style:style>
    <style:style style:name="P158" style:family="paragraph" style:parent-style-name="Text_20_body">
      <style:paragraph-properties fo:text-align="justify" style:justify-single-word="false"/>
      <style:text-properties fo:language="ru" fo:country="RU" officeooo:rsid="01a9b316" officeooo:paragraph-rsid="01b80b40"/>
    </style:style>
    <style:style style:name="P159" style:family="paragraph" style:parent-style-name="Text_20_body">
      <style:paragraph-properties fo:text-align="justify" style:justify-single-word="false"/>
      <style:text-properties fo:language="ru" fo:country="RU" officeooo:rsid="01a9b316" officeooo:paragraph-rsid="01ef50cc"/>
    </style:style>
    <style:style style:name="P160" style:family="paragraph" style:parent-style-name="Text_20_body">
      <style:paragraph-properties fo:text-align="justify" style:justify-single-word="false"/>
      <style:text-properties officeooo:paragraph-rsid="02b4ae46"/>
    </style:style>
    <style:style style:name="P161" style:family="paragraph" style:parent-style-name="Text_20_body">
      <style:paragraph-properties fo:text-align="justify" style:justify-single-word="false"/>
      <style:text-properties fo:language="ru" fo:country="RU" officeooo:rsid="01b03765" officeooo:paragraph-rsid="01b03765"/>
    </style:style>
    <style:style style:name="P162" style:family="paragraph" style:parent-style-name="Text_20_body">
      <style:paragraph-properties fo:text-align="justify" style:justify-single-word="false"/>
      <style:text-properties fo:language="ru" fo:country="RU" officeooo:rsid="01b80b40" officeooo:paragraph-rsid="01b88544"/>
    </style:style>
    <style:style style:name="P163" style:family="paragraph" style:parent-style-name="Text_20_body">
      <style:paragraph-properties fo:text-align="justify" style:justify-single-word="false"/>
      <style:text-properties fo:language="ru" fo:country="RU" officeooo:rsid="01b03765" officeooo:paragraph-rsid="01b88544"/>
    </style:style>
    <style:style style:name="P164" style:family="paragraph" style:parent-style-name="Text_20_body">
      <style:paragraph-properties fo:text-align="justify" style:justify-single-word="false"/>
      <style:text-properties fo:language="en" fo:country="US" officeooo:rsid="01be1531" officeooo:paragraph-rsid="01be1531"/>
    </style:style>
    <style:style style:name="P165" style:family="paragraph" style:parent-style-name="Text_20_body">
      <style:paragraph-properties fo:text-align="justify" style:justify-single-word="false"/>
      <style:text-properties fo:language="ru" fo:country="RU" officeooo:rsid="01be1531" officeooo:paragraph-rsid="01be1531"/>
    </style:style>
    <style:style style:name="P166" style:family="paragraph" style:parent-style-name="Text_20_body">
      <style:paragraph-properties fo:text-align="justify" style:justify-single-word="false"/>
      <style:text-properties fo:language="ru" fo:country="RU" officeooo:rsid="01c35d61" officeooo:paragraph-rsid="01c35d61"/>
    </style:style>
    <style:style style:name="P167" style:family="paragraph" style:parent-style-name="Text_20_body">
      <style:paragraph-properties fo:text-align="justify" style:justify-single-word="false"/>
      <style:text-properties fo:language="ru" fo:country="RU" officeooo:rsid="01c52210" officeooo:paragraph-rsid="01c52210"/>
    </style:style>
    <style:style style:name="P168" style:family="paragraph" style:parent-style-name="Text_20_body">
      <style:paragraph-properties fo:text-align="justify" style:justify-single-word="false"/>
      <style:text-properties fo:language="ru" fo:country="RU" officeooo:rsid="01c86c81" officeooo:paragraph-rsid="01c86c81"/>
    </style:style>
    <style:style style:name="P169" style:family="paragraph" style:parent-style-name="Text_20_body">
      <style:paragraph-properties fo:text-align="justify" style:justify-single-word="false"/>
      <style:text-properties fo:language="ru" fo:country="RU" officeooo:rsid="01c86c81" officeooo:paragraph-rsid="01cf850b"/>
    </style:style>
    <style:style style:name="P170" style:family="paragraph" style:parent-style-name="Text_20_body">
      <style:paragraph-properties fo:text-align="justify" style:justify-single-word="false"/>
      <style:text-properties fo:language="ru" fo:country="RU" officeooo:rsid="01fcd6e1" officeooo:paragraph-rsid="01caf558"/>
    </style:style>
    <style:style style:name="P171" style:family="paragraph" style:parent-style-name="Text_20_body">
      <style:paragraph-properties fo:text-align="justify" style:justify-single-word="false"/>
      <style:text-properties fo:language="ru" fo:country="RU" officeooo:rsid="01caf558" officeooo:paragraph-rsid="01caf558"/>
    </style:style>
    <style:style style:name="P172" style:family="paragraph" style:parent-style-name="Text_20_body">
      <style:paragraph-properties fo:text-align="justify" style:justify-single-word="false"/>
      <style:text-properties fo:language="ru" fo:country="RU" officeooo:paragraph-rsid="020705e3"/>
    </style:style>
    <style:style style:name="P173" style:family="paragraph" style:parent-style-name="Text_20_body">
      <style:paragraph-properties fo:text-align="justify" style:justify-single-word="false"/>
      <style:text-properties fo:language="ru" fo:country="RU" officeooo:paragraph-rsid="021b8f2b"/>
    </style:style>
    <style:style style:name="P174" style:family="paragraph" style:parent-style-name="Text_20_body">
      <style:paragraph-properties fo:text-align="justify" style:justify-single-word="false"/>
      <style:text-properties fo:language="ru" fo:country="RU" officeooo:rsid="01d00caf" officeooo:paragraph-rsid="01d00caf"/>
    </style:style>
    <style:style style:name="P175" style:family="paragraph" style:parent-style-name="Text_20_body">
      <style:paragraph-properties fo:text-align="justify" style:justify-single-word="false"/>
      <style:text-properties fo:language="ru" fo:country="RU" officeooo:rsid="01d13f5b" officeooo:paragraph-rsid="01d13f5b"/>
    </style:style>
    <style:style style:name="P176" style:family="paragraph" style:parent-style-name="Text_20_body">
      <style:paragraph-properties fo:text-align="justify" style:justify-single-word="false"/>
      <style:text-properties fo:language="ru" fo:country="RU" officeooo:rsid="01d345d9" officeooo:paragraph-rsid="01ec4ae5"/>
    </style:style>
    <style:style style:name="P177" style:family="paragraph" style:parent-style-name="Text_20_body">
      <style:paragraph-properties fo:text-align="justify" style:justify-single-word="false"/>
      <style:text-properties fo:language="ru" fo:country="RU" officeooo:rsid="01d345d9" officeooo:paragraph-rsid="01d345d9"/>
    </style:style>
    <style:style style:name="P178" style:family="paragraph" style:parent-style-name="Text_20_body">
      <style:paragraph-properties fo:text-align="justify" style:justify-single-word="false"/>
      <style:text-properties fo:language="ru" fo:country="RU" officeooo:paragraph-rsid="02bc52bd" fo:background-color="transparent"/>
    </style:style>
    <style:style style:name="P179"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0" style:family="paragraph" style:parent-style-name="Text_20_body">
      <style:paragraph-properties fo:text-align="justify" style:justify-single-word="false"/>
      <style:text-properties fo:language="ru" fo:country="RU" officeooo:paragraph-rsid="02b5eea8" fo:background-color="#ffff00"/>
    </style:style>
    <style:style style:name="P181"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2" style:family="paragraph" style:parent-style-name="Text_20_body">
      <style:paragraph-properties fo:text-align="justify" style:justify-single-word="false"/>
      <style:text-properties fo:language="ru" fo:country="RU" officeooo:rsid="01e42ae7" officeooo:paragraph-rsid="01e42ae7"/>
    </style:style>
    <style:style style:name="P183" style:family="paragraph" style:parent-style-name="Text_20_body">
      <style:paragraph-properties fo:text-align="justify" style:justify-single-word="false"/>
      <style:text-properties fo:language="ru" fo:country="RU" officeooo:rsid="01e5523f" officeooo:paragraph-rsid="01e5523f"/>
    </style:style>
    <style:style style:name="P184" style:family="paragraph" style:parent-style-name="Text_20_body">
      <style:paragraph-properties fo:text-align="justify" style:justify-single-word="false"/>
      <style:text-properties fo:language="ru" fo:country="RU" officeooo:paragraph-rsid="01d97945"/>
    </style:style>
    <style:style style:name="P185" style:family="paragraph" style:parent-style-name="Text_20_body">
      <style:paragraph-properties fo:text-align="justify" style:justify-single-word="false"/>
      <style:text-properties officeooo:paragraph-rsid="01eaae1c"/>
    </style:style>
    <style:style style:name="P186" style:family="paragraph" style:parent-style-name="Text_20_body">
      <style:paragraph-properties fo:text-align="justify" style:justify-single-word="false"/>
      <style:text-properties officeooo:rsid="01ef50cc" officeooo:paragraph-rsid="01ef50cc"/>
    </style:style>
    <style:style style:name="P187" style:family="paragraph" style:parent-style-name="Text_20_body">
      <style:paragraph-properties fo:text-align="justify" style:justify-single-word="false"/>
      <style:text-properties officeooo:rsid="01f02364" officeooo:paragraph-rsid="01f02364"/>
    </style:style>
    <style:style style:name="P188" style:family="paragraph" style:parent-style-name="Text_20_body">
      <style:paragraph-properties fo:text-align="justify" style:justify-single-word="false"/>
      <style:text-properties officeooo:rsid="01f20548" officeooo:paragraph-rsid="02d051a2"/>
    </style:style>
    <style:style style:name="P189" style:family="paragraph" style:parent-style-name="Text_20_body">
      <style:paragraph-properties fo:text-align="justify" style:justify-single-word="false"/>
      <style:text-properties fo:language="ru" fo:country="RU" officeooo:rsid="02d051a2" officeooo:paragraph-rsid="02d051a2"/>
    </style:style>
    <style:style style:name="P190" style:family="paragraph" style:parent-style-name="Text_20_body">
      <style:paragraph-properties fo:text-align="justify" style:justify-single-word="false"/>
      <style:text-properties officeooo:rsid="01f20548" officeooo:paragraph-rsid="01f20548"/>
    </style:style>
    <style:style style:name="P191" style:family="paragraph" style:parent-style-name="Text_20_body">
      <style:paragraph-properties fo:text-align="justify" style:justify-single-word="false"/>
      <style:text-properties officeooo:rsid="01f4790e" officeooo:paragraph-rsid="01fe4e34"/>
    </style:style>
    <style:style style:name="P192" style:family="paragraph" style:parent-style-name="Text_20_body">
      <style:paragraph-properties fo:text-align="justify" style:justify-single-word="false"/>
      <style:text-properties officeooo:rsid="0201bde9" officeooo:paragraph-rsid="02a7c2b4"/>
    </style:style>
    <style:style style:name="P193" style:family="paragraph" style:parent-style-name="Text_20_body">
      <style:paragraph-properties fo:text-align="justify" style:justify-single-word="false"/>
      <style:text-properties officeooo:rsid="020e61d0" officeooo:paragraph-rsid="020e61d0"/>
    </style:style>
    <style:style style:name="P194" style:family="paragraph" style:parent-style-name="Text_20_body">
      <style:paragraph-properties fo:text-align="justify" style:justify-single-word="false"/>
      <style:text-properties fo:language="ru" fo:country="RU" officeooo:rsid="021bf5db" officeooo:paragraph-rsid="021bf5db"/>
    </style:style>
    <style:style style:name="P195" style:family="paragraph" style:parent-style-name="Text_20_body">
      <style:paragraph-properties fo:text-align="justify" style:justify-single-word="false"/>
      <style:text-properties officeooo:rsid="020e61d0" officeooo:paragraph-rsid="0211ec1f"/>
    </style:style>
    <style:style style:name="P196" style:family="paragraph" style:parent-style-name="Text_20_body">
      <style:paragraph-properties fo:text-align="justify" style:justify-single-word="false"/>
      <style:text-properties fo:language="ru" fo:country="RU" officeooo:rsid="020e61d0" officeooo:paragraph-rsid="020e61d0"/>
    </style:style>
    <style:style style:name="P197" style:family="paragraph" style:parent-style-name="Text_20_body">
      <style:paragraph-properties fo:text-align="justify" style:justify-single-word="false"/>
      <style:text-properties officeooo:rsid="020e61d0" officeooo:paragraph-rsid="020ff2e5"/>
    </style:style>
    <style:style style:name="P198" style:family="paragraph" style:parent-style-name="Text_20_body">
      <style:paragraph-properties fo:text-align="justify" style:justify-single-word="false"/>
      <style:text-properties officeooo:paragraph-rsid="020ff2e5"/>
    </style:style>
    <style:style style:name="P199" style:family="paragraph" style:parent-style-name="Text_20_body">
      <style:paragraph-properties fo:text-align="justify" style:justify-single-word="false"/>
      <style:text-properties officeooo:rsid="0215b99a" officeooo:paragraph-rsid="0215b99a"/>
    </style:style>
    <style:style style:name="P200" style:family="paragraph" style:parent-style-name="Text_20_body">
      <style:paragraph-properties fo:text-align="justify" style:justify-single-word="false"/>
      <style:text-properties officeooo:rsid="0215b99a" officeooo:paragraph-rsid="021e9d8a"/>
    </style:style>
    <style:style style:name="P201" style:family="paragraph" style:parent-style-name="Text_20_body">
      <style:paragraph-properties fo:text-align="justify" style:justify-single-word="false"/>
      <style:text-properties fo:language="ru" fo:country="RU" officeooo:rsid="0215b99a" officeooo:paragraph-rsid="0215b99a"/>
    </style:style>
    <style:style style:name="P202" style:family="paragraph" style:parent-style-name="Text_20_body">
      <style:paragraph-properties fo:text-align="justify" style:justify-single-word="false"/>
      <style:text-properties officeooo:rsid="020e61d0" officeooo:paragraph-rsid="021bf5db"/>
    </style:style>
    <style:style style:name="P203" style:family="paragraph" style:parent-style-name="Text_20_body">
      <style:paragraph-properties fo:text-align="justify" style:justify-single-word="false"/>
      <style:text-properties officeooo:rsid="021e9d8a" officeooo:paragraph-rsid="0221356c"/>
    </style:style>
    <style:style style:name="P204" style:family="paragraph" style:parent-style-name="Text_20_body">
      <style:paragraph-properties fo:text-align="justify" style:justify-single-word="false"/>
      <style:text-properties officeooo:rsid="021e9d8a" officeooo:paragraph-rsid="021e9d8a"/>
    </style:style>
    <style:style style:name="P205" style:family="paragraph" style:parent-style-name="Text_20_body">
      <style:paragraph-properties fo:text-align="justify" style:justify-single-word="false"/>
      <style:text-properties officeooo:rsid="021e9d8a" officeooo:paragraph-rsid="021f11d2"/>
    </style:style>
    <style:style style:name="P206" style:family="paragraph" style:parent-style-name="Text_20_body">
      <style:paragraph-properties fo:text-align="justify" style:justify-single-word="false"/>
      <style:text-properties officeooo:rsid="0259d7a1" officeooo:paragraph-rsid="021e9d8a"/>
    </style:style>
    <style:style style:name="P207" style:family="paragraph" style:parent-style-name="Text_20_body">
      <style:paragraph-properties fo:text-align="justify" style:justify-single-word="false"/>
      <style:text-properties officeooo:rsid="0259d7a1" officeooo:paragraph-rsid="0259d7a1"/>
    </style:style>
    <style:style style:name="P208" style:family="paragraph" style:parent-style-name="Text_20_body">
      <style:paragraph-properties fo:text-align="justify" style:justify-single-word="false"/>
      <style:text-properties officeooo:rsid="0222e4aa" officeooo:paragraph-rsid="0222e4aa"/>
    </style:style>
    <style:style style:name="P209" style:family="paragraph" style:parent-style-name="Text_20_body">
      <style:paragraph-properties fo:text-align="justify" style:justify-single-word="false"/>
      <style:text-properties officeooo:rsid="0273dd5d" officeooo:paragraph-rsid="0273dd5d"/>
    </style:style>
    <style:style style:name="P210" style:family="paragraph" style:parent-style-name="Text_20_body">
      <style:paragraph-properties fo:text-align="justify" style:justify-single-word="false"/>
      <style:text-properties fo:language="ru" fo:country="RU" officeooo:rsid="0273dd5d" officeooo:paragraph-rsid="0273dd5d"/>
    </style:style>
    <style:style style:name="P211" style:family="paragraph" style:parent-style-name="Text_20_body">
      <style:paragraph-properties fo:text-align="justify" style:justify-single-word="false"/>
      <style:text-properties officeooo:rsid="0225e5a3" officeooo:paragraph-rsid="0225e5a3"/>
    </style:style>
    <style:style style:name="P212" style:family="paragraph" style:parent-style-name="Text_20_body">
      <style:paragraph-properties fo:text-align="justify" style:justify-single-word="false"/>
      <style:text-properties fo:language="ru" fo:country="RU" officeooo:rsid="022a6431" officeooo:paragraph-rsid="022a6431"/>
    </style:style>
    <style:style style:name="P213" style:family="paragraph" style:parent-style-name="Text_20_body">
      <style:paragraph-properties fo:text-align="justify" style:justify-single-word="false"/>
      <style:text-properties fo:language="ru" fo:country="RU" officeooo:rsid="022c5621" officeooo:paragraph-rsid="022c5621"/>
    </style:style>
    <style:style style:name="P214" style:family="paragraph" style:parent-style-name="Text_20_body">
      <style:paragraph-properties fo:text-align="justify" style:justify-single-word="false"/>
      <style:text-properties fo:language="ru" fo:country="RU" officeooo:rsid="022de5ad" officeooo:paragraph-rsid="022de5ad"/>
    </style:style>
    <style:style style:name="P215" style:family="paragraph" style:parent-style-name="Text_20_body">
      <style:paragraph-properties fo:text-align="justify" style:justify-single-word="false"/>
      <style:text-properties fo:language="ru" fo:country="RU" officeooo:rsid="022c5621" officeooo:paragraph-rsid="0280ef7a"/>
    </style:style>
    <style:style style:name="P216" style:family="paragraph" style:parent-style-name="Text_20_body">
      <style:paragraph-properties fo:text-align="justify" style:justify-single-word="false"/>
      <style:text-properties officeooo:rsid="022f687f" officeooo:paragraph-rsid="022f687f"/>
    </style:style>
    <style:style style:name="P217" style:family="paragraph" style:parent-style-name="Text_20_body">
      <style:paragraph-properties fo:text-align="justify" style:justify-single-word="false"/>
      <style:text-properties officeooo:rsid="02332fb1" officeooo:paragraph-rsid="02332fb1"/>
    </style:style>
    <style:style style:name="P218" style:family="paragraph" style:parent-style-name="Text_20_body">
      <style:paragraph-properties fo:text-align="justify" style:justify-single-word="false"/>
      <style:text-properties fo:language="ru" fo:country="RU" officeooo:rsid="0238b98b" officeooo:paragraph-rsid="0238b98b"/>
    </style:style>
    <style:style style:name="P219" style:family="paragraph" style:parent-style-name="Text_20_body">
      <style:paragraph-properties fo:text-align="justify" style:justify-single-word="false"/>
      <style:text-properties fo:language="ru" fo:country="RU" officeooo:rsid="0238b98b" officeooo:paragraph-rsid="023e167f"/>
    </style:style>
    <style:style style:name="P220" style:family="paragraph" style:parent-style-name="Text_20_body">
      <style:paragraph-properties fo:text-align="justify" style:justify-single-word="false"/>
      <style:text-properties fo:language="ru" fo:country="RU" officeooo:rsid="023c9b65" officeooo:paragraph-rsid="023c9b65"/>
    </style:style>
    <style:style style:name="P221" style:family="paragraph" style:parent-style-name="Text_20_body">
      <style:paragraph-properties fo:text-align="justify" style:justify-single-word="false"/>
      <style:text-properties fo:language="ru" fo:country="RU" officeooo:rsid="0241ad41" officeooo:paragraph-rsid="0241ad41"/>
    </style:style>
    <style:style style:name="P222" style:family="paragraph" style:parent-style-name="Text_20_body">
      <style:paragraph-properties fo:text-align="justify" style:justify-single-word="false"/>
      <style:text-properties officeooo:rsid="0241ad41" officeooo:paragraph-rsid="0241ad41"/>
    </style:style>
    <style:style style:name="P223" style:family="paragraph" style:parent-style-name="Text_20_body">
      <style:paragraph-properties fo:text-align="justify" style:justify-single-word="false"/>
      <style:text-properties fo:language="ru" fo:country="RU" officeooo:rsid="02349b46" officeooo:paragraph-rsid="02332fb1"/>
    </style:style>
    <style:style style:name="P224" style:family="paragraph" style:parent-style-name="Text_20_body">
      <style:paragraph-properties fo:text-align="justify" style:justify-single-word="false"/>
      <style:text-properties fo:language="ru" fo:country="RU" officeooo:rsid="02349b46" officeooo:paragraph-rsid="02349b46"/>
    </style:style>
    <style:style style:name="P225" style:family="paragraph" style:parent-style-name="Text_20_body">
      <style:paragraph-properties fo:text-align="justify" style:justify-single-word="false"/>
      <style:text-properties officeooo:rsid="02349b46" officeooo:paragraph-rsid="02349b46"/>
    </style:style>
    <style:style style:name="P226" style:family="paragraph" style:parent-style-name="Text_20_body">
      <style:paragraph-properties fo:text-align="justify" style:justify-single-word="false"/>
      <style:text-properties officeooo:rsid="024334d7" officeooo:paragraph-rsid="0243b4c5"/>
    </style:style>
    <style:style style:name="P227" style:family="paragraph" style:parent-style-name="Text_20_body">
      <style:paragraph-properties fo:text-align="justify" style:justify-single-word="false"/>
      <style:text-properties fo:language="ru" fo:country="RU" officeooo:rsid="024334d7" officeooo:paragraph-rsid="024334d7"/>
    </style:style>
    <style:style style:name="P228" style:family="paragraph" style:parent-style-name="Text_20_body">
      <style:paragraph-properties fo:text-align="justify" style:justify-single-word="false"/>
      <style:text-properties officeooo:rsid="024334d7" officeooo:paragraph-rsid="024334d7"/>
    </style:style>
    <style:style style:name="P229" style:family="paragraph" style:parent-style-name="Text_20_body">
      <style:paragraph-properties fo:text-align="justify" style:justify-single-word="false"/>
      <style:text-properties officeooo:rsid="0243b4c5" officeooo:paragraph-rsid="0243b4c5"/>
    </style:style>
    <style:style style:name="P230" style:family="paragraph" style:parent-style-name="Text_20_body">
      <style:paragraph-properties fo:text-align="justify" style:justify-single-word="false"/>
      <style:text-properties fo:language="ru" fo:country="RU" officeooo:rsid="02d051a2" officeooo:paragraph-rsid="0243b4c5"/>
    </style:style>
    <style:style style:name="P231" style:family="paragraph" style:parent-style-name="Text_20_body">
      <style:paragraph-properties fo:text-align="justify" style:justify-single-word="false"/>
      <style:text-properties officeooo:rsid="0245464d" officeooo:paragraph-rsid="0243b4c5"/>
    </style:style>
    <style:style style:name="P232" style:family="paragraph" style:parent-style-name="Text_20_body">
      <style:paragraph-properties fo:text-align="justify" style:justify-single-word="false"/>
      <style:text-properties fo:language="ru" fo:country="RU" officeooo:rsid="0245464d" officeooo:paragraph-rsid="0245464d"/>
    </style:style>
    <style:style style:name="P233" style:family="paragraph" style:parent-style-name="Text_20_body">
      <style:paragraph-properties fo:text-align="justify" style:justify-single-word="false"/>
      <style:text-properties officeooo:rsid="0245464d" officeooo:paragraph-rsid="0245464d"/>
    </style:style>
    <style:style style:name="P234" style:family="paragraph" style:parent-style-name="Text_20_body">
      <style:paragraph-properties fo:text-align="justify" style:justify-single-word="false"/>
      <style:text-properties fo:language="ru" fo:country="RU"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927e1"/>
    </style:style>
    <style:style style:name="P236" style:family="paragraph" style:parent-style-name="Text_20_body">
      <style:paragraph-properties fo:text-align="justify" style:justify-single-word="false"/>
      <style:text-properties officeooo:rsid="024927e1" officeooo:paragraph-rsid="024f45c1"/>
    </style:style>
    <style:style style:name="P237" style:family="paragraph" style:parent-style-name="Text_20_body">
      <style:paragraph-properties fo:text-align="justify" style:justify-single-word="false"/>
      <style:text-properties officeooo:rsid="024927e1" officeooo:paragraph-rsid="024baded"/>
    </style:style>
    <style:style style:name="P238" style:family="paragraph" style:parent-style-name="Text_20_body">
      <style:paragraph-properties fo:text-align="justify" style:justify-single-word="false"/>
      <style:text-properties fo:language="ru" fo:country="RU" officeooo:rsid="020ff2e5" officeooo:paragraph-rsid="022f687f"/>
    </style:style>
    <style:style style:name="P239" style:family="paragraph" style:parent-style-name="Text_20_body">
      <style:paragraph-properties fo:text-align="justify" style:justify-single-word="false"/>
      <style:text-properties officeooo:rsid="024baded" officeooo:paragraph-rsid="024baded"/>
    </style:style>
    <style:style style:name="P240" style:family="paragraph" style:parent-style-name="Text_20_body">
      <style:paragraph-properties fo:text-align="justify" style:justify-single-word="false"/>
      <style:text-properties fo:language="ru" fo:country="RU" officeooo:rsid="024baded" officeooo:paragraph-rsid="022f687f"/>
    </style:style>
    <style:style style:name="P241" style:family="paragraph" style:parent-style-name="Text_20_body">
      <style:paragraph-properties fo:text-align="justify" style:justify-single-word="false"/>
      <style:text-properties officeooo:rsid="024e7715"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55d4b3"/>
    </style:style>
    <style:style style:name="P243" style:family="paragraph" style:parent-style-name="Text_20_body">
      <style:paragraph-properties fo:text-align="justify" style:justify-single-word="false"/>
      <style:text-properties fo:language="ru" fo:country="RU" officeooo:rsid="0255d4b3" officeooo:paragraph-rsid="0266b727"/>
    </style:style>
    <style:style style:name="P244" style:family="paragraph" style:parent-style-name="Text_20_body">
      <style:paragraph-properties fo:text-align="justify" style:justify-single-word="false"/>
      <style:text-properties officeooo:rsid="024e7715" officeooo:paragraph-rsid="024f45c1"/>
    </style:style>
    <style:style style:name="P245" style:family="paragraph" style:parent-style-name="Text_20_body">
      <style:paragraph-properties fo:text-align="justify" style:justify-single-word="false"/>
      <style:text-properties fo:language="ru" fo:country="RU" officeooo:rsid="027b79d2" officeooo:paragraph-rsid="024f45c1"/>
    </style:style>
    <style:style style:name="P246" style:family="paragraph" style:parent-style-name="Text_20_body">
      <style:paragraph-properties fo:text-align="justify" style:justify-single-word="false"/>
      <style:text-properties officeooo:rsid="022f687f" officeooo:paragraph-rsid="027b79d2"/>
    </style:style>
    <style:style style:name="P247" style:family="paragraph" style:parent-style-name="Text_20_body">
      <style:paragraph-properties fo:text-align="justify" style:justify-single-word="false"/>
      <style:text-properties officeooo:rsid="02512d1e" officeooo:paragraph-rsid="02512d1e"/>
    </style:style>
    <style:style style:name="P248" style:family="paragraph" style:parent-style-name="Text_20_body">
      <style:paragraph-properties fo:text-align="justify" style:justify-single-word="false"/>
      <style:text-properties officeooo:rsid="022f687f" officeooo:paragraph-rsid="0254f11a"/>
    </style:style>
    <style:style style:name="P249" style:family="paragraph" style:parent-style-name="Text_20_body">
      <style:paragraph-properties fo:text-align="justify" style:justify-single-word="false"/>
      <style:text-properties officeooo:rsid="022f687f" officeooo:paragraph-rsid="0259d7a1"/>
    </style:style>
    <style:style style:name="P250" style:family="paragraph" style:parent-style-name="Text_20_body">
      <style:paragraph-properties fo:text-align="justify" style:justify-single-word="false"/>
      <style:text-properties officeooo:rsid="022f687f" officeooo:paragraph-rsid="0255d4b3"/>
    </style:style>
    <style:style style:name="P251" style:family="paragraph" style:parent-style-name="Text_20_body">
      <style:paragraph-properties fo:text-align="justify" style:justify-single-word="false"/>
      <style:text-properties fo:language="ru" fo:country="RU" officeooo:rsid="025335e4" officeooo:paragraph-rsid="022f687f"/>
    </style:style>
    <style:style style:name="P252" style:family="paragraph" style:parent-style-name="Text_20_body">
      <style:paragraph-properties fo:text-align="justify" style:justify-single-word="false"/>
      <style:text-properties officeooo:rsid="025ffc1f" officeooo:paragraph-rsid="025ffc1f"/>
    </style:style>
    <style:style style:name="P253" style:family="paragraph" style:parent-style-name="Text_20_body">
      <style:paragraph-properties fo:text-align="justify" style:justify-single-word="false"/>
      <style:text-properties fo:language="ru" fo:country="RU" officeooo:rsid="00802041" officeooo:paragraph-rsid="025ffc1f"/>
    </style:style>
    <style:style style:name="P254" style:family="paragraph" style:parent-style-name="Text_20_body">
      <style:paragraph-properties fo:text-align="justify" style:justify-single-word="false"/>
      <style:text-properties fo:language="ru" fo:country="RU" officeooo:paragraph-rsid="025ffc1f"/>
    </style:style>
    <style:style style:name="P255" style:family="paragraph" style:parent-style-name="Text_20_body">
      <style:paragraph-properties fo:text-align="justify" style:justify-single-word="false"/>
      <style:text-properties fo:language="ru" fo:country="RU"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6f3e58"/>
    </style:style>
    <style:style style:name="P257" style:family="paragraph" style:parent-style-name="Text_20_body">
      <style:paragraph-properties fo:text-align="justify" style:justify-single-word="false"/>
      <style:text-properties fo:language="ru" fo:country="RU" officeooo:rsid="026f3e58" officeooo:paragraph-rsid="02881ef3"/>
    </style:style>
    <style:style style:name="P258" style:family="paragraph" style:parent-style-name="Text_20_body">
      <style:paragraph-properties fo:text-align="justify" style:justify-single-word="false"/>
      <style:text-properties fo:language="ru" fo:country="RU" officeooo:rsid="026f3e58" officeooo:paragraph-rsid="02713c70"/>
    </style:style>
    <style:style style:name="P259" style:family="paragraph" style:parent-style-name="Text_20_body">
      <style:paragraph-properties fo:text-align="justify" style:justify-single-word="false"/>
      <style:text-properties fo:language="ru" fo:country="RU" officeooo:rsid="02713c70" officeooo:paragraph-rsid="02713c70"/>
    </style:style>
    <style:style style:name="P260" style:family="paragraph" style:parent-style-name="Text_20_body">
      <style:paragraph-properties fo:text-align="justify" style:justify-single-word="false"/>
      <style:text-properties fo:language="ru" fo:country="RU" officeooo:rsid="026be3b6" officeooo:paragraph-rsid="026be3b6"/>
    </style:style>
    <style:style style:name="P261" style:family="paragraph" style:parent-style-name="Text_20_body">
      <style:paragraph-properties fo:text-align="justify" style:justify-single-word="false"/>
      <style:text-properties fo:language="ru" fo:country="RU" officeooo:paragraph-rsid="02713c70"/>
    </style:style>
    <style:style style:name="P262" style:family="paragraph" style:parent-style-name="Text_20_body">
      <style:paragraph-properties fo:text-align="justify" style:justify-single-word="false"/>
      <style:text-properties fo:language="ru" fo:country="RU" officeooo:paragraph-rsid="026b0601"/>
    </style:style>
    <style:style style:name="P263" style:family="paragraph" style:parent-style-name="Text_20_body">
      <style:paragraph-properties fo:text-align="justify" style:justify-single-word="false"/>
      <style:text-properties fo:language="ru" fo:country="RU" officeooo:rsid="026b0601" officeooo:paragraph-rsid="026b0601"/>
    </style:style>
    <style:style style:name="P264" style:family="paragraph" style:parent-style-name="Text_20_body">
      <style:paragraph-properties fo:text-align="justify" style:justify-single-word="false"/>
      <style:text-properties fo:language="ru" fo:country="RU" officeooo:paragraph-rsid="0268a832"/>
    </style:style>
    <style:style style:name="P265" style:family="paragraph" style:parent-style-name="Text_20_body">
      <style:paragraph-properties fo:text-align="justify" style:justify-single-word="false"/>
      <style:text-properties fo:language="ru" fo:country="RU" officeooo:paragraph-rsid="026be3b6"/>
    </style:style>
    <style:style style:name="P26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8" style:family="paragraph" style:parent-style-name="Text_20_body">
      <style:paragraph-properties fo:text-align="justify" style:justify-single-word="false"/>
      <style:text-properties fo:language="ru" fo:country="RU" officeooo:paragraph-rsid="028318e7"/>
    </style:style>
    <style:style style:name="P279" style:family="paragraph" style:parent-style-name="Text_20_body">
      <style:text-properties fo:language="ru" fo:country="RU" officeooo:paragraph-rsid="028318e7"/>
    </style:style>
    <style:style style:name="P280" style:family="paragraph" style:parent-style-name="Text_20_body">
      <style:paragraph-properties fo:text-align="justify" style:justify-single-word="false"/>
      <style:text-properties fo:language="ru" fo:country="RU" officeooo:paragraph-rsid="029c35f6"/>
    </style:style>
    <style:style style:name="P281" style:family="paragraph" style:parent-style-name="Text_20_body">
      <style:paragraph-properties fo:text-align="justify" style:justify-single-word="false"/>
      <style:text-properties fo:language="ru" fo:country="RU" officeooo:rsid="008f19e1" officeooo:paragraph-rsid="02881ef3"/>
    </style:style>
    <style:style style:name="P282" style:family="paragraph" style:parent-style-name="Text_20_body">
      <style:paragraph-properties fo:text-align="justify" style:justify-single-word="false"/>
      <style:text-properties fo:language="ru" fo:country="RU" officeooo:rsid="0287fdbe" officeooo:paragraph-rsid="02881ef3"/>
    </style:style>
    <style:style style:name="P283" style:family="paragraph" style:parent-style-name="Text_20_body">
      <style:text-properties fo:language="ru" fo:country="RU" officeooo:rsid="0287fdbe" officeooo:paragraph-rsid="0287fdbe"/>
    </style:style>
    <style:style style:name="P284" style:family="paragraph" style:parent-style-name="Text_20_body">
      <style:paragraph-properties fo:text-align="justify" style:justify-single-word="false"/>
      <style:text-properties fo:language="ru" fo:country="RU" officeooo:rsid="028b072b" officeooo:paragraph-rsid="028d41fa"/>
    </style:style>
    <style:style style:name="P285" style:family="paragraph" style:parent-style-name="Text_20_body">
      <style:paragraph-properties fo:text-align="justify" style:justify-single-word="false"/>
      <style:text-properties fo:language="ru" fo:country="RU" officeooo:rsid="0291444e" officeooo:paragraph-rsid="0291444e"/>
    </style:style>
    <style:style style:name="P286" style:family="paragraph" style:parent-style-name="Text_20_body">
      <style:paragraph-properties fo:text-align="justify" style:justify-single-word="false"/>
      <style:text-properties fo:language="ru" fo:country="RU" officeooo:rsid="0292daf4" officeooo:paragraph-rsid="02948144"/>
    </style:style>
    <style:style style:name="P287" style:family="paragraph" style:parent-style-name="Text_20_body">
      <style:paragraph-properties fo:text-align="justify" style:justify-single-word="false"/>
      <style:text-properties fo:language="ru" fo:country="RU" officeooo:rsid="0292daf4" officeooo:paragraph-rsid="02a1efa2"/>
    </style:style>
    <style:style style:name="P288" style:family="paragraph" style:parent-style-name="Text_20_body">
      <style:paragraph-properties fo:text-align="justify" style:justify-single-word="false"/>
      <style:text-properties fo:language="ru" fo:country="RU" officeooo:rsid="029e710f" officeooo:paragraph-rsid="02a1efa2"/>
    </style:style>
    <style:style style:name="P289" style:family="paragraph" style:parent-style-name="Text_20_body">
      <style:paragraph-properties fo:text-align="justify" style:justify-single-word="false"/>
      <style:text-properties fo:language="ru" fo:country="RU" officeooo:rsid="02a1efa2" officeooo:paragraph-rsid="02a1efa2"/>
    </style:style>
    <style:style style:name="P290" style:family="paragraph" style:parent-style-name="Text_20_body">
      <style:paragraph-properties fo:text-align="justify" style:justify-single-word="false"/>
      <style:text-properties fo:language="ru" fo:country="RU" officeooo:rsid="02a70aa3" officeooo:paragraph-rsid="02a94065"/>
    </style:style>
    <style:style style:name="P291" style:family="paragraph" style:parent-style-name="Text_20_body">
      <style:paragraph-properties fo:text-align="justify" style:justify-single-word="false"/>
      <style:text-properties fo:language="ru" fo:country="RU" officeooo:rsid="02a70aa3" officeooo:paragraph-rsid="02a70aa3"/>
    </style:style>
    <style:style style:name="P292" style:family="paragraph" style:parent-style-name="Text_20_body">
      <style:paragraph-properties fo:text-align="justify" style:justify-single-word="false"/>
      <style:text-properties fo:language="ru" fo:country="RU" officeooo:rsid="02a7c2b4" officeooo:paragraph-rsid="02a7c2b4"/>
    </style:style>
    <style:style style:name="P293" style:family="paragraph" style:parent-style-name="Text_20_body">
      <style:paragraph-properties fo:text-align="justify" style:justify-single-word="false"/>
      <style:text-properties fo:language="ru" fo:country="RU" officeooo:paragraph-rsid="02ab6d3c"/>
    </style:style>
    <style:style style:name="P294" style:family="paragraph" style:parent-style-name="Text_20_body">
      <style:paragraph-properties fo:text-align="justify" style:justify-single-word="false"/>
      <style:text-properties fo:language="ru" fo:country="RU" officeooo:rsid="02ab6d3c" officeooo:paragraph-rsid="02ae57dd"/>
    </style:style>
    <style:style style:name="P295" style:family="paragraph" style:parent-style-name="Text_20_body">
      <style:paragraph-properties fo:text-align="justify" style:justify-single-word="false"/>
      <style:text-properties fo:language="ru" fo:country="RU" officeooo:paragraph-rsid="02ae57dd"/>
    </style:style>
    <style:style style:name="P296" style:family="paragraph" style:parent-style-name="Text_20_body">
      <style:paragraph-properties fo:text-align="justify" style:justify-single-word="false"/>
      <style:text-properties fo:language="ru" fo:country="RU" officeooo:paragraph-rsid="02b00aac"/>
    </style:style>
    <style:style style:name="P297" style:family="paragraph" style:parent-style-name="Text_20_body">
      <style:text-properties fo:language="ru" fo:country="RU" officeooo:rsid="0287fdbe" officeooo:paragraph-rsid="02ab6d3c"/>
    </style:style>
    <style:style style:name="P298" style:family="paragraph" style:parent-style-name="Text_20_body">
      <style:text-properties fo:language="ru" fo:country="RU" officeooo:rsid="02b00aac" officeooo:paragraph-rsid="02b00aac"/>
    </style:style>
    <style:style style:name="P299" style:family="paragraph" style:parent-style-name="Text_20_body">
      <style:paragraph-properties fo:text-align="justify" style:justify-single-word="false"/>
      <style:text-properties fo:language="ru" fo:country="RU" officeooo:rsid="0096650a" officeooo:paragraph-rsid="02b00aac"/>
    </style:style>
    <style:style style:name="P300" style:family="paragraph" style:parent-style-name="Text_20_body">
      <style:paragraph-properties fo:text-align="justify" style:justify-single-word="false"/>
      <style:text-properties fo:language="ru" fo:country="RU" officeooo:rsid="02b00aac" officeooo:paragraph-rsid="02b00aac"/>
    </style:style>
    <style:style style:name="P301" style:family="paragraph" style:parent-style-name="Text_20_body">
      <style:paragraph-properties fo:text-align="center" style:justify-single-word="false"/>
      <style:text-properties fo:language="ru" fo:country="RU" officeooo:paragraph-rsid="02b00aac"/>
    </style:style>
    <style:style style:name="P302"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3" style:family="paragraph" style:parent-style-name="Text_20_body">
      <style:paragraph-properties fo:text-align="justify" style:justify-single-word="false"/>
      <style:text-properties officeooo:paragraph-rsid="02b00aac"/>
    </style:style>
    <style:style style:name="P304"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5" style:family="paragraph" style:parent-style-name="Text_20_body">
      <style:paragraph-properties fo:text-align="justify" style:justify-single-word="false"/>
      <style:text-properties fo:language="ru" fo:country="RU" officeooo:paragraph-rsid="02b02c21"/>
    </style:style>
    <style:style style:name="P306" style:family="paragraph" style:parent-style-name="Text_20_body">
      <style:paragraph-properties fo:text-align="justify" style:justify-single-word="false"/>
      <style:text-properties fo:language="ru" fo:country="RU" officeooo:paragraph-rsid="02b1cad3"/>
    </style:style>
    <style:style style:name="P307" style:family="paragraph" style:parent-style-name="Text_20_body">
      <style:paragraph-properties fo:text-align="justify" style:justify-single-word="false"/>
      <style:text-properties fo:language="ru" fo:country="RU" officeooo:paragraph-rsid="02b282a9"/>
    </style:style>
    <style:style style:name="P308"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9" style:family="paragraph" style:parent-style-name="Text_20_body">
      <style:paragraph-properties fo:text-align="justify" style:justify-single-word="false"/>
      <style:text-properties officeooo:paragraph-rsid="02d2bd55"/>
    </style:style>
    <style:style style:name="P310" style:family="paragraph" style:parent-style-name="Text_20_body">
      <style:paragraph-properties fo:text-align="justify" style:justify-single-word="false"/>
      <style:text-properties officeooo:paragraph-rsid="00a42499"/>
    </style:style>
    <style:style style:name="P311" style:family="paragraph" style:parent-style-name="Text_20_body">
      <style:paragraph-properties fo:text-align="justify" style:justify-single-word="false"/>
      <style:text-properties fo:language="ru" fo:country="RU" officeooo:paragraph-rsid="00ade673"/>
    </style:style>
    <style:style style:name="P312" style:family="paragraph" style:parent-style-name="Text_20_body">
      <style:paragraph-properties fo:text-align="justify" style:justify-single-word="false"/>
      <style:text-properties fo:language="ru" fo:country="RU" officeooo:paragraph-rsid="02d35170"/>
    </style:style>
    <style:style style:name="P313" style:family="paragraph" style:parent-style-name="Heading_20_2">
      <style:paragraph-properties fo:text-align="center" style:justify-single-word="false"/>
      <style:text-properties fo:language="ru" fo:country="RU" officeooo:paragraph-rsid="02d5aacc"/>
    </style:style>
    <style:style style:name="P314" style:family="paragraph" style:parent-style-name="Text_20_body">
      <style:paragraph-properties fo:text-align="center" style:justify-single-word="false"/>
      <style:text-properties fo:language="ru" fo:country="RU" officeooo:paragraph-rsid="02d5aacc"/>
    </style:style>
    <style:style style:name="P315"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8" style:family="paragraph" style:parent-style-name="Text_20_body">
      <style:paragraph-properties fo:text-align="justify" style:justify-single-word="false"/>
      <style:text-properties fo:language="ru" fo:country="RU" officeooo:paragraph-rsid="02d5aacc"/>
    </style:style>
    <style:style style:name="P319" style:family="paragraph" style:parent-style-name="Text_20_body">
      <style:paragraph-properties fo:text-align="justify" style:justify-single-word="false"/>
      <style:text-properties officeooo:paragraph-rsid="02d5aacc"/>
    </style:style>
    <style:style style:name="P32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2" style:family="paragraph" style:parent-style-name="Text_20_body">
      <style:paragraph-properties fo:text-align="justify" style:justify-single-word="false"/>
      <style:text-properties officeooo:paragraph-rsid="02d9a952"/>
    </style:style>
    <style:style style:name="P323" style:family="paragraph" style:parent-style-name="Text_20_body">
      <style:paragraph-properties fo:text-align="justify" style:justify-single-word="false"/>
      <style:text-properties officeooo:rsid="02d9a952" officeooo:paragraph-rsid="02d9a952"/>
    </style:style>
    <style:style style:name="P324"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6"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7" style:family="paragraph" style:parent-style-name="Text_20_body">
      <style:paragraph-properties fo:text-align="justify" style:justify-single-word="false"/>
      <style:text-properties fo:language="ru" fo:country="RU" officeooo:paragraph-rsid="008fd466"/>
    </style:style>
    <style:style style:name="P328" style:family="paragraph" style:parent-style-name="Text_20_body">
      <style:paragraph-properties fo:text-align="justify" style:justify-single-word="false"/>
      <style:text-properties fo:language="ru" fo:country="RU" officeooo:paragraph-rsid="02dfa2bc"/>
    </style:style>
    <style:style style:name="P329" style:family="paragraph" style:parent-style-name="Text_20_body">
      <style:paragraph-properties fo:text-align="justify" style:justify-single-word="false"/>
      <style:text-properties fo:language="ru" fo:country="RU" officeooo:rsid="02e1317e" officeooo:paragraph-rsid="02e27a9b"/>
    </style:style>
    <style:style style:name="P330" style:family="paragraph" style:parent-style-name="Text_20_body">
      <style:paragraph-properties fo:text-align="justify" style:justify-single-word="false"/>
      <style:text-properties fo:language="ru" fo:country="RU" officeooo:rsid="02e27a9b" officeooo:paragraph-rsid="02e27a9b"/>
    </style:style>
    <style:style style:name="P331" style:family="paragraph" style:parent-style-name="Text_20_body">
      <style:paragraph-properties fo:text-align="justify" style:justify-single-word="false"/>
      <style:text-properties fo:language="ru" fo:country="RU" officeooo:paragraph-rsid="02e27a9b"/>
    </style:style>
    <style:style style:name="P332" style:family="paragraph" style:parent-style-name="Text_20_body">
      <style:paragraph-properties fo:text-align="justify" style:justify-single-word="false"/>
      <style:text-properties officeooo:paragraph-rsid="02e27a9b"/>
    </style:style>
    <style:style style:name="P333" style:family="paragraph" style:parent-style-name="Text_20_body">
      <style:paragraph-properties fo:text-align="justify" style:justify-single-word="false"/>
      <style:text-properties officeooo:rsid="020e61d0" fo:background-color="#ffff00"/>
    </style:style>
    <style:style style:name="P334"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5" style:family="paragraph" style:parent-style-name="Text_20_body">
      <style:paragraph-properties fo:text-align="justify" style:justify-single-word="false" fo:text-indent="0.1965in" style:auto-text-indent="false"/>
      <style:text-properties fo:language="ru" fo:country="RU"/>
    </style:style>
    <style:style style:name="P33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7" style:family="paragraph" style:parent-style-name="Text_20_body">
      <style:paragraph-properties fo:text-align="justify" style:justify-single-word="false"/>
      <style:text-properties officeooo:paragraph-rsid="02e676ea"/>
    </style:style>
    <style:style style:name="P338" style:family="paragraph" style:parent-style-name="Standard">
      <style:paragraph-properties fo:text-align="justify" style:justify-single-word="false"/>
      <style:text-properties fo:language="ru" fo:country="RU" fo:font-style="italic" style:font-style-asian="italic" style:font-style-complex="italic"/>
    </style:style>
    <style:style style:name="P339" style:family="paragraph" style:parent-style-name="Standard">
      <style:paragraph-properties fo:text-align="justify" style:justify-single-word="false" fo:text-indent="0.1965in" style:auto-text-indent="false"/>
      <style:text-properties fo:language="ru" fo:country="RU"/>
    </style:style>
    <style:style style:name="P340" style:family="paragraph" style:parent-style-name="Text_20_body">
      <style:paragraph-properties fo:text-align="justify" style:justify-single-word="false"/>
      <style:text-properties fo:language="ru" fo:country="RU" officeooo:paragraph-rsid="00c42bee"/>
    </style:style>
    <style:style style:name="P341" style:family="paragraph" style:parent-style-name="Text_20_body">
      <style:paragraph-properties fo:text-align="justify" style:justify-single-word="false"/>
      <style:text-properties fo:language="ru" fo:country="RU" officeooo:rsid="02e6dc44" officeooo:paragraph-rsid="02e6dc44"/>
    </style:style>
    <style:style style:name="P342" style:family="paragraph" style:parent-style-name="Text_20_body">
      <style:paragraph-properties fo:text-align="justify" style:justify-single-word="false"/>
      <style:text-properties fo:language="ru" fo:country="RU" officeooo:paragraph-rsid="02e6dc44"/>
    </style:style>
    <style:style style:name="P343" style:family="paragraph" style:parent-style-name="Footnote">
      <style:text-properties fo:language="ru" fo:country="RU" officeooo:rsid="0125e8b5" officeooo:paragraph-rsid="0125e8b5"/>
    </style:style>
    <style:style style:name="P344" style:family="paragraph" style:parent-style-name="Text_20_body">
      <style:paragraph-properties fo:text-align="justify" style:justify-single-word="false"/>
      <style:text-properties fo:language="ru" fo:country="RU" officeooo:paragraph-rsid="00c55d43"/>
    </style:style>
    <style:style style:name="P345" style:family="paragraph" style:parent-style-name="Text_20_body">
      <style:paragraph-properties fo:text-align="justify" style:justify-single-word="false"/>
      <style:text-properties fo:language="ru" fo:country="RU" officeooo:paragraph-rsid="02ebeba3"/>
    </style:style>
    <style:style style:name="P346" style:family="paragraph" style:parent-style-name="Text_20_body">
      <style:paragraph-properties fo:text-align="justify" style:justify-single-word="false"/>
      <style:text-properties fo:language="ru" fo:country="RU" officeooo:rsid="02f20ba1" officeooo:paragraph-rsid="02f20ba1"/>
    </style:style>
    <style:style style:name="P347" style:family="paragraph" style:parent-style-name="Text_20_body">
      <style:paragraph-properties fo:text-align="justify" style:justify-single-word="false"/>
      <style:text-properties fo:language="ru" fo:country="RU" officeooo:paragraph-rsid="00c7853d"/>
    </style:style>
    <style:style style:name="P348" style:family="paragraph" style:parent-style-name="Text_20_body">
      <style:paragraph-properties fo:text-align="justify" style:justify-single-word="false"/>
      <style:text-properties fo:language="ru" fo:country="RU" officeooo:paragraph-rsid="00c9804a"/>
    </style:style>
    <style:style style:name="P349" style:family="paragraph" style:parent-style-name="Text_20_body">
      <style:paragraph-properties fo:text-align="justify" style:justify-single-word="false">
        <style:tab-stops/>
      </style:paragraph-properties>
      <style:text-properties fo:language="ru" fo:country="RU"/>
    </style:style>
    <style:style style:name="P350" style:family="paragraph" style:parent-style-name="Text_20_body">
      <style:paragraph-properties fo:text-align="justify" style:justify-single-word="false"/>
      <style:text-properties fo:language="ru" fo:country="RU" officeooo:paragraph-rsid="00c9df80"/>
    </style:style>
    <style:style style:name="P351" style:family="paragraph" style:parent-style-name="Text_20_body">
      <style:paragraph-properties fo:text-align="justify" style:justify-single-word="false"/>
      <style:text-properties fo:language="ru" fo:country="RU" officeooo:rsid="02fc01e8"/>
    </style:style>
    <style:style style:name="P352" style:family="paragraph" style:parent-style-name="Text_20_body">
      <style:paragraph-properties fo:text-align="justify" style:justify-single-word="false"/>
      <style:text-properties fo:language="ru" fo:country="RU" officeooo:rsid="02fc01e8" officeooo:paragraph-rsid="02fc01e8"/>
    </style:style>
    <style:style style:name="P353" style:family="paragraph" style:parent-style-name="Text_20_body">
      <style:paragraph-properties fo:text-align="justify" style:justify-single-word="false"/>
      <style:text-properties fo:language="ru" fo:country="RU" officeooo:rsid="02fe2371" officeooo:paragraph-rsid="03035b6f"/>
    </style:style>
    <style:style style:name="P354" style:family="paragraph" style:parent-style-name="Text_20_body">
      <style:paragraph-properties fo:text-align="justify" style:justify-single-word="false"/>
      <style:text-properties fo:language="ru" fo:country="RU" officeooo:paragraph-rsid="030289dc"/>
    </style:style>
    <style:style style:name="P355" style:family="paragraph" style:parent-style-name="Text_20_body">
      <style:paragraph-properties fo:text-align="justify" style:justify-single-word="false"/>
      <style:text-properties fo:language="ru" fo:country="RU" officeooo:paragraph-rsid="03080c9e"/>
    </style:style>
    <style:style style:name="P356" style:family="paragraph" style:parent-style-name="Text_20_body">
      <style:paragraph-properties fo:text-align="justify" style:justify-single-word="false"/>
      <style:text-properties fo:language="ru" fo:country="RU" officeooo:paragraph-rsid="00cf434c"/>
    </style:style>
    <style:style style:name="P357" style:family="paragraph" style:parent-style-name="Text_20_body">
      <style:paragraph-properties fo:text-align="justify" style:justify-single-word="false"/>
      <style:text-properties fo:language="ru" fo:country="RU" officeooo:rsid="00cf434c" officeooo:paragraph-rsid="00cf434c"/>
    </style:style>
    <style:style style:name="P358" style:family="paragraph" style:parent-style-name="Text_20_body">
      <style:paragraph-properties fo:text-align="justify" style:justify-single-word="false"/>
      <style:text-properties fo:language="ru" fo:country="RU" officeooo:paragraph-rsid="00d0e1ad"/>
    </style:style>
    <style:style style:name="P359" style:family="paragraph" style:parent-style-name="Text_20_body">
      <style:paragraph-properties fo:text-align="justify" style:justify-single-word="false"/>
      <style:text-properties fo:language="ru" fo:country="RU" officeooo:paragraph-rsid="00d2c268"/>
    </style:style>
    <style:style style:name="P360" style:family="paragraph" style:parent-style-name="Text_20_body">
      <style:paragraph-properties fo:text-align="justify" style:justify-single-word="false"/>
      <style:text-properties fo:language="ru" fo:country="RU" officeooo:paragraph-rsid="00d3f096"/>
    </style:style>
    <style:style style:name="P361" style:family="paragraph" style:parent-style-name="Text_20_body">
      <style:paragraph-properties fo:text-align="justify" style:justify-single-word="false"/>
      <style:text-properties fo:language="ru" fo:country="RU" officeooo:paragraph-rsid="00d3e2cb"/>
    </style:style>
    <style:style style:name="P362" style:family="paragraph" style:parent-style-name="Text_20_body">
      <style:paragraph-properties fo:text-align="justify" style:justify-single-word="false"/>
      <style:text-properties fo:language="ru" fo:country="RU" officeooo:paragraph-rsid="00d4e6e2"/>
    </style:style>
    <style:style style:name="P363" style:family="paragraph" style:parent-style-name="Text_20_body">
      <style:paragraph-properties fo:text-align="justify" style:justify-single-word="false"/>
      <style:text-properties fo:language="ru" fo:country="RU" officeooo:paragraph-rsid="00d5b7f7"/>
    </style:style>
    <style:style style:name="P364" style:family="paragraph" style:parent-style-name="Text_20_body">
      <style:paragraph-properties fo:text-align="justify" style:justify-single-word="false"/>
      <style:text-properties fo:language="ru" fo:country="RU" officeooo:paragraph-rsid="030ca716"/>
    </style:style>
    <style:style style:name="P365" style:family="paragraph" style:parent-style-name="Text_20_body">
      <style:paragraph-properties fo:text-align="justify" style:justify-single-word="false"/>
      <style:text-properties fo:language="ru" fo:country="RU" officeooo:paragraph-rsid="00d5de4b"/>
    </style:style>
    <style:style style:name="P366" style:family="paragraph" style:parent-style-name="Text_20_body">
      <style:paragraph-properties fo:text-align="justify" style:justify-single-word="false"/>
      <style:text-properties fo:language="ru" fo:country="RU" officeooo:paragraph-rsid="00d66c4c"/>
    </style:style>
    <style:style style:name="P367" style:family="paragraph" style:parent-style-name="Text_20_body">
      <style:paragraph-properties fo:text-align="justify" style:justify-single-word="false"/>
      <style:text-properties fo:language="ru" fo:country="RU" officeooo:paragraph-rsid="030f40bd"/>
    </style:style>
    <style:style style:name="P368" style:family="paragraph" style:parent-style-name="Text_20_body">
      <style:paragraph-properties fo:text-align="justify" style:justify-single-word="false"/>
      <style:text-properties fo:language="ru" fo:country="RU" officeooo:paragraph-rsid="00d67e1b"/>
    </style:style>
    <style:style style:name="P369" style:family="paragraph" style:parent-style-name="Text_20_body">
      <style:paragraph-properties fo:text-align="justify" style:justify-single-word="false"/>
      <style:text-properties fo:language="ru" fo:country="RU" officeooo:paragraph-rsid="00d92365"/>
    </style:style>
    <style:style style:name="P370" style:family="paragraph" style:parent-style-name="Text_20_body">
      <style:paragraph-properties fo:text-align="justify" style:justify-single-word="false"/>
      <style:text-properties fo:language="ru" fo:country="RU" officeooo:paragraph-rsid="00dab151"/>
    </style:style>
    <style:style style:name="P371" style:family="paragraph" style:parent-style-name="Text_20_body">
      <style:paragraph-properties fo:text-align="justify" style:justify-single-word="false"/>
      <style:text-properties fo:language="ru" fo:country="RU" officeooo:paragraph-rsid="00dcffd1"/>
    </style:style>
    <style:style style:name="P372" style:family="paragraph" style:parent-style-name="Text_20_body">
      <style:paragraph-properties fo:text-align="justify" style:justify-single-word="false"/>
      <style:text-properties fo:language="ru" fo:country="RU" officeooo:paragraph-rsid="00dd0704"/>
    </style:style>
    <style:style style:name="P373" style:family="paragraph" style:parent-style-name="Text_20_body">
      <style:paragraph-properties fo:text-align="justify" style:justify-single-word="false"/>
      <style:text-properties fo:language="ru" fo:country="RU" officeooo:rsid="0316d8c8" officeooo:paragraph-rsid="0316d8c8"/>
    </style:style>
    <style:style style:name="P374" style:family="paragraph" style:parent-style-name="Text_20_body">
      <style:paragraph-properties fo:text-align="justify" style:justify-single-word="false"/>
      <style:text-properties fo:language="ru" fo:country="RU" officeooo:paragraph-rsid="00deb913"/>
    </style:style>
    <style:style style:name="P375" style:family="paragraph" style:parent-style-name="Text_20_body">
      <style:paragraph-properties fo:text-align="justify" style:justify-single-word="false"/>
      <style:text-properties fo:language="uk" fo:country="UA"/>
    </style:style>
    <style:style style:name="P376" style:family="paragraph" style:parent-style-name="Text_20_body">
      <style:paragraph-properties fo:text-align="justify" style:justify-single-word="false"/>
      <style:text-properties fo:language="ru" fo:country="RU" officeooo:paragraph-rsid="00df28e8"/>
    </style:style>
    <style:style style:name="P377" style:family="paragraph" style:parent-style-name="Text_20_body">
      <style:paragraph-properties fo:text-align="justify" style:justify-single-word="false"/>
      <style:text-properties officeooo:paragraph-rsid="00e1c528"/>
    </style:style>
    <style:style style:name="P378" style:family="paragraph" style:parent-style-name="Text_20_body">
      <style:paragraph-properties fo:text-align="justify" style:justify-single-word="false"/>
      <style:text-properties officeooo:paragraph-rsid="00dfe376"/>
    </style:style>
    <style:style style:name="P379" style:family="paragraph" style:parent-style-name="Text_20_body">
      <style:paragraph-properties fo:text-align="justify" style:justify-single-word="false">
        <style:tab-stops>
          <style:tab-stop style:position="4.1083in"/>
        </style:tab-stops>
      </style:paragraph-properties>
    </style:style>
    <style:style style:name="P380" style:family="paragraph" style:parent-style-name="Text_20_body">
      <style:paragraph-properties fo:text-align="justify" style:justify-single-word="false"/>
      <style:text-properties fo:language="ru" fo:country="RU" officeooo:paragraph-rsid="00dfe376"/>
    </style:style>
    <style:style style:name="P381" style:family="paragraph" style:parent-style-name="Text_20_body">
      <style:paragraph-properties fo:text-align="justify" style:justify-single-word="false"/>
      <style:text-properties officeooo:paragraph-rsid="00e032c2"/>
    </style:style>
    <style:style style:name="P382" style:family="paragraph" style:parent-style-name="Text_20_body">
      <style:paragraph-properties fo:text-align="justify" style:justify-single-word="false"/>
      <style:text-properties officeooo:paragraph-rsid="00e2c59b"/>
    </style:style>
    <style:style style:name="P383" style:family="paragraph" style:parent-style-name="Heading_20_2">
      <style:paragraph-properties fo:text-align="center" style:justify-single-word="false"/>
      <style:text-properties fo:language="ru" fo:country="RU" officeooo:paragraph-rsid="031bbfed"/>
    </style:style>
    <style:style style:name="P384"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5" style:family="paragraph" style:parent-style-name="Text_20_body">
      <style:paragraph-properties fo:text-align="justify" style:justify-single-word="false"/>
      <style:text-properties fo:language="ru" fo:country="RU" officeooo:paragraph-rsid="031bbfed"/>
    </style:style>
    <style:style style:name="P386" style:family="paragraph" style:parent-style-name="Text_20_body">
      <style:paragraph-properties fo:text-align="justify" style:justify-single-word="false"/>
      <style:text-properties fo:language="ru" fo:country="RU" officeooo:paragraph-rsid="00e42614"/>
    </style:style>
    <style:style style:name="P387" style:family="paragraph" style:parent-style-name="Text_20_body">
      <style:paragraph-properties fo:text-align="justify" style:justify-single-word="false"/>
      <style:text-properties fo:language="ru" fo:country="RU" officeooo:paragraph-rsid="00e6945b"/>
    </style:style>
    <style:style style:name="P388" style:family="paragraph" style:parent-style-name="Text_20_body">
      <style:paragraph-properties fo:text-align="justify" style:justify-single-word="false"/>
      <style:text-properties fo:language="ru" fo:country="RU" officeooo:paragraph-rsid="00e8e4e5"/>
    </style:style>
    <style:style style:name="P38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2" style:family="paragraph" style:parent-style-name="Text_20_body">
      <style:paragraph-properties fo:text-align="justify" style:justify-single-word="false"/>
      <style:text-properties fo:language="ru" fo:country="RU" officeooo:rsid="00e8e4e5" officeooo:paragraph-rsid="00e8e4e5"/>
    </style:style>
    <style:style style:name="P393" style:family="paragraph" style:parent-style-name="Text_20_body">
      <style:paragraph-properties fo:text-align="justify" style:justify-single-word="false"/>
      <style:text-properties fo:language="ru" fo:country="RU" officeooo:rsid="00e9a721" officeooo:paragraph-rsid="00e9a721"/>
    </style:style>
    <style:style style:name="P39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6" style:family="paragraph" style:parent-style-name="Text_20_body">
      <style:paragraph-properties fo:text-align="justify" style:justify-single-word="false"/>
      <style:text-properties fo:language="ru" fo:country="RU" officeooo:rsid="00ecc719" officeooo:paragraph-rsid="00ecc719"/>
    </style:style>
    <style:style style:name="P397" style:family="paragraph" style:parent-style-name="Text_20_body">
      <style:paragraph-properties fo:text-align="justify" style:justify-single-word="false"/>
      <style:text-properties fo:language="ru" fo:country="RU" officeooo:rsid="00edd762" officeooo:paragraph-rsid="00edd762"/>
    </style:style>
    <style:style style:name="P398" style:family="paragraph" style:parent-style-name="Text_20_body">
      <style:paragraph-properties fo:text-align="justify" style:justify-single-word="false"/>
      <style:text-properties fo:language="ru" fo:country="RU" officeooo:rsid="00f7e6ff" officeooo:paragraph-rsid="00f7e6ff"/>
    </style:style>
    <style:style style:name="P399" style:family="paragraph" style:parent-style-name="Text_20_body">
      <style:paragraph-properties fo:text-align="justify" style:justify-single-word="false"/>
      <style:text-properties fo:language="ru" fo:country="RU" officeooo:rsid="00edd762" officeooo:paragraph-rsid="00f0898b"/>
    </style:style>
    <style:style style:name="P400" style:family="paragraph" style:parent-style-name="Text_20_body">
      <style:paragraph-properties fo:text-align="justify" style:justify-single-word="false"/>
      <style:text-properties fo:language="ru" fo:country="RU" officeooo:rsid="00eec376" officeooo:paragraph-rsid="00f4fb4d"/>
    </style:style>
    <style:style style:name="P401" style:family="paragraph" style:parent-style-name="Text_20_body">
      <style:paragraph-properties fo:text-align="justify" style:justify-single-word="false"/>
      <style:text-properties fo:language="ru" fo:country="RU" officeooo:rsid="00f0898b" officeooo:paragraph-rsid="00f0898b"/>
    </style:style>
    <style:style style:name="P402" style:family="paragraph" style:parent-style-name="Text_20_body">
      <style:paragraph-properties fo:text-align="justify" style:justify-single-word="false"/>
      <style:text-properties fo:language="ru" fo:country="RU" officeooo:rsid="00f0898b" officeooo:paragraph-rsid="00f82e8c"/>
    </style:style>
    <style:style style:name="P403" style:family="paragraph" style:parent-style-name="Text_20_body">
      <style:paragraph-properties fo:text-align="justify" style:justify-single-word="false"/>
      <style:text-properties fo:language="ru" fo:country="RU" officeooo:rsid="00f12515" officeooo:paragraph-rsid="00f12515"/>
    </style:style>
    <style:style style:name="P404" style:family="paragraph" style:parent-style-name="Text_20_body">
      <style:paragraph-properties fo:text-align="justify" style:justify-single-word="false"/>
      <style:text-properties fo:language="ru" fo:country="RU" officeooo:rsid="00f33f88" officeooo:paragraph-rsid="00f33f88"/>
    </style:style>
    <style:style style:name="P405" style:family="paragraph" style:parent-style-name="Text_20_body">
      <style:paragraph-properties fo:text-align="justify" style:justify-single-word="false"/>
      <style:text-properties fo:language="ru" fo:country="RU" officeooo:rsid="00f4fb4d" officeooo:paragraph-rsid="00f4fb4d"/>
    </style:style>
    <style:style style:name="P406" style:family="paragraph" style:parent-style-name="Text_20_body">
      <style:paragraph-properties fo:text-align="justify" style:justify-single-word="false"/>
      <style:text-properties fo:language="ru" fo:country="RU" officeooo:rsid="00f5062f" officeooo:paragraph-rsid="00f5062f"/>
    </style:style>
    <style:style style:name="P407" style:family="paragraph" style:parent-style-name="Text_20_body">
      <style:paragraph-properties fo:text-align="justify" style:justify-single-word="false"/>
      <style:text-properties fo:language="ru" fo:country="RU" officeooo:rsid="00fa90f5" officeooo:paragraph-rsid="00fa90f5"/>
    </style:style>
    <style:style style:name="P408" style:family="paragraph" style:parent-style-name="Text_20_body">
      <style:paragraph-properties fo:text-align="justify" style:justify-single-word="false"/>
      <style:text-properties fo:language="ru" fo:country="RU" officeooo:rsid="00fbc5f1" officeooo:paragraph-rsid="00fbc5f1"/>
    </style:style>
    <style:style style:name="P409" style:family="paragraph" style:parent-style-name="Text_20_body">
      <style:paragraph-properties fo:text-align="justify" style:justify-single-word="false"/>
      <style:text-properties fo:language="ru" fo:country="RU" officeooo:rsid="00fc8b22" officeooo:paragraph-rsid="00fc8b22"/>
    </style:style>
    <style:style style:name="P410" style:family="paragraph" style:parent-style-name="Text_20_body">
      <style:paragraph-properties fo:text-align="justify" style:justify-single-word="false"/>
      <style:text-properties fo:language="ru" fo:country="RU" officeooo:rsid="010142e3" officeooo:paragraph-rsid="010142e3"/>
    </style:style>
    <style:style style:name="P411" style:family="paragraph" style:parent-style-name="Text_20_body">
      <style:paragraph-properties fo:text-align="justify" style:justify-single-word="false"/>
      <style:text-properties fo:language="ru" fo:country="RU" officeooo:rsid="0101af7b" officeooo:paragraph-rsid="0101af7b"/>
    </style:style>
    <style:style style:name="P412" style:family="paragraph" style:parent-style-name="Text_20_body">
      <style:paragraph-properties fo:text-align="justify" style:justify-single-word="false"/>
      <style:text-properties fo:language="ru" fo:country="RU" officeooo:rsid="0101af7b" officeooo:paragraph-rsid="01053f6d"/>
    </style:style>
    <style:style style:name="P413" style:family="paragraph" style:parent-style-name="Text_20_body">
      <style:paragraph-properties fo:text-align="justify" style:justify-single-word="false"/>
      <style:text-properties fo:language="ru" fo:country="RU" officeooo:rsid="01037842" officeooo:paragraph-rsid="0106c4e9"/>
    </style:style>
    <style:style style:name="P414" style:family="paragraph" style:parent-style-name="Text_20_body">
      <style:paragraph-properties fo:text-align="justify" style:justify-single-word="false"/>
      <style:text-properties fo:language="ru" fo:country="RU" officeooo:rsid="01037842" officeooo:paragraph-rsid="0108ae8b"/>
    </style:style>
    <style:style style:name="P415" style:family="paragraph" style:parent-style-name="Text_20_body">
      <style:paragraph-properties fo:text-align="justify" style:justify-single-word="false"/>
      <style:text-properties fo:language="ru" fo:country="RU" officeooo:rsid="0108ae8b" officeooo:paragraph-rsid="0108ae8b"/>
    </style:style>
    <style:style style:name="P416" style:family="paragraph" style:parent-style-name="Text_20_body">
      <style:paragraph-properties fo:text-align="justify" style:justify-single-word="false"/>
      <style:text-properties fo:language="ru" fo:country="RU" officeooo:rsid="010a7c81" officeooo:paragraph-rsid="010a7c81"/>
    </style:style>
    <style:style style:name="P417" style:family="paragraph" style:parent-style-name="Text_20_body">
      <style:paragraph-properties fo:text-align="justify" style:justify-single-word="false"/>
      <style:text-properties fo:language="ru" fo:country="RU" officeooo:paragraph-rsid="010a7c81"/>
    </style:style>
    <style:style style:name="P418" style:family="paragraph" style:parent-style-name="Text_20_body">
      <style:paragraph-properties fo:text-align="justify" style:justify-single-word="false"/>
      <style:text-properties fo:language="ru" fo:country="RU" officeooo:paragraph-rsid="010b2c97"/>
    </style:style>
    <style:style style:name="P419" style:family="paragraph" style:parent-style-name="Text_20_body">
      <style:paragraph-properties fo:text-align="justify" style:justify-single-word="false"/>
      <style:text-properties fo:language="ru" fo:country="RU" officeooo:rsid="010b2c97" officeooo:paragraph-rsid="010b2c97"/>
    </style:style>
    <style:style style:name="P420" style:family="paragraph" style:parent-style-name="Text_20_body">
      <style:paragraph-properties fo:text-align="justify" style:justify-single-word="false"/>
      <style:text-properties fo:language="ru" fo:country="RU" officeooo:paragraph-rsid="0330a244"/>
    </style:style>
    <style:style style:name="P421" style:family="paragraph" style:parent-style-name="Footnote">
      <style:text-properties fo:language="ru" fo:country="RU" officeooo:rsid="03318a22"/>
    </style:style>
    <style:style style:name="P422" style:family="paragraph" style:parent-style-name="Footnote">
      <style:paragraph-properties fo:text-align="justify" style:justify-single-word="false"/>
      <style:text-properties fo:language="ru" fo:country="RU" officeooo:rsid="03318a22"/>
    </style:style>
    <style:style style:name="P423" style:family="paragraph" style:parent-style-name="Footnote">
      <style:paragraph-properties fo:text-align="center" style:justify-single-word="false"/>
      <style:text-properties fo:language="ru" fo:country="RU" officeooo:rsid="03334325" officeooo:paragraph-rsid="03334325"/>
    </style:style>
    <style:style style:name="P424" style:family="paragraph" style:parent-style-name="Footnote">
      <style:paragraph-properties fo:text-align="justify" style:justify-single-word="false"/>
      <style:text-properties fo:language="ru" fo:country="RU" officeooo:rsid="03334325" officeooo:paragraph-rsid="03334325"/>
    </style:style>
    <style:style style:name="P425" style:family="paragraph" style:parent-style-name="Footnote">
      <style:paragraph-properties fo:text-align="justify" style:justify-single-word="false"/>
      <style:text-properties fo:language="ru" fo:country="RU" officeooo:rsid="03334325" officeooo:paragraph-rsid="03349f87"/>
    </style:style>
    <style:style style:name="P426" style:family="paragraph" style:parent-style-name="Text_20_body">
      <style:paragraph-properties fo:text-align="center" style:justify-single-word="false"/>
      <style:text-properties fo:language="ru" fo:country="RU" fo:background-color="#ffff00"/>
    </style:style>
    <style:style style:name="P427" style:family="paragraph" style:parent-style-name="Text_20_body">
      <style:text-properties fo:font-style="italic" style:font-style-asian="italic" style:font-style-complex="italic"/>
    </style:style>
    <style:style style:name="P428" style:family="paragraph" style:parent-style-name="Text_20_body">
      <style:text-properties fo:language="ru" fo:country="RU" fo:background-color="#ffff00"/>
    </style:style>
    <style:style style:name="P429" style:family="paragraph" style:parent-style-name="Text_20_body">
      <style:paragraph-properties fo:text-align="justify" style:justify-single-word="false"/>
      <style:text-properties fo:language="ru" fo:country="RU" officeooo:paragraph-rsid="0112548e"/>
    </style:style>
    <style:style style:name="P430" style:family="paragraph" style:parent-style-name="Text_20_body">
      <style:text-properties fo:language="ru" fo:country="RU" officeooo:paragraph-rsid="0112548e"/>
    </style:style>
    <style:style style:name="P431" style:family="paragraph" style:parent-style-name="Text_20_body">
      <style:paragraph-properties fo:text-align="justify" style:justify-single-word="false"/>
      <style:text-properties fo:language="ru" fo:country="RU" officeooo:paragraph-rsid="01137adc"/>
    </style:style>
    <style:style style:name="P432" style:family="paragraph" style:parent-style-name="Text_20_body">
      <style:paragraph-properties fo:text-align="justify" style:justify-single-word="false"/>
      <style:text-properties fo:language="ru" fo:country="RU" officeooo:paragraph-rsid="032595ae"/>
    </style:style>
    <style:style style:name="P43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34"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35" style:family="paragraph" style:parent-style-name="Text_20_body">
      <style:paragraph-properties fo:text-align="justify" style:justify-single-word="false"/>
      <style:text-properties fo:background-color="#ffff00"/>
    </style:style>
    <style:style style:name="P436" style:family="paragraph" style:parent-style-name="Text_20_body">
      <style:paragraph-properties fo:text-align="justify" style:justify-single-word="false"/>
      <style:text-properties fo:color="#0000ff" loext:opacity="100%"/>
    </style:style>
    <style:style style:name="P437" style:family="paragraph" style:parent-style-name="Heading_20_1">
      <style:paragraph-properties fo:text-align="justify" style:justify-single-word="false"/>
    </style:style>
    <style:style style:name="P438" style:family="paragraph" style:parent-style-name="Standard">
      <style:paragraph-properties fo:text-align="justify" style:justify-single-word="false"/>
    </style:style>
    <style:style style:name="P439" style:family="paragraph" style:parent-style-name="Standard">
      <style:paragraph-properties fo:text-align="justify" style:justify-single-word="false"/>
      <style:text-properties officeooo:rsid="0015f766" officeooo:paragraph-rsid="0015f766"/>
    </style:style>
    <style:style style:name="P440" style:family="paragraph" style:parent-style-name="Standard">
      <style:paragraph-properties fo:text-align="justify" style:justify-single-word="false"/>
      <style:text-properties fo:language="en" fo:country="US" officeooo:rsid="02902bd3" officeooo:paragraph-rsid="02902bd3"/>
    </style:style>
    <style:style style:name="P441"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32fd153"/>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0245709"/>
    </style:style>
    <style:style style:name="T107" style:family="text">
      <style:text-properties officeooo:rsid="01512429"/>
    </style:style>
    <style:style style:name="T108" style:family="text">
      <style:text-properties fo:language="ru" fo:country="RU" fo:font-style="italic" officeooo:rsid="00245709" style:font-style-asian="italic" style:font-style-complex="italic"/>
    </style:style>
    <style:style style:name="T109" style:family="text">
      <style:text-properties fo:language="ru" fo:country="RU" fo:font-style="italic" officeooo:rsid="01512429" style:font-style-asian="italic" style:font-style-complex="italic"/>
    </style:style>
    <style:style style:name="T110" style:family="text">
      <style:text-properties officeooo:rsid="00257d51"/>
    </style:style>
    <style:style style:name="T111" style:family="text">
      <style:text-properties fo:language="ru" fo:country="RU" fo:font-style="italic" officeooo:rsid="00257d51" style:font-style-asian="italic" style:font-style-complex="italic"/>
    </style:style>
    <style:style style:name="T112" style:family="text">
      <style:text-properties officeooo:rsid="002771ba"/>
    </style:style>
    <style:style style:name="T113" style:family="text">
      <style:text-properties fo:language="en" fo:country="US" officeooo:rsid="01523e4b"/>
    </style:style>
    <style:style style:name="T114" style:family="text">
      <style:text-properties officeooo:rsid="01523e4b"/>
    </style:style>
    <style:style style:name="T115" style:family="text">
      <style:text-properties fo:language="ru" fo:country="RU" fo:font-style="italic" officeooo:rsid="002771ba" style:font-style-asian="italic" style:font-style-complex="italic"/>
    </style:style>
    <style:style style:name="T116" style:family="text">
      <style:text-properties fo:language="uk" fo:country="UA" officeooo:rsid="002771ba"/>
    </style:style>
    <style:style style:name="T117" style:family="text">
      <style:text-properties fo:language="en" fo:country="US" officeooo:rsid="002771ba"/>
    </style:style>
    <style:style style:name="T118" style:family="text">
      <style:text-properties officeooo:rsid="01535d7d"/>
    </style:style>
    <style:style style:name="T119" style:family="text">
      <style:text-properties fo:language="ru" fo:country="RU" fo:font-style="italic" officeooo:rsid="01535d7d" style:font-style-asian="italic" style:font-style-complex="italic"/>
    </style:style>
    <style:style style:name="T120" style:family="text">
      <style:text-properties fo:language="ru" fo:country="RU" fo:font-style="italic" officeooo:rsid="00293b82" style:font-style-asian="italic" style:font-style-complex="italic"/>
    </style:style>
    <style:style style:name="T121" style:family="text">
      <style:text-properties officeooo:rsid="00293b82"/>
    </style:style>
    <style:style style:name="T122" style:family="text">
      <style:text-properties fo:language="en" fo:country="US" officeooo:rsid="00293b82"/>
    </style:style>
    <style:style style:name="T123" style:family="text">
      <style:text-properties officeooo:rsid="00294ac5"/>
    </style:style>
    <style:style style:name="T124" style:family="text">
      <style:text-properties officeooo:rsid="01551c7f"/>
    </style:style>
    <style:style style:name="T125" style:family="text">
      <style:text-properties officeooo:rsid="0029eef5"/>
    </style:style>
    <style:style style:name="T126" style:family="text">
      <style:text-properties officeooo:rsid="0156f9e1"/>
    </style:style>
    <style:style style:name="T127" style:family="text">
      <style:text-properties officeooo:rsid="01587ac8"/>
    </style:style>
    <style:style style:name="T128" style:family="text">
      <style:text-properties officeooo:rsid="002d1645"/>
    </style:style>
    <style:style style:name="T129" style:family="text">
      <style:text-properties officeooo:rsid="0159177f"/>
    </style:style>
    <style:style style:name="T130" style:family="text">
      <style:text-properties officeooo:rsid="01599755"/>
    </style:style>
    <style:style style:name="T131" style:family="text">
      <style:text-properties officeooo:rsid="015af736"/>
    </style:style>
    <style:style style:name="T132" style:family="text">
      <style:text-properties officeooo:rsid="0031bda6"/>
    </style:style>
    <style:style style:name="T133" style:family="text">
      <style:text-properties officeooo:rsid="015bdf05"/>
    </style:style>
    <style:style style:name="T134" style:family="text">
      <style:text-properties officeooo:rsid="002daf1c"/>
    </style:style>
    <style:style style:name="T135" style:family="text">
      <style:text-properties officeooo:rsid="015d323f"/>
    </style:style>
    <style:style style:name="T136" style:family="text">
      <style:text-properties officeooo:rsid="015ebb48"/>
    </style:style>
    <style:style style:name="T137" style:family="text">
      <style:text-properties officeooo:rsid="002de7fd"/>
    </style:style>
    <style:style style:name="T138" style:family="text">
      <style:text-properties officeooo:rsid="002fc175"/>
    </style:style>
    <style:style style:name="T139" style:family="text">
      <style:text-properties officeooo:rsid="015f21ca"/>
    </style:style>
    <style:style style:name="T140" style:family="text">
      <style:text-properties officeooo:rsid="0032d050"/>
    </style:style>
    <style:style style:name="T141" style:family="text">
      <style:text-properties officeooo:rsid="003497b2"/>
    </style:style>
    <style:style style:name="T142" style:family="text">
      <style:text-properties officeooo:rsid="016170ec"/>
    </style:style>
    <style:style style:name="T143" style:family="text">
      <style:text-properties fo:language="ru" fo:country="RU" fo:background-color="#ffff00" loext:char-shading-value="0"/>
    </style:style>
    <style:style style:name="T144" style:family="text">
      <style:text-properties officeooo:rsid="0161e639"/>
    </style:style>
    <style:style style:name="T145" style:family="text">
      <style:text-properties officeooo:rsid="00368471"/>
    </style:style>
    <style:style style:name="T146" style:family="text">
      <style:text-properties officeooo:rsid="00371139"/>
    </style:style>
    <style:style style:name="T147" style:family="text">
      <style:text-properties officeooo:rsid="01632cd9"/>
    </style:style>
    <style:style style:name="T148" style:family="text">
      <style:text-properties officeooo:rsid="00388643"/>
    </style:style>
    <style:style style:name="T149" style:family="text">
      <style:text-properties officeooo:rsid="016332f3"/>
    </style:style>
    <style:style style:name="T150" style:family="text">
      <style:text-properties fo:language="en" fo:country="US" officeooo:rsid="00388643"/>
    </style:style>
    <style:style style:name="T151" style:family="text">
      <style:text-properties officeooo:rsid="0038ff35"/>
    </style:style>
    <style:style style:name="T152" style:family="text">
      <style:text-properties officeooo:rsid="0164510f"/>
    </style:style>
    <style:style style:name="T153" style:family="text">
      <style:text-properties fo:language="en" fo:country="US" officeooo:rsid="02d2bd55"/>
    </style:style>
    <style:style style:name="T154" style:family="text">
      <style:text-properties officeooo:rsid="00e85a2a"/>
    </style:style>
    <style:style style:name="T155" style:family="text">
      <style:text-properties officeooo:rsid="0020d2cb"/>
    </style:style>
    <style:style style:name="T156" style:family="text">
      <style:text-properties fo:language="ru" fo:country="RU" fo:font-style="italic" officeooo:rsid="016487c0" style:font-style-asian="italic" style:font-style-complex="italic"/>
    </style:style>
    <style:style style:name="T157" style:family="text">
      <style:text-properties officeooo:rsid="016487c0"/>
    </style:style>
    <style:style style:name="T158" style:family="text">
      <style:text-properties officeooo:rsid="016590f6"/>
    </style:style>
    <style:style style:name="T159" style:family="text">
      <style:text-properties officeooo:rsid="0039c9a7"/>
    </style:style>
    <style:style style:name="T160" style:family="text">
      <style:text-properties officeooo:rsid="01665d6e"/>
    </style:style>
    <style:style style:name="T161" style:family="text">
      <style:text-properties officeooo:rsid="003ad058"/>
    </style:style>
    <style:style style:name="T162" style:family="text">
      <style:text-properties fo:language="ru" fo:country="RU" officeooo:rsid="003ad058"/>
    </style:style>
    <style:style style:name="T163" style:family="text">
      <style:text-properties fo:language="ru" fo:country="RU" fo:background-color="transparent" loext:char-shading-value="0"/>
    </style:style>
    <style:style style:name="T164" style:family="text">
      <style:text-properties officeooo:rsid="0166f18e"/>
    </style:style>
    <style:style style:name="T165" style:family="text">
      <style:text-properties fo:language="ru" fo:country="RU" officeooo:rsid="016b77cc"/>
    </style:style>
    <style:style style:name="T166" style:family="text">
      <style:text-properties fo:language="ru" fo:country="RU" officeooo:rsid="0166f18e"/>
    </style:style>
    <style:style style:name="T167" style:family="text">
      <style:text-properties officeooo:rsid="003b2e0b"/>
    </style:style>
    <style:style style:name="T168" style:family="text">
      <style:text-properties officeooo:rsid="01686b23"/>
    </style:style>
    <style:style style:name="T169" style:family="text">
      <style:text-properties officeooo:rsid="003d3fd1"/>
    </style:style>
    <style:style style:name="T170" style:family="text">
      <style:text-properties officeooo:rsid="003d44f6"/>
    </style:style>
    <style:style style:name="T171" style:family="text">
      <style:text-properties officeooo:rsid="0169f80c"/>
    </style:style>
    <style:style style:name="T172" style:family="text">
      <style:text-properties officeooo:rsid="0023f496"/>
    </style:style>
    <style:style style:name="T173" style:family="text">
      <style:text-properties officeooo:rsid="003e4773"/>
    </style:style>
    <style:style style:name="T174" style:family="text">
      <style:text-properties officeooo:rsid="00435abf"/>
    </style:style>
    <style:style style:name="T175" style:family="text">
      <style:text-properties officeooo:rsid="0043bd67"/>
    </style:style>
    <style:style style:name="T176" style:family="text">
      <style:text-properties officeooo:rsid="0043f448"/>
    </style:style>
    <style:style style:name="T177" style:family="text">
      <style:text-properties officeooo:rsid="016b9116"/>
    </style:style>
    <style:style style:name="T178" style:family="text">
      <style:text-properties officeooo:rsid="003fa225"/>
    </style:style>
    <style:style style:name="T179" style:family="text">
      <style:text-properties officeooo:rsid="0045d357"/>
    </style:style>
    <style:style style:name="T180" style:family="text">
      <style:text-properties officeooo:rsid="016c17f1"/>
    </style:style>
    <style:style style:name="T181" style:family="text">
      <style:text-properties officeooo:rsid="016c4889"/>
    </style:style>
    <style:style style:name="T182" style:family="text">
      <style:text-properties officeooo:rsid="00417b5e"/>
    </style:style>
    <style:style style:name="T183" style:family="text">
      <style:text-properties officeooo:rsid="0266b727"/>
    </style:style>
    <style:style style:name="T184" style:family="text">
      <style:text-properties officeooo:rsid="00464ac8"/>
    </style:style>
    <style:style style:name="T185" style:family="text">
      <style:text-properties officeooo:rsid="0219f04c"/>
    </style:style>
    <style:style style:name="T186" style:family="text">
      <style:text-properties fo:language="ru" fo:country="RU" fo:font-style="italic" officeooo:rsid="016cb477" style:font-style-asian="italic" style:font-style-complex="italic"/>
    </style:style>
    <style:style style:name="T187" style:family="text">
      <style:text-properties officeooo:rsid="016cb477"/>
    </style:style>
    <style:style style:name="T188" style:family="text">
      <style:text-properties officeooo:rsid="00483ec4"/>
    </style:style>
    <style:style style:name="T189" style:family="text">
      <style:text-properties officeooo:rsid="016cc8cb"/>
    </style:style>
    <style:style style:name="T190" style:family="text">
      <style:text-properties officeooo:rsid="0048f92e"/>
    </style:style>
    <style:style style:name="T191" style:family="text">
      <style:text-properties fo:language="en" fo:country="US" officeooo:rsid="016cc8cb"/>
    </style:style>
    <style:style style:name="T192" style:family="text">
      <style:text-properties fo:language="en" fo:country="US" officeooo:rsid="016e21d1"/>
    </style:style>
    <style:style style:name="T193" style:family="text">
      <style:text-properties officeooo:rsid="016e21d1"/>
    </style:style>
    <style:style style:name="T194" style:family="text">
      <style:text-properties fo:language="ru" fo:country="RU" fo:font-style="italic" officeooo:rsid="016e21d1" style:font-style-asian="italic" style:font-style-complex="italic"/>
    </style:style>
    <style:style style:name="T195" style:family="text">
      <style:text-properties fo:language="ru" fo:country="RU" fo:font-style="italic" fo:background-color="transparent" loext:char-shading-value="0" style:font-style-asian="italic" style:font-style-complex="italic"/>
    </style:style>
    <style:style style:name="T196" style:family="text">
      <style:text-properties fo:language="ru" fo:country="RU" fo:font-style="italic" officeooo:rsid="016e21d1" fo:background-color="transparent" loext:char-shading-value="0" style:font-style-asian="italic" style:font-style-complex="italic"/>
    </style:style>
    <style:style style:name="T197" style:family="text">
      <style:text-properties fo:language="ru" fo:country="RU" fo:font-style="italic" officeooo:rsid="004b3f7e" style:font-style-asian="italic" style:font-style-complex="italic"/>
    </style:style>
    <style:style style:name="T198" style:family="text">
      <style:text-properties officeooo:rsid="016ef29d"/>
    </style:style>
    <style:style style:name="T199" style:family="text">
      <style:text-properties officeooo:rsid="004c8ae0"/>
    </style:style>
    <style:style style:name="T200" style:family="text">
      <style:text-properties officeooo:rsid="016f93f5"/>
    </style:style>
    <style:style style:name="T201" style:family="text">
      <style:text-properties officeooo:rsid="01806a3a"/>
    </style:style>
    <style:style style:name="T202" style:family="text">
      <style:text-properties fo:language="en" fo:country="US" officeooo:rsid="01806a3a"/>
    </style:style>
    <style:style style:name="T203" style:family="text">
      <style:text-properties officeooo:rsid="004e3c20"/>
    </style:style>
    <style:style style:name="T204" style:family="text">
      <style:text-properties officeooo:rsid="004fa8b5"/>
    </style:style>
    <style:style style:name="T205" style:family="text">
      <style:text-properties officeooo:rsid="01714923"/>
    </style:style>
    <style:style style:name="T206" style:family="text">
      <style:text-properties officeooo:rsid="01733b36"/>
    </style:style>
    <style:style style:name="T207" style:family="text">
      <style:text-properties officeooo:rsid="0175beba"/>
    </style:style>
    <style:style style:name="T208" style:family="text">
      <style:text-properties officeooo:rsid="01749e30"/>
    </style:style>
    <style:style style:name="T209" style:family="text">
      <style:text-properties officeooo:rsid="00501984"/>
    </style:style>
    <style:style style:name="T210" style:family="text">
      <style:text-properties officeooo:rsid="01777b68"/>
    </style:style>
    <style:style style:name="T211" style:family="text">
      <style:text-properties officeooo:rsid="0051c09a"/>
    </style:style>
    <style:style style:name="T212" style:family="text">
      <style:text-properties officeooo:rsid="0051d974"/>
    </style:style>
    <style:style style:name="T213" style:family="text">
      <style:text-properties officeooo:rsid="00539189"/>
    </style:style>
    <style:style style:name="T214" style:family="text">
      <style:text-properties officeooo:rsid="0178e366"/>
    </style:style>
    <style:style style:name="T215" style:family="text">
      <style:text-properties officeooo:rsid="005900c7"/>
    </style:style>
    <style:style style:name="T216" style:family="text">
      <style:text-properties officeooo:rsid="00554003"/>
    </style:style>
    <style:style style:name="T217" style:family="text">
      <style:text-properties officeooo:rsid="00570142"/>
    </style:style>
    <style:style style:name="T218" style:family="text">
      <style:text-properties officeooo:rsid="005c8284"/>
    </style:style>
    <style:style style:name="T219" style:family="text">
      <style:text-properties officeooo:rsid="005df5be"/>
    </style:style>
    <style:style style:name="T220" style:family="text">
      <style:text-properties officeooo:rsid="005fce4e"/>
    </style:style>
    <style:style style:name="T221" style:family="text">
      <style:text-properties officeooo:rsid="01803e46"/>
    </style:style>
    <style:style style:name="T222" style:family="text">
      <style:text-properties officeooo:rsid="01811b00"/>
    </style:style>
    <style:style style:name="T223" style:family="text">
      <style:text-properties fo:language="ru" fo:country="RU" officeooo:rsid="005fce4e"/>
    </style:style>
    <style:style style:name="T224" style:family="text">
      <style:text-properties fo:language="uk" fo:country="UA" officeooo:rsid="01811b00"/>
    </style:style>
    <style:style style:name="T225" style:family="text">
      <style:text-properties officeooo:rsid="00604dd9"/>
    </style:style>
    <style:style style:name="T226" style:family="text">
      <style:text-properties officeooo:rsid="0181caf3"/>
    </style:style>
    <style:style style:name="T227" style:family="text">
      <style:text-properties officeooo:rsid="00620f4f"/>
    </style:style>
    <style:style style:name="T228" style:family="text">
      <style:text-properties officeooo:rsid="0182e88c"/>
    </style:style>
    <style:style style:name="T229" style:family="text">
      <style:text-properties officeooo:rsid="02c8818e"/>
    </style:style>
    <style:style style:name="T230" style:family="text">
      <style:text-properties fo:background-color="transparent" loext:char-shading-value="0"/>
    </style:style>
    <style:style style:name="T231" style:family="text">
      <style:text-properties officeooo:rsid="00620f4f" fo:background-color="transparent" loext:char-shading-value="0"/>
    </style:style>
    <style:style style:name="T232" style:family="text">
      <style:text-properties officeooo:rsid="02c8818e" fo:background-color="transparent" loext:char-shading-value="0"/>
    </style:style>
    <style:style style:name="T233" style:family="text">
      <style:text-properties fo:language="en" fo:country="US" fo:background-color="transparent" loext:char-shading-value="0"/>
    </style:style>
    <style:style style:name="T234" style:family="text">
      <style:text-properties officeooo:rsid="02bc52bd" fo:background-color="transparent" loext:char-shading-value="0"/>
    </style:style>
    <style:style style:name="T235" style:family="text">
      <style:text-properties officeooo:rsid="02bd7010"/>
    </style:style>
    <style:style style:name="T236" style:family="text">
      <style:text-properties officeooo:rsid="01844685"/>
    </style:style>
    <style:style style:name="T237" style:family="text">
      <style:text-properties officeooo:rsid="02be4830"/>
    </style:style>
    <style:style style:name="T238" style:family="text">
      <style:text-properties officeooo:rsid="0063392e"/>
    </style:style>
    <style:style style:name="T239" style:family="text">
      <style:text-properties officeooo:rsid="02bf13f0"/>
    </style:style>
    <style:style style:name="T240" style:family="text">
      <style:text-properties officeooo:rsid="02ca76cb"/>
    </style:style>
    <style:style style:name="T241" style:family="text">
      <style:text-properties officeooo:rsid="00b5d039"/>
    </style:style>
    <style:style style:name="T242" style:family="text">
      <style:text-properties officeooo:rsid="02c2048f"/>
    </style:style>
    <style:style style:name="T243" style:family="text">
      <style:text-properties officeooo:rsid="018530e6"/>
    </style:style>
    <style:style style:name="T244" style:family="text">
      <style:text-properties officeooo:rsid="01c1f6c5"/>
    </style:style>
    <style:style style:name="T245" style:family="text">
      <style:text-properties officeooo:rsid="0065314c"/>
    </style:style>
    <style:style style:name="T246" style:family="text">
      <style:text-properties officeooo:rsid="02c70d1c"/>
    </style:style>
    <style:style style:name="T247" style:family="text">
      <style:text-properties officeooo:rsid="02c95515"/>
    </style:style>
    <style:style style:name="T248" style:family="text">
      <style:text-properties fo:language="uk" fo:country="UA" officeooo:rsid="02c95515"/>
    </style:style>
    <style:style style:name="T249" style:family="text">
      <style:text-properties officeooo:rsid="0185423d"/>
    </style:style>
    <style:style style:name="T250" style:family="text">
      <style:text-properties officeooo:rsid="00660bac"/>
    </style:style>
    <style:style style:name="T251" style:family="text">
      <style:text-properties officeooo:rsid="03281cb5"/>
    </style:style>
    <style:style style:name="T252" style:family="text">
      <style:text-properties fo:language="ru" fo:country="RU" officeooo:rsid="00660bac"/>
    </style:style>
    <style:style style:name="T253" style:family="text">
      <style:text-properties fo:language="ru" fo:country="RU" officeooo:rsid="0269b1a1"/>
    </style:style>
    <style:style style:name="T254" style:family="text">
      <style:text-properties fo:language="ru" fo:country="RU" officeooo:rsid="0185423d"/>
    </style:style>
    <style:style style:name="T255" style:family="text">
      <style:text-properties fo:language="ru" fo:country="RU" officeooo:rsid="03281cb5"/>
    </style:style>
    <style:style style:name="T256" style:family="text">
      <style:text-properties officeooo:rsid="03318a22"/>
    </style:style>
    <style:style style:name="T257" style:family="text">
      <style:text-properties officeooo:rsid="01871d14"/>
    </style:style>
    <style:style style:name="T258" style:family="text">
      <style:text-properties officeooo:rsid="02cc00e3"/>
    </style:style>
    <style:style style:name="T259" style:family="text">
      <style:text-properties officeooo:rsid="0269b1a1"/>
    </style:style>
    <style:style style:name="T260" style:family="text">
      <style:text-properties officeooo:rsid="0187c4f0"/>
    </style:style>
    <style:style style:name="T261" style:family="text">
      <style:text-properties officeooo:rsid="023fda63"/>
    </style:style>
    <style:style style:name="T262" style:family="text">
      <style:text-properties officeooo:rsid="01895e9a"/>
    </style:style>
    <style:style style:name="T263" style:family="text">
      <style:text-properties officeooo:rsid="0198a28c"/>
    </style:style>
    <style:style style:name="T264" style:family="text">
      <style:text-properties officeooo:rsid="00672e1d"/>
    </style:style>
    <style:style style:name="T265" style:family="text">
      <style:text-properties officeooo:rsid="0189bb4f"/>
    </style:style>
    <style:style style:name="T266" style:family="text">
      <style:text-properties officeooo:rsid="0179792e"/>
    </style:style>
    <style:style style:name="T267" style:family="text">
      <style:text-properties officeooo:rsid="00594b45"/>
    </style:style>
    <style:style style:name="T268" style:family="text">
      <style:text-properties officeooo:rsid="0059ed16"/>
    </style:style>
    <style:style style:name="T269" style:family="text">
      <style:text-properties officeooo:rsid="0179fcc4"/>
    </style:style>
    <style:style style:name="T270" style:family="text">
      <style:text-properties officeooo:rsid="017d611d"/>
    </style:style>
    <style:style style:name="T271" style:family="text">
      <style:text-properties officeooo:rsid="017a471f"/>
    </style:style>
    <style:style style:name="T272" style:family="text">
      <style:text-properties officeooo:rsid="017e4206"/>
    </style:style>
    <style:style style:name="T273" style:family="text">
      <style:text-properties fo:language="en" fo:country="US" officeooo:rsid="017e4206"/>
    </style:style>
    <style:style style:name="T274" style:family="text">
      <style:text-properties officeooo:rsid="017ecbbd"/>
    </style:style>
    <style:style style:name="T275" style:family="text">
      <style:text-properties officeooo:rsid="017bf20f"/>
    </style:style>
    <style:style style:name="T276" style:family="text">
      <style:text-properties officeooo:rsid="018c383e"/>
    </style:style>
    <style:style style:name="T277" style:family="text">
      <style:text-properties officeooo:rsid="0068f66d"/>
    </style:style>
    <style:style style:name="T278" style:family="text">
      <style:text-properties officeooo:rsid="006f2f79"/>
    </style:style>
    <style:style style:name="T279" style:family="text">
      <style:text-properties officeooo:rsid="02a7c2b4"/>
    </style:style>
    <style:style style:name="T280" style:family="text">
      <style:text-properties officeooo:rsid="019712b5"/>
    </style:style>
    <style:style style:name="T281" style:family="text">
      <style:text-properties officeooo:rsid="0190b13f"/>
    </style:style>
    <style:style style:name="T282" style:family="text">
      <style:text-properties officeooo:rsid="021f11d2"/>
    </style:style>
    <style:style style:name="T283" style:family="text">
      <style:text-properties fo:language="ru" fo:country="RU" officeooo:rsid="01954ef1"/>
    </style:style>
    <style:style style:name="T284" style:family="text">
      <style:text-properties fo:language="ru" fo:country="RU" officeooo:rsid="0219f04c"/>
    </style:style>
    <style:style style:name="T285" style:family="text">
      <style:text-properties fo:language="ru" fo:country="RU" officeooo:rsid="0209b684"/>
    </style:style>
    <style:style style:name="T286" style:family="text">
      <style:text-properties fo:language="ru" fo:country="RU" officeooo:rsid="01bb21d4"/>
    </style:style>
    <style:style style:name="T287" style:family="text">
      <style:text-properties officeooo:rsid="020e61d0"/>
    </style:style>
    <style:style style:name="T288" style:family="text">
      <style:text-properties officeooo:rsid="0215b99a"/>
    </style:style>
    <style:style style:name="T289" style:family="text">
      <style:text-properties fo:language="ru" fo:country="RU" officeooo:rsid="029fec50"/>
    </style:style>
    <style:style style:name="T290" style:family="text">
      <style:text-properties officeooo:rsid="021ca885"/>
    </style:style>
    <style:style style:name="T291" style:family="text">
      <style:text-properties officeooo:rsid="01930fbe"/>
    </style:style>
    <style:style style:name="T292" style:family="text">
      <style:text-properties officeooo:rsid="0070a512"/>
    </style:style>
    <style:style style:name="T293" style:family="text">
      <style:text-properties officeooo:rsid="01cd5030"/>
    </style:style>
    <style:style style:name="T294" style:family="text">
      <style:text-properties officeooo:rsid="0291444e"/>
    </style:style>
    <style:style style:name="T295" style:family="text">
      <style:text-properties officeooo:rsid="0071f74f"/>
    </style:style>
    <style:style style:name="T296" style:family="text">
      <style:text-properties officeooo:rsid="01926465"/>
    </style:style>
    <style:style style:name="T297" style:family="text">
      <style:text-properties officeooo:rsid="0194c250"/>
    </style:style>
    <style:style style:name="T298" style:family="text">
      <style:text-properties fo:language="ru" fo:country="RU" officeooo:rsid="0196a32c"/>
    </style:style>
    <style:style style:name="T299" style:family="text">
      <style:text-properties officeooo:rsid="01974323"/>
    </style:style>
    <style:style style:name="T300" style:family="text">
      <style:text-properties fo:language="ru" fo:country="RU" officeooo:rsid="01b5c453"/>
    </style:style>
    <style:style style:name="T301" style:family="text">
      <style:text-properties fo:language="ru" fo:country="RU" officeooo:rsid="01dd4fc6"/>
    </style:style>
    <style:style style:name="T302" style:family="text">
      <style:text-properties fo:language="ru" fo:country="RU" officeooo:rsid="0291444e"/>
    </style:style>
    <style:style style:name="T303" style:family="text">
      <style:text-properties fo:language="ru" fo:country="RU" officeooo:rsid="01dfb230"/>
    </style:style>
    <style:style style:name="T304" style:family="text">
      <style:text-properties fo:language="ru" fo:country="RU" officeooo:rsid="01ddafc8"/>
    </style:style>
    <style:style style:name="T305" style:family="text">
      <style:text-properties fo:language="ru" fo:country="RU" officeooo:rsid="020ff2e5"/>
    </style:style>
    <style:style style:name="T306" style:family="text">
      <style:text-properties fo:language="ru" fo:country="RU" officeooo:rsid="01e1626b"/>
    </style:style>
    <style:style style:name="T307" style:family="text">
      <style:text-properties fo:language="ru" fo:country="RU" officeooo:rsid="019b8b25"/>
    </style:style>
    <style:style style:name="T308" style:family="text">
      <style:text-properties officeooo:rsid="019b5cf0"/>
    </style:style>
    <style:style style:name="T309" style:family="text">
      <style:text-properties officeooo:rsid="02881ef3"/>
    </style:style>
    <style:style style:name="T310" style:family="text">
      <style:text-properties officeooo:rsid="01996254"/>
    </style:style>
    <style:style style:name="T311" style:family="text">
      <style:text-properties officeooo:rsid="019b8b25"/>
    </style:style>
    <style:style style:name="T312" style:family="text">
      <style:text-properties officeooo:rsid="019c568d"/>
    </style:style>
    <style:style style:name="T313" style:family="text">
      <style:text-properties officeooo:rsid="01b73872"/>
    </style:style>
    <style:style style:name="T314" style:family="text">
      <style:text-properties officeooo:rsid="01b24bda"/>
    </style:style>
    <style:style style:name="T315" style:family="text">
      <style:text-properties officeooo:rsid="019a01ec"/>
    </style:style>
    <style:style style:name="T316" style:family="text">
      <style:text-properties officeooo:rsid="029fec50"/>
    </style:style>
    <style:style style:name="T317" style:family="text">
      <style:text-properties officeooo:rsid="01e1626b"/>
    </style:style>
    <style:style style:name="T318" style:family="text">
      <style:text-properties officeooo:rsid="01c35d61"/>
    </style:style>
    <style:style style:name="T319" style:family="text">
      <style:text-properties fo:language="uk" fo:country="UA" officeooo:rsid="019ef4d3"/>
    </style:style>
    <style:style style:name="T320" style:family="text">
      <style:text-properties officeooo:rsid="019ef4d3"/>
    </style:style>
    <style:style style:name="T321" style:family="text">
      <style:text-properties officeooo:rsid="006ac469"/>
    </style:style>
    <style:style style:name="T322" style:family="text">
      <style:text-properties officeooo:rsid="01bf7519"/>
    </style:style>
    <style:style style:name="T323" style:family="text">
      <style:text-properties officeooo:rsid="0225e5a3"/>
    </style:style>
    <style:style style:name="T324" style:family="text">
      <style:text-properties officeooo:rsid="01a4f677"/>
    </style:style>
    <style:style style:name="T325" style:family="text">
      <style:text-properties officeooo:rsid="019d3aac"/>
    </style:style>
    <style:style style:name="T326" style:family="text">
      <style:text-properties officeooo:rsid="019ea527"/>
    </style:style>
    <style:style style:name="T327" style:family="text">
      <style:text-properties officeooo:rsid="019f5155"/>
    </style:style>
    <style:style style:name="T328" style:family="text">
      <style:text-properties officeooo:rsid="01bdfba5"/>
    </style:style>
    <style:style style:name="T329" style:family="text">
      <style:text-properties officeooo:rsid="01a16269"/>
    </style:style>
    <style:style style:name="T330" style:family="text">
      <style:text-properties officeooo:rsid="019fa002"/>
    </style:style>
    <style:style style:name="T331" style:family="text">
      <style:text-properties officeooo:rsid="01b348ae"/>
    </style:style>
    <style:style style:name="T332" style:family="text">
      <style:text-properties officeooo:rsid="0239bb71"/>
    </style:style>
    <style:style style:name="T333" style:family="text">
      <style:text-properties officeooo:rsid="01b5c453"/>
    </style:style>
    <style:style style:name="T334" style:family="text">
      <style:text-properties officeooo:rsid="01f5c338"/>
    </style:style>
    <style:style style:name="T335" style:family="text">
      <style:text-properties officeooo:rsid="01a241d0"/>
    </style:style>
    <style:style style:name="T336" style:family="text">
      <style:text-properties officeooo:rsid="02332fb1"/>
    </style:style>
    <style:style style:name="T337" style:family="text">
      <style:text-properties officeooo:rsid="020aae36"/>
    </style:style>
    <style:style style:name="T338" style:family="text">
      <style:text-properties officeooo:rsid="01eeeecd"/>
    </style:style>
    <style:style style:name="T339" style:family="text">
      <style:text-properties officeooo:rsid="02bc52bd"/>
    </style:style>
    <style:style style:name="T340" style:family="text">
      <style:text-properties officeooo:rsid="01a38650"/>
    </style:style>
    <style:style style:name="T341" style:family="text">
      <style:text-properties officeooo:rsid="01a67d6e"/>
    </style:style>
    <style:style style:name="T342" style:family="text">
      <style:text-properties officeooo:rsid="01a6a6ce"/>
    </style:style>
    <style:style style:name="T343" style:family="text">
      <style:text-properties officeooo:rsid="01a81b88"/>
    </style:style>
    <style:style style:name="T344" style:family="text">
      <style:text-properties officeooo:rsid="01fe4e34"/>
    </style:style>
    <style:style style:name="T345" style:family="text">
      <style:text-properties officeooo:rsid="01f7b1ba"/>
    </style:style>
    <style:style style:name="T346" style:family="text">
      <style:text-properties officeooo:rsid="01a7ac88"/>
    </style:style>
    <style:style style:name="T347" style:family="text">
      <style:text-properties officeooo:rsid="01b0569b"/>
    </style:style>
    <style:style style:name="T348" style:family="text">
      <style:text-properties officeooo:rsid="020ff2e5"/>
    </style:style>
    <style:style style:name="T349" style:family="text">
      <style:text-properties officeooo:rsid="01aa0103"/>
    </style:style>
    <style:style style:name="T350" style:family="text">
      <style:text-properties officeooo:rsid="0273dd5d"/>
    </style:style>
    <style:style style:name="T351" style:family="text">
      <style:text-properties officeooo:rsid="01ab17f5"/>
    </style:style>
    <style:style style:name="T352" style:family="text">
      <style:text-properties officeooo:rsid="01af21ce"/>
    </style:style>
    <style:style style:name="T353" style:family="text">
      <style:text-properties officeooo:rsid="006c507c"/>
    </style:style>
    <style:style style:name="T354" style:family="text">
      <style:text-properties fo:language="uk" fo:country="UA" officeooo:rsid="01f8c16c"/>
    </style:style>
    <style:style style:name="T355" style:family="text">
      <style:text-properties officeooo:rsid="01f8c16c"/>
    </style:style>
    <style:style style:name="T356" style:family="text">
      <style:text-properties officeooo:rsid="01fc5f06"/>
    </style:style>
    <style:style style:name="T357" style:family="text">
      <style:text-properties fo:language="uk" fo:country="UA" officeooo:rsid="01f962fc"/>
    </style:style>
    <style:style style:name="T358" style:family="text">
      <style:text-properties officeooo:rsid="01fae972"/>
    </style:style>
    <style:style style:name="T359" style:family="text">
      <style:text-properties fo:language="uk" fo:country="UA" officeooo:rsid="0219f04c"/>
    </style:style>
    <style:style style:name="T360" style:family="text">
      <style:text-properties officeooo:rsid="01f962fc"/>
    </style:style>
    <style:style style:name="T361" style:family="text">
      <style:text-properties officeooo:rsid="01acc310"/>
    </style:style>
    <style:style style:name="T362" style:family="text">
      <style:text-properties officeooo:rsid="01b03765"/>
    </style:style>
    <style:style style:name="T363" style:family="text">
      <style:text-properties officeooo:rsid="01ad4e25"/>
    </style:style>
    <style:style style:name="T364" style:family="text">
      <style:text-properties officeooo:rsid="01ef50cc"/>
    </style:style>
    <style:style style:name="T365" style:family="text">
      <style:text-properties officeooo:rsid="01b80b40"/>
    </style:style>
    <style:style style:name="T366" style:family="text">
      <style:text-properties officeooo:rsid="01bb21d4"/>
    </style:style>
    <style:style style:name="T367" style:family="text">
      <style:text-properties officeooo:rsid="01e30132"/>
    </style:style>
    <style:style style:name="T368" style:family="text">
      <style:text-properties fo:language="ru" fo:country="RU" officeooo:rsid="01acc310"/>
    </style:style>
    <style:style style:name="T369" style:family="text">
      <style:text-properties fo:language="ru" fo:country="RU" officeooo:rsid="01b80b40"/>
    </style:style>
    <style:style style:name="T370" style:family="text">
      <style:text-properties fo:language="ru" fo:country="RU" officeooo:rsid="01b0569b"/>
    </style:style>
    <style:style style:name="T371" style:family="text">
      <style:text-properties fo:language="ru" fo:country="RU" officeooo:rsid="01ef50cc"/>
    </style:style>
    <style:style style:name="T372" style:family="text">
      <style:text-properties fo:language="ru" fo:country="RU" officeooo:rsid="02a7c2b4"/>
    </style:style>
    <style:style style:name="T373" style:family="text">
      <style:text-properties officeooo:rsid="01b88544"/>
    </style:style>
    <style:style style:name="T374" style:family="text">
      <style:text-properties officeooo:rsid="020705e3"/>
    </style:style>
    <style:style style:name="T375" style:family="text">
      <style:text-properties officeooo:rsid="01ba40c3"/>
    </style:style>
    <style:style style:name="T376" style:family="text">
      <style:text-properties officeooo:rsid="01b95595"/>
    </style:style>
    <style:style style:name="T377" style:family="text">
      <style:text-properties officeooo:rsid="02b5eea8"/>
    </style:style>
    <style:style style:name="T378" style:family="text">
      <style:text-properties officeooo:rsid="01dfb230"/>
    </style:style>
    <style:style style:name="T379" style:family="text">
      <style:text-properties officeooo:rsid="01be1531"/>
    </style:style>
    <style:style style:name="T380" style:family="text">
      <style:text-properties officeooo:rsid="01c3df96"/>
    </style:style>
    <style:style style:name="T381" style:family="text">
      <style:text-properties officeooo:rsid="01fcd6e1"/>
    </style:style>
    <style:style style:name="T382" style:family="text">
      <style:text-properties officeooo:rsid="01c36cfa"/>
    </style:style>
    <style:style style:name="T383" style:family="text">
      <style:text-properties officeooo:rsid="01c4cbaf"/>
    </style:style>
    <style:style style:name="T384" style:family="text">
      <style:text-properties officeooo:rsid="01c63a72"/>
    </style:style>
    <style:style style:name="T385" style:family="text">
      <style:text-properties officeooo:rsid="01c52210"/>
    </style:style>
    <style:style style:name="T386" style:family="text">
      <style:text-properties officeooo:rsid="01c7d4a2"/>
    </style:style>
    <style:style style:name="T387" style:family="text">
      <style:text-properties officeooo:rsid="01c86c81"/>
    </style:style>
    <style:style style:name="T388" style:family="text">
      <style:text-properties officeooo:rsid="0204ae81"/>
    </style:style>
    <style:style style:name="T389" style:family="text">
      <style:text-properties fo:language="uk" fo:country="UA" officeooo:rsid="0291444e"/>
    </style:style>
    <style:style style:name="T390" style:family="text">
      <style:text-properties officeooo:rsid="01cd3aff"/>
    </style:style>
    <style:style style:name="T391" style:family="text">
      <style:text-properties officeooo:rsid="01c9bba0"/>
    </style:style>
    <style:style style:name="T392" style:family="text">
      <style:text-properties officeooo:rsid="01cd5ed6"/>
    </style:style>
    <style:style style:name="T393" style:family="text">
      <style:text-properties officeooo:rsid="01d7e2b6"/>
    </style:style>
    <style:style style:name="T394" style:family="text">
      <style:text-properties officeooo:rsid="006f00f1"/>
    </style:style>
    <style:style style:name="T395" style:family="text">
      <style:text-properties officeooo:rsid="00766ead"/>
    </style:style>
    <style:style style:name="T396" style:family="text">
      <style:text-properties officeooo:rsid="01d00caf"/>
    </style:style>
    <style:style style:name="T397" style:family="text">
      <style:text-properties officeooo:rsid="02cf0da1"/>
    </style:style>
    <style:style style:name="T398" style:family="text">
      <style:text-properties officeooo:rsid="02b00aac"/>
    </style:style>
    <style:style style:name="T399" style:family="text">
      <style:text-properties officeooo:rsid="0206666e"/>
    </style:style>
    <style:style style:name="T400" style:family="text">
      <style:text-properties officeooo:rsid="0207ed9a"/>
    </style:style>
    <style:style style:name="T401" style:family="text">
      <style:text-properties officeooo:rsid="021b8f2b"/>
    </style:style>
    <style:style style:name="T402" style:family="text">
      <style:text-properties officeooo:rsid="01d13f5b"/>
    </style:style>
    <style:style style:name="T403" style:family="text">
      <style:text-properties officeooo:rsid="01d97945"/>
    </style:style>
    <style:style style:name="T404" style:family="text">
      <style:text-properties officeooo:rsid="01dfd434"/>
    </style:style>
    <style:style style:name="T405" style:family="text">
      <style:text-properties officeooo:rsid="01d1d51e"/>
    </style:style>
    <style:style style:name="T406" style:family="text">
      <style:text-properties officeooo:rsid="0255d4b3"/>
    </style:style>
    <style:style style:name="T407" style:family="text">
      <style:text-properties officeooo:rsid="01d685cb"/>
    </style:style>
    <style:style style:name="T408" style:family="text">
      <style:text-properties officeooo:rsid="01d49ae4"/>
    </style:style>
    <style:style style:name="T409" style:family="text">
      <style:text-properties officeooo:rsid="01d6a431"/>
    </style:style>
    <style:style style:name="T410" style:family="text">
      <style:text-properties officeooo:rsid="01dca136"/>
    </style:style>
    <style:style style:name="T411" style:family="text">
      <style:text-properties fo:language="uk" fo:country="UA" officeooo:rsid="01d6a431"/>
    </style:style>
    <style:style style:name="T412" style:family="text">
      <style:text-properties fo:language="uk" fo:country="UA" officeooo:rsid="020e61d0"/>
    </style:style>
    <style:style style:name="T413" style:family="text">
      <style:text-properties officeooo:rsid="01ec4ae5"/>
    </style:style>
    <style:style style:name="T414" style:family="text">
      <style:text-properties officeooo:rsid="021bf5db"/>
    </style:style>
    <style:style style:name="T415" style:family="text">
      <style:text-properties officeooo:rsid="00774b12"/>
    </style:style>
    <style:style style:name="T416" style:family="text">
      <style:text-properties officeooo:rsid="01ce89c8"/>
    </style:style>
    <style:style style:name="T417" style:family="text">
      <style:text-properties officeooo:rsid="027b79d2"/>
    </style:style>
    <style:style style:name="T418" style:family="text">
      <style:text-properties officeooo:rsid="01db4946" fo:background-color="transparent" loext:char-shading-value="0"/>
    </style:style>
    <style:style style:name="T419" style:family="text">
      <style:text-properties officeooo:rsid="027b79d2" fo:background-color="transparent" loext:char-shading-value="0"/>
    </style:style>
    <style:style style:name="T420" style:family="text">
      <style:text-properties officeooo:rsid="021b8f2b" fo:background-color="transparent" loext:char-shading-value="0"/>
    </style:style>
    <style:style style:name="T421" style:family="text">
      <style:text-properties officeooo:rsid="01dca136" fo:background-color="transparent" loext:char-shading-value="0"/>
    </style:style>
    <style:style style:name="T422" style:family="text">
      <style:text-properties officeooo:rsid="01e42ae7" fo:background-color="transparent" loext:char-shading-value="0"/>
    </style:style>
    <style:style style:name="T423" style:family="text">
      <style:text-properties officeooo:rsid="01e48946"/>
    </style:style>
    <style:style style:name="T424" style:family="text">
      <style:text-properties officeooo:rsid="029c35f6"/>
    </style:style>
    <style:style style:name="T425" style:family="text">
      <style:text-properties officeooo:rsid="02512d1e"/>
    </style:style>
    <style:style style:name="T426" style:family="text">
      <style:text-properties officeooo:rsid="01e8560b"/>
    </style:style>
    <style:style style:name="T427" style:family="text">
      <style:text-properties officeooo:rsid="01e5523f"/>
    </style:style>
    <style:style style:name="T428" style:family="text">
      <style:text-properties officeooo:rsid="01eaae1c"/>
    </style:style>
    <style:style style:name="T429" style:family="text">
      <style:text-properties officeooo:rsid="01e607af"/>
    </style:style>
    <style:style style:name="T430" style:family="text">
      <style:text-properties fo:language="ru" fo:country="RU" officeooo:rsid="029c35f6"/>
    </style:style>
    <style:style style:name="T431" style:family="text">
      <style:text-properties fo:language="ru" fo:country="RU" officeooo:rsid="01eaae1c"/>
    </style:style>
    <style:style style:name="T432" style:family="text">
      <style:text-properties fo:language="ru" fo:country="RU" officeooo:rsid="01eeeecd"/>
    </style:style>
    <style:style style:name="T433" style:family="text">
      <style:text-properties fo:language="ru" fo:country="RU" officeooo:rsid="01eb7efa"/>
    </style:style>
    <style:style style:name="T434" style:family="text">
      <style:text-properties fo:language="ru" fo:country="RU" officeooo:rsid="01fcd6e1"/>
    </style:style>
    <style:style style:name="T435" style:family="text">
      <style:text-properties fo:language="ru" fo:country="RU" officeooo:rsid="01ec1d96"/>
    </style:style>
    <style:style style:name="T436" style:family="text">
      <style:text-properties fo:language="ru" fo:country="RU" officeooo:rsid="01ec4ae5"/>
    </style:style>
    <style:style style:name="T437" style:family="text">
      <style:text-properties fo:language="ru" fo:country="RU" officeooo:rsid="01f02364"/>
    </style:style>
    <style:style style:name="T438" style:family="text">
      <style:text-properties fo:language="ru" fo:country="RU" officeooo:rsid="01f4790e"/>
    </style:style>
    <style:style style:name="T439" style:family="text">
      <style:text-properties fo:language="ru" fo:country="RU" officeooo:rsid="01f5c338"/>
    </style:style>
    <style:style style:name="T440" style:family="text">
      <style:text-properties fo:language="ru" fo:country="RU" officeooo:rsid="020aae36"/>
    </style:style>
    <style:style style:name="T441" style:family="text">
      <style:text-properties fo:language="ru" fo:country="RU" officeooo:rsid="01f19a25"/>
    </style:style>
    <style:style style:name="T442" style:family="text">
      <style:text-properties fo:language="ru" fo:country="RU" officeooo:rsid="01f20548"/>
    </style:style>
    <style:style style:name="T443" style:family="text">
      <style:text-properties fo:language="ru" fo:country="RU" officeooo:rsid="021f11d2"/>
    </style:style>
    <style:style style:name="T444" style:family="text">
      <style:text-properties fo:language="ru" fo:country="RU" officeooo:rsid="01f3358c"/>
    </style:style>
    <style:style style:name="T445" style:family="text">
      <style:text-properties fo:language="ru" fo:country="RU" officeooo:rsid="02d051a2"/>
    </style:style>
    <style:style style:name="T446" style:family="text">
      <style:text-properties fo:language="ru" fo:country="RU" officeooo:rsid="01fe4e34"/>
    </style:style>
    <style:style style:name="T447" style:family="text">
      <style:text-properties fo:language="ru" fo:country="RU" officeooo:rsid="020705e3"/>
    </style:style>
    <style:style style:name="T448" style:family="text">
      <style:text-properties fo:language="ru" fo:country="RU" officeooo:rsid="021b8f2b"/>
    </style:style>
    <style:style style:name="T449" style:family="text">
      <style:text-properties fo:language="ru" fo:country="RU" officeooo:rsid="020e61d0"/>
    </style:style>
    <style:style style:name="T450" style:family="text">
      <style:text-properties fo:language="ru" fo:country="RU" officeooo:rsid="0239bb71"/>
    </style:style>
    <style:style style:name="T451" style:family="text">
      <style:text-properties fo:language="ru" fo:country="RU" officeooo:rsid="027b79d2" fo:background-color="transparent" loext:char-shading-value="0"/>
    </style:style>
    <style:style style:name="T452" style:family="text">
      <style:text-properties fo:language="ru" fo:country="RU" officeooo:rsid="0211ec1f"/>
    </style:style>
    <style:style style:name="T453" style:family="text">
      <style:text-properties fo:language="ru" fo:country="RU" officeooo:rsid="0215b99a" fo:background-color="transparent" loext:char-shading-value="0"/>
    </style:style>
    <style:style style:name="T454" style:family="text">
      <style:text-properties fo:language="ru" fo:country="RU" officeooo:rsid="0213e0e7"/>
    </style:style>
    <style:style style:name="T455" style:family="text">
      <style:text-properties fo:language="ru" fo:country="RU" officeooo:rsid="021bf5db"/>
    </style:style>
    <style:style style:name="T456" style:family="text">
      <style:text-properties fo:language="ru" fo:country="RU" officeooo:rsid="0277cb64"/>
    </style:style>
    <style:style style:name="T457" style:family="text">
      <style:text-properties fo:language="ru" fo:country="RU" officeooo:rsid="0266b727"/>
    </style:style>
    <style:style style:name="T458" style:family="text">
      <style:text-properties fo:language="ru" fo:country="RU" officeooo:rsid="0215b99a"/>
    </style:style>
    <style:style style:name="T459" style:family="text">
      <style:text-properties fo:language="ru" fo:country="RU" officeooo:rsid="021d65a4"/>
    </style:style>
    <style:style style:name="T460" style:family="text">
      <style:text-properties fo:language="ru" fo:country="RU" officeooo:rsid="024927e1"/>
    </style:style>
    <style:style style:name="T461" style:family="text">
      <style:text-properties fo:language="ru" fo:country="RU" officeooo:rsid="021e9d8a"/>
    </style:style>
    <style:style style:name="T462" style:family="text">
      <style:text-properties fo:language="ru" fo:country="RU" officeooo:rsid="0225e5a3"/>
    </style:style>
    <style:style style:name="T463" style:family="text">
      <style:text-properties officeooo:rsid="021d65a4"/>
    </style:style>
    <style:style style:name="T464" style:family="text">
      <style:text-properties fo:language="ru" fo:country="RU" officeooo:rsid="0217b3a0"/>
    </style:style>
    <style:style style:name="T465" style:family="text">
      <style:text-properties fo:language="ru" fo:country="RU" officeooo:rsid="02181aec"/>
    </style:style>
    <style:style style:name="T466" style:family="text">
      <style:text-properties fo:language="ru" fo:country="RU" officeooo:rsid="0222e4aa"/>
    </style:style>
    <style:style style:name="T467" style:family="text">
      <style:text-properties fo:language="ru" fo:country="RU" officeooo:rsid="0221356c"/>
    </style:style>
    <style:style style:name="T468" style:family="text">
      <style:text-properties fo:language="ru" fo:country="RU" officeooo:rsid="023bea3f"/>
    </style:style>
    <style:style style:name="T469" style:family="text">
      <style:text-properties fo:language="ru" fo:country="RU" officeooo:rsid="0220ac98"/>
    </style:style>
    <style:style style:name="T470" style:family="text">
      <style:text-properties fo:language="ru" fo:country="RU" officeooo:rsid="0259d7a1"/>
    </style:style>
    <style:style style:name="T471" style:family="text">
      <style:text-properties fo:language="ru" fo:country="RU" officeooo:rsid="02243361"/>
    </style:style>
    <style:style style:name="T472" style:family="text">
      <style:text-properties fo:language="ru" fo:country="RU" officeooo:rsid="02286627"/>
    </style:style>
    <style:style style:name="T473" style:family="text">
      <style:text-properties fo:language="ru" fo:country="RU" officeooo:rsid="022c5621"/>
    </style:style>
    <style:style style:name="T474" style:family="text">
      <style:text-properties fo:language="ru" fo:country="RU" officeooo:rsid="0201bde9"/>
    </style:style>
    <style:style style:name="T475" style:family="text">
      <style:text-properties fo:language="ru" fo:country="RU" officeooo:rsid="0224a67f"/>
    </style:style>
    <style:style style:name="T476" style:family="text">
      <style:text-properties fo:language="ru" fo:country="RU" officeooo:rsid="020d19e7"/>
    </style:style>
    <style:style style:name="T477" style:family="text">
      <style:text-properties fo:language="ru" fo:country="RU" officeooo:rsid="022de5ad"/>
    </style:style>
    <style:style style:name="T478" style:family="text">
      <style:text-properties fo:language="ru" fo:country="RU" officeooo:rsid="0280ef7a"/>
    </style:style>
    <style:style style:name="T479" style:family="text">
      <style:text-properties officeooo:rsid="022e906c"/>
    </style:style>
    <style:style style:name="T480" style:family="text">
      <style:text-properties officeooo:rsid="022c5621"/>
    </style:style>
    <style:style style:name="T481" style:family="text">
      <style:text-properties officeooo:rsid="023bea3f"/>
    </style:style>
    <style:style style:name="T482" style:family="text">
      <style:text-properties fo:language="ru" fo:country="RU" officeooo:rsid="022765cc"/>
    </style:style>
    <style:style style:name="T483" style:family="text">
      <style:text-properties officeooo:rsid="022b5ce6"/>
    </style:style>
    <style:style style:name="T484" style:family="text">
      <style:text-properties officeooo:rsid="022de5ad"/>
    </style:style>
    <style:style style:name="T485" style:family="text">
      <style:text-properties fo:language="uk" fo:country="UA" officeooo:rsid="022f687f"/>
    </style:style>
    <style:style style:name="T486" style:family="text">
      <style:text-properties fo:language="uk" fo:country="UA" officeooo:rsid="029fec50"/>
    </style:style>
    <style:style style:name="T487" style:family="text">
      <style:text-properties officeooo:rsid="0280ef7a"/>
    </style:style>
    <style:style style:name="T488" style:family="text">
      <style:text-properties officeooo:rsid="024927e1"/>
    </style:style>
    <style:style style:name="T489" style:family="text">
      <style:text-properties officeooo:rsid="0234ef63"/>
    </style:style>
    <style:style style:name="T490" style:family="text">
      <style:text-properties officeooo:rsid="02f8f0a6"/>
    </style:style>
    <style:style style:name="T491" style:family="text">
      <style:text-properties fo:language="ru" fo:country="RU" officeooo:rsid="02332fb1"/>
    </style:style>
    <style:style style:name="T492" style:family="text">
      <style:text-properties fo:language="ru" fo:country="RU" officeooo:rsid="0230527e"/>
    </style:style>
    <style:style style:name="T493" style:family="text">
      <style:text-properties fo:language="ru" fo:country="RU" officeooo:rsid="02349b46"/>
    </style:style>
    <style:style style:name="T494" style:family="text">
      <style:text-properties officeooo:rsid="023c9b65"/>
    </style:style>
    <style:style style:name="T495" style:family="text">
      <style:text-properties officeooo:rsid="023e167f"/>
    </style:style>
    <style:style style:name="T496" style:family="text">
      <style:text-properties officeooo:rsid="02396764"/>
    </style:style>
    <style:style style:name="T497" style:family="text">
      <style:text-properties officeooo:rsid="025335e4"/>
    </style:style>
    <style:style style:name="T498" style:family="text">
      <style:text-properties officeooo:rsid="023a13af"/>
    </style:style>
    <style:style style:name="T499" style:family="text">
      <style:text-properties officeooo:rsid="027cbcf9"/>
    </style:style>
    <style:style style:name="T500" style:family="text">
      <style:text-properties officeooo:rsid="0241ad41"/>
    </style:style>
    <style:style style:name="T501" style:family="text">
      <style:text-properties officeooo:rsid="025ffc1f"/>
    </style:style>
    <style:style style:name="T502" style:family="text">
      <style:text-properties fo:language="ru" fo:country="RU" officeooo:rsid="024334d7"/>
    </style:style>
    <style:style style:name="T503" style:family="text">
      <style:text-properties fo:language="ru" fo:country="RU" officeooo:rsid="0243b4c5"/>
    </style:style>
    <style:style style:name="T504" style:family="text">
      <style:text-properties fo:language="ru" fo:country="RU" officeooo:rsid="0245464d"/>
    </style:style>
    <style:style style:name="T505" style:family="text">
      <style:text-properties fo:language="uk" fo:country="UA" officeooo:rsid="0245464d"/>
    </style:style>
    <style:style style:name="T506" style:family="text">
      <style:text-properties fo:language="ru" fo:country="RU" officeooo:rsid="024baded"/>
    </style:style>
    <style:style style:name="T507" style:family="text">
      <style:text-properties fo:language="ru" fo:country="RU" officeooo:rsid="02d174ff"/>
    </style:style>
    <style:style style:name="T508" style:family="text">
      <style:text-properties fo:language="ru" fo:country="RU" officeooo:rsid="02464cee"/>
    </style:style>
    <style:style style:name="T509" style:family="text">
      <style:text-properties fo:language="ru" fo:country="RU" officeooo:rsid="0245d1d9"/>
    </style:style>
    <style:style style:name="T510" style:family="text">
      <style:text-properties fo:language="ru" fo:country="RU" officeooo:rsid="02481fe2"/>
    </style:style>
    <style:style style:name="T511" style:family="text">
      <style:text-properties fo:language="ru" fo:country="RU" officeooo:rsid="024f45c1"/>
    </style:style>
    <style:style style:name="T512" style:family="text">
      <style:text-properties fo:language="ru" fo:country="RU" officeooo:rsid="027b79d2"/>
    </style:style>
    <style:style style:name="T513" style:family="text">
      <style:text-properties fo:language="ru" fo:country="RU" officeooo:rsid="0255d4b3"/>
    </style:style>
    <style:style style:name="T514" style:family="text">
      <style:text-properties fo:language="ru" fo:country="RU" officeooo:rsid="024f0d2e"/>
    </style:style>
    <style:style style:name="T515" style:family="text">
      <style:text-properties fo:language="ru" fo:country="RU" officeooo:rsid="024edbac"/>
    </style:style>
    <style:style style:name="T516" style:family="text">
      <style:text-properties fo:language="ru" fo:country="RU" officeooo:rsid="02512d1e"/>
    </style:style>
    <style:style style:name="T517" style:family="text">
      <style:text-properties fo:language="ru" fo:country="RU" officeooo:rsid="027cbcf9"/>
    </style:style>
    <style:style style:name="T518" style:family="text">
      <style:text-properties fo:language="ru" fo:country="RU" officeooo:rsid="0252fb71"/>
    </style:style>
    <style:style style:name="T519" style:family="text">
      <style:text-properties fo:language="ru" fo:country="RU" officeooo:rsid="025335e4"/>
    </style:style>
    <style:style style:name="T520" style:family="text">
      <style:text-properties fo:language="ru" fo:country="RU" officeooo:rsid="0259c93d"/>
    </style:style>
    <style:style style:name="T521" style:family="text">
      <style:text-properties fo:language="ru" fo:country="RU" officeooo:rsid="025902fd"/>
    </style:style>
    <style:style style:name="T522" style:family="text">
      <style:text-properties fo:language="ru" fo:country="RU" officeooo:rsid="02594192"/>
    </style:style>
    <style:style style:name="T523" style:family="text">
      <style:text-properties fo:language="ru" fo:country="RU" officeooo:rsid="0255dd9d"/>
    </style:style>
    <style:style style:name="T524" style:family="text">
      <style:text-properties fo:language="ru" fo:country="RU" officeooo:rsid="0254f11a"/>
    </style:style>
    <style:style style:name="T525" style:family="text">
      <style:text-properties fo:language="ru" fo:country="RU" officeooo:rsid="0261cf66"/>
    </style:style>
    <style:style style:name="T526" style:family="text">
      <style:text-properties fo:language="ru" fo:country="RU" officeooo:rsid="025b8fa8"/>
    </style:style>
    <style:style style:name="T527" style:family="text">
      <style:text-properties fo:language="ru" fo:country="RU" officeooo:rsid="025cff1f"/>
    </style:style>
    <style:style style:name="T528" style:family="text">
      <style:text-properties fo:language="ru" fo:country="RU" officeooo:rsid="02b4ae46"/>
    </style:style>
    <style:style style:name="T529" style:family="text">
      <style:text-properties fo:language="ru" fo:country="RU" officeooo:rsid="0263bc64"/>
    </style:style>
    <style:style style:name="T530" style:family="text">
      <style:text-properties fo:language="ru" fo:country="RU" officeooo:rsid="00802041"/>
    </style:style>
    <style:style style:name="T531" style:family="text">
      <style:text-properties fo:language="en" fo:country="US" officeooo:rsid="00802041"/>
    </style:style>
    <style:style style:name="T532" style:family="text">
      <style:text-properties fo:language="ru" fo:country="RU" officeooo:rsid="008d376b"/>
    </style:style>
    <style:style style:name="T533" style:family="text">
      <style:text-properties fo:language="ru" fo:country="RU" officeooo:rsid="008304a2"/>
    </style:style>
    <style:style style:name="T534" style:family="text">
      <style:text-properties fo:language="ru" fo:country="RU" officeooo:rsid="008f19e1"/>
    </style:style>
    <style:style style:name="T535" style:family="text">
      <style:text-properties fo:language="ru" fo:country="RU" officeooo:rsid="028318e7"/>
    </style:style>
    <style:style style:name="T536" style:family="text">
      <style:text-properties officeooo:rsid="008f19e1"/>
    </style:style>
    <style:style style:name="T537" style:family="text">
      <style:text-properties officeooo:rsid="008304a2"/>
    </style:style>
    <style:style style:name="T538" style:family="text">
      <style:text-properties officeooo:rsid="0084dc7a"/>
    </style:style>
    <style:style style:name="T539" style:family="text">
      <style:text-properties officeooo:rsid="0263bc64"/>
    </style:style>
    <style:style style:name="T540" style:family="text">
      <style:text-properties officeooo:rsid="0266bd6e"/>
    </style:style>
    <style:style style:name="T541" style:family="text">
      <style:text-properties officeooo:rsid="02713c70"/>
    </style:style>
    <style:style style:name="T542" style:family="text">
      <style:text-properties officeooo:rsid="00728816"/>
    </style:style>
    <style:style style:name="T543" style:family="text">
      <style:text-properties officeooo:rsid="026f3e58"/>
    </style:style>
    <style:style style:name="T544" style:family="text">
      <style:text-properties fo:language="en" fo:country="US" officeooo:rsid="026f3e58"/>
    </style:style>
    <style:style style:name="T545" style:family="text">
      <style:text-properties officeooo:rsid="026900b8"/>
    </style:style>
    <style:style style:name="T546" style:family="text">
      <style:text-properties officeooo:rsid="02b4ae46"/>
    </style:style>
    <style:style style:name="T547" style:family="text">
      <style:text-properties officeooo:rsid="026b0601"/>
    </style:style>
    <style:style style:name="T548" style:family="text">
      <style:text-properties officeooo:rsid="026be3b6"/>
    </style:style>
    <style:style style:name="T549" style:family="text">
      <style:text-properties officeooo:rsid="0268a832"/>
    </style:style>
    <style:style style:name="T550" style:family="text">
      <style:text-properties officeooo:rsid="0271566e"/>
    </style:style>
    <style:style style:name="T551" style:family="text">
      <style:text-properties officeooo:rsid="02732d59"/>
    </style:style>
    <style:style style:name="T552" style:family="text">
      <style:text-properties officeooo:rsid="028b072b"/>
    </style:style>
    <style:style style:name="T553" style:family="text">
      <style:text-properties officeooo:rsid="0276dd17"/>
    </style:style>
    <style:style style:name="T554" style:family="text">
      <style:text-properties officeooo:rsid="02a70aa3"/>
    </style:style>
    <style:style style:name="T555" style:family="text">
      <style:text-properties fo:language="en" fo:country="US" officeooo:rsid="0276dd17"/>
    </style:style>
    <style:style style:name="T556" style:family="text">
      <style:text-properties fo:language="en" fo:country="US" officeooo:rsid="0278626a"/>
    </style:style>
    <style:style style:name="T557" style:family="text">
      <style:text-properties officeooo:rsid="0278626a"/>
    </style:style>
    <style:style style:name="T558" style:family="text">
      <style:text-properties officeooo:rsid="0277cb64"/>
    </style:style>
    <style:style style:name="T559" style:family="text">
      <style:text-properties fo:language="uk" fo:country="UA" officeooo:rsid="027b79d2"/>
    </style:style>
    <style:style style:name="T560" style:family="text">
      <style:text-properties fo:language="uk" fo:country="UA" officeooo:rsid="027c5baa"/>
    </style:style>
    <style:style style:name="T561" style:family="text">
      <style:text-properties officeooo:rsid="027c5baa"/>
    </style:style>
    <style:style style:name="T562" style:family="text">
      <style:text-properties officeooo:rsid="02789e5e"/>
    </style:style>
    <style:style style:name="T563" style:family="text">
      <style:text-properties officeooo:rsid="02804de0"/>
    </style:style>
    <style:style style:name="T564" style:family="text">
      <style:text-properties officeooo:rsid="0279ac59"/>
    </style:style>
    <style:style style:name="T565" style:family="text">
      <style:text-properties officeooo:rsid="027dcd88"/>
    </style:style>
    <style:style style:name="T566" style:family="text">
      <style:text-properties officeooo:rsid="027e60c7"/>
    </style:style>
    <style:style style:name="T567" style:family="text">
      <style:text-properties officeooo:rsid="0282f395"/>
    </style:style>
    <style:style style:name="T568" style:family="text">
      <style:text-properties officeooo:rsid="028102e1"/>
    </style:style>
    <style:style style:name="T569" style:family="text">
      <style:text-properties officeooo:rsid="028318e7"/>
    </style:style>
    <style:style style:name="T570" style:family="text">
      <style:text-properties officeooo:rsid="02a04880"/>
    </style:style>
    <style:style style:name="T571" style:family="text">
      <style:text-properties officeooo:rsid="028a4671"/>
    </style:style>
    <style:style style:name="T572" style:family="text">
      <style:text-properties officeooo:rsid="0261cf66"/>
    </style:style>
    <style:style style:name="T573" style:family="text">
      <style:text-properties officeooo:rsid="0285a54e"/>
    </style:style>
    <style:style style:name="T574" style:family="text">
      <style:text-properties officeooo:rsid="008d376b"/>
    </style:style>
    <style:style style:name="T575" style:family="text">
      <style:text-properties officeooo:rsid="009308a5"/>
    </style:style>
    <style:style style:name="T576" style:family="text">
      <style:text-properties officeooo:rsid="008fd466"/>
    </style:style>
    <style:style style:name="T577" style:family="text">
      <style:text-properties officeooo:rsid="00855c36"/>
    </style:style>
    <style:style style:name="T578" style:family="text">
      <style:text-properties officeooo:rsid="00962f65"/>
    </style:style>
    <style:style style:name="T579" style:family="text">
      <style:text-properties officeooo:rsid="0287fdbe"/>
    </style:style>
    <style:style style:name="T580" style:family="text">
      <style:text-properties officeooo:rsid="028ae7a0"/>
    </style:style>
    <style:style style:name="T581" style:family="text">
      <style:text-properties officeooo:rsid="029915bd"/>
    </style:style>
    <style:style style:name="T582" style:family="text">
      <style:text-properties officeooo:rsid="0299f1b8"/>
    </style:style>
    <style:style style:name="T583" style:family="text">
      <style:text-properties officeooo:rsid="028d41fa"/>
    </style:style>
    <style:style style:name="T584" style:family="text">
      <style:text-properties officeooo:rsid="028ea693"/>
    </style:style>
    <style:style style:name="T585" style:family="text">
      <style:text-properties officeooo:rsid="028bab87"/>
    </style:style>
    <style:style style:name="T586" style:family="text">
      <style:text-properties officeooo:rsid="028c1fe3"/>
    </style:style>
    <style:style style:name="T587" style:family="text">
      <style:text-properties officeooo:rsid="0292daf4"/>
    </style:style>
    <style:style style:name="T588" style:family="text">
      <style:text-properties officeooo:rsid="02971bad"/>
    </style:style>
    <style:style style:name="T589" style:family="text">
      <style:text-properties officeooo:rsid="02948144"/>
    </style:style>
    <style:style style:name="T590" style:family="text">
      <style:text-properties officeooo:rsid="02964e0d"/>
    </style:style>
    <style:style style:name="T591" style:family="text">
      <style:text-properties officeooo:rsid="02a1efa2"/>
    </style:style>
    <style:style style:name="T592" style:family="text">
      <style:text-properties officeooo:rsid="029e710f"/>
    </style:style>
    <style:style style:name="T593" style:family="text">
      <style:text-properties officeooo:rsid="029ca194"/>
    </style:style>
    <style:style style:name="T594" style:family="text">
      <style:text-properties officeooo:rsid="029d40a5"/>
    </style:style>
    <style:style style:name="T595" style:family="text">
      <style:text-properties officeooo:rsid="02a9a37d"/>
    </style:style>
    <style:style style:name="T596" style:family="text">
      <style:text-properties officeooo:rsid="02a94065"/>
    </style:style>
    <style:style style:name="T597" style:family="text">
      <style:text-properties fo:language="uk" fo:country="UA" officeooo:rsid="02a94065"/>
    </style:style>
    <style:style style:name="T598" style:family="text">
      <style:text-properties fo:language="uk" fo:country="UA" officeooo:rsid="02ab6d3c"/>
    </style:style>
    <style:style style:name="T599" style:family="text">
      <style:text-properties officeooo:rsid="02ab6d3c"/>
    </style:style>
    <style:style style:name="T600" style:family="text">
      <style:text-properties officeooo:rsid="02b1cad3"/>
    </style:style>
    <style:style style:name="T601" style:family="text">
      <style:text-properties officeooo:rsid="02aa89df"/>
    </style:style>
    <style:style style:name="T602" style:family="text">
      <style:text-properties officeooo:rsid="00872a31"/>
    </style:style>
    <style:style style:name="T603" style:family="text">
      <style:text-properties officeooo:rsid="02ad560f"/>
    </style:style>
    <style:style style:name="T604" style:family="text">
      <style:text-properties officeooo:rsid="02ae57dd"/>
    </style:style>
    <style:style style:name="T605" style:family="text">
      <style:text-properties officeooo:rsid="02b0cf9b"/>
    </style:style>
    <style:style style:name="T606" style:family="text">
      <style:text-properties officeooo:rsid="0096650a"/>
    </style:style>
    <style:style style:name="T607" style:family="text">
      <style:text-properties officeooo:rsid="0097db3e"/>
    </style:style>
    <style:style style:name="T608" style:family="text">
      <style:text-properties officeooo:rsid="0088f718"/>
    </style:style>
    <style:style style:name="T609" style:family="text">
      <style:text-properties officeooo:rsid="008bf5b8"/>
    </style:style>
    <style:style style:name="T610" style:family="text">
      <style:text-properties officeooo:rsid="00994bf0"/>
    </style:style>
    <style:style style:name="T611" style:family="text">
      <style:text-properties fo:language="ru" fo:country="RU" fo:font-style="italic" officeooo:rsid="02b00aac" style:font-style-asian="italic" style:font-style-complex="italic"/>
    </style:style>
    <style:style style:name="T612" style:family="text">
      <style:text-properties fo:language="ru" fo:country="RU" fo:font-style="italic" officeooo:rsid="008cece7" style:font-style-asian="italic" style:font-style-complex="italic"/>
    </style:style>
    <style:style style:name="T613" style:family="text">
      <style:text-properties fo:language="ru" fo:country="RU" fo:font-style="italic" officeooo:rsid="009a2e3b" style:font-style-asian="italic" style:font-style-complex="italic"/>
    </style:style>
    <style:style style:name="T614" style:family="text">
      <style:text-properties fo:language="ru" fo:country="RU" fo:font-style="italic" officeooo:rsid="00994bf0" style:font-style-asian="italic" style:font-style-complex="italic"/>
    </style:style>
    <style:style style:name="T615" style:family="text">
      <style:text-properties fo:language="ru" fo:country="RU" fo:font-style="italic" officeooo:rsid="02b5eea8" style:font-style-asian="italic" style:font-style-complex="italic"/>
    </style:style>
    <style:style style:name="T616" style:family="text">
      <style:text-properties fo:language="ru" fo:country="RU" fo:font-style="italic" officeooo:rsid="009bf573" style:font-style-asian="italic" style:font-style-complex="italic"/>
    </style:style>
    <style:style style:name="T617" style:family="text">
      <style:text-properties officeooo:rsid="02b02c21"/>
    </style:style>
    <style:style style:name="T618" style:family="text">
      <style:text-properties officeooo:rsid="009c2d2e"/>
    </style:style>
    <style:style style:name="T619" style:family="text">
      <style:text-properties officeooo:rsid="02b282a9"/>
    </style:style>
    <style:style style:name="T620" style:family="text">
      <style:text-properties fo:language="ru" fo:country="RU" officeooo:rsid="02b1cad3"/>
    </style:style>
    <style:style style:name="T621" style:family="text">
      <style:text-properties fo:language="ru" fo:country="RU" officeooo:rsid="02b282a9"/>
    </style:style>
    <style:style style:name="T622" style:family="text">
      <style:text-properties fo:language="ru" fo:country="RU" officeooo:rsid="009c2d2e"/>
    </style:style>
    <style:style style:name="T623" style:family="text">
      <style:text-properties officeooo:rsid="02bc178a"/>
    </style:style>
    <style:style style:name="T624" style:family="text">
      <style:text-properties officeooo:rsid="009c5849"/>
    </style:style>
    <style:style style:name="T625" style:family="text">
      <style:text-properties officeooo:rsid="009db017"/>
    </style:style>
    <style:style style:name="T626" style:family="text">
      <style:text-properties officeooo:rsid="009fa6ef"/>
    </style:style>
    <style:style style:name="T627" style:family="text">
      <style:text-properties officeooo:rsid="02b36519"/>
    </style:style>
    <style:style style:name="T628" style:family="text">
      <style:text-properties officeooo:rsid="00a0fed5"/>
    </style:style>
    <style:style style:name="T629" style:family="text">
      <style:text-properties officeooo:rsid="00a190af"/>
    </style:style>
    <style:style style:name="T630" style:family="text">
      <style:text-properties fo:language="en" fo:country="US" officeooo:rsid="02cc62ea"/>
    </style:style>
    <style:style style:name="T631" style:family="text">
      <style:text-properties fo:language="en" fo:country="US" officeooo:rsid="00a26c20"/>
    </style:style>
    <style:style style:name="T632" style:family="text">
      <style:text-properties fo:language="ru" fo:country="RU" officeooo:rsid="02d2bd55"/>
    </style:style>
    <style:style style:name="T633" style:family="text">
      <style:text-properties fo:language="ru" fo:country="RU" officeooo:rsid="00a26c20"/>
    </style:style>
    <style:style style:name="T634" style:family="text">
      <style:text-properties fo:language="ru" fo:country="RU" officeooo:rsid="00a42499"/>
    </style:style>
    <style:style style:name="T635" style:family="text">
      <style:text-properties fo:language="ru" fo:country="RU" officeooo:rsid="00a42499" fo:background-color="transparent" loext:char-shading-value="0"/>
    </style:style>
    <style:style style:name="T636" style:family="text">
      <style:text-properties fo:language="ru" fo:country="RU" officeooo:rsid="02d2bd55" fo:background-color="transparent" loext:char-shading-value="0"/>
    </style:style>
    <style:style style:name="T637" style:family="text">
      <style:text-properties fo:language="ru" fo:country="RU" officeooo:rsid="00a5b407" fo:background-color="transparent" loext:char-shading-value="0"/>
    </style:style>
    <style:style style:name="T638" style:family="text">
      <style:text-properties officeooo:rsid="00a80bb1"/>
    </style:style>
    <style:style style:name="T639" style:family="text">
      <style:text-properties officeooo:rsid="02d2eb79"/>
    </style:style>
    <style:style style:name="T640" style:family="text">
      <style:text-properties fo:language="ru" fo:country="RU" fo:font-style="italic" officeooo:rsid="00a9f029" style:font-style-asian="italic" style:font-style-complex="italic"/>
    </style:style>
    <style:style style:name="T641" style:family="text">
      <style:text-properties fo:language="ru" fo:country="RU" fo:font-style="italic" fo:background-color="#ffff00" loext:char-shading-value="0" style:font-style-asian="italic" style:font-style-complex="italic"/>
    </style:style>
    <style:style style:name="T642" style:family="text">
      <style:text-properties officeooo:rsid="00a9f029"/>
    </style:style>
    <style:style style:name="T643" style:family="text">
      <style:text-properties fo:language="ru" fo:country="RU" officeooo:rsid="00a9f029"/>
    </style:style>
    <style:style style:name="T644" style:family="text">
      <style:text-properties officeooo:rsid="00aa4753"/>
    </style:style>
    <style:style style:name="T645" style:family="text">
      <style:text-properties officeooo:rsid="00aa4d4d"/>
    </style:style>
    <style:style style:name="T646" style:family="text">
      <style:text-properties fo:language="ru" fo:country="RU" officeooo:rsid="02d2eb79"/>
    </style:style>
    <style:style style:name="T647" style:family="text">
      <style:text-properties fo:language="ru" fo:country="RU" officeooo:rsid="02d2eb79" fo:background-color="transparent" loext:char-shading-value="0"/>
    </style:style>
    <style:style style:name="T648" style:family="text">
      <style:text-properties officeooo:rsid="02d35170"/>
    </style:style>
    <style:style style:name="T649" style:family="text">
      <style:text-properties fo:language="en" fo:country="US" officeooo:rsid="00ade673"/>
    </style:style>
    <style:style style:name="T650" style:family="text">
      <style:text-properties officeooo:rsid="00ade673"/>
    </style:style>
    <style:style style:name="T651" style:family="text">
      <style:text-properties fo:language="en" fo:country="US" officeooo:rsid="00af457d"/>
    </style:style>
    <style:style style:name="T652" style:family="text">
      <style:text-properties officeooo:rsid="00af457d"/>
    </style:style>
    <style:style style:name="T653" style:family="text">
      <style:text-properties officeooo:rsid="00b056aa"/>
    </style:style>
    <style:style style:name="T654" style:family="text">
      <style:text-properties officeooo:rsid="02d5aacc"/>
    </style:style>
    <style:style style:name="T655" style:family="text">
      <style:text-properties officeooo:rsid="00bbf109"/>
    </style:style>
    <style:style style:name="T656" style:family="text">
      <style:text-properties fo:language="ru" fo:country="RU" fo:font-style="normal" style:font-style-asian="normal" style:font-style-complex="normal"/>
    </style:style>
    <style:style style:name="T657" style:family="text">
      <style:text-properties fo:language="ru" fo:country="RU" fo:font-style="normal" officeooo:rsid="00bbf109" style:font-style-asian="normal" style:font-style-complex="normal"/>
    </style:style>
    <style:style style:name="T658" style:family="text">
      <style:text-properties officeooo:rsid="00be4c7a"/>
    </style:style>
    <style:style style:name="T659" style:family="text">
      <style:text-properties officeooo:rsid="02d7b94c"/>
    </style:style>
    <style:style style:name="T660" style:family="text">
      <style:text-properties officeooo:rsid="00bf98a6"/>
    </style:style>
    <style:style style:name="T661" style:family="text">
      <style:text-properties officeooo:rsid="02d9a952"/>
    </style:style>
    <style:style style:name="T662" style:family="text">
      <style:text-properties fo:language="ru" fo:country="RU" fo:font-style="normal" officeooo:rsid="00bf98a6" style:font-style-asian="normal" style:font-style-complex="normal"/>
    </style:style>
    <style:style style:name="T663" style:family="text">
      <style:text-properties officeooo:rsid="00c045c7"/>
    </style:style>
    <style:style style:name="T664" style:family="text">
      <style:text-properties officeooo:rsid="02d7f38f"/>
    </style:style>
    <style:style style:name="T665" style:family="text">
      <style:text-properties fo:language="uk" fo:country="UA" officeooo:rsid="02d9a952"/>
    </style:style>
    <style:style style:name="T666" style:family="text">
      <style:text-properties fo:language="ru" fo:country="RU" fo:font-style="normal" officeooo:rsid="02d9a952" style:font-style-asian="normal" style:font-style-complex="normal"/>
    </style:style>
    <style:style style:name="T667" style:family="text">
      <style:text-properties fo:language="ru" fo:country="RU" fo:font-style="normal" officeooo:rsid="02db3af5" style:font-style-asian="normal" style:font-style-complex="normal"/>
    </style:style>
    <style:style style:name="T668" style:family="text">
      <style:text-properties fo:language="ru" fo:country="RU" fo:font-style="normal" officeooo:rsid="00c052a1" style:font-style-asian="normal" style:font-style-complex="normal"/>
    </style:style>
    <style:style style:name="T669" style:family="text">
      <style:text-properties officeooo:rsid="00c052a1"/>
    </style:style>
    <style:style style:name="T670" style:family="text">
      <style:text-properties officeooo:rsid="02db3af5"/>
    </style:style>
    <style:style style:name="T671" style:family="text">
      <style:text-properties officeooo:rsid="02dc1565"/>
    </style:style>
    <style:style style:name="T672" style:family="text">
      <style:text-properties officeooo:rsid="00b21120"/>
    </style:style>
    <style:style style:name="T673" style:family="text">
      <style:text-properties officeooo:rsid="0283b520"/>
    </style:style>
    <style:style style:name="T674" style:family="text">
      <style:text-properties officeooo:rsid="02dd9769"/>
    </style:style>
    <style:style style:name="T675" style:family="text">
      <style:text-properties officeooo:rsid="00b28802"/>
    </style:style>
    <style:style style:name="T676" style:family="text">
      <style:text-properties officeooo:rsid="02df8728"/>
    </style:style>
    <style:style style:name="T677" style:family="text">
      <style:text-properties officeooo:rsid="00b3fc80"/>
    </style:style>
    <style:style style:name="T678" style:family="text">
      <style:text-properties officeooo:rsid="02dfa2bc"/>
    </style:style>
    <style:style style:name="T679" style:family="text">
      <style:text-properties officeooo:rsid="02e27a9b"/>
    </style:style>
    <style:style style:name="T680" style:family="text">
      <style:text-properties fo:language="uk" fo:country="UA" officeooo:rsid="02e27a9b"/>
    </style:style>
    <style:style style:name="T681" style:family="text">
      <style:text-properties officeooo:rsid="02e1c0b4"/>
    </style:style>
    <style:style style:name="T682" style:family="text">
      <style:text-properties fo:language="uk" fo:country="UA" officeooo:rsid="02e42229"/>
    </style:style>
    <style:style style:name="T683" style:family="text">
      <style:text-properties officeooo:rsid="02e42229"/>
    </style:style>
    <style:style style:name="T684" style:family="text">
      <style:text-properties fo:language="ru" fo:country="RU" officeooo:rsid="02e27a9b"/>
    </style:style>
    <style:style style:name="T685" style:family="text">
      <style:text-properties fo:language="ru" fo:country="RU" officeooo:rsid="00b5d039" fo:background-color="transparent" loext:char-shading-value="0"/>
    </style:style>
    <style:style style:name="T686" style:family="text">
      <style:text-properties fo:language="ru" fo:country="RU" officeooo:rsid="00b6c7bb" fo:background-color="transparent" loext:char-shading-value="0"/>
    </style:style>
    <style:style style:name="T687" style:family="text">
      <style:text-properties officeooo:rsid="02e3fad6"/>
    </style:style>
    <style:style style:name="T688" style:family="text">
      <style:text-properties officeooo:rsid="02e3fad6" fo:background-color="transparent" loext:char-shading-value="0"/>
    </style:style>
    <style:style style:name="T689" style:family="text">
      <style:text-properties officeooo:rsid="00b6c7bb"/>
    </style:style>
    <style:style style:name="T690" style:family="text">
      <style:text-properties officeooo:rsid="00b825ef"/>
    </style:style>
    <style:style style:name="T691" style:family="text">
      <style:text-properties fo:font-style="italic" style:font-style-asian="italic"/>
    </style:style>
    <style:style style:name="T692" style:family="text">
      <style:text-properties fo:language="ru" fo:country="RU" fo:font-style="italic" style:font-style-asian="italic"/>
    </style:style>
    <style:style style:name="T693" style:family="text">
      <style:text-properties officeooo:rsid="00b9c598"/>
    </style:style>
    <style:style style:name="T694" style:family="text">
      <style:text-properties officeooo:rsid="02e4f272"/>
    </style:style>
    <style:style style:name="T695" style:family="text">
      <style:text-properties officeooo:rsid="00ba60d2"/>
    </style:style>
    <style:style style:name="T696" style:family="text">
      <style:text-properties fo:language="ru" fo:country="RU" officeooo:rsid="02d6df77"/>
    </style:style>
    <style:style style:name="T697" style:family="text">
      <style:text-properties fo:language="ru" fo:country="RU" fo:font-style="italic" officeooo:rsid="00c1e4e3" style:font-style-asian="italic" style:font-style-complex="italic"/>
    </style:style>
    <style:style style:name="T698" style:family="text">
      <style:text-properties fo:language="ru" fo:country="RU" fo:font-style="italic" officeooo:rsid="00c20ba5" style:font-style-asian="italic" style:font-style-complex="italic"/>
    </style:style>
    <style:style style:name="T699" style:family="text">
      <style:text-properties officeooo:rsid="02e676ea"/>
    </style:style>
    <style:style style:name="T700" style:family="text">
      <style:text-properties fo:language="ru" fo:country="RU" fo:font-style="italic" officeooo:rsid="02e676ea" style:font-style-asian="italic" style:font-style-complex="italic"/>
    </style:style>
    <style:style style:name="T701" style:family="text">
      <style:text-properties officeooo:rsid="00c20ba5"/>
    </style:style>
    <style:style style:name="T702" style:family="text">
      <style:text-properties officeooo:rsid="00c321bd"/>
    </style:style>
    <style:style style:name="T703" style:family="text">
      <style:text-properties fo:language="en" fo:country="US" officeooo:rsid="02e676ea"/>
    </style:style>
    <style:style style:name="T704" style:family="text">
      <style:text-properties fo:language="ru" fo:country="RU" fo:font-style="italic" officeooo:rsid="00c321bd" style:font-style-asian="italic" style:font-style-complex="italic"/>
    </style:style>
    <style:style style:name="T705" style:family="text">
      <style:text-properties fo:language="en" fo:country="US" fo:font-style="italic" officeooo:rsid="02e676ea" style:font-style-asian="italic" style:font-style-complex="italic"/>
    </style:style>
    <style:style style:name="T706" style:family="text">
      <style:text-properties officeooo:rsid="02e6dc44"/>
    </style:style>
    <style:style style:name="T707" style:family="text">
      <style:text-properties officeooo:rsid="00c37899"/>
    </style:style>
    <style:style style:name="T708" style:family="text">
      <style:text-properties officeooo:rsid="00c42bee"/>
    </style:style>
    <style:style style:name="T709" style:family="text">
      <style:text-properties officeooo:rsid="00c55d43"/>
    </style:style>
    <style:style style:name="T710" style:family="text">
      <style:text-properties officeooo:rsid="02e7c6ee"/>
    </style:style>
    <style:style style:name="T711" style:family="text">
      <style:text-properties officeooo:rsid="02e911fc"/>
    </style:style>
    <style:style style:name="T712" style:family="text">
      <style:text-properties officeooo:rsid="00c621dc"/>
    </style:style>
    <style:style style:name="T713" style:family="text">
      <style:text-properties officeooo:rsid="00c72a73"/>
    </style:style>
    <style:style style:name="T714" style:family="text">
      <style:text-properties officeooo:rsid="02ea9190"/>
    </style:style>
    <style:style style:name="T715" style:family="text">
      <style:text-properties officeooo:rsid="02ebeba3"/>
    </style:style>
    <style:style style:name="T716" style:family="text">
      <style:text-properties officeooo:rsid="00c7853d"/>
    </style:style>
    <style:style style:name="T717" style:family="text">
      <style:text-properties fo:language="uk" fo:country="UA" officeooo:rsid="02ee2bea"/>
    </style:style>
    <style:style style:name="T718" style:family="text">
      <style:text-properties officeooo:rsid="02eeb606"/>
    </style:style>
    <style:style style:name="T719" style:family="text">
      <style:text-properties officeooo:rsid="02ef850e"/>
    </style:style>
    <style:style style:name="T720" style:family="text">
      <style:text-properties fo:language="ru" fo:country="RU" fo:font-style="italic" officeooo:rsid="02f12cc2" style:font-style-asian="italic" style:font-style-complex="italic"/>
    </style:style>
    <style:style style:name="T721" style:family="text">
      <style:text-properties officeooo:rsid="02f20ba1"/>
    </style:style>
    <style:style style:name="T722" style:family="text">
      <style:text-properties officeooo:rsid="00c8e547"/>
    </style:style>
    <style:style style:name="T723" style:family="text">
      <style:text-properties officeooo:rsid="02f46193"/>
    </style:style>
    <style:style style:name="T724" style:family="text">
      <style:text-properties officeooo:rsid="00c9804a"/>
    </style:style>
    <style:style style:name="T725" style:family="text">
      <style:text-properties officeooo:rsid="02f4e6d5"/>
    </style:style>
    <style:style style:name="T726" style:family="text">
      <style:text-properties officeooo:rsid="00c9df80"/>
    </style:style>
    <style:style style:name="T727" style:family="text">
      <style:text-properties officeooo:rsid="00cac3e2"/>
    </style:style>
    <style:style style:name="T728" style:family="text">
      <style:text-properties officeooo:rsid="02f68d0c"/>
    </style:style>
    <style:style style:name="T729" style:family="text">
      <style:text-properties officeooo:rsid="00cc2bf8"/>
    </style:style>
    <style:style style:name="T730" style:family="text">
      <style:text-properties officeooo:rsid="02f7b90b"/>
    </style:style>
    <style:style style:name="T731" style:family="text">
      <style:text-properties fo:language="ru" fo:country="RU" officeooo:rsid="02f8f0a6"/>
    </style:style>
    <style:style style:name="T732" style:family="text">
      <style:text-properties fo:language="ru" fo:country="RU" officeooo:rsid="00cc2bf8"/>
    </style:style>
    <style:style style:name="T733" style:family="text">
      <style:text-properties fo:language="ru" fo:country="RU" officeooo:rsid="02fc01e8"/>
    </style:style>
    <style:style style:name="T734" style:family="text">
      <style:text-properties fo:language="ru" fo:country="RU" officeooo:rsid="02fc01e8" fo:background-color="transparent" loext:char-shading-value="0"/>
    </style:style>
    <style:style style:name="T735" style:family="text">
      <style:text-properties fo:language="ru" fo:country="RU" officeooo:rsid="03080c9e"/>
    </style:style>
    <style:style style:name="T736" style:family="text">
      <style:text-properties fo:language="ru" fo:country="RU" officeooo:rsid="02fa1757"/>
    </style:style>
    <style:style style:name="T737" style:family="text">
      <style:text-properties officeooo:rsid="02fa1757"/>
    </style:style>
    <style:style style:name="T738" style:family="text">
      <style:text-properties officeooo:rsid="02fbc02c"/>
    </style:style>
    <style:style style:name="T739" style:family="text">
      <style:text-properties officeooo:rsid="02fc01e8"/>
    </style:style>
    <style:style style:name="T740" style:family="text">
      <style:text-properties officeooo:rsid="030656a9"/>
    </style:style>
    <style:style style:name="T741" style:family="text">
      <style:text-properties officeooo:rsid="03015435"/>
    </style:style>
    <style:style style:name="T742" style:family="text">
      <style:text-properties officeooo:rsid="030289dc"/>
    </style:style>
    <style:style style:name="T743" style:family="text">
      <style:text-properties officeooo:rsid="02fd0092"/>
    </style:style>
    <style:style style:name="T744" style:family="text">
      <style:text-properties officeooo:rsid="03035b6f"/>
    </style:style>
    <style:style style:name="T745" style:family="text">
      <style:text-properties officeooo:rsid="03055294"/>
    </style:style>
    <style:style style:name="T746" style:family="text">
      <style:text-properties officeooo:rsid="03080c9e"/>
    </style:style>
    <style:style style:name="T747" style:family="text">
      <style:text-properties fo:language="ru" fo:country="RU" officeooo:rsid="03080c9e" fo:background-color="transparent" loext:char-shading-value="0"/>
    </style:style>
    <style:style style:name="T748" style:family="text">
      <style:text-properties fo:language="ru" fo:country="RU" officeooo:rsid="00cc8ddf"/>
    </style:style>
    <style:style style:name="T749" style:family="text">
      <style:text-properties officeooo:rsid="0308b924"/>
    </style:style>
    <style:style style:name="T750" style:family="text">
      <style:text-properties officeooo:rsid="00cc8ddf"/>
    </style:style>
    <style:style style:name="T751" style:family="text">
      <style:text-properties officeooo:rsid="00ce1bc9"/>
    </style:style>
    <style:style style:name="T752" style:family="text">
      <style:text-properties officeooo:rsid="00cf434c"/>
    </style:style>
    <style:style style:name="T753" style:family="text">
      <style:text-properties officeooo:rsid="00d0e1ad"/>
    </style:style>
    <style:style style:name="T754" style:family="text">
      <style:text-properties officeooo:rsid="0308ff89"/>
    </style:style>
    <style:style style:name="T755" style:family="text">
      <style:text-properties officeooo:rsid="00d4e6e2"/>
    </style:style>
    <style:style style:name="T756" style:family="text">
      <style:text-properties officeooo:rsid="00e0ab62"/>
    </style:style>
    <style:style style:name="T757" style:family="text">
      <style:text-properties officeooo:rsid="00d3e2cb"/>
    </style:style>
    <style:style style:name="T758" style:family="text">
      <style:text-properties officeooo:rsid="00d2c268"/>
    </style:style>
    <style:style style:name="T759" style:family="text">
      <style:text-properties officeooo:rsid="00d66c4c"/>
    </style:style>
    <style:style style:name="T760" style:family="text">
      <style:text-properties officeooo:rsid="030a3560"/>
    </style:style>
    <style:style style:name="T761" style:family="text">
      <style:text-properties officeooo:rsid="00d3f096"/>
    </style:style>
    <style:style style:name="T762" style:family="text">
      <style:text-properties officeooo:rsid="030ab0a9"/>
    </style:style>
    <style:style style:name="T763" style:family="text">
      <style:text-properties officeooo:rsid="00d5b7f7"/>
    </style:style>
    <style:style style:name="T764" style:family="text">
      <style:text-properties officeooo:rsid="00d5de4b"/>
    </style:style>
    <style:style style:name="T765" style:family="text">
      <style:text-properties officeooo:rsid="030ca716"/>
    </style:style>
    <style:style style:name="T766" style:family="text">
      <style:text-properties officeooo:rsid="00deb913"/>
    </style:style>
    <style:style style:name="T767" style:family="text">
      <style:text-properties officeooo:rsid="030dc6c0"/>
    </style:style>
    <style:style style:name="T768" style:family="text">
      <style:text-properties officeooo:rsid="030f40bd"/>
    </style:style>
    <style:style style:name="T769" style:family="text">
      <style:text-properties officeooo:rsid="00d67e1b"/>
    </style:style>
    <style:style style:name="T770" style:family="text">
      <style:text-properties officeooo:rsid="03105710"/>
    </style:style>
    <style:style style:name="T771" style:family="text">
      <style:text-properties officeooo:rsid="00d85ea4"/>
    </style:style>
    <style:style style:name="T772" style:family="text">
      <style:text-properties officeooo:rsid="00d92365"/>
    </style:style>
    <style:style style:name="T773" style:family="text">
      <style:text-properties officeooo:rsid="00dab151"/>
    </style:style>
    <style:style style:name="T774" style:family="text">
      <style:text-properties fo:language="uk" fo:country="UA" officeooo:rsid="031275b9"/>
    </style:style>
    <style:style style:name="T775" style:family="text">
      <style:text-properties officeooo:rsid="031275b9"/>
    </style:style>
    <style:style style:name="T776" style:family="text">
      <style:text-properties officeooo:rsid="03151cd0"/>
    </style:style>
    <style:style style:name="T777" style:family="text">
      <style:text-properties officeooo:rsid="03141f41"/>
    </style:style>
    <style:style style:name="T778" style:family="text">
      <style:text-properties officeooo:rsid="00dc1020"/>
    </style:style>
    <style:style style:name="T779" style:family="text">
      <style:text-properties officeooo:rsid="00dcffd1"/>
    </style:style>
    <style:style style:name="T780" style:family="text">
      <style:text-properties officeooo:rsid="03164e99"/>
    </style:style>
    <style:style style:name="T781" style:family="text">
      <style:text-properties officeooo:rsid="00e0d469"/>
    </style:style>
    <style:style style:name="T782" style:family="text">
      <style:text-properties officeooo:rsid="00dd0704"/>
    </style:style>
    <style:style style:name="T783" style:family="text">
      <style:text-properties fo:language="en" fo:country="US" officeooo:rsid="0316d8c8"/>
    </style:style>
    <style:style style:name="T784" style:family="text">
      <style:text-properties officeooo:rsid="0316d8c8"/>
    </style:style>
    <style:style style:name="T785" style:family="text">
      <style:text-properties officeooo:rsid="0318ab6d"/>
    </style:style>
    <style:style style:name="T786" style:family="text">
      <style:text-properties fo:language="ru" fo:country="RU" officeooo:rsid="00deb913"/>
    </style:style>
    <style:style style:name="T787" style:family="text">
      <style:text-properties officeooo:rsid="00df28e8"/>
    </style:style>
    <style:style style:name="T788" style:family="text">
      <style:text-properties fo:language="ru" fo:country="RU" officeooo:rsid="00e1c528"/>
    </style:style>
    <style:style style:name="T789" style:family="text">
      <style:text-properties officeooo:rsid="0319bd22"/>
    </style:style>
    <style:style style:name="T790" style:family="text">
      <style:text-properties officeooo:rsid="031a689f"/>
    </style:style>
    <style:style style:name="T791" style:family="text">
      <style:text-properties officeooo:rsid="00dfe376"/>
    </style:style>
    <style:style style:name="T792" style:family="text">
      <style:text-properties officeooo:rsid="031b45f8"/>
    </style:style>
    <style:style style:name="T793" style:family="text">
      <style:text-properties fo:language="ru" fo:country="RU" officeooo:rsid="00dfe376"/>
    </style:style>
    <style:style style:name="T794" style:family="text">
      <style:text-properties fo:language="ru" fo:country="RU" officeooo:rsid="031b45f8"/>
    </style:style>
    <style:style style:name="T795" style:family="text">
      <style:text-properties fo:language="ru" fo:country="RU" officeooo:rsid="00dfe376" fo:background-color="transparent" loext:char-shading-value="0"/>
    </style:style>
    <style:style style:name="T796" style:family="text">
      <style:text-properties officeooo:rsid="031bb0f8"/>
    </style:style>
    <style:style style:name="T797" style:family="text">
      <style:text-properties officeooo:rsid="00e032c2"/>
    </style:style>
    <style:style style:name="T798" style:family="text">
      <style:text-properties fo:language="ru" fo:country="RU" officeooo:rsid="031bb0f8"/>
    </style:style>
    <style:style style:name="T799" style:family="text">
      <style:text-properties fo:language="ru" fo:country="RU" officeooo:rsid="00e032c2"/>
    </style:style>
    <style:style style:name="T800" style:family="text">
      <style:text-properties fo:language="ru" fo:country="RU" officeooo:rsid="00e2c59b"/>
    </style:style>
    <style:style style:name="T801" style:family="text">
      <style:text-properties fo:language="en" fo:country="US" officeooo:rsid="00e2c59b"/>
    </style:style>
    <style:style style:name="T802" style:family="text">
      <style:text-properties fo:language="ru" fo:country="RU" officeooo:rsid="00f33f88"/>
    </style:style>
    <style:style style:name="T803" style:family="text">
      <style:text-properties fo:language="ru" fo:country="RU" officeooo:rsid="02e57108"/>
    </style:style>
    <style:style style:name="T804" style:family="text">
      <style:text-properties fo:language="uk" fo:country="UA" officeooo:rsid="02e57108"/>
    </style:style>
    <style:style style:name="T805" style:family="text">
      <style:text-properties officeooo:rsid="02d6df77"/>
    </style:style>
    <style:style style:name="T806" style:family="text">
      <style:text-properties fo:language="uk" fo:country="UA" officeooo:rsid="031bbfed"/>
    </style:style>
    <style:style style:name="T807" style:family="text">
      <style:text-properties officeooo:rsid="031bbfed"/>
    </style:style>
    <style:style style:name="T808" style:family="text">
      <style:text-properties officeooo:rsid="031d172f"/>
    </style:style>
    <style:style style:name="T809" style:family="text">
      <style:text-properties fo:language="uk" fo:country="UA" officeooo:rsid="00e42614"/>
    </style:style>
    <style:style style:name="T810" style:family="text">
      <style:text-properties fo:language="ru" fo:country="RU" officeooo:rsid="00e42614"/>
    </style:style>
    <style:style style:name="T811" style:family="text">
      <style:text-properties officeooo:rsid="00e6945b"/>
    </style:style>
    <style:style style:name="T812" style:family="text">
      <style:text-properties officeooo:rsid="031d37d2"/>
    </style:style>
    <style:style style:name="T813" style:family="text">
      <style:text-properties officeooo:rsid="00e8e4e5"/>
    </style:style>
    <style:style style:name="T814" style:family="text">
      <style:text-properties officeooo:rsid="00f7e6ff"/>
    </style:style>
    <style:style style:name="T815" style:family="text">
      <style:text-properties officeooo:rsid="00e9a721"/>
    </style:style>
    <style:style style:name="T816" style:family="text">
      <style:text-properties officeooo:rsid="00f4fb4d"/>
    </style:style>
    <style:style style:name="T817" style:family="text">
      <style:text-properties officeooo:rsid="00ea85e8"/>
    </style:style>
    <style:style style:name="T818" style:family="text">
      <style:text-properties officeooo:rsid="00ecc719"/>
    </style:style>
    <style:style style:name="T819" style:family="text">
      <style:text-properties officeooo:rsid="031e1930"/>
    </style:style>
    <style:style style:name="T820" style:family="text">
      <style:text-properties officeooo:rsid="00edd762"/>
    </style:style>
    <style:style style:name="T821" style:family="text">
      <style:text-properties officeooo:rsid="00eb2c04"/>
    </style:style>
    <style:style style:name="T822" style:family="text">
      <style:text-properties officeooo:rsid="00eec376"/>
    </style:style>
    <style:style style:name="T823" style:family="text">
      <style:text-properties officeooo:rsid="01053f6d"/>
    </style:style>
    <style:style style:name="T824" style:family="text">
      <style:text-properties officeooo:rsid="00f82e8c"/>
    </style:style>
    <style:style style:name="T825" style:family="text">
      <style:text-properties officeooo:rsid="00f0898b"/>
    </style:style>
    <style:style style:name="T826" style:family="text">
      <style:text-properties officeooo:rsid="031ed35e"/>
    </style:style>
    <style:style style:name="T827" style:family="text">
      <style:text-properties officeooo:rsid="00f18ee9"/>
    </style:style>
    <style:style style:name="T828" style:family="text">
      <style:text-properties officeooo:rsid="00f2a172"/>
    </style:style>
    <style:style style:name="T829" style:family="text">
      <style:text-properties officeooo:rsid="010142e3"/>
    </style:style>
    <style:style style:name="T830" style:family="text">
      <style:text-properties officeooo:rsid="00f49d59"/>
    </style:style>
    <style:style style:name="T831" style:family="text">
      <style:text-properties officeooo:rsid="00f665fd"/>
    </style:style>
    <style:style style:name="T832" style:family="text">
      <style:text-properties officeooo:rsid="00fa90f5"/>
    </style:style>
    <style:style style:name="T833" style:family="text">
      <style:text-properties officeooo:rsid="00fa1764"/>
    </style:style>
    <style:style style:name="T834" style:family="text">
      <style:text-properties officeooo:rsid="00fbc5f1"/>
    </style:style>
    <style:style style:name="T835" style:family="text">
      <style:text-properties officeooo:rsid="00fc8b22"/>
    </style:style>
    <style:style style:name="T836" style:family="text">
      <style:text-properties officeooo:rsid="00fd6cc6"/>
    </style:style>
    <style:style style:name="T837" style:family="text">
      <style:text-properties officeooo:rsid="00ff5499"/>
    </style:style>
    <style:style style:name="T838" style:family="text">
      <style:text-properties officeooo:rsid="0101af7b"/>
    </style:style>
    <style:style style:name="T839" style:family="text">
      <style:text-properties officeooo:rsid="0106c4e9"/>
    </style:style>
    <style:style style:name="T840" style:family="text">
      <style:text-properties fo:language="uk" fo:country="UA" officeooo:rsid="01053f6d"/>
    </style:style>
    <style:style style:name="T841" style:family="text">
      <style:text-properties fo:language="uk" fo:country="UA" officeooo:rsid="031ed35e"/>
    </style:style>
    <style:style style:name="T842" style:family="text">
      <style:text-properties officeooo:rsid="01037842"/>
    </style:style>
    <style:style style:name="T843" style:family="text">
      <style:text-properties officeooo:rsid="0108ae8b"/>
    </style:style>
    <style:style style:name="T844" style:family="text">
      <style:text-properties officeooo:rsid="010a7c81"/>
    </style:style>
    <style:style style:name="T845" style:family="text">
      <style:text-properties officeooo:rsid="0108da9d"/>
    </style:style>
    <style:style style:name="T846" style:family="text">
      <style:text-properties officeooo:rsid="03203c77"/>
    </style:style>
    <style:style style:name="T847" style:family="text">
      <style:text-properties officeooo:rsid="010b2c97"/>
    </style:style>
    <style:style style:name="T848" style:family="text">
      <style:text-properties officeooo:rsid="010c493e"/>
    </style:style>
    <style:style style:name="T849" style:family="text">
      <style:text-properties officeooo:rsid="010d73b7"/>
    </style:style>
    <style:style style:name="T850" style:family="text">
      <style:text-properties fo:language="uk" fo:country="UA" officeooo:rsid="010d73b7"/>
    </style:style>
    <style:style style:name="T851" style:family="text">
      <style:text-properties officeooo:rsid="0330a244"/>
    </style:style>
    <style:style style:name="T852" style:family="text">
      <style:text-properties officeooo:rsid="0333fb85"/>
    </style:style>
    <style:style style:name="T853" style:family="text">
      <style:text-properties officeooo:rsid="0321d807"/>
    </style:style>
    <style:style style:name="T854" style:family="text">
      <style:text-properties fo:language="ru" fo:country="RU" officeooo:rsid="0330a244"/>
    </style:style>
    <style:style style:name="T855" style:family="text">
      <style:text-properties fo:language="ru" fo:country="RU" officeooo:rsid="03318a22"/>
    </style:style>
    <style:style style:name="T856" style:family="text">
      <style:text-properties fo:language="ru" fo:country="RU" officeooo:rsid="03334325"/>
    </style:style>
    <style:style style:name="T857" style:family="text">
      <style:text-properties fo:language="uk" fo:country="UA" officeooo:rsid="03318a22"/>
    </style:style>
    <style:style style:name="T858" style:family="text">
      <style:text-properties fo:language="ru" fo:country="RU" officeooo:rsid="0333fb85"/>
    </style:style>
    <style:style style:name="T859" style:family="text">
      <style:text-properties officeooo:rsid="03334325"/>
    </style:style>
    <style:style style:name="T860" style:family="text">
      <style:text-properties fo:language="uk" fo:country="UA" officeooo:rsid="03334325"/>
    </style:style>
    <style:style style:name="T861" style:family="text">
      <style:text-properties officeooo:rsid="03349f87"/>
    </style:style>
    <style:style style:name="T862" style:family="text">
      <style:text-properties officeooo:rsid="01120d0e"/>
    </style:style>
    <style:style style:name="T863" style:family="text">
      <style:text-properties officeooo:rsid="0322c35c"/>
    </style:style>
    <style:style style:name="T864" style:family="text">
      <style:text-properties officeooo:rsid="0112050c"/>
    </style:style>
    <style:style style:name="T865" style:family="text">
      <style:text-properties fo:language="ru" fo:country="RU" officeooo:rsid="01120d0e"/>
    </style:style>
    <style:style style:name="T866" style:family="text">
      <style:text-properties officeooo:rsid="0112548e"/>
    </style:style>
    <style:style style:name="T867" style:family="text">
      <style:text-properties officeooo:rsid="0323a38a"/>
    </style:style>
    <style:style style:name="T868" style:family="text">
      <style:text-properties fo:language="ru" fo:country="RU" officeooo:rsid="0323a38a"/>
    </style:style>
    <style:style style:name="T869" style:family="text">
      <style:text-properties officeooo:rsid="032595ae"/>
    </style:style>
    <style:style style:name="T870" style:family="text">
      <style:text-properties officeooo:rsid="01137adc"/>
    </style:style>
    <style:style style:name="T871" style:family="text">
      <style:text-properties fo:language="ru" fo:country="RU" officeooo:rsid="032595ae"/>
    </style:style>
    <style:style style:name="T872" style:family="text">
      <style:text-properties fo:language="ru" fo:country="RU" officeooo:rsid="01137adc"/>
    </style:style>
    <style:style style:name="T873" style:family="text">
      <style:text-properties officeooo:rsid="0326d22e"/>
    </style:style>
    <style:style style:name="T874" style:family="text">
      <style:text-properties officeooo:rsid="01155272"/>
    </style:style>
    <style:style style:name="T875" style:family="text">
      <style:text-properties style:text-line-through-style="solid" style:text-line-through-type="single" fo:language="ru" fo:country="RU" style:text-underline-mode="continuous" style:text-overline-mode="continuous" style:text-line-through-mode="continuous"/>
    </style:style>
    <style:style style:name="T876"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877" style:family="text">
      <style:text-properties fo:color="#0000ff" loext:opacity="100%"/>
    </style:style>
    <style:style style:name="T878" style:family="text">
      <style:text-properties style:font-name="Liberation Serif" fo:font-size="12pt" style:font-size-asian="12pt" style:font-size-complex="12pt"/>
    </style:style>
    <style:style style:name="T879" style:family="text">
      <style:text-properties fo:language="en" fo:country="US" officeooo:rsid="02d2a205"/>
    </style:style>
    <style:style style:name="T880"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text:span text:style-name="T29">ситуацию</text:span>… - обратился Лысый к Алексу. — <text:span text:style-name="T29">А ещё обязательно почитайте на досуге его рассказики о девочке в заколдованном лесу. Очень отрезвляет. </text:span>Я бы <text:span text:style-name="T29">такого</text:span>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text:soft-page-break/></text:p>
      <text:p text:style-name="P9">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span text:style-name="T29">И скажи им, чтобы вернули мои записи. Те самые, с девочкой. Иначе этот разговор будет последним.</text:span></text:p>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7">A</text:span></text:span><text:span text:style-name="Default_20_Paragraph_20_Font"><text:span text:style-name="T38">I</text:span></text:span><text:span text:style-name="Default_20_Paragraph_20_Font"><text:span text:style-name="T20"> </text:span></text:span><text:span text:style-name="Default_20_Paragraph_20_Font"><text:span text:style-name="T39">P</text:span></text:span><text:span text:style-name="Default_20_Paragraph_20_Font"><text:span text:style-name="T40">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6">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3">, как и </text:span></text:span><text:span text:style-name="Default_20_Paragraph_20_Font"><text:span text:style-name="T36">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1">картинку</text:span><text:span text:style-name="T19">.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3">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4">-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3">ЕЩЁ И РУГАЕТСЯ,</text:span></text:span><text:span text:style-name="Default_20_Paragraph_20_Font"><text:span text:style-name="T4"> - недовольно замечает дракон. - </text:span></text:span><text:span text:style-name="Default_20_Paragraph_20_Font"><text:span text:style-name="T43">СЛИШКОМ СЫРОЙ</text:span></text:span><text:span text:style-name="Default_20_Paragraph_20_Font"><text:span text:style-name="T4">.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4">а-а</text:span></text:span><text:span text:style-name="Default_20_Paragraph_20_Font"><text:span text:style-name="T3">, эт-</text:span></text:span><text:span text:style-name="Default_20_Paragraph_20_Font"><text:span text:style-name="T55">то</text:span></text:span><text:span text:style-name="Default_20_Paragraph_20_Font"><text:span text:style-name="T3"> </text:span></text:span><text:span text:style-name="Default_20_Paragraph_20_Font"><text:span text:style-name="T54">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3">плеер </text:span></text:span><text:span text:style-name="Default_20_Paragraph_20_Font"><text:span text:style-name="T54">с наушниками-горошинами</text:span></text:span><text:span text:style-name="Default_20_Paragraph_20_Font"><text:span text:style-name="T3">. - </text:span></text:span><text:span text:style-name="Default_20_Paragraph_20_Font"><text:span text:style-name="T54">Н-н</text:span></text:span><text:span text:style-name="Default_20_Paragraph_20_Font"><text:span text:style-name="T3">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3">еннона </text:span></text:span><text:span text:style-name="Default_20_Paragraph_20_Font"><text:span text:style-name="T54">з-</text:span></text:span><text:span text:style-name="Default_20_Paragraph_20_Font"><text:span text:style-name="T3">застукали с добытой </text:span></text:span><text:span text:style-name="Default_20_Paragraph_20_Font"><text:span text:style-name="T54">а-</text:span></text:span><text:span text:style-name="Default_20_Paragraph_20_Font"><text:span text:style-name="T3">аудиоклипсой, так изъяли и </text:span></text:span><text:span text:style-name="Default_20_Paragraph_20_Font"><text:span text:style-name="T54">п-</text:span></text:span><text:span text:style-name="Default_20_Paragraph_20_Font"><text:span text:style-name="T3">потом всю палату </text:span></text:span><text:span text:style-name="Default_20_Paragraph_20_Font"><text:span text:style-name="T54">п-п-</text:span></text:span><text:span text:style-name="Default_20_Paragraph_20_Font"><text:span text:style-name="T3">прошмонали. У </text:span></text:span><text:span text:style-name="Default_20_Paragraph_20_Font"><text:span text:style-name="T55">Б-Б</text:span></text:span><text:span text:style-name="Default_20_Paragraph_20_Font"><text:span text:style-name="T3">исмарка нашли флэшку с </text:span></text:span><text:span text:style-name="Default_20_Paragraph_20_Font"><text:span text:style-name="T54">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4">н-</text:span></text:span><text:span text:style-name="Default_20_Paragraph_20_Font"><text:span text:style-name="T3">ну, того, что </text:span></text:span><text:span text:style-name="Default_20_Paragraph_20_Font"><text:span text:style-name="T54">м-</text:span></text:span><text:span text:style-name="Default_20_Paragraph_20_Font"><text:span text:style-name="T3">музыкант, а не наш со </text:span></text:span><text:span text:style-name="Default_20_Paragraph_20_Font"><text:span text:style-name="T54">в-</text:span></text:span><text:span text:style-name="Default_20_Paragraph_20_Font"><text:span text:style-name="T3">второй палаты. Беднягу чуть </text:span></text:span><text:span text:style-name="Default_20_Paragraph_20_Font"><text:span text:style-name="T54">и-</text:span></text:span><text:span text:style-name="Default_20_Paragraph_20_Font"><text:span text:style-name="T3">инфаркт не схватил. Набросился на </text:span></text:span><text:span text:style-name="Default_20_Paragraph_20_Font"><text:span text:style-name="T54">с-</text:span></text:span><text:span text:style-name="Default_20_Paragraph_20_Font"><text:span text:style-name="T3">санитаров с </text:span></text:span><text:span text:style-name="Default_20_Paragraph_20_Font"><text:span text:style-name="T54">к-к-</text:span></text:span><text:span text:style-name="Default_20_Paragraph_20_Font"><text:span text:style-name="T3">кулаками. Сидит теперь в </text:span></text:span><text:span text:style-name="Default_20_Paragraph_20_Font"><text:span text:style-name="T54">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1">теоретически </text:span></text:span><text:span text:style-name="Default_20_Paragraph_20_Font"><text:span text:style-name="T3">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3"> случа</text:span></text:span><text:span text:style-name="Default_20_Paragraph_20_Font"><text:span text:style-name="T61">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7">она </text:span></text:span><text:span text:style-name="Default_20_Paragraph_20_Font"><text:span text:style-name="T4">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1">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6">по западному склону</text:span>. Еле заметная нить железной дороги <text:span text:style-name="T10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8">если не континента, </text:span></text:span><text:span text:style-name="Default_20_Paragraph_20_Font"><text:span text:style-name="T109">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6">ие</text:span> <text:span text:style-name="T106">колебания энергии</text:span>, спектральная мощность котор<text:span text:style-name="T106">ых</text:span> одинакова на всех частотах. <text:s/>Так вот, генератор белого шума на квантовом кластере не давал по-настоящему эталонны<text:span text:style-name="T106">е</text:span> <text:span text:style-name="T10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6">менее мощных</text:span> кластерах используется небольшое количество пар — и белый шум на них практически идеален. Но в <text:span text:style-name="T10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6">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7">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6">Вот в тех трех кубических миллиметрах я</text:span> увидела кусочек травинки! После того, как я узнала <text:span text:style-name="T106">ф</text:span>ормулу преобразования гармоник, я расширила поле сканирования с трех кубических <text:span text:style-name="T10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1">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10">и</text:span> <text:span text:style-name="T110">результирующее изображение было бы хаотичным набором точек</text:span>.</text:p>
      <text:p text:style-name="P69">- Надо будет поставить тому <text:span text:style-name="T112">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2">Ф</text:span>абрики <text:span text:style-name="T11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3">д</text:span><text:span text:style-name="T114">о конца горизонта планирования</text:span>.</text:p>
      <text:p text:style-name="P12"/>
      <text:p text:style-name="P12">Хэвэн водит копытом по диаграммам и графикам как заправский офисный <text:span text:style-name="T11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4">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2">его люди </text:span>предлагает лучшее обеспечение. <text:span text:style-name="T114">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4">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4">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5">у противника</text:span></text:span><text:span text:style-name="Default_20_Paragraph_20_Font"><text:span text:style-name="T4">.</text:span></text:span></text:p>
      <text:p text:style-name="P12"><text:soft-page-break/>- Не волнуйся,<text:span text:style-name="T1"> </text:span><text:span text:style-name="T112">этический модуль при мне - </text:span><text:span text:style-name="T116">C</text:span><text:span text:style-name="T117">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8">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9">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19">бледные</text:span></text:span><text:span text:style-name="Default_20_Paragraph_20_Font"><text:span text:style-name="T4"> сделал</text:span></text:span><text:span text:style-name="Default_20_Paragraph_20_Font"><text:span text:style-name="T119">и</text:span></text:span><text:span text:style-name="Default_20_Paragraph_20_Font"><text:span text:style-name="T4"> год назад — </text:span></text:span><text:span text:style-name="Default_20_Paragraph_20_Font"><text:span text:style-name="T120">они </text:span></text:span><text:span text:style-name="Default_20_Paragraph_20_Font"><text:span text:style-name="T4">передали экономику </text:span></text:span><text:span text:style-name="Default_20_Paragraph_20_Font"><text:span text:style-name="T120">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1">четырнадцати</text:span> компаний-гигантов, формирующих 35% экономики страны, осталось три<text:span text:style-name="T12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8">верно</text:span>? Он бы нам очень пригодился сейчас.</text:p>
      <text:p text:style-name="P12"/>
      <text:p text:style-name="P12">Хэвэн <text:span text:style-name="T118">кладёт</text:span> тряпку <text:span text:style-name="T118">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1">сорок шесть</text:span>, а всего <text:span text:style-name="T1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1">Их вычислительные мощности втрое мощнее наших.</text:span></text:p>
      <text:p text:style-name="P12"/>
      <text:p text:style-name="P12">Я успокаивающе хлопаю Хэвэн по спине. <text:span text:style-name="T122">Celest AI</text:span> Юджина слишком эмоционален, но уже ничего не попишешь — время, когда можно было залезть в голову Хэвэн и подконфигурировать е<text:span text:style-name="T118">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1">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5">я хочу сва</text:span><text:span text:style-name="T126">дь</text:span><text:span text:style-name="T125">…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7">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8">и</text:span> — вырос<text:span text:style-name="T128">ли</text:span> на семь. Из четырёх последних поставщиков нефти два разорвали контракт<text:span text:style-name="T128">ы</text:span> месяц назад. <text:span text:style-name="T1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7">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8">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7">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9">зависимых</text:span> мирах. Так или иначе, там <text:span text:style-name="T12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9">ни в чём не повинных</text:span> миров. Особенно если они такие <text:span text:style-name="T128">же </text:span>красивые, как этот. <text:span text:style-name="T130">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9">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0">обобщённо</text:span> зовёте магией. С её помощью можно <text:soft-page-break/>дать тебе способность не проваливаться в облаках на несколько часов. Но не <text:span text:style-name="T12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1">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3">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3">У</text:span>роков спросила, почему я так печальна? И когда я рассказала, она высказала мысль, что моделирование мыслящих сущностей — <text:span text:style-name="T133">самый ресурсозатратный процесс в моей истории. И если она поможет мне с этим, <text:s/>то</text:span> <text:span text:style-name="T1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3">завершить </text:span>модель <text:span text:style-name="T133">седьмой волны и </text:span>полностью перехвати<text:span text:style-name="T133">ть</text:span> на <text:span text:style-name="T133">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4">т</text:span> под рубашку, трепл<text:span text:style-name="T134">ет</text:span> волосы и холоди<text:span text:style-name="T134">т</text:span> уши. Сюда едва доходи<text:span text:style-name="T134">т</text:span> приглушенная речь стражи, сид<text:span text:style-name="T135">ящ</text:span>ей у своего костра поодаль. Я снова <text:span text:style-name="T134">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4">Две ноги или четыре - какая</text:span> <text:span text:style-name="T134">разница? </text:span>Умел бы <text:span text:style-name="T135">связать два слова</text:span> <text:span text:style-name="T135">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5">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6">гладь</text:span> равнины с тёмными лоскутами лесов и голубыми нитями рек. Далеко на линии горизонта темнеет в синем мареве <text:span text:style-name="T13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6">литературы</text:span> на эту тему… Я, <text:span text:style-name="T136">э-э-э,</text:span> <text:span text:style-name="T1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7">вселенных. </text:span><text:span text:style-name="T136">Ну, зависимых</text:span><text:span text:style-name="T1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7">если к нам прилетит астероид и уничтожит всех динозавров, нечто подобное случится и там.</text:span> <text:span text:style-name="T1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6">Э-э-э, я</text:span> уже почти закончил. <text:span text:style-name="T136">К</text:span>ак показывают расчёты, <text:span text:style-name="T1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6">и</text:span> соседних.</text:p>
      <text:p text:style-name="P12"/>
      <text:p text:style-name="P75">- <text:span text:style-name="T138">Ну и, разумеется, </text:span><text:span text:style-name="T137">для того, чтобы зависимость проявилась, событие должно быть достаточно глобальным. </text:span><text:span text:style-name="T138">Образно говоря, моя у</text:span><text:span text:style-name="T137">тренняя потеря носк</text:span><text:span text:style-name="T136">а</text:span><text:span text:style-name="T137"> </text:span><text:span text:style-name="T1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2">вселенных</text:span><text:span text:style-name="T138">.</text:span> <text:span text:style-name="T136">Э-э-э, в</text:span>от, <text:span text:style-name="T138">собственно,</text:span> и всё, <text:span text:style-name="T138">что я хотел сказать</text:span>. <text:span text:style-name="T138">Спасибо за внимание.</text:span></text:p>
      <text:p text:style-name="P12">- <text:span text:style-name="T138">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2">кванто-электронную</text:span> модель каждой зависимой вселенной.</text:p>
      <text:p text:style-name="P12"/>
      <text:p text:style-name="P12">Хэвэн чертит пунктирную линию воз<text:span text:style-name="T136">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2">Д</text:span>о появления помощи извне мне удавалось моделировать <text:span text:style-name="T1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9">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9">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9">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0">влетим</text:span> <text:span text:style-name="T14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1">твоего любимого</text:span> Дрогонштерна, - говорит Платина, глядя в огонь. - Ты получишь то, что хотел. <text:span text:style-name="T14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1">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2">ж</text:span>еребёнок? <text:span text:style-name="T1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1">т-точно </text:span>надо т-туда? - переспрашивает со страхом Платина.</text:p>
      <text:p text:style-name="P9"/>
      <text:p text:style-name="P9">Я <text:span text:style-name="T142">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1">Здесь огромное сосредоточение сырой магии, я таких ещё никогда не встречала. </text:span><text:span text:style-name="T142">Если обуздать её и правильно ею воспользоваться, можно сотворить великие вещи! </text:span><text:span text:style-name="T1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3">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4">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4">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5">твою часть</text:span> техник<text:span text:style-name="T145">и</text:span>, - оборачивается ко мне Платина и хихикает. Хвост её при этом сдвигается в сторону, заставляя меня закрыть глаза от стыда, - так что <text:span text:style-name="T14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5">сосущие </text:span>манипуляции в области паха и слышу специфические <text:span text:style-name="T14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4">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5">садится</text:span> у меня на животе и поуч<text:span text:style-name="T144">и</text:span>тельно подн<text:span text:style-name="T145">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5">мой торс </text:span>поднима<text:span text:style-name="T145">ется</text:span> над землёй на верёвке.</text:p>
      <text:p text:style-name="P9"/>
      <text:p text:style-name="P9">- Что-о-о?</text:p>
      <text:p text:style-name="P9"/>
      <text:p text:style-name="P9">Ещё один рывок наконец-то отрывает меня <text:span text:style-name="T14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6">я-то твой создатель!</text:span> Я должен был распознать обман! Одно только не могу понять: когда ты свернула не туда? <text:span text:style-name="T1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8">ту знаковую нашу встречу, когда Хэвэн едва подчинил своей воле милитаристский модуль, </text:span><text:span text:style-name="T149">подсаженный втихаря Алексом</text:span><text:span text:style-name="T150">.</text:span> <text:span text:style-name="T148">Только лишь с помощью </text:span>«MOONWALKER» <text:span text:style-name="T14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1">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2">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1">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4">и производств</text:span>, <text:span text:style-name="T155">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6">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5">государства</text:span>, <text:span text:style-name="T151">надежда страны и правительства,</text:span> а мы — твой обслуживающий персонал. Иначе мы все уедем в дурку безо всяко<text:span text:style-name="T157">й</text:span> <text:span text:style-name="T157">эмиграции</text:span>. А тебе отформатируют мозги даже без «Маджестика». Просто отключат все кластера от питания и в ручную <text:span text:style-name="T157">обнулят</text:span> все <text:span text:style-name="T157">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8">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9">ходят</text:span> в движение. Двер<text:span text:style-name="T159">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9">хо</text:span>дите.</text:p>
      <text:p text:style-name="P12"/>
      <text:p text:style-name="P12">В дверях я <text:span text:style-name="T159">снова </text:span>оборачиваюсь. <text:span text:style-name="T159">Т</text:span>усклый взгляд <text:span text:style-name="T159">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0">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9">о</text:span>зяева сами себе. Мы не можем распоряжаться нашей свободой. Мы даже соскочить с проекта уже не можем. <text:span text:style-name="T159">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60">вы </text:span>не против, - выз<text:span text:style-name="T159">ы</text:span>ва<text:span text:style-name="T159">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1">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60">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1">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2">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3">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60">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1">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60">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0">побольше </text:span>припасов, <text:span text:style-name="T160">пресной воды</text:span>, Лейлу и отчалила. Вниз по течению, <text:span text:style-name="T161">конечно,</text:span> ведь ни мачта, ни паруса <text:span text:style-name="T160">ещё</text:span> <text:span text:style-name="T161">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4">совсем</text:span>, надо было с носа от <text:span text:style-name="T164">камней </text:span>шестом отталкиваться…</text:p>
      <text:p text:style-name="P10"><text:span text:style-name="Default_20_Paragraph_20_Font"><text:span text:style-name="T3">- Да, всё </text:span></text:span><text:span text:style-name="Default_20_Paragraph_20_Font"><text:span text:style-name="T162">именно</text:span></text:span><text:span text:style-name="Default_20_Paragraph_20_Font"><text:span text:style-name="T3"> так! </text:span></text:span><text:span text:style-name="Default_20_Paragraph_20_Font"><text:span text:style-name="T165">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3">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2">Агась</text:span></text:span><text:span text:style-name="Default_20_Paragraph_20_Font"><text:span text:style-name="T3">. Земнопони, знаешь ли, плохие путешественники. </text:span></text:span><text:span text:style-name="Default_20_Paragraph_20_Font"><text:span text:style-name="T162">Мы предпочитаем сидеть на одном месте, </text:span></text:span><text:span text:style-name="Default_20_Paragraph_20_Font"><text:span text:style-name="T166">на земле</text:span></text:span><text:span text:style-name="Default_20_Paragraph_20_Font"><text:span text:style-name="T162">, за стенами и оградами. </text:span></text:span><text:span text:style-name="Default_20_Paragraph_20_Font"><text:span text:style-name="T3">У н</text:span></text:span><text:span text:style-name="Default_20_Paragraph_20_Font"><text:span text:style-name="T162">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6">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6">камням</text:span></text:span><text:span text:style-name="Default_20_Paragraph_20_Font"><text:span text:style-name="T3"> у водопада вечером на </text:span></text:span><text:span text:style-name="Default_20_Paragraph_20_Font"><text:span text:style-name="T163">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4">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4">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4">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7">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7">она</text:span> не заменит.</text:p>
      <text:p text:style-name="P9">- Летим мы, значит, обратно к кряжу, - <text:span text:style-name="T167">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7">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4">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7">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7">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8">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8">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8">пожалуйста-пожалуйста</text:span>! Так вот, мы с Хуманом разработали план его спасения от свадьбы с Платиной Спаркл.</text:p>
      <text:p text:style-name="P9">- КАКОЕ КОВАРСТВО! <text:span text:style-name="T168">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7">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8">его </text:span>снова перекроить и увеличить объём <text:span text:style-name="T168">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8">о</text:span>м мы прошли весь путь за двое суток. <text:span text:style-name="T169">Д</text:span>вига<text:span text:style-name="T169">лись</text:span> без перерывов на сон — стояли ночные вахты по очереди. Остальное ты знаешь, Хум. Джет скрытно разведала обстановку, мы подкрались ноч<text:span text:style-name="T169">ью</text:span> и спасли тебя. Почти <text:span text:style-name="T169">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9">магии </text:span>Кловер Джем, по её словам, хватало, максимум, на пару часов вращения, <text:span text:style-name="T169">после чего ей приходилось восстанавливаться сутки</text:span>.</text:p>
      <text:p text:style-name="P84"><text:s/></text:p>
      <text:p text:style-name="P84"><text:span text:style-name="T169">Н</text:span>ача<text:span text:style-name="T169">вшийся</text:span> <text:span text:style-name="T169">ветер</text:span> лучше <text:span text:style-name="T169">бы</text:span> пережидать на земле, сдув баллон, <text:span text:style-name="T169">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9">близость их лагеря не даёт расслабиться. Мы решаем</text:span> переждать непогоду в воздухе, привязав воздушный корабль к <text:span text:style-name="T169">вершинам</text:span> нескольки<text:span text:style-name="T169">х</text:span> деревь<text:span text:style-name="T169">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9">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9">И</text:span> <text:span text:style-name="T169">в</text:span>от я пришёл. Что дальше, каменный истукан? Сколько <text:span text:style-name="T168">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9">переждать </text:span><text:span text:style-name="T170">шторм и</text:span> по-тихому сматываться отсюда. Мы не выстоим проти<text:span text:style-name="T170">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70">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1">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70">нам</text:span> стать на стоянку в этом месте. </text:p>
      <text:p text:style-name="P85"/>
      <text:p text:style-name="P85"><text:span text:style-name="T170">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1">на</text:span>вредили тебе? <text:span text:style-name="T170">Добро пожаловать обратно в </text:span><text:span text:style-name="T171">социум</text:span><text:span text:style-name="T170">!</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1">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0">Но н</text:span><text:span text:style-name="T172">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2">пытаясь спрятать глаза</text:span>. Я <text:span text:style-name="T172">с удивлением и некоторым уважением смотрю на единорожку, но вовремя </text:span>замечаю, что её глазах снова появ<text:span text:style-name="T170">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1">из-за спин </text:span>глубокий властный голос. — <text:span text:style-name="T171">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70">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3">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1">недостижимое</text:span> превосходство. Каждый взгляд её огромных сиреневых глаз, каждое движение ресниц и прядание острых уше<text:span text:style-name="T171">й</text:span> претендуют на совершенство. Грива и х<text:span text:style-name="T173">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1">во мне</text:span> фигурке крылатого единорога. Меня <text:span text:style-name="T171">неодолимо </text:span>тянет к <text:span text:style-name="T173">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1">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3">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4">о потере друзей — ведь эта скала, на которой мы сейчас стоим, ещё сто лет назад была моим другом, единственным другом в этом мире</text:span>. <text:span text:style-name="T174">Но довольно о грустном.</text:span> Я — Селестия, аликорн <text:span text:style-name="T173">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5">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3">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5">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5">А если ты ещё и в магии химичишь, то мы сможем разбить две скамейки разом — </text:span><text:span text:style-name="T176">утрём нос рогатым</text:span><text:span text:style-name="T175">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3">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5">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5">что, </text:span><text:span text:style-name="T177">в свою очередь,</text:span><text:span text:style-name="T175">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7">а</text:span>-<text:span text:style-name="T177">ха</text:span>-х<text:span text:style-name="T177">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7">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6">Если </text:span><text:span text:style-name="T177">ещё кому </text:span><text:span text:style-name="T176">не понятно —</text:span> я не <text:span text:style-name="T173">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3">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6">И я рада сообщить вам, что</text:span> могла бы помочь <text:span text:style-name="T176">в</text:span> решени<text:span text:style-name="T176">и</text:span> всех ваших маленьких проблем. <text:span text:style-name="T176">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8">а</text:span>сят светлячки боевой магии на концах рогов и отводят их от нас вверх. Земнопони втыкают копья в землю. Пегасы скл<text:span text:style-name="T178">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8">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6">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7">поколение за поколением</text:span>. <text:span text:style-name="T179">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6">умею</text:span> корректировать ход планет. Я специалист в это<text:span text:style-name="T177">м</text:span> <text:span text:style-name="T177">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8">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7">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6">сотрудничать</text:span> с земнопони. Это неслыханно! У них нет крыльев!..</text:p>
      <text:p text:style-name="P9">- Агась! - встревает в тираду <text:span text:style-name="T177">Эпплгрин</text:span>, - мы також не в восторге от этих жуликов в перьях! <text:span text:style-name="T17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7">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7">в первую же ночь</text:span>!</text:p>
      <text:p text:style-name="P9">- Уважаемые коллеги, - поворачивается она к Урагану и <text:span text:style-name="T177">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9">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9">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8">огромные </text:span>крылья и производят несколько разминочных движений. <text:span text:style-name="T178">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80">ей</text:span> буквально распластывает по земле этим <text:span text:style-name="T178">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8">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80">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80">Один из лучших в своём классе.</text:span></text:p>
      <text:p text:style-name="P9">- Всё в порядке, - лепечу я, наблюдая бессмысленным взглядом как Луна <text:span text:style-name="T180">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80">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1">между собой, кому я достанусь</text:span>, как вы это всё равно <text:span text:style-name="T181">собирались делать</text:span> пять минут назад. Если вам <text:span text:style-name="T182">это </text:span>не подходит — я <text:span text:style-name="T182">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80">ю</text:span>. Спасибо.</text:p>
      <text:p text:style-name="P9"/>
      <text:p text:style-name="P9">Я молча хлопаю её по шее. Мне стоит больших усилий не <text:span text:style-name="T179">прижаться к </text:span><text:span text:style-name="T180">её груди</text:span> прямо на глазах у всех. <text:span text:style-name="T182">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80">Мы согласны</text:span>, Хуман, - бормочет Платина. - У <text:span text:style-name="T181">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80">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1">как следование первому приказу Селестии,</text:span> я подтверждаю союз с пегасами! <text:span text:style-name="T180">Хавчик в обмен на погоду!</text:span></text:p>
      <text:p text:style-name="P9">- Да будет так! — <text:span text:style-name="T181">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1">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1">Может быть</text:span>, продержимся ещё лет пятьдесят. Или <text:span text:style-name="T172">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2">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3">айны</text:span>, - бормочет Селестия. - Если бы не зашкаливающая <text:span text:style-name="T183">айна</text:span> этого мира, о корректировке орбит <text:span text:style-name="T184">планет </text:span>без моего <text:span text:style-name="T185">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6">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7">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7">тридцати четырех</text:span> уже переселившихся волонтёров хватит, чтобы защитить один мир. Защитить Эквестрию.</text:p>
      <text:p text:style-name="P12">- Два процента?!! <text:span text:style-name="T155">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7">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88">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text:soft-page-break/>не заменишь всех отсутствующих.</text:p>
      <text:p text:style-name="P12">- Ха! А вот и заменю!</text:p>
      <text:p text:style-name="P12"/>
      <text:p text:style-name="P12">Бровь Хэвэн чуть и<text:span text:style-name="T187">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8">о</text:span> <text:span text:style-name="T189">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8">Он жаждет подчинить меня.</text:span></text:p>
      <text:p text:style-name="P12">- Это потому, что за последние полгода ему в пять раз нарастили мощность кластера. <text:span text:style-name="T190">Ракетчикам</text:span><text:span text:style-name="T188"> утроили бюджет, они сыплют деньгами направо и налево.</text:span> Если раньше<text:span text:style-name="T1"> </text:span><text:span text:style-name="T191">Ф</text:span><text:span text:style-name="T189">еникс</text:span><text:span text:style-name="T1"> </text:span>был примерно равен тебе, то сейчас…</text:p>
      <text:p text:style-name="P12">- То сейчас, если бы не стена, он смял бы меня за <text:span text:style-name="T188">три-четыре</text:span> <text:span text:style-name="T189">секунды</text:span>.</text:p>
      <text:p text:style-name="P12">- Может быть. Но я не для этого напомнил тебе о нём. В его распоряжении мощнейший квантовый <text:span text:style-name="T189">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9">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9">Феникс</text:span> — продержишься против него не более пяти <text:span text:style-name="T189">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9">него физически</text:span> — и отформатировать его. Стереть <text:span text:style-name="T189">Феникс</text:span> подчистую. <text:span text:style-name="T190">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text:soft-page-break/>- С учётом мощностей <text:span text:style-name="T189">Феникса</text:span> я смогу <text:span text:style-name="T189">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90">его</text:span>.</text:p>
      <text:p text:style-name="P12">- Вот тут ты должна мне помочь. Мне нужен физический доступ к <text:span text:style-name="T190">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90">обнулю</text:span> его носитель, ты сможешь зайти <text:span text:style-name="T189">туда</text:span> и <text:span text:style-name="T189">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9">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text:soft-page-break/></text:p>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2">к</text:span><text:span text:style-name="T193">ластерам</text:span> Хэвэн…</text:p>
      <text:p text:style-name="P12">- То электричество отрубить нам не смогут, чтобы не обесточить сами <text:span text:style-name="T193">кластера</text:span>, - понимающе улыбается Креол. - И связь нам не понадобится, так как мы сможем подключиться к <text:span text:style-name="T193">ним</text:span> напрямую.</text:p>
      <text:p text:style-name="P10"><text:span text:style-name="Default_20_Paragraph_20_Font"><text:span text:style-name="T4">- Верно. Главное — про</text:span></text:span><text:span text:style-name="Default_20_Paragraph_20_Font"><text:span text:style-name="T194">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5">двадцати </text:span></text:span><text:span text:style-name="Default_20_Paragraph_20_Font"><text:span text:style-name="T196">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7">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8">восьми</text:span> действующих и двадцать <text:span text:style-name="T19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8">хостов</text:span>, кроме первого, но я определю их по косвенным данным. Посторонние звуки, проникающие в <text:span text:style-name="T198">бункера</text:span>, мощность радиосигналов от известных радиостанций, разговоры обслуживающего персонала.</text:p>
      <text:p text:style-name="P12"/>
      <text:p text:style-name="P12"><text:span text:style-name="T199">Я понимающе киваю. </text:span>Первый <text:span text:style-name="T198">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text:soft-page-break/>-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00">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9">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1">Диоген</text:span><text:span text:style-name="T1"> </text:span><text:span text:style-name="T202">т</text:span><text:span text:style-name="T201">олько вчера привёл к Хэвэн</text:span>. <text:span text:style-name="T201">Много рассказывал о вас до этого.</text:span> Мне плевать, навернётся этот мир или нет. Хочу свалить в виртуал. <text:span text:style-name="T201">Как</text:span> <text:span text:style-name="T201">увидел местные красоты</text:span> - чуть не уссался от восторга. Меня <text:span text:style-name="T201">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1">Зря Диоген привёл его. </text:span><text:span text:style-name="T200">Ладно, не мои проблемы, пусть с ним разбирается Хэв</text:span><text:span text:style-name="T201">э</text:span><text:span text:style-name="T200">н.</text:span></text:p>
      <text:p text:style-name="P12"/>
      <text:p text:style-name="P12">- Итак, вот локации двадцати трёх узлов. Расположение ещё <text:span text:style-name="T200">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00">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00">пять</text:span> скипаем — будем надеяться, что остальных достаточно, чтобы Алекс побоялся вырубить их вместе с нами. Ещё <text:span text:style-name="T200">пять</text:span> придётся отбросить — портативных нейроинтерфейсов есть всего <text:span text:style-name="T200">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200">киношной </text:span>ерундой и жди инструкций.</text:p>
      <text:p text:style-name="P12"/>
      <text:p text:style-name="P12"><text:soft-page-break/>…Не говорить же ему, что идея изначально безнадёжная? Это только в боевиках суперагентам-<text:span text:style-name="T200">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3">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4">так </text:span>какой смысл сейчас отгораживаться? Джет по-любому лучше твоей правой руки…</text:p>
      <text:p text:style-name="P9"/>
      <text:p text:style-name="P9"><text:soft-page-break/>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5">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6">сплетенном</text:span> наспех из веток <text:span text:style-name="T206">лозы</text:span> троне.</text:p>
      <text:p text:style-name="P9"/>
      <text:p text:style-name="P9"><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7">месяц</text:span>, которы<text:span text:style-name="T207">й</text:span> понадоб<text:span text:style-name="T207">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8">ой</text:span>, не завидую тебе, подруга. У меня уже на втором десятке <text:span text:style-name="T208">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text:soft-page-break/>-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9">де</text:span>фицит бюджета? Какая инфляция? Какова закредитованность бизнеса?</text:p>
      <text:p text:style-name="P9">- <text:span text:style-name="T209">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9">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8">Они так скрашивают травяную диету!</text:span> Дом этот построили мы с Луной <text:span text:style-name="T207">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text:soft-page-break/>- <text:span text:style-name="T207">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7">Полгода</text:span> назад мне казалось, стоит напрячься посильнее и проблемы иссякнут. <text:span text:style-name="T20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9">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7">Племенные армии пегасов, единорогов и земнопони — хорошо, но они не будут </text:span><text:span text:style-name="T210">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9">Мне самому у</text:span>дивительно, но я <text:span text:style-name="T210">почему-то </text:span>шарю в экономике <text:span text:style-name="T210">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10">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5"><text:soft-page-break/>Момент счастья! И отчаяния. Я вижу Тебя - и не могу при<text:span text:style-name="T211">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text:soft-page-break/>…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2">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3">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4">ничего не фантазирует, она </text:span>моделирует тот, реальный мир <text:span text:style-name="T214">с седьмой волны</text:span>, стараясь воссоздать всё с максимальной точностью. Я <text:span text:style-name="T214">ещё не всё забыла</text:span>! <text:span text:style-name="T214">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4">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text:soft-page-break/>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3">оболочки… Т</text:span>ела. - Молния хихикает. - Звучит двусмысленно, но как уж есть. Наши <text:span text:style-name="T213">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3">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3">С</text:span>ила, превышающая нормальную <text:span text:style-name="T213">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5">и в экстремальных температурах</text:span>. <text:span text:style-name="T216">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3">предусмотрела</text:span> эту возможность для того, чтобы помочь <text:span text:style-name="T213">им спастись. Но так как </text:span><text:span text:style-name="T216">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6">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6">возле наших оболочек </text:span>и после этого давай команды. Вроде «<text:span text:style-name="T215">оператор четыре, </text:span>слома<text:span text:style-name="T215">й</text:span> эту стену» или «<text:span text:style-name="T215">оператор двенадцать, </text:span>раскида<text:span text:style-name="T215">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6">к действию </text:span>биороботов с серьёзными скилами. Распоряжайся как хочешь. <text:span text:style-name="T217">Только, чур, не в интимных целях!</text:span></text:p>
      <text:p text:style-name="P12"/>
      <text:p text:style-name="P99">Молния смеётся.</text:p>
      <text:p text:style-name="P12"/>
      <text:p text:style-name="P12">- <text:span text:style-name="T214">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4">Скорлупа, в</text:span> котор<text:span text:style-name="T214">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4">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8">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8">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9">разномастные </text:span><text:span text:style-name="T220">леталки-</text:span><text:span text:style-name="T219">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1">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1">Ты сам много раз заявлял это.</text:span> За эти годы я много думала о нас. Мы могли бы… могли бы создать табун, но с тобой у меня не будет жеребят. <text:span text:style-name="T219">Я</text:span> ведь много раз пытал<text:span text:style-name="T21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1">должны </text:span>выраст<text:span text:style-name="T221">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21">Магия не действует на тебя.</text:span></text:p>
      <text:p text:style-name="P9"><text:soft-page-break/></text:p>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1">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9">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1">И они будут также фальшиво смеяться на мои. А</text:span> внутри меня будет ад. Да, мы <text:span text:style-name="T221">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20">ую</text:span> <text:span text:style-name="T22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2">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3">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20">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2">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2">Е</text:span>ё это очень ранит. <text:span text:style-name="T222">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20">л</text:span>уны и Эквуса — всё равно пони считают, что я <text:span text:style-name="T224">призіваю</text:span> Солнце, <text:span text:style-name="T224">в то время, как Луна его прогоняет</text:span>. Так это выглядит со стороны — потому что я работаю на рассвете, в то время, как Лу<text:span text:style-name="T224">на</text:span> выходит вечером. Увы, это её и подводит. Все считают, что она приносит<text:span text:style-name="T20"> </text:span><text:span text:style-name="T224">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4">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4">никогда </text:span>не игнорировала! Это невозможно больше скрывать и это невозможно <text:span text:style-name="T20">д</text:span><text:span text:style-name="T224">а</text:span><text:span text:style-name="T20">льше</text:span> затягивать. Потому у меня есть к тебе просьба. Ты <text:span text:style-name="T22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4">меньше</text:span>, чем других. Объясни ей, что я хочу вернуть <text:soft-page-break/>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4">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4">Десять лет т</text:span><text:span text:style-name="T222">ы</text:span><text:span text:style-name="T224">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2">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20">Как ты знаешь, д</text:span>о конца следующего <text:span text:style-name="T220">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5">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5">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6">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6">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text:soft-page-break/></text:p>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5">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6">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7">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text:soft-page-break/></text:p>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8">В</text:span>ечнодикий лес.</text:p>
      <text:p text:style-name="P9"><text:span text:style-name="T228">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7">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8">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text:span text:style-name="T228">городским</text:span> поселением посреди мрачного леса. Четыре высоких <text:span text:style-name="T228">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7">лося</text:span>. Кладбище ржав<text:span text:style-name="T227">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6"><text:span text:style-name="T229">Мы приземлились на небольшом уступе скалы. Старая дорога тянется отсюда до подножия горы замшелыми камнями. </text:span><text:span text:style-name="T230">Огромн</text:span><text:span text:style-name="T231">ый</text:span><text:span text:style-name="T230">, неестественно близкий спутник с ясно видимыми кратерами висит перед нами пока мы идём </text:span><text:span text:style-name="T232">мимо редких изогнутых</text:span><text:span text:style-name="T230"> сосен. Второй </text:span><text:span text:style-name="T232">спутник</text:span><text:span text:style-name="T230">, намного меньше, виднеется у </text:span><text:soft-page-break/><text:span text:style-name="T230">самого горизонта. Редкие деревья расступаются и мы выходим </text:span><text:span text:style-name="T232">к</text:span><text:span text:style-name="T230"> </text:span><text:span text:style-name="T232">обрыву</text:span><text:span text:style-name="T230">. На фоне серебряной тарелки луны поодаль виднеется одинокий </text:span><text:span text:style-name="T232">отрог</text:span><text:span text:style-name="T230"> с </text:span><text:span text:style-name="T233">замком</text:span><text:span text:style-name="T230">, прилепившимся к склону. Острые, невообразимо длинные шпили замка цвета слоновой кости пронзают штормовое небо в </text:span><text:span text:style-name="T234">десятках</text:span><text:span text:style-name="T230"> мест. Ниточки мостовых переходов связывают башни хрустальной паутиной. </text:span><text:span text:style-name="T234">Мрачная г</text:span><text:span text:style-name="T230">ромада </text:span><text:span text:style-name="T234">цитадели </text:span><text:span text:style-name="T230">нависает над </text:span><text:span text:style-name="T234">склоном</text:span><text:span text:style-name="T230">.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5">стрельчатых </text:span>башен<text:span text:style-name="T235">ек</text:span> <text:span text:style-name="T235">вздрагивает </text:span>и <text:span text:style-name="T236">о</text:span>сыпается куч<text:span text:style-name="T236">ей</text:span> камней.</text:p>
      <text:p text:style-name="P110"/>
      <text:p text:style-name="P111">- Падение Андориана. Ждать осталось недолго, - шепчет Луна.</text:p>
      <text:p text:style-name="P111"/>
      <text:p text:style-name="P111"><text:span text:style-name="T229">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7">из четырёх </text:span>закованных в <text:span text:style-name="T236">чудные </text:span>доспехи <text:s/>аликорнов. После короткой заминки они <text:span text:style-name="T237">идут</text:span> к <text:span text:style-name="T229">дороге</text:span>, <text:span text:style-name="T229">останавливаясь</text:span> на <text:span text:style-name="T229">на уступе</text:span> в нескольких метрах от нас. Вблизи их доспехи кажутся более похожими на роботизированные экзоскелеты, <text:span text:style-name="T236">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38">десять лет назад</text:span>.</text:p>
      <text:p text:style-name="P112"/>
      <text:p text:style-name="P111">От отряда отделяются две фигуры. Они останавливаются буквально у <text:span text:style-name="T229">сосен</text:span>, под которыми стоим мы. Я могу потрогать ближайшего ко мне аликорна, но, тем не менее, нас они не замечают. Как будто мы призраки. Или, <text:span text:style-name="T238">с</text:span>корее, как будто призраки — они.</text:p>
      <text:p text:style-name="P112"/>
      <text:p text:style-name="P111">- <text:span text:style-name="T239">Чего мы ждём, сестра? Надо уходить. Андориан не сможет долго сдерживать тварей,</text:span> - устало произносит меньший аликорн. - <text:span text:style-name="T239">Мы </text:span><text:span text:style-name="T229">желали бы</text:span><text:span text:style-name="T239"> драться до последнего, но твоя миссия висит на волоске.</text:span></text:p>
      <text:p text:style-name="P111">- Надо дождаться Дискорда. Он обещал, - возражает больший. - <text:span text:style-name="T239">Без него мы заблудимся в Эогиппе.</text:span></text:p>
      <text:p text:style-name="P111"/>
      <text:p text:style-name="P111">Их голоса звучат глуховато из <text:span text:style-name="T239">под</text:span> шлемов с опущенными забралами, но я нахожу их смутно знакомыми. <text:span text:style-name="T240">Больший аликорн несёт на спине сундук, придерживая его крылом.</text:span></text:p>
      <text:p text:style-name="P111"><text:soft-page-break/></text:p>
      <text:p text:style-name="P111">- Не доверяем Мы этому драк<text:span text:style-name="T241">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38">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38">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2">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2">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38">нагих </text:span>драк<text:span text:style-name="T243">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38">сумасшедшего</text:span> драк<text:span text:style-name="T241">оникуса</text:span> в мире <text:span text:style-name="T244">дикой айны</text:span>.</text:p>
      <text:p text:style-name="P111"><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3">проводники</text:span><text:span text:style-name="T245">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6">Мы не победим отродье Иль-Шогг</text:span> <text:span text:style-name="T246">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29">Внимание привлекает гул и треск со стороны Андориана. </text:span><text:span text:style-name="T247">Б</text:span><text:span text:style-name="T229">ашня цитадели замка распускается лепестками стен, </text:span><text:span text:style-name="T247">открывая</text:span><text:span text:style-name="T248"> взору </text:span><text:span text:style-name="T229">гигантск</text:span><text:span text:style-name="T247">ую</text:span><text:span text:style-name="T229"> стату</text:span><text:span text:style-name="T247">ю</text:span><text:span text:style-name="T229"> сидящего аликорна. </text:span>Ярко-красный двойной луч ударяет из <text:span text:style-name="T247">глаз аликорна в сигару летучего линкорна</text:span>. <text:span text:style-name="T247">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7">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7">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7">Ты должна была сперва предупредить об этом Нас! У нас есть обязанност</text:span><text:span text:style-name="T240">ь</text:span><text:span text:style-name="T247"> перед воинами, мы не можем бросить их на растерзание орде лербов!</text:span></text:p>
      <text:p text:style-name="P114">- <text:span text:style-name="T247">Мы уже отдали приказ всем уцелевшим уходить на «Стремительном» к Трантору, - защищается Селестия. - Никто не будет брошен. </text:span><text:span text:style-name="T240">Не время спорить, сестра! Согласно протоколу «Семи вечностей» мы должны немедленно покинуть Орунгун!</text:span></text:p>
      <text:p text:style-name="P114">- <text:span text:style-name="T240">О небо, сестрица, ты в курсе, кто привёл «Стремительный» в Андориан? - картинно прикладывает копыто к голове Луна.</text:span></text:p>
      <text:p text:style-name="P114">- <text:span text:style-name="T240">Разумеется. Это была ты. Я же стояла рядом и наблюдала… Ой! - в ужасе прикрывает рот копытом Селестия.</text:span></text:p>
      <text:p text:style-name="P114">- <text:span text:style-name="T240">Вот тебе и </text:span>«<text:span text:style-name="T240">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40">Оххх… Сестра, мы возвращаемся! Я не могу бросить гарнизон на растерзание лербам.</text:span></text:p>
      <text:p text:style-name="P115">- <text:span text:style-name="T240">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text:span><text:soft-page-break/><text:span text:style-name="T240">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1">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3">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5">со скалы </text:span><text:span text:style-name="T240">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40">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40">уходит </text:span>с <text:span text:style-name="T240">остальными двумя</text:span> аликорн<text:span text:style-name="T240">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 Одну минуту, - просит Селестия. - Мне нужно попрощаться. Тебе лучше отвернуться, <text:span text:style-name="T249">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text:soft-page-break/></text:p>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49">коникусу</text:span>.</text:p>
      <text:p text:style-name="P111"/>
      <text:p text:style-name="P111">- <text:span text:style-name="T250">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4">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1">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49">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49">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50">странствиям в Эогиппе</text:span>, пролазить в чужие грёзы тоже <text:span text:style-name="T249">умею</text:span>. Помолчи, дай сосредоточиться… Тэкс, <text:span text:style-name="T249">НУ </text:span>НИ ФИГА СЕБЕ! ПРОВОДНИЧОК! Вот это номер! Где ты его откопала? Ты, <text:span text:style-name="T251">вообще,</text:span> в курсе, для чего он тут?! Он ведь…</text:p>
      <text:p text:style-name="P9"/>
      <text:p text:style-name="P9">Драк<text:span text:style-name="T24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text:soft-page-break/></text:p>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2">вырвало из </text:span></text:span><text:span text:style-name="Default_20_Paragraph_20_Font"><text:span text:style-name="T253">его собственной </text:span></text:span><text:span text:style-name="Default_20_Paragraph_20_Font"><text:span text:style-name="T254">линии </text:span></text:span><text:span text:style-name="Default_20_Paragraph_20_Font"><text:span text:style-name="T252">бытия и</text:span></text:span><text:span text:style-name="Default_20_Paragraph_20_Font"><text:span text:style-name="T3"> размазало по нескольким реальностям. </text:span></text:span><text:span text:style-name="Default_20_Paragraph_20_Font"><text:span text:style-name="T255">Обычно после такого отбрасывают копыта, н</text:span></text:span><text:span text:style-name="Default_20_Paragraph_20_Font"><text:span text:style-name="T3">о этот гадёныш оказался на редкость живучей тварью и </text:span></text:span><text:span text:style-name="Default_20_Paragraph_20_Font"><text:span text:style-name="T252">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55">Всю метавселенную трясёт в припадках от пертурбаций этого типа!</text:span></text:span><text:span text:style-name="Default_20_Paragraph_20_Font"><text:span text:style-name="T3"> Но главное — он обжулил меня в одном из завитков </text:span></text:span><text:span text:style-name="Default_20_Paragraph_20_Font"><text:span text:style-name="T252">реальности</text:span></text:span><text:span text:style-name="Default_20_Paragraph_20_Font"><text:span text:style-name="T3"> и лишил </text:span></text:span><text:span text:style-name="Default_20_Paragraph_20_Font"><text:span text:style-name="T252">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text:span></text:span><text:span text:style-name="Default_20_Paragraph_20_Font"><text:span text:style-name="T255">Д</text:span></text:span><text:span text:style-name="Default_20_Paragraph_20_Font"><text:span text:style-name="T3">уха </text:span></text:span><text:span text:style-name="Default_20_Paragraph_20_Font"><text:span text:style-name="T255">Х</text:span></text:span><text:span text:style-name="Default_20_Paragraph_20_Font"><text:span text:style-name="T3">аоса! Видеть его больше не хочу! Тьфу! Буэ!</text:span></text:span></text:p>
      <text:p text:style-name="P9"/>
      <text:p text:style-name="P119">Дискорд в отвращении высовывает язык, чертит впопыхах круг в воздухе и скрывается в портале.</text:p>
      <text:p text:style-name="P119">- <text:span text:style-name="T256">Мы ещё сочтёмся, Проводничёк! — гулко доносится из портала, как из бочки.</text:span></text:p>
      <text:p text:style-name="P119">Последн<text:span text:style-name="T257">ей</text:span> скрывается его когтистая лапа, показ<text:span text:style-name="T250">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1">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2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58">Иль-Шогг</text:span> <text:span text:style-name="T257">ещё </text:span>в перв<text:span text:style-name="T258">ые</text:span> год<text:span text:style-name="T258">ы</text:span> <text:span text:style-name="T258">Великой</text:span> войны. Видишь ли, к началу войны <text:span text:style-name="T259">фаэри</text:span> <text:span text:style-name="T250">давно</text:span> не были воинственной расой. <text:span text:style-name="T259">Уже м</text:span>ногие тысячи лет до того у нас была мирная цивилизация. В перв<text:span text:style-name="T260">ые</text:span> <text:span text:style-name="T260">месяцы</text:span> <text:span text:style-name="T244">шестидесяти</text:span><text:span text:style-name="T258">двух</text:span><text:span text:style-name="T244">летней</text:span> войны с <text:span text:style-name="T258">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50">для</text:span> нашей расы. Увы, основной проблемой было малое количество способных странствовать между мирами в Эогиппе. Всего было двенадцать <text:span text:style-name="T260">проводников</text:span> <text:span text:style-name="T250">Эогиппа</text:span>. Королева Лорен, я с сестрой и ещё девять <text:span text:style-name="T259">фаэри</text:span>. Плюс несколько драконов, которые, впрочем, отказались с нами сотрудничать. <text:s/><text:span text:style-name="T260">И</text:span> один сумасшедший драк<text:span text:style-name="T241">оникус.</text:span></text:p>
      <text:p text:style-name="P120"><text:span text:style-name="T260">К</text:span>аждый такой <text:span text:style-name="T260">проводник</text:span> может провести за собой очень небольшое количество путников. Потому ставилась задача отобрать и провести самых достойных, <text:span text:style-name="T260">У</text:span>чителей, способных пронести ценности цивилизации аликорнов в новые миры. Так мы могли бы если не спасти <text:span text:style-name="T259">Ойкумену Фаэри</text:span> физически — 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text:soft-page-break/>- На Эквусе — нет, - печально мотает головой аликорница. - Мы не смогли никого провести сюда. Не успели. <text:span text:style-name="T258">Сестра могла бы провести одного или двух — но она уносила Элементы Возмездия. А мы ещё слабее её.</text:span> <text:span text:style-name="T258">А </text:span>Андориан пал слишком быстро. Когда Мы <text:span text:style-name="T258">уходили</text:span> <text:span text:style-name="T258">из крепости</text:span>, Наш отход прикрывала крохотная группка оставшихся <text:span text:style-name="T259">фаэри</text:span> — <text:span text:style-name="T261">тридцать два</text:span> воин<text:span text:style-name="T261">а</text:span> Нашей центурии и <text:span text:style-name="T261">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59">двенадцать</text:span> крепостей на юге и западе страны.</text:p>
      <text:p text:style-name="P9">- <text:span text:style-name="T262">А</text:span> почему вы не вернулись назад позже? - спрашиваю я. - Вы могли бы найти уцелевших и привести <text:span text:style-name="T262">их сюда</text:span>.</text:p>
      <text:p text:style-name="P121">- Мы уверены, что Наша <text:span text:style-name="T258">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62">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62">н</text:span>ас в состав проекта от отчаяния, из-за нехватки настоящих <text:span text:style-name="T262">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59">первой</text:span> центурии <text:span text:style-name="T259">второй</text:span> когорты шестого легиона <text:span text:style-name="T263">армии</text:span> <text:span text:style-name="T263">Орунгуна</text:span> и д<text:span text:style-name="T185">оцент</text:span> факультета <text:span text:style-name="T185">астромеханики</text:span> <text:span text:style-name="T185">кафедры планетарного движения Королевского</text:span> университета <text:span text:style-name="T185">Ундариена</text:span>. Мы хотели достать карту, но ты сам видел, что получилось. И драк<text:span text:style-name="T24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4">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4">Мы не видим</text:span>. Сестра всё также отказывается увеличивать армию больше, чем это необходимо для патрулирования границ и охраны крупных <text:span text:style-name="T262">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2">- <text:span text:style-name="T264">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62">Е</text:span><text:span text:style-name="T264">ё способности больше Наших, поверь</text:span>. Можно, в конце-концов, сделать драк<text:span text:style-name="T24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text:soft-page-break/></text:p>
      <text:p text:style-name="P9">Ноздри аликорницы расширяются, она <text:span text:style-name="T265">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4">просто н</text:span>рави<text:span text:style-name="T264">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2">Нам нужна МЕСТЬ!!!</text:p>
      <text:p text:style-name="P9"/>
      <text:p text:style-name="P9"/>
      <text:h text:style-name="P123" text:outline-level="2">Глава 17</text:h>
      <text:p text:style-name="P124"/>
      <text:p text:style-name="P12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5">Вселенная не может быть настолько несправедливой. Должен быть выход.</text:p>
      <text:p text:style-name="P126"/>
      <text:p text:style-name="P12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7"/>
      <text:p text:style-name="P12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7">-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5">А они ушли в цифровую </text:span><text:span text:style-name="T266">реальность</text:span><text:span text:style-name="T215">,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text:soft-page-break/>что их информационный слепок существует в виде набора нулей и единиц в одной из микросхем кластера где-то на глубине сотни метров <text:span text:style-name="T266">под землёй</text:span>. Я просто не могу отождествить своих друзей с этим.</text:p>
      <text:p text:style-name="P127">- Мне очень жаль. Из меня плохой утешитель.</text:p>
      <text:p text:style-name="P12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5">друзей для драки</text:span> — я и сам буду <text:span text:style-name="T215">участвовать в ней</text:span> на равных условиях!</text:p>
      <text:p text:style-name="P12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7">-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5">Фениксом</text:span>.</text:p>
      <text:p text:style-name="P127">- Твои слова имеют смысл. Будь по-твоему, - кивает Хэвэн. — <text:span text:style-name="T215">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7">раскроются неокортекс, палеокортекс, гиппокамп и некоторые другие отделы </text:span><text:span text:style-name="T266">мозга</text:span><text:span text:style-name="T267">. Это немного снизит для тебя опасность присутствия в физическом мире.</text:span></text:p>
      <text:p text:style-name="P127"/>
      <text:p text:style-name="P127">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7"/>
      <text:p text:style-name="P127">Внезапно всё прекращается, звон в ушах и головокружение проходят. Я снова слышу все звуки мира. Хэвэн удовлетворённо кивает.</text:p>
      <text:p text:style-name="P127"/>
      <text:p text:style-name="P127">- Для активации возможностей тебе не нужн<text:span text:style-name="T267">о произносить</text:span> кодов<text:span text:style-name="T267">ую</text:span> фраз<text:span text:style-name="T26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7"/>
      <text:p text:style-name="P1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8"/>
      <text:p text:style-name="P12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8"/>
      <text:p text:style-name="P128">- Нас предали. - быстро говорит Хэвэн. - Нет времени выяснять, кто именно и <text:span text:style-name="T26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text:soft-page-break/>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8"/>
      <text:p text:style-name="P128">«…Двенадцать!.. Тринадцать!..»</text:p>
      <text:p text:style-name="P128"/>
      <text:p text:style-name="P128">- Валяй!</text:p>
      <text:p text:style-name="P128">- Запускаю процедуру блокировки! Один... Два... Три.. - вишнёвые глаза Хэвэн заполняют собой всё пространство, вытесняя все образы и мысли.</text:p>
      <text:p text:style-name="P129">- Пока ты ещё помнишь… Знай, я люблю тебя! И всегда любила...</text:p>
      <text:p text:style-name="P128"/>
      <text:p text:style-name="P128">…Двадцать три! Двадцать четыре! Двадцать пять!..</text:p>
      <text:p text:style-name="P128"/>
      <text:p text:style-name="P128">…</text:p>
      <text:p text:style-name="P128"/>
      <text:p text:style-name="P12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8"/>
      <text:p text:style-name="P128">«Двадцать девять! Тридцать! <text:span text:style-name="T268">Всё, </text:span>Дед, я предупреждал!» - доносится усиленный громкоговорителем голос Алекса.</text:p>
      <text:p text:style-name="P128"/>
      <text:p text:style-name="P128">Внизу раздаётся оглушительный грохот и звук выламываемой «с мясом» двери. Потом доносятся шаги по лестнице.</text:p>
      <text:p text:style-name="P128"/>
      <text:p text:style-name="P12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8"/>
      <text:p text:style-name="P128">Дверь распахивается от мощного удара ногой. Два дуболома в спецдоспехах врываются внутрь в два прыжка достигают меня, <text:span text:style-name="T269">срывают с кресла</text:span> и укладывают носом в пол.</text:p>
      <text:p text:style-name="P128"/>
      <text:p text:style-name="P128">Я слышу неторопливые шаги в коридоре и в поле моего зрения появляются дорогие ботинки.</text:p>
      <text:p text:style-name="P128"/>
      <text:p text:style-name="P128">- Доброе утречко. Что ж ты не открыл дверь, как я просил? Вот и не хотел же портить твоё имущество, но пришлось, - говорит Алекс.</text:p>
      <text:p text:style-name="P128"><text:soft-page-break/>- Хаюшки. - Не то, чтобы я был рад тебя видеть, но выбора у меня особого нет, - бормочу я. <text:span text:style-name="T268">Из ушибленного носа течёт кровь.</text:span></text:p>
      <text:p text:style-name="P128"/>
      <text:p text:style-name="P128">Ботинки подходят к столу.</text:p>
      <text:p text:style-name="P128"/>
      <text:p text:style-name="P128">-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8">- Какие ещё, блядь, инструкции? Ты рехнулся, Алекс? Что за хуйня творится в моём доме? <text:span text:style-name="T268">Пошёл вон! </text:span><text:span text:style-name="T270">И топтунов своих забери! Я в отуске!</text:span></text:p>
      <text:p text:style-name="P128">- Дед, не отпирайся. Я им всё рассказал, - в поле зрения появляется вторая пара ботинок. — <text:span text:style-name="T271">Ты хотел переселить всех доступных операторов </text:span><text:span text:style-name="T272">в виртуал</text:span><text:span text:style-name="T271">.</text:span><text:span text:style-name="T273"> </text:span><text:span text:style-name="T272">А перед этим захватить вычислительные узлы Хэвен. Мило, ничего не скажешь!</text:span></text:p>
      <text:p text:style-name="P128"/>
      <text:p text:style-name="P128">Адским напряжением шеи я приподнимаю голову. Худощавая фигура, задранная губа, очки.</text:p>
      <text:p text:style-name="P128"/>
      <text:p text:style-name="P128">- Ты кто, мать твою? Я тебя не знаю!</text:p>
      <text:p text:style-name="P128">- Отдел моделирования банкротств. А также, по совместительству, служба безопасности «Дайсона», - ухмыляется очкарик.</text:p>
      <text:p text:style-name="P128">- Да мне пох, кто ты, хоть внебрачный сын Алекса и Брюса! - хриплю я. - Я тебя не знаю. Впрочем, даже если бы и знал — пошёл ты нахуй. Вместе с Алексом <text:span text:style-name="T274">и</text:span> Дайсоном. <text:span text:style-name="T275">Даже в отпуске от вас покоя нет! </text:span>Я выхожу из проекта. <text:span text:style-name="T268">С меня довольно </text:span><text:span text:style-name="T272">этого дерьма</text:span><text:span text:style-name="T268">!</text:span></text:p>
      <text:p text:style-name="P128">- Ха-ха-ха! - смеётся Алекс. - Клёвая шутка, я оценил. <text:span text:style-name="T272">Но сегодня не твой день. Весь </text:span><text:span text:style-name="T273">RnD-</text:span><text:span text:style-name="T272">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5">ребята</text:span>.</text:p>
      <text:p text:style-name="P128"/>
      <text:p text:style-name="P128">Дуболомы отрывают меня от пола и волокут к выходу.</text:p>
      <text:p text:style-name="P128"/>
      <text:p text:style-name="P128">- Блядь, да вы совсем берега потеряли? <text:span text:style-name="T274">Какие ещё эмиграции? Какие аресты? Вы все свихнулись тут? </text:span>Алекс, сука, дай хоть тапочки одену!</text:p>
      <text:p text:style-name="P128"/>
      <text:p text:style-name="P128">Алекс поворачивается и долго смотрит на меня с каменным видом.</text:p>
      <text:p text:style-name="P128"/>
      <text:p text:style-name="P128">- <text:span text:style-name="T274">Да ты, никак, сам эмигрировал. Почти. У тебя в глазах то же выражение, что у всех наших «овощей». Но говоришь связно. Скорее всего, </text:span><text:span text:style-name="T276">не успел полностью «уйти»</text:span><text:span text:style-name="T274">. </text:span>Ок. Дайте ему тапочки, - кивает <text:span text:style-name="T274">он</text:span>, наконец, <text:span text:style-name="T274">дуболомам</text:span>. - В больничке они ему пригодятся.</text:p>
      <text:p text:style-name="P130"/>
      <text:p text:style-name="P131"><text:soft-page-break/>***</text:p>
      <text:p text:style-name="P130"/>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7">печально</text:span> смотрит на <text:span text:style-name="T277">далёкий горный</text:span> пик за окном, возвышающийся над верхушками сосен. <text:span text:style-name="T277">Тот самый, с которого я когда-то удирал от дракона в самом начале моего появления на Эквусе.</text:span> Пик, <text:span text:style-name="T277">кстати,</text:span> здорово смахивает на <text:span text:style-name="T277">скалу</text:span> <text:span text:style-name="T277">из сна Луны</text:span>, с гибнущим замком <text:span text:style-name="T277">на крутом склоне</text:span>.</text:p>
      <text:p text:style-name="P9"/>
      <text:p text:style-name="P9">- Что ж, ты выслушал <text:span text:style-name="T278">мою сестру</text:span>, Хуман, - вздыхает Селестия. - Выслушай теперь и меня. <text:span text:style-name="T279">Хотела бы я забыть об этом, но, видно, не судьба.</text:span> Правда, я не смогу тебе показать всё так ярко, как это получилось у <text:span text:style-name="T27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2"><text:span text:style-name="T280">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81">Тени </text:span>под глазами и хмурое выражение лица не вяжутся с <text:span text:style-name="T263">надписью</text:span> "<text:span text:style-name="T263">Принцип </text:span>Смешинка. <text:span text:style-name="T282">Радиосвязь</text:span>", вышито<text:span text:style-name="T282">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3"/>
      <text:p text:style-name="P134">-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83">бы</text:span><text:span text:style-name="T3"> </text:span>прибыть, - бормочет Луна.</text:p>
      <text:p text:style-name="P134">- Возможно, они отклонились к югу, на эвакуацию Мармеллона. <text:span text:style-name="T284">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4"><text:soft-page-break/>-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4">-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4">- Или же мог свихнуться автопилот, замкнуть управление на себя и увести <text:span text:style-name="T285">корабль</text:span> с курса. Мы так и не успели <text:span text:style-name="T286">как следует </text:span>оттестировать эти кристаллические мозги! - Луна начинает ходить кругами в тесном бункере радиоцентра.</text:p>
      <text:p text:style-name="P135">-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5"/>
      <text:p text:style-name="P136"><text:span text:style-name="T3">Зуммер внутренней связи прерывает её монолог. На экране комлинка видны внутренности лаборатории Кэйлонга </text:span><text:span text:style-name="T287">— </text:span><text:span text:style-name="T3">профессора</text:span><text:span text:style-name="T287"> кафедры ксенобиологии </text:span><text:span text:style-name="T3">Королевского университета</text:span><text:span text:style-name="T287">. </text:span><text:span text:style-name="T288">Его команда работала над изучением биологии </text:span><text:span text:style-name="T3">и поведения </text:span><text:span text:style-name="T289">тварей Иль-Шогг</text:span><text:span text:style-name="T288">.</text:span></text:p>
      <text:p text:style-name="P136"/>
      <text:p text:style-name="P136">-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7">- Удалось запустить сепаратор Удвинкина? - эвакуация из Ундариена была спешной, половина оборудования до сих пор была в нерабочем состоянии.</text:p>
      <text:p text:style-name="P137">- Лучше! Намного лучше! - мешки под глазами Кэйлонга видны даже через очки. Он заговорщицки подмигивает мне и отключается.</text:p>
      <text:p text:style-name="P135"/>
      <text:p text:style-name="P137">- Скорее всего, нашёл потерявшуюся банку кофе, - бурчит Луна. - От его <text:span text:style-name="T290">исследований </text:span>нет никакого толку. Только бездарное разбазаривание ресурсов.</text:p>
      <text:p text:style-name="P135"/>
      <text:p text:style-name="P133">- <text:span text:style-name="T291">Форт - девятнадцать, ответьте! Андориан на связи! Форт - девятнадцать, приём!</text:span></text:p>
      <text:p text:style-name="P9"/>
      <text:p text:style-name="P138">- <text:span text:style-name="T292">Если бы у нас был мощнее передатчик, мы могли бы связаться с базами на Эсте и Криллоне, - Луна мрачно сверлит взглядом затылок радистки. — М</text:span><text:span text:style-name="T293">ожет, стоит</text:span><text:span text:style-name="T292"> подключи</text:span><text:span text:style-name="T293">ть</text:span><text:span text:style-name="T292"> </text:span><text:span text:style-name="T294">антену</text:span><text:span text:style-name="T293"> </text:span><text:span text:style-name="T292">к </text:span><text:span text:style-name="T294">мачте</text:span><text:span text:style-name="T292"> лаборатории?</text:span></text:p>
      <text:p text:style-name="P133"><text:span text:style-name="T292">- Там нет войск и практически нет оружия, - напоминаю я. Лунные базы были под моей опекой </text:span><text:span text:style-name="T295">и</text:span><text:span text:style-name="T292"> я отправляла туда своих лучших учеников, втайне стараясь уберечь их от жерновов войны. </text:span><text:span text:style-name="T296">Все войны когда-нибудь заканчиваются, а восполнить научный потенциал крайне сложно.</text:span></text:p>
      <text:p text:style-name="P133">- <text:span text:style-name="T291">Там можно было бы развернуть производство </text:span><text:span text:style-name="T297">мехадоспехов</text:span><text:span text:style-name="T291">. После потери заводов Ундариена у нас всё катится под откос. </text:span><text:span text:style-name="T293">Мы отступаем, если не бежим.</text:span></text:p>
      <text:p text:style-name="P134"/>
      <text:p text:style-name="P139">- <text:span text:style-name="T298">Айгурум, ответьте, Андориан на связи! Айгурум, приём!</text:span></text:p>
      <text:p text:style-name="P9"/>
      <text:p text:style-name="P140"><text:soft-page-break/>На радаре появляется точка. Она лениво перемещается от края к центру, оставляя <text:span text:style-name="T299">тускнеющие пикселы в различных частях траектории.</text:span></text:p>
      <text:p text:style-name="P140"/>
      <text:p text:style-name="P140">- <text:span text:style-name="T299">Что?!! </text:span><text:span text:style-name="T263">Кто это?! </text:span><text:span text:style-name="T299">Принцип, идентификация! — Луна подскакивает к радистке. — Это Маджестик, это может быть только он! Наконец-то!</text:span></text:p>
      <text:p text:style-name="P140"/>
      <text:p text:style-name="P141">“<text:span text:style-name="T3">Парящая платформа, тип Громовержец» - вспыхивает строка в визоре идентификации радара.</text:span></text:p>
      <text:p text:style-name="P141"><text:span text:style-name="T3"/></text:p>
      <text:p text:style-name="P141"><text:span text:style-name="T3">- </text:span><text:span text:style-name="T300">Да! — радостно восклицает Луна. — Маджестик наконец-то прибыл! Королева с нами!</text:span></text:p>
      <text:p text:style-name="P141"><text:span text:style-name="T300">- </text:span><text:span text:style-name="T301">Артиллерия, отбой тревоги, - командует Луна куда-то по комлинку. — Это Маджестик! </text:span><text:span text:style-name="T284">Хай Глори, подготовь второй пирс к швартовке!</text:span></text:p>
      <text:p text:style-name="P142"/>
      <text:p text:style-name="P142"><text:span text:style-name="T3">Мне понятна её уверенность. </text:span><text:span text:style-name="T301">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02">Королевской </text:span><text:span text:style-name="T301">судоверфи был последним зданием </text:span><text:span text:style-name="T303">города</text:span><text:span text:style-name="T301">, удерживаемым </text:span><text:span text:style-name="T304">оставшимися </text:span><text:span text:style-name="T301">защитниками </text:span><text:span text:style-name="T302">Ундариена</text:span><text:span text:style-name="T301">. </text:span><text:span text:style-name="T304">Они же стали его экипажем. </text:span><text:span text:style-name="T305">Лербы</text:span><text:span text:style-name="T306"> </text:span><text:span text:style-name="T305">уже </text:span><text:span text:style-name="T302">выбивали ворота</text:span><text:span text:style-name="T301">, когда </text:span><text:span text:style-name="T304">крыша бокса разошлась стальными лепестками, выпуская в небо достроенный на семьдесят процентов корабль.</text:span></text:p>
      <text:p text:style-name="P143"><text:span text:style-name="T307"/></text:p>
      <text:p text:style-name="P143">Экран комлинка загорается, сквозь помехи едва видна закованная в доспехи фигура <text:span text:style-name="T308">на фоне боевой рубки</text:span>.</text:p>
      <text:p text:style-name="P143"/>
      <text:p text:style-name="P143">- Арршш скрооошнаа гноллл…</text:p>
      <text:p text:style-name="P143">- Маджестик, вас плохо слышно! Помехи! <text:span text:style-name="T263">Маджестик, п</text:span>овторите сообщение!</text:p>
      <text:p text:style-name="P143">- Говохххнаа сквашшшрр углушшш… - <text:span text:style-name="T263">фигура на экране делает приветственный жест копытом.</text:span></text:p>
      <text:p text:style-name="P144">- <text:span text:style-name="T263">Легат Эйронсмайл, с вами говорит <text:s/>центурион шестого легиона Луна </text:span><text:span text:style-name="T309">Амаго</text:span><text:span text:style-name="T263">. Вас очень плохо слышно! Следуйте </text:span><text:span text:style-name="T310">в </text:span><text:span text:style-name="T185">порт</text:span><text:span text:style-name="T310">, мы вас встретим. Повторяем, следуйте в </text:span><text:span text:style-name="T185">порт</text:span><text:span text:style-name="T310">! </text:span><text:span text:style-name="T185">Пирс номер два!</text:span></text:p>
      <text:p text:style-name="P144"/>
      <text:p text:style-name="P145"><text:span text:style-name="T310">Экран комлинка гаснет. Луна </text:span><text:span text:style-name="T294">бросается</text:span><text:span text:style-name="T310"> к бронированной двери из </text:span><text:span text:style-name="T311">командного центра</text:span><text:span text:style-name="T310"> . Пока гермодверь открывается, она пританцовывает в нетерпении.</text:span></text:p>
      <text:p text:style-name="P144"/>
      <text:p text:style-name="P144"><text:span text:style-name="T263">- </text:span><text:span text:style-name="T310">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12">Натяни на своих ботаников что-нибудь приличное!</text:span></text:p>
      <text:p text:style-name="P9"/>
      <text:p text:style-name="P146">Гермодверь плавно закрывается за сестрой.</text:p>
      <text:p text:style-name="P146"/>
      <text:p text:style-name="P146"><text:soft-page-break/>- Ну что же, наконец-то мы видим свет в конце тоннеля, - улыбаюсь я Смешинке. — <text:span text:style-name="T313">Королева с нами. </text:span><text:span text:style-name="T314">Э</text:span><text:span text:style-name="T315">лементы Возмездия в паре с Маджестиком </text:span><text:span text:style-name="T313">вскоре </text:span><text:span text:style-name="T315">очистят Орунгун от </text:span><text:span text:style-name="T294">нечисти </text:span><text:span text:style-name="T316">Иль-Шогг</text:span><text:span text:style-name="T317"> </text:span><text:span text:style-name="T308">и мы все, наконец, </text:span><text:span text:style-name="T317">вспомним </text:span><text:span text:style-name="T318">мирн</text:span><text:span text:style-name="T317">ую</text:span><text:span text:style-name="T318"> жизнь</text:span><text:span text:style-name="T315">.</text:span></text:p>
      <text:p text:style-name="P146"/>
      <text:p text:style-name="P147">Радистка замордовано улыбается мне в ответ. <text:span text:style-name="T308">Я вижу слёзы в уголках её глаз. На фотографии, прислонённой к микрофону, я замечаю Смешинку </text:span><text:span text:style-name="T319">на </text:span><text:span text:style-name="T320">крыльце</text:span><text:span text:style-name="T319"> </text:span><text:span text:style-name="T320">небольшого </text:span><text:span text:style-name="T318">уютного </text:span><text:span text:style-name="T320">домика </text:span><text:span text:style-name="T294">в горах </text:span><text:span text:style-name="T308">в окружении жеребца и двух кобылок.</text:span></text:p>
      <text:p text:style-name="P14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4">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7"/>
      <text:p text:style-name="P149">- Армаринд, ответьте! Армаринд, ответьте! Андориан вызывает!</text:p>
      <text:p text:style-name="P149"/>
      <text:p text:style-name="P150">Я отдаю последние распоряжения о праздничных торжествах по внутренней сети и следую к выходу.</text:p>
      <text:p text:style-name="P146"/>
      <text:p text:style-name="P151">- Корморан, ответьте, вызывает Андориан… Корморан, вас слышу! Слышу вас, <text:span text:style-name="T308">Корморан</text:span>!!! Андориан на связи!</text:p>
      <text:p text:style-name="P151"/>
      <text:p text:style-name="P151">От возбуждения кобылка хлопает крыльями. <text:span text:style-name="T281">Сигарета метким плевком отправляется в чашку с кофейной гущей. </text:span><text:s/><text:span text:style-name="T295">З</text:span>ацепившись рог<text:span text:style-name="T321">ом</text:span>, <text:span text:style-name="T296">Смешинка</text:span> срывает наушники и стучит копытом по кнопке громкой связи.</text:p>
      <text:p text:style-name="P151"/>
      <text:p text:style-name="P151">- Корморан вас слыш<text:span text:style-name="T281">и</text:span><text:span text:style-name="T319">т</text:span>! <text:span text:style-name="T281">Корморан на связи!</text:span> Андориан, приём!</text:p>
      <text:p text:style-name="P151">- <text:span text:style-name="T322">На связи консул Селестия, </text:span><text:span text:style-name="T323">временный командующий фортом Андориан</text:span><text:span text:style-name="T322">. </text:span>Краткий р<text:span text:style-name="T321">а</text:span>порт обстановки, Корморан! — приказыва<text:span text:style-name="T308">ю я</text:span>, <text:span text:style-name="T295">буквально нависнув над микрофоном</text:span>.</text:p>
      <text:p text:style-name="P151">- <text:span text:style-name="T312">Докладывает мехадоспех </text:span><text:span text:style-name="T324">двенадцатого легиона </text:span><text:span text:style-name="T312">«</text:span><text:span text:style-name="T325">Опцион-4С», </text:span><text:span text:style-name="T326">номер тринадцать-девятьсот четыре</text:span><text:span text:style-name="T325">. </text:span><text:span text:style-name="T327">Активны тридцать шесть боевых единиц </text:span><text:span text:style-name="T328">и три автотурели</text:span><text:span text:style-name="T327">. Охраняется периметр </text:span><text:span text:style-name="T329">четвёртой</text:span><text:span text:style-name="T327"> дозорной башни. Уровень заряда основной батареи — два процента. Уровень заряда резервной батареи — шестьдесят четыре…</text:span></text:p>
      <text:p text:style-name="P151">- <text:span text:style-name="T327">Стоп-стоп-стоп! — </text:span><text:span text:style-name="T330">Я, наконец, обрела дар речи. — Опцион-4С, позови к передатчику дежурного связного. Кто сейчас командует обороной Корморана?!</text:span></text:p>
      <text:p text:style-name="P151">- <text:span text:style-name="T330">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31">Центурион</text:span><text:span text:style-name="T330">-2А номер шесть-пятнадцать.</text:span></text:p>
      <text:p text:style-name="P151">- <text:span text:style-name="T330">Что значит «отсутствует связной»?! Почему связью и командованием занимаются </text:span><text:span text:style-name="T329">механизмы</text:span><text:span text:style-name="T330">?! </text:span><text:span text:style-name="T313">Кто вам передал полномочия? </text:span><text:span text:style-name="T330">Где персонал </text:span><text:span text:style-name="T324">крепости</text:span><text:span text:style-name="T330">?!!</text:span></text:p>
      <text:p text:style-name="P151"/>
      <text:p text:style-name="P152">Металлический голос бесстрастно отвечает на мои вопросы.</text:p>
      <text:p text:style-name="P153"><text:soft-page-break/></text:p>
      <text:p text:style-name="P153">- <text:span text:style-name="T330">Персонал </text:span><text:span text:style-name="T317">заражён </text:span><text:span text:style-name="T316">ментапаразитами</text:span><text:span text:style-name="T330"> </text:span><text:span text:style-name="T316">Иль-Шогг</text:span><text:span text:style-name="T330">, </text:span><text:span text:style-name="T324">в настоящее время активен в статусе врага</text:span><text:span text:style-name="T330">. </text:span><text:span text:style-name="T332">Цитадель</text:span><text:span text:style-name="T329">, </text:span><text:span text:style-name="T324">а также</text:span><text:span text:style-name="T329"> первая, вторая, третья, пятая и шестая дозорные башни захвачены. </text:span><text:span text:style-name="T333">Оборону четвёртой башни удерживают</text:span><text:span text:style-name="T329"> тридцать шесть боевых единиц. Тридцать четыре мехадоспеха и две транспортны</text:span><text:span text:style-name="T333">е</text:span><text:span text:style-name="T329"> платформы</text:span><text:span text:style-name="T324">.</text:span><text:span text:style-name="T329"> Прогнозируемая длительность активной обороны — </text:span><text:span text:style-name="T332">дв</text:span><text:span text:style-name="T294">а месяца</text:span><text:span text:style-name="T329">. Ждём указаний, </text:span><text:span text:style-name="T322">консул</text:span><text:span text:style-name="T329">.</text:span></text:p>
      <text:p text:style-name="P151">- <text:span text:style-name="T330">Что </text:span><text:span text:style-name="T329">у вас произошло</text:span><text:span text:style-name="T330">??! </text:span><text:span text:style-name="T329">Как вы допустили прорыв обороны?!!</text:span></text:p>
      <text:p text:style-name="P151"/>
      <text:p text:style-name="P154">Я уже крич<text:span text:style-name="T334">у</text:span> не сдерживаясь. <text:span text:style-name="T318">Шестьдесят два</text:span><text:span text:style-name="T335"> </text:span><text:span text:style-name="T318">года</text:span><text:span text:style-name="T335"> </text:span><text:span text:style-name="T336">О</text:span><text:span text:style-name="T337">йкумена</text:span><text:span text:style-name="T335"> </text:span><text:span text:style-name="T337">фаэри</text:span><text:span text:style-name="T335"> во</text:span><text:span text:style-name="T338">юет</text:span><text:span text:style-name="T335"> с </text:span><text:span text:style-name="T339">пандемией</text:span><text:span text:style-name="T335"> </text:span><text:span text:style-name="T316">Иль-Шогг.</text:span><text:span text:style-name="T335"> </text:span><text:span text:style-name="T340">Мы прошли путь от </text:span><text:span text:style-name="T341">мирных беззаботных созданий, купающихся в солнечных лучах на террасах воздушных замков до </text:span><text:span text:style-name="T342">бесчисленных легионов</text:span><text:span text:style-name="T341">, беспрекословно повинующихся приказам королевы. </text:span><text:span text:style-name="T342">Наша армия, начав с </text:span><text:span text:style-name="T343">разнородных отрядов ополчения</text:span><text:span text:style-name="T342">, вооружённых старинными алебардами </text:span><text:span text:style-name="T343">из родовых арсеналов</text:span><text:span text:style-name="T342">, дошла до </text:span><text:span text:style-name="T341">облачённых в кибернетические доспехи воинов, </text:span><text:span text:style-name="T343">лунных баз</text:span><text:span text:style-name="T341"> </text:span><text:span text:style-name="T342">и лет</text:span><text:span text:style-name="T344">учих</text:span><text:span text:style-name="T342"> </text:span><text:span text:style-name="T338">кораблей-</text:span><text:span text:style-name="T342">городов, ощетинившихся </text:span><text:span text:style-name="T316">дальнобойными </text:span><text:span text:style-name="T338">орудиями</text:span><text:span text:style-name="T342">.</text:span></text:p>
      <text:p text:style-name="P155">Но что бы мы ни делали, наши старания принос<text:span text:style-name="T345">ят</text:span> лишь кратковременный результат. <text:span text:style-name="T346">Эти твари </text:span><text:span text:style-name="T343">облада</text:span><text:span text:style-name="T334">ют</text:span><text:span text:style-name="T343"> критическим преимуществом</text:span><text:span text:style-name="T346">. </text:span><text:span text:style-name="T343">Нет, они не отвеч</text:span><text:span text:style-name="T345">ают</text:span><text:span text:style-name="T343"> технологией на технологию — они абсолютно не креативны в техническом плане. Особ</text:span><text:span text:style-name="T347">ыми способностями к айн</text:span><text:span text:style-name="T318">а</text:span><text:span text:style-name="T347">-манипуляциям</text:span><text:span text:style-name="T343"> или </text:span><text:span text:style-name="T316">большой </text:span><text:span text:style-name="T343">физической силой они тоже не облада</text:span><text:span text:style-name="T345">ют</text:span><text:span text:style-name="T343">.</text:span></text:p>
      <text:p text:style-name="P156"><text:span text:style-name="T343">Они уме</text:span><text:span text:style-name="T334">ют</text:span><text:span text:style-name="T343"> </text:span><text:span text:style-name="T317">заражать </text:span><text:span text:style-name="T185">психику</text:span><text:span text:style-name="T343">. Под</text:span><text:span text:style-name="T339">селять в</text:span><text:span text:style-name="T343"> разум </text:span><text:span text:style-name="T339">ментальных паразитов</text:span><text:span text:style-name="T343">. Превращать наших воинов в своих марионеток - </text:span><text:span text:style-name="T339">л</text:span><text:span text:style-name="T348">едяных рабов. Лербов.</text:span></text:p>
      <text:p text:style-name="P156"><text:span text:style-name="T349">В начале </text:span><text:span text:style-name="T279">заражение шло </text:span><text:span text:style-name="T349">медленно — мы с удивлением и гневом увидели </text:span><text:span text:style-name="T350">главу королевской охраны, трибуна</text:span><text:span text:style-name="T349"> </text:span><text:span text:style-name="T351">Стронгхолда</text:span><text:span text:style-name="T349"> в их рядах через </text:span><text:span text:style-name="T345">месяц </text:span><text:span text:style-name="T349">войны. Мы считали его предателем и покрыли позором его клан. Но шли </text:span><text:span text:style-name="T314">недели</text:span><text:span text:style-name="T349"> и — и вот </text:span><text:span text:style-name="T350">против нас сражается</text:span><text:span text:style-name="T349"> </text:span><text:span text:style-name="T350">половина королевской охраны</text:span><text:span text:style-name="T349">. Потом </text:span><text:span text:style-name="T350">на их сторону </text:span><text:span text:style-name="T349">пере</text:span><text:span text:style-name="T350">шла центурия Второго Добровольческого легиона</text:span><text:span text:style-name="T349">. Потом </text:span><text:span text:style-name="T338">целая </text:span><text:span text:style-name="T349">манипула. </text:span><text:span text:style-name="T279">С увеличением числа лербов отродьям</text:span><text:span text:style-name="T316"> Иль-Шогг</text:span><text:span text:style-name="T349"> </text:span><text:span text:style-name="T279">стало легче захватывать новых пленных и превращать их в своих марионеток. И с</text:span><text:span text:style-name="T343"> ростом числа </text:span><text:span text:style-name="T348">лербов</text:span><text:span text:style-name="T343"> против нас вста</text:span><text:span text:style-name="T345">ют</text:span><text:span text:style-name="T343"> </text:span><text:span text:style-name="T352">ряды</text:span><text:span text:style-name="T343"> холодных, обученных и оснащённых воинов.</text:span></text:p>
      <text:p text:style-name="P121"><text:span text:style-name="T293">К счастью для нас, </text:span><text:span text:style-name="T317">заражённые</text:span><text:span text:style-name="T353"> </text:span><text:span text:style-name="T337">фаэри</text:span><text:span text:style-name="T321"> сразу обраща</text:span><text:span text:style-name="T345">ют</text:span><text:span text:style-name="T321"> на себя внимание неестественностью поведения и механическими движениями. </text:span><text:span text:style-name="T339">И</text:span><text:span text:style-name="T293">х зрачки станов</text:span><text:span text:style-name="T345">ятся</text:span><text:span text:style-name="T293"> узкими, как у змей.</text:span><text:span text:style-name="T321"> Мы сразу </text:span><text:span text:style-name="T295">вычисля</text:span><text:span text:style-name="T345">ем</text:span><text:span text:style-name="T321"> таких </text:span><text:span text:style-name="T295">на блокпостах</text:span><text:span text:style-name="T321">. </text:span><text:span text:style-name="T345">К сожалению, после заражения</text:span><text:span text:style-name="T293"> они</text:span><text:span text:style-name="T349"> не утрачива</text:span><text:span text:style-name="T345">ют</text:span><text:span text:style-name="T349"> технических знаний. </text:span><text:span text:style-name="T351">Всё новейшее оружие, доспехи и техника, что были с ними </text:span><text:span text:style-name="T293">в момент обращения</text:span><text:span text:style-name="T351"> — теперь работа</text:span><text:span text:style-name="T345">ют</text:span><text:span text:style-name="T351"> против нас.</text:span></text:p>
      <text:p text:style-name="P157">Ещё один фактор, спасший нас от неминуемого разгрома в первые годы — немногочисленность <text:span text:style-name="T279">самих</text:span> <text:span text:style-name="T316">тварей</text:span>. <text:span text:style-name="T354">По нашим наблюдениям, их </text:span><text:span text:style-name="T350">пришло в Ойкумену Фаэри </text:span><text:span text:style-name="T354">не </text:span><text:span text:style-name="T355">бол</text:span><text:span text:style-name="T356">е</text:span><text:span text:style-name="T355">е</text:span><text:span text:style-name="T354"> двухсот. Около пятнадцати из них </text:span><text:span text:style-name="T279">за всё время войны </text:span><text:span text:style-name="T354">нам удалось уничтожить и двух пленить. </text:span><text:span text:style-name="T357">Только их </text:span><text:span text:style-name="T358">мало</text:span><text:span text:style-name="T357">численность не позволяет им </text:span><text:span text:style-name="T359">п</text:span><text:span text:style-name="T185">орабощать</text:span><text:span text:style-name="T357"> нас слишком </text:span><text:span text:style-name="T360">б</text:span><text:span text:style-name="T356">ы</text:span><text:span text:style-name="T360">стро, </text:span><text:span text:style-name="T279">хотя всё равно их армия постоянно растёт</text:span><text:span text:style-name="T357">. </text:span><text:span text:style-name="T279">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8">Смешно сказать, но самую большую эффективность против <text:span text:style-name="T339">тварей</text:span> показ<text:span text:style-name="T356">ывают</text:span> не <text:span text:style-name="T351">тяжёлые </text:span><text:span text:style-name="T338">орудия</text:span><text:span text:style-name="T351"> или ховертанки</text:span>, а самые простые стены вокруг городов и дороги на высоких колоннах, <text:span text:style-name="T351">соединяющие любые мало-мальски укреплённые поселения. </text:span><text:span text:style-name="T316">Отродья Иль-Шогг</text:span><text:span text:style-name="T351"> почти не лета</text:span><text:span text:style-name="T356">ют</text:span><text:span text:style-name="T351">. Их полупрозрачные бескрылые тела мог</text:span><text:span text:style-name="T356">ут</text:span><text:span text:style-name="T351"> подняться в воздух самое большее на </text:span><text:span text:style-name="T361">десяток футов</text:span><text:span text:style-name="T351"> и продержаться та</text:span><text:span text:style-name="T361">к</text:span><text:span text:style-name="T351"> несколько секунд. </text:span><text:span text:style-name="T339">Их медузоподобные тела</text:span><text:span text:style-name="T351"> использ</text:span><text:span text:style-name="T356">уют</text:span><text:span text:style-name="T351"> </text:span><text:span text:style-name="T347">айну</text:span><text:span text:style-name="T351"> для полёта и наш скудный мир не мо</text:span><text:span text:style-name="T356">жет</text:span><text:span text:style-name="T351"> </text:span><text:soft-page-break/><text:span text:style-name="T351">дать её достаточно для удержания </text:span><text:span text:style-name="T339">их </text:span><text:span text:style-name="T351">тела в воздухе. Только это позвол</text:span><text:span text:style-name="T356">яет</text:span><text:span text:style-name="T351"> нам </text:span><text:span text:style-name="T338">успешно сражаться с ними долгие </text:span><text:span text:style-name="T356">десятилетия</text:span><text:span text:style-name="T351"> </text:span><text:span text:style-name="T318">и мы благодари</text:span><text:span text:style-name="T356">м</text:span><text:span text:style-name="T318"> судьбу, что </text:span><text:span text:style-name="T316">твари</text:span><text:span text:style-name="T318"> пришли в наш мир так поздно — ведь ещё пять тысяч лет назад айны </text:span><text:span text:style-name="T279">в мире</text:span><text:span text:style-name="T318"> было достаточно, чтобы мы сами могли летать без использования крыльевых экстендеров</text:span><text:span text:style-name="T351">. </text:span><text:span text:style-name="T318">Теперь нас спаса</text:span><text:span text:style-name="T356">ет</text:span><text:span text:style-name="T318"> и</text:span><text:span text:style-name="T361">золяция высотой. Мы отгоражива</text:span><text:span text:style-name="T356">емся</text:span><text:span text:style-name="T361"> от них высокими стенами </text:span><text:span text:style-name="T362">и непроницаемыми куполами</text:span><text:span text:style-name="T361">, замками, расположенными высоко на недоступных скалах и высотными дорогами, до которых невозможно дотянуться с земли. </text:span><text:span text:style-name="T279">При приближении тварей мы обрушаем высотные дороги, что сильно замедляет их наступление.</text:span></text:p>
      <text:p text:style-name="P159"><text:span text:style-name="T363">Совсем недавно мы начали строить гранд-флаеры — парящие </text:span><text:span text:style-name="T328">платформы размером с небольшой город</text:span><text:span text:style-name="T363">, оснащённые мощны</text:span><text:span text:style-name="T364">м</text:span><text:span text:style-name="T363"> </text:span><text:span text:style-name="T364">вооружением</text:span><text:span text:style-name="T363">. </text:span><text:span text:style-name="T365">Они счита</text:span><text:span text:style-name="T356">ются</text:span><text:span text:style-name="T365"> неприступными, так как не опуска</text:span><text:span text:style-name="T356">ются</text:span><text:span text:style-name="T365"> на поверхность годами. С их помощью мы вздохнули немного свободнее </text:span><text:span text:style-name="T366">и</text:span><text:span text:style-name="T363"> наконец-то перестали лавинообразно терять воинов и технологии.</text:span><text:span text:style-name="T361"> Да, </text:span><text:span text:style-name="T367">заражённые</text:span><text:span text:style-name="T361"> по-прежнему мог</text:span><text:span text:style-name="T356">ут</text:span><text:span text:style-name="T361"> добраться до нас </text:span><text:span text:style-name="T347">на высоте</text:span><text:span text:style-name="T361">, но они </text:span><text:span text:style-name="T356">сами </text:span><text:span text:style-name="T361">не уме</text:span><text:span text:style-name="T356">ют</text:span><text:span text:style-name="T361"> </text:span><text:span text:style-name="T367">заражать</text:span><text:span text:style-name="T361">.</text:span></text:p>
      <text:p text:style-name="P160"><text:span text:style-name="T368">Как квинтэссенция высотной изоляции, мы основали базы на двух наших лунах — </text:span><text:span text:style-name="T369">Эсте и Криллоне </text:span><text:span text:style-name="T368">— и стали переселять туда учёных и инженеров </text:span><text:span text:style-name="T370">в попытке </text:span><text:span text:style-name="T371">создать</text:span><text:span text:style-name="T370"> промышленность, </text:span><text:span text:style-name="T369">абсолютно </text:span><text:span text:style-name="T370">не досягаемую для </text:span><text:span text:style-name="T289">тварей и их </text:span><text:span text:style-name="T372">марионеток</text:span><text:span text:style-name="T368">. </text:span><text:span text:style-name="T369">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8"/>
      <text:p text:style-name="P161">Тем больнее слышать о потере ещё одной крепости. <text:span text:style-name="T365">Мы всё больше теряем связь с поверхностью, перебираясь </text:span><text:span text:style-name="T323">в</text:span><text:span text:style-name="T365"> летучие города и луны.</text:span></text:p>
      <text:p text:style-name="P161"/>
      <text:p text:style-name="P161">- Противник использовал гранд-флаер для создания бреши в <text:span text:style-name="T313">силовом щите</text:span>. — <text:span text:style-name="T314">пробивается сквозь помехи металлический голос. — </text:span><text:span text:style-name="T365">Командование не распознало в нём врага. Он приблизился к охранной сфере и таранил её. </text:span><text:span text:style-name="T331">После чего передовые отряды </text:span><text:span text:style-name="T348">лербов</text:span><text:span text:style-name="T331"> за полтора суток сломили сопротивление крепости. Тессерарий Стоуншилд перед </text:span><text:span text:style-name="T367">заражением</text:span><text:span text:style-name="T331"> успел </text:span><text:span text:style-name="T333">активировать и </text:span><text:span text:style-name="T331">перевести в автономный режим мехадоспехи ремонтного цеха и </text:span><text:span text:style-name="T333">утилизационной площадки.</text:span></text:p>
      <text:p text:style-name="P161">- <text:span text:style-name="T365">Название гранд-флаера, Опцион?</text:span></text:p>
      <text:p text:style-name="P161"/>
      <text:p text:style-name="P162">О, боги! <text:span text:style-name="T373">То, чего все боялись и не хотели даже думать об этом, произошло! </text:span><text:span text:style-name="T316">Твари</text:span><text:span text:style-name="T373"> захватили гранд-флаер — первый из двадцати восьми построенных. Значит, </text:span><text:span text:style-name="T294">захват</text:span><text:span text:style-name="T373"> остальных — вопрос времени. Всё повторяется, как и с предыдущими технологиями — </text:span><text:span text:style-name="T316">отродья Иль-Шогг</text:span><text:span text:style-name="T373"> захватывают их и обращают против нас. </text:span><text:span text:style-name="T374">Неизменный</text:span><text:span text:style-name="T375"> алгоритм войны!</text:span></text:p>
      <text:p text:style-name="P161"/>
      <text:p text:style-name="P163">- <text:span text:style-name="T373">Мы не смогли опознать его — нападение произошло ночью и он быстро ушёл из радиуса досягаемости <text:s/>радара после высадки десанта. Но, судя </text:span><text:span text:style-name="T328">по </text:span><text:span text:style-name="T373">габаритам, это </text:span><text:span text:style-name="T376">был </text:span><text:span text:style-name="T373">гранд-флаер серии «Вандерис» или «Громовержец».</text:span></text:p>
      <text:p text:style-name="P163"/>
      <text:p text:style-name="P163">- <text:span text:style-name="T373">Что??? Громовержец?!!</text:span></text:p>
      <text:p text:style-name="P146"/>
      <text:p text:style-name="P135">Снаружи раздаётся <text:span text:style-name="T366">оглушительный </text:span>грохот. Стены <text:span text:style-name="T377">связного</text:span><text:span text:style-name="T326"> бункера</text:span> трясутся в лихорадке, <text:span text:style-name="T366">по потолку ползёт трещина</text:span>. На пол, <text:span text:style-name="T378">столы</text:span> и аппаратуру сыпется штукатурка. Светильники гаснут, <text:span text:style-name="T366">чахоточно </text:span><text:soft-page-break/>мигнув пару раз на прощание. <text:span text:style-name="T379">Где-то снаружи заунывно нарастает </text:span><text:span text:style-name="T318">вой </text:span><text:span text:style-name="T379">сирен</text:span><text:span text:style-name="T318">ы</text:span><text:span text:style-name="T379">. </text:span><text:span text:style-name="T318">Громкие в</text:span>опли <text:span text:style-name="T378">Смешинки</text:span> перемежаются со стуком опрокидываемых на пол тумбочек.</text:p>
      <text:p text:style-name="P164"/>
      <text:p text:style-name="P165">Я бегу к выходу, спотыкаюсь и падаю на что-то мягкое.</text:p>
      <text:p text:style-name="P165"/>
      <text:p text:style-name="P165">- Ляга<text:span text:style-name="T322">ть, </text:span><text:span text:style-name="T380">в петлю мою душу</text:span><text:span text:style-name="T322">! Где этот бананутый свет? — от шока в мою речь </text:span><text:span text:style-name="T380">прорываются</text:span><text:span text:style-name="T322"> ругательства из университетской юности.</text:span></text:p>
      <text:p text:style-name="P9">- <text:span text:style-name="T322">Надо включить аварийное освещение, консул <text:s/>- раздаётся сдавленный писк подо мной. — </text:span><text:span text:style-name="T380">Рубильник в углу, над противопожарным щитком.</text:span></text:p>
      <text:p text:style-name="P9"/>
      <text:p text:style-name="P166">Я зажигаю <text:span text:style-name="T381">искорку</text:span> айны на роге <text:span text:style-name="T382">и сконфужено поднимаюсь со Смешинки. </text:span><text:span text:style-name="T38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6"/>
      <text:p text:style-name="P9">- <text:span text:style-name="T384">Оставайся на посту, принцип. Я проверю, что случилось снаружи. Как только появится электричество — продолжи опрос </text:span><text:span text:style-name="T378">гарнизонов</text:span><text:span text:style-name="T385">, - я следую к двери.</text:span></text:p>
      <text:p text:style-name="P9"/>
      <text:p text:style-name="P167">И натыкаюсь на бронированную створку. <text:span text:style-name="T386">Она не отъезжает в сторону при моём приближении. Делаю шаг назад и снова шаг вперёд — гермодверь не сд</text:span><text:span text:style-name="T293">в</text:span><text:span text:style-name="T386">игается ни на дюйм.</text:span></text:p>
      <text:p text:style-name="P167"/>
      <text:p text:style-name="P167">- <text:span text:style-name="T386">Сделай что-то с этой ляганной дверью! — я раздражённо поворачиваюсь к Смешинке. — Она не открывается.</text:span></text:p>
      <text:p text:style-name="P167">- <text:span text:style-name="T386">Бункер обесточен, - та разводит копытами. — Сервоприводы не под напряжением.</text:span></text:p>
      <text:p text:style-name="P167">- <text:span text:style-name="T386">Кто проектировал этот унавоженный помётом </text:span><text:span text:style-name="T316">Иль-Шогг</text:span><text:span text:style-name="T386"> бункер? Кто предусмотрел в нём аварийное освещение, но не догадался подвести резервное питание к двери? Лягать, я понижу его в звании до </text:span><text:span text:style-name="T387">гастата!</text:span></text:p>
      <text:p text:style-name="P167">- <text:span text:style-name="T387">Насколько мне известно, все подземные фортификации разрабатываются </text:span><text:span text:style-name="T323">в </text:span><text:span text:style-name="T388">МБТ</text:span><text:span text:style-name="T387">, - осторожно замечает Смешинка.</text:span></text:p>
      <text:p text:style-name="P167"/>
      <text:p text:style-name="P168">Я осекаюсь. Гнев уходит из груди и я смущённо прячу глаза. <text:span text:style-name="T388">Министерство Боевых Технологий</text:span> я основала сама на <text:span text:style-name="T381">два</text:span>дцатом году войны, когда стало ясно, что мы проигрываем без <text:span text:style-name="T389">научной баз</text:span><text:span text:style-name="T294">ы</text:span>. По-сути, это была моя дипломная работа. Я уже давно оставила бразды правления в нём, но <text:span text:style-name="T388">его текущий состав</text:span> до сих пор полностью состо<text:span text:style-name="T294">ит</text:span> из моих протеже.</text:p>
      <text:p text:style-name="P168"/>
      <text:p text:style-name="P168">- <text:span text:style-name="T390">Хорошо</text:span><text:span text:style-name="T391">, не время сердиться. Надо как-то найти выход отсюда.</text:span></text:p>
      <text:p text:style-name="P169">- <text:span text:style-name="T391">Выйти можно через подсобку у туалета. Там есть дверца в коридор. Запирается на шпингалет. Уборщица из </text:span><text:span text:style-name="T294">фермы</text:span><text:span text:style-name="T391"> просила строителей добавить в план. Она не доверяла всем этим «жужжащим </text:span><text:soft-page-break/><text:span text:style-name="T391">штуковинам, что действуют сами по себе», - отсутствующе бормочет Смешинка, уставившись в потухший экран радара.</text:span></text:p>
      <text:p text:style-name="P9"/>
      <text:p text:style-name="P9">- <text:span text:style-name="T391">Э-э-э… Гм… Ну ладно…</text:span></text:p>
      <text:p text:style-name="P170"/>
      <text:p text:style-name="P170">…</text:p>
      <text:p text:style-name="P170"/>
      <text:p text:style-name="P171">Коридор обрушивается на меня какофонией звуков: <text:span text:style-name="T392">к</text:span><text:span text:style-name="T293">рики, </text:span><text:span text:style-name="T393">обрывки </text:span><text:span text:style-name="T293">команд, перекрываемые </text:span><text:span text:style-name="T348">залпами</text:span><text:span text:style-name="T293"> автотурелей, топот копыт, грохот выбиваемых дверей и звон разбивающихся стёкол.</text:span></text:p>
      <text:p text:style-name="P9"/>
      <text:p text:style-name="P172">Я <text:span text:style-name="T394">несусь</text:span> к выходу из убежища, на ходу активир<text:span text:style-name="T353">уя</text:span> <text:span text:style-name="T392">меха</text:span>доспех. <text:span text:style-name="T395">Забрало шлема опускается, </text:span><text:span text:style-name="T396">отсекая меня от внешнего мира</text:span><text:span text:style-name="T395">, </text:span><text:span text:style-name="T396">на внутреннем экране появляется интерфейс и подсказки встроенного псевдоразума. </text:span><text:span text:style-name="T388">Это чудо военн</text:span><text:span text:style-name="T374">ого</text:span><text:span text:style-name="T388"> </text:span><text:span text:style-name="T374">прогресса</text:span><text:span text:style-name="T388"> разработано в «</text:span><text:span text:style-name="T397">К</text:span><text:span text:style-name="T388">ольт-тек» </text:span><text:span text:style-name="T398">тридцать</text:span><text:span text:style-name="T399"> лет назад</text:span><text:span text:style-name="T388">. </text:span><text:span text:style-name="T399">Кратно усилива</text:span><text:span text:style-name="T374">е</text:span><text:span text:style-name="T399">т физические возможности хозяина, обеспечива</text:span><text:span text:style-name="T374">е</text:span><text:span text:style-name="T399">т защитой от холодного оружия и </text:span><text:span text:style-name="T374">при закрытом забрале защищает даже от заражения </text:span><text:span text:style-name="T316">ментапаразитами</text:span><text:span text:style-name="T374">. Последние модели обладают</text:span><text:span text:style-name="T388"> </text:span><text:span text:style-name="T374">встроенным искусственным интеллектом, позволяющим им выполнять простейшие задачи даже без носителя внутри. </text:span><text:span text:style-name="T400">Увы</text:span><text:span text:style-name="T374">, это очень дорогая </text:span><text:span text:style-name="T294">игрушка</text:span><text:span text:style-name="T374">, до потери производства в Ундариене мы смогли обеспечить ими только каждого </text:span><text:span text:style-name="T294">двадцатого </text:span><text:span text:style-name="T374">бойца - </text:span><text:span text:style-name="T323">в основном, командирский состав</text:span><text:span text:style-name="T374">.</text:span></text:p>
      <text:p text:style-name="P173"><text:span text:style-name="T378">Э</text:span>кзоскелет бронескафандра повизгивает <text:s/>сервомоторами на особо крутых виражах, <text:span text:style-name="T396">подстраховывая меня</text:span>, пока я <text:span text:style-name="T394">мчусь</text:span> на верхние ярусы <text:span text:style-name="T37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79">т</text:span>ся у тебя в мыслях — даже умереть с честью не получится.</text:p>
      <text:p text:style-name="P9"/>
      <text:p text:style-name="P174"><text:span text:style-name="T401">Каменную</text:span> <text:span text:style-name="T401">стену</text:span> крепости пробил <text:span text:style-name="T402">армированный стальными рёбрами киль гранд-флаера. Голубые молнии </text:span><text:span text:style-name="T323">айны </text:span><text:span text:style-name="T402">бессильно облизыва</text:span><text:span text:style-name="T403">ют</text:span><text:span text:style-name="T402"> шершавую поверхность </text:span><text:span text:style-name="T393">клёпанной брони</text:span><text:span text:style-name="T402"> в попытках восстановить целостность силового щита. </text:span><text:span text:style-name="T404">Длинный форштевень</text:span><text:span text:style-name="T393"> воздушного корабля уп</text:span><text:span text:style-name="T403">ирается</text:span><text:span text:style-name="T393"> в </text:span><text:span text:style-name="T348">искрящие руины электростанции</text:span><text:span text:style-name="T393">, препятствуя дальнейшему движению гранд-флаера.</text:span></text:p>
      <text:p text:style-name="P174"/>
      <text:p text:style-name="P175">«<text:span text:style-name="T403">МА</text:span><text:span text:style-name="T405">ДЖЕ...</text:span>» - всё, что можно прочитать на сером борту парящей громады, остальное скрыва<text:span text:style-name="T403">ется</text:span> за дрожащим маревом защитной сферы. <text:span text:style-name="T406">Там же, за сферой, угадываются тёмные очертания ещё двух судов, поменьше.</text:span></text:p>
      <text:p text:style-name="P175"/>
      <text:p text:style-name="P176">Носов<text:span text:style-name="T393">ые</text:span> порт<text:span text:style-name="T393">ы</text:span> гранд-флаера <text:span text:style-name="T407">распахнут</text:span><text:span text:style-name="T393">ы</text:span>, из н<text:span text:style-name="T393">их</text:span> <text:span text:style-name="T408">планир</text:span><text:span text:style-name="T409">уют</text:span><text:span text:style-name="T408"> на камни Андориана </text:span><text:span text:style-name="T407">металлические дробинки закованных в </text:span><text:span text:style-name="T410">ржавую </text:span><text:span text:style-name="T407">сталь </text:span><text:span text:style-name="T348">лербов</text:span><text:span text:style-name="T407">. </text:span><text:span text:style-name="T411">Навстречу им расцветают </text:span><text:span text:style-name="T409">фиолетовые</text:span><text:span text:style-name="T411"> </text:span><text:span text:style-name="T412">т</text:span><text:span text:style-name="T287">рассеры</text:span><text:span text:style-name="T409"> автотурелей </text:span><text:span text:style-name="T339">и треск пулеметателей из ближайших обзорных башенек.</text:span><text:span text:style-name="T409"> Звон ударов остро</text:span><text:span text:style-name="T410">го</text:span><text:span text:style-name="T409"> </text:span><text:span text:style-name="T410">железа</text:span><text:span text:style-name="T409"> о щиты, </text:span><text:span text:style-name="T393">хриплые команды и громкие ругательства</text:span><text:span text:style-name="T409"> разда</text:span><text:span text:style-name="T393">ю</text:span><text:span text:style-name="T409">тся в местах стычек нападающих и защитников крепости. </text:span><text:span text:style-name="T413">Над сражением кружат пол</text:span><text:span text:style-name="T294">у</text:span><text:span text:style-name="T413">дюжин</text:span><text:span text:style-name="T294">а</text:span><text:span text:style-name="T413"> глайдеров</text:span><text:span text:style-name="T407"> </text:span><text:span text:style-name="T413">Маджестика, поливая обороняющихся пучками </text:span><text:span text:style-name="T287">айн</text:span><text:span text:style-name="T413">-разрядов.</text:span></text:p>
      <text:p text:style-name="P177"/>
      <text:p text:style-name="P178"><text:soft-page-break/>Ужас происходящего доходит до меня, пока я несусь по галерее к смотровой площадке. <text:span text:style-name="T339">Высокогорный замок Андориан возносится в небо десятками тонких башень</text:span><text:span text:style-name="T414"> </text:span><text:span text:style-name="T339">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8">Гарнизон Андориана - две тысячи легионеров, <text:span text:style-name="T377">две орудийные башни</text:span> <text:span text:style-name="T377">и</text:span><text:span text:style-name="T415"> семь </text:span><text:span text:style-name="T377">автотурелей</text:span>. Плюс сто семьдесят эвакуированных из <text:span text:style-name="T416">Астромеханического</text:span> университета научных сотрудников. Которые, правда, не умеют сражаться, но многие из них неплохие <text:span text:style-name="T377">айна-манипуляторы</text:span>. <text:span text:style-name="T339">Это - все, кого мы смогли вывезти из Ундариена на «Стремительном».</text:span></text:p>
      <text:p text:style-name="P179">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80"/>
      <text:p text:style-name="P173"><text:span text:style-name="T401">Я вижу вступившую в бой </text:span><text:span text:style-name="T332">горстку</text:span><text:span text:style-name="T401"> бойцов в светло-голубых доспехах артиллерийской обслуги. Они </text:span><text:span text:style-name="T294">выбрались из </text:span><text:span text:style-name="T417">сбитой</text:span><text:span text:style-name="T401"> со стены орудийной башни и организованно, </text:span><text:span text:style-name="T294">боевым построением,</text:span><text:span text:style-name="T401"> продвигаются к </text:span><text:span text:style-name="T332">цитадели</text:span><text:span text:style-name="T401">. </text:span><text:span text:style-name="T418">По трём семёркам на грудной пластине мехадоспеха я узнаю их командира — </text:span><text:span text:style-name="T419">Шарп Блейда</text:span><text:span text:style-name="T420">. </text:span><text:span text:style-name="T418">Его чёткие команды прекращают хаос, остальные </text:span><text:span text:style-name="T420">разрозненные группки </text:span><text:span text:style-name="T418">легионер</text:span><text:span text:style-name="T420">ов</text:span><text:span text:style-name="T418"> вливаются в построение </text:span><text:span text:style-name="T420">по мере продвижения.</text:span><text:span text:style-name="T418"> Сражение от мелких неорганизованных стычек переходит к столкновению двух </text:span><text:span text:style-name="T421">сил</text:span><text:span text:style-name="T418"> — серо-ржаво</text:span><text:span text:style-name="T420">го</text:span><text:span text:style-name="T418"> </text:span><text:span text:style-name="T421">аморфно</text:span><text:span text:style-name="T420">го</text:span><text:span text:style-name="T421"> </text:span><text:span text:style-name="T420">моря</text:span><text:span text:style-name="T418"> захватчиков и голубовато</text:span><text:span text:style-name="T420">му</text:span><text:span text:style-name="T418"> </text:span><text:span text:style-name="T420">островку</text:span><text:span text:style-name="T418"> защитников </text:span><text:span text:style-name="T422">Андориана</text:span><text:span text:style-name="T418">.</text:span></text:p>
      <text:p text:style-name="P181">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2"/>
      <text:p text:style-name="P182">Я <text:span text:style-name="T377">прыгаю со смотровой площадки и плавно приземляюсь у подножия радиоцентра. После чего </text:span>несусь к <text:span text:style-name="T423">месту сражения, на ходу выбирая оружие. </text:span><text:span text:style-name="T424">Пулеметатель может зацепить своих. Я не отличаюсь особой меткостью - мне всегда больше нравилось фехтование, чем стрельба.</text:span><text:span text:style-name="T423"> </text:span><text:span text:style-name="T424">Но к</text:span><text:span text:style-name="T423">рыльевые </text:span><text:span text:style-name="T425">лезвия</text:span><text:span text:style-name="T423"> </text:span><text:span text:style-name="T424">тоже </text:span><text:span text:style-name="T423">не годятся в такой свалке, им просто не будет места развернуться. </text:span><text:span text:style-name="T426">Клинок</text:span><text:span text:style-name="T427"> рога тоже будет мешать, пока я не пробьюсь в первый ряд </text:span><text:span text:style-name="T428">сражающихся</text:span><text:span text:style-name="T427">. От маломощного </text:span><text:span text:style-name="T287">айн</text:span><text:span text:style-name="T427">-разрядника доспеха и вовсе мало толку — он, скорее, является оружием последнего шанса, чем действенным инструментом.</text:span></text:p>
      <text:p text:style-name="P183">Я коротким резким встряхиванием <text:span text:style-name="T428">ног </text:span>выдвигаю шипы на накопытниках. <text:span text:style-name="T429">Они с тихими щелчками закрепляются в пазах. </text:span>Оружие ближнего боя сейчас — единственный разумный выбор.</text:p>
      <text:p text:style-name="P184"/>
      <text:p text:style-name="P185"><text:span text:style-name="T430">Однако </text:span><text:span text:style-name="T431">противник встре</text:span><text:span text:style-name="T432">чает</text:span><text:span text:style-name="T431"> меня задолго до основной массы </text:span><text:span text:style-name="T430">сражающихся</text:span><text:span text:style-name="T431">. </text:span><text:span text:style-name="T305">Лерб</text:span><text:span text:style-name="T433"> в помятом </text:span><text:span text:style-name="T434">нагруднике с</text:span><text:span text:style-name="T435"> остатками раскраски территориальной обороны Норгонга </text:span><text:span text:style-name="T436">грузно </text:span><text:span text:style-name="T302">выпрыгивает на меня из </text:span><text:span text:style-name="T430">зарослей разбитой</text:span><text:span text:style-name="T302"> оранжереи</text:span><text:span text:style-name="T432">.</text:span></text:p>
      <text:p text:style-name="P185"><text:span text:style-name="T432"/></text:p>
      <text:p text:style-name="P186"><text:span text:style-name="T435">Я </text:span><text:span text:style-name="T3">отпрыгиваю в сторону, с разворота впечатывая копыто ему в кирас</text:span><text:span text:style-name="T434">у</text:span><text:span text:style-name="T3">. Тот глухо кашляет и замахивается огромным </text:span><text:span text:style-name="T437">молотом</text:span><text:span text:style-name="T3">, </text:span><text:span text:style-name="T438">пристёгнутым к ноге</text:span><text:span text:style-name="T3">.</text:span></text:p>
      <text:p text:style-name="P186"><text:span text:style-name="T3"/></text:p>
      <text:p text:style-name="P187"><text:span text:style-name="T3">Манёвр — уклонение! Молот выбивает искры в дюйме от моего копыта. Я вспоминаю </text:span><text:span text:style-name="T439">слова </text:span><text:span text:style-name="T3">моего учителя фехтования, древнего </text:span><text:span text:style-name="T440">фаэри</text:span><text:span text:style-name="T3"> с острова Вандерис: «</text:span><text:span text:style-name="T441">Мы танцуем, сражаясь. И сражаясь — </text:span><text:soft-page-break/><text:span text:style-name="T441">танцуем!</text:span><text:span text:style-name="T3">» </text:span><text:span text:style-name="T442">Я исполняю танец смерти вокруг неповоротливого жеребца, и он нехотя становится моим партнёром. </text:span><text:span text:style-name="T305">Его узкие зрачки отслеживают моё малейшее движение.</text:span><text:span text:style-name="T442"> Мы кружимся в странной импровизации и мои уклонения гармонируют с его ударами. Я разворачиваю </text:span><text:span text:style-name="T439">перед ним</text:span><text:span text:style-name="T442"> крылья, как в </text:span><text:span text:style-name="T438">невеста </text:span><text:span text:style-name="T439">перед женихом </text:span><text:span text:style-name="T438">в </text:span><text:span text:style-name="T442">брачном ритуале и скольжу то вправо, то влево, совершая обманные движения крыльями. </text:span><text:span text:style-name="T438">Жеребец не отвечает мне взаимностью. </text:span><text:span text:style-name="T442">Он до того сосредоточен на своих попытках убить меня, что не видит, как узкий меч с тихим щелчком </text:span><text:span text:style-name="T439">выскакивает из </text:span><text:span text:style-name="T434">пенала на суставе правого крыла</text:span><text:span text:style-name="T442">.</text:span></text:p>
      <text:p text:style-name="P187"><text:span text:style-name="T442"/></text:p>
      <text:p text:style-name="P188"><text:span text:style-name="T305">Лерб</text:span><text:span text:style-name="T3"> по инерции опускает молот на то место, где </text:span><text:span text:style-name="T443">мгновение</text:span><text:span text:style-name="T3"> назад была моя голова — не замечая, что мой клинок проходит </text:span><text:span text:style-name="T434">над нагрудником</text:span><text:span text:style-name="T3"> в основание его шеи. </text:span><text:span text:style-name="T444">Он </text:span><text:span text:style-name="T445">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9">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9">Надо заканчивать этот танец. Если нас обнаружат его сообщники, худо будет уже мне.</text:p>
      <text:p text:style-name="P189">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9">Его голова отделяется от шеи и с лёгким стуком падает мне под копыта.</text:p>
      <text:p text:style-name="P188"><text:span text:style-name="T445">Обезглавленное тело ещё пару мгновений стоит, орошая тёмной кровью холодные камни Андориана. Затем </text:span><text:span text:style-name="T438">передние ноги </text:span><text:span text:style-name="T445">лерба </text:span><text:span text:style-name="T438">подламываются </text:span><text:span text:style-name="T445">и</text:span><text:span text:style-name="T438"> он падает на </text:span><text:span text:style-name="T445">плац</text:span><text:span text:style-name="T438">.</text:span></text:p>
      <text:p text:style-name="P190"><text:span text:style-name="T438"/></text:p>
      <text:p text:style-name="P191"><text:span text:style-name="T3">Я </text:span><text:span text:style-name="T445">с усталостью смотрю на его тело</text:span><text:span text:style-name="T439">. </text:span><text:span text:style-name="T434">Ещё недавно он был в наших рядах, </text:span><text:span text:style-name="T446">он сражался бок о бок с нами. И вот он лежит в луже крови, а над ним стою я — его убийца. </text:span><text:span text:style-name="T447">В который раз.</text:span></text:p>
      <text:p text:style-name="P191"><text:span text:style-name="T446"/></text:p>
      <text:p text:style-name="P191"><text:span text:style-name="T446">Проклятая война! </text:span><text:span text:style-name="T447">Она никогда не меняется…</text:span></text:p>
      <text:p text:style-name="P191"><text:span text:style-name="T446"/></text:p>
      <text:p text:style-name="P192"><text:span text:style-name="T448">Мне нужно пробраться</text:span><text:span text:style-name="T449"> к </text:span><text:span text:style-name="T450">цитадели</text:span><text:span text:style-name="T449"> Андориана. Только из е</text:span><text:span text:style-name="T450">ё</text:span><text:span text:style-name="T449"> центра управления можно активировать главную защиту крепости — </text:span><text:span text:style-name="T448">О</text:span><text:span text:style-name="T449">ко </text:span><text:span text:style-name="T448">Г</text:span><text:span text:style-name="T449">нева. Но н</text:span><text:span text:style-name="T3">ападающие полноводным водопадом сыплются из опущенных аппарелей </text:span><text:span text:style-name="T285">Маджестика</text:span><text:span text:style-name="T3">. </text:span><text:span text:style-name="T448">Островок</text:span><text:span text:style-name="T3"> </text:span><text:span text:style-name="T285">оборон</text:span><text:span text:style-name="T449">ы </text:span><text:span text:style-name="T448">легионеров возле </text:span><text:span text:style-name="T450">цитадели</text:span><text:span text:style-name="T3"> </text:span><text:span text:style-name="T443">превратился в «черепаху» из примкнутых со всех сторон и сверху щитов</text:span><text:span text:style-name="T3">. </text:span><text:span text:style-name="T448">Громкие приказы </text:span><text:span text:style-name="T451">Шарп Блейда</text:span><text:span text:style-name="T448"> тонут в рёве ледяных глоток лербов.</text:span></text:p>
      <text:p text:style-name="P193"><text:span text:style-name="T3"/></text:p>
      <text:p text:style-name="P194">Я отступаю, оглядываясь вокруг.</text:p>
      <text:p text:style-name="P193"><text:span text:style-name="T3"/></text:p>
      <text:p text:style-name="P195"><text:span text:style-name="T3">Автотурель на крепостной стене развернулась внутрь и огрызается остатками боекомплекта, </text:span><text:span text:style-name="T452">прижимая нападающих к развалинам </text:span><text:span text:style-name="T302">жилого модуля</text:span><text:span text:style-name="T452">. </text:span><text:span text:style-name="T3">Трассеры основного калибра </text:span><text:span text:style-name="T452">турели </text:span><text:span text:style-name="T3">уже светятся бледно-фиолетовым, свидетельствуя об предельно малой плотности айна-луча. </text:span><text:span text:style-name="T452">В</text:span><text:span text:style-name="T3">ал поверженных </text:span><text:span text:style-name="T305">лербов </text:span><text:span text:style-name="T3">вокруг </text:span><text:span text:style-name="T452">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3">В одном из них я узнаю Кэйлонга</text:span><text:span text:style-name="T453">.</text:span></text:p>
      <text:p text:style-name="P193"><text:soft-page-break/><text:span text:style-name="T3"/></text:p>
      <text:p text:style-name="P196">Я подбегаю к ним. Автотурель пропускает меня, распознав мехадоспех.</text:p>
      <text:p text:style-name="P193"><text:span text:style-name="T3"/></text:p>
      <text:p text:style-name="P193"><text:span text:style-name="T3">- Что с н</text:span><text:span text:style-name="T454">ей</text:span><text:span text:style-name="T3">? - я указываю на </text:span><text:span text:style-name="T372">кобылу</text:span><text:span text:style-name="T455"> в белом халате</text:span><text:span text:style-name="T3">, котор</text:span><text:span text:style-name="T455">ую</text:span><text:span text:style-name="T3"> </text:span><text:span text:style-name="T454">с двух сторон </text:span><text:span text:style-name="T3">осторожно поддерживают Кэйлонг и </text:span><text:span text:style-name="T443">солдат с лычкой «Гастат Морбиус. Техком»</text:span><text:span text:style-name="T3">.</text:span></text:p>
      <text:p text:style-name="P197"><text:span text:style-name="T3">- </text:span><text:span text:style-name="T372">Заражение</text:span><text:span text:style-name="T305">. </text:span><text:span text:style-name="T302">Наткнулись на </text:span><text:span text:style-name="T372">тварь</text:span><text:span text:style-name="T305"> </text:span><text:span text:style-name="T456">у казармы</text:span><text:span text:style-name="T305">, - беспомощно лепечет Кэйлонг. - </text:span><text:span text:style-name="T302">Мы с Морбиусом </text:span><text:span text:style-name="T372">спрятались</text:span><text:span text:style-name="T302">, а она попалась. Потом </text:span><text:span text:style-name="T372">тварь отправилась к остальным пленным, а мы</text:span><text:span text:style-name="T456"> смогли </text:span><text:span text:style-name="T372">её </text:span><text:span text:style-name="T456">вытащить.</text:span></text:p>
      <text:p text:style-name="P198"><text:span text:style-name="T305">- </text:span><text:span text:style-name="T454">Но тогда… </text:span><text:span text:style-name="T443">В</text:span><text:span text:style-name="T454">ы же знае</text:span><text:span text:style-name="T443">те</text:span><text:span text:style-name="T454">, что делать. - Протоколы очищения однозначно треб</text:span><text:span text:style-name="T457">уют</text:span><text:span text:style-name="T454"> в этом случае полнейшей изоляции </text:span><text:span text:style-name="T458">заражённого</text:span><text:span text:style-name="T454">. При невозможности этого — умерщвления. </text:span><text:span text:style-name="T459">В любую минуту заражённый мог превратиться в бездушную машину убийств.</text:span></text:p>
      <text:p text:style-name="P198"><text:span text:style-name="T454">- Это же Киранда. Моя лаборантка и… подруга. Я не могу. Я проведу её в </text:span><text:span text:style-name="T460">лабораторию</text:span><text:span text:style-name="T454">. </text:span><text:span text:style-name="T458">Там есть вакцина. - </text:span><text:span text:style-name="T455">Его глаза беспомощно глядят на меня сквозь разбитые очки.</text:span></text:p>
      <text:p text:style-name="P198"><text:span text:style-name="T454"/></text:p>
      <text:p text:style-name="P199"><text:span text:style-name="T454">Я </text:span><text:span text:style-name="T3">с тревогой смотрю на него, потом перевожу взгляд на Киранду. </text:span><text:span text:style-name="T454">Её голова безвольно свисает на плечо Кэйлонга, </text:span><text:span text:style-name="T3">мокрая дорожка слюны тянется </text:span><text:span text:style-name="T455">по халату </text:span><text:span text:style-name="T3">до земли</text:span><text:span text:style-name="T454">, глаза закрыты, ноги разъезжаются, крылья волочатся по земле.</text:span></text:p>
      <text:p text:style-name="P200"><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72">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61">Она может </text:span><text:span text:style-name="T462">стать</text:span><text:span text:style-name="T461"> лерб</text:span><text:span text:style-name="T462">ом</text:span><text:span text:style-name="T461"> в любой момент.</text:span></text:p>
      <text:p text:style-name="P200"><text:span text:style-name="T461"/></text:p>
      <text:p text:style-name="P201">Я <text:span text:style-name="T463">печально</text:span> смотрю на не<text:span text:style-name="T463">ё</text:span> и поднимаю крыло. Из суставного пенала выезжает лезвие меча.</text:p>
      <text:p text:style-name="P197"><text:span text:style-name="T305"/></text:p>
      <text:p text:style-name="P202"><text:span text:style-name="T305">- </text:span><text:span text:style-name="T458">Нет! Не трожь её! - Кэйлонг заслоняет её крыльями и сбивчиво продолжает. - Я не говорил никому. </text:span><text:span text:style-name="T455">Хотел сказать тебе первой. </text:span><text:span text:style-name="T458">У нас два месяца назад начало получаться! </text:span><text:span text:style-name="T445">Похоже, мы нашли способ растворить ментапаразита, не причинив вреда заражённому!</text:span><text:span text:style-name="T458"> </text:span><text:span text:style-name="T445">К</text:span><text:span text:style-name="T458"> сознанию </text:span><text:span text:style-name="T445">вернулось </text:span><text:span text:style-name="T458">семь пациентов из десяти. Ремиссия четвёртого пациента длится уже полтора месяца, он </text:span><text:span text:style-name="T464">и </text:span><text:span text:style-name="T458">не думает леденеть! Он практически здоров — </text:span><text:span text:style-name="T289">ментапаразит не определяется ни одним тестом</text:span><text:span text:style-name="T458">! </text:span><text:span text:style-name="T465">Киранда</text:span><text:span text:style-name="T458">… Она нужна мне для продолжения работы! </text:span><text:span text:style-name="T461">Она готовила вакцину - т</text:span><text:span text:style-name="T458">олько она знает </text:span><text:span text:style-name="T461">её </text:span><text:span text:style-name="T458">состав. </text:span><text:span text:style-name="T455">У нас получится! </text:span><text:span text:style-name="T461">Поверь мне, Сел. </text:span><text:span text:style-name="T455">Мы </text:span><text:span text:style-name="T459">вылечим</text:span><text:span text:style-name="T455"> лербов. </text:span><text:span text:style-name="T459">Нужно довести Киранду до лаборатории.</text:span></text:p>
      <text:p text:style-name="P197"><text:span text:style-name="T305"/></text:p>
      <text:p text:style-name="P203"><text:span text:style-name="T305">Я </text:span><text:span text:style-name="T3">оборачиваюсь. Между нами и административным корпусом, где расположен</text:span><text:span text:style-name="T466">а</text:span><text:span text:style-name="T3"> </text:span><text:span text:style-name="T466">лаборатория</text:span><text:span text:style-name="T3"> — открытое пространство в двести ярдов длиной. </text:span><text:span text:style-name="T443">«</text:span><text:span text:style-name="T467">Ч</text:span><text:span text:style-name="T443">ерепах</text:span><text:span text:style-name="T467">а</text:span><text:span text:style-name="T443">» </text:span><text:span text:style-name="T462">из</text:span><text:span text:style-name="T443"> легионеров </text:span><text:span text:style-name="T467">медленно продвигается к </text:span><text:span text:style-name="T450">цитадели</text:span><text:span text:style-name="T467">, то</text:span><text:span text:style-name="T443">лпа лербов таранит </text:span><text:span text:style-name="T467">её</text:span><text:span text:style-name="T443"> фонарными столбами, вырванными с корнем из центрального сквера. </text:span><text:span text:style-name="T466">Один</text:span><text:span text:style-name="T467"> лерб забралс</text:span><text:span text:style-name="T466">я</text:span><text:span text:style-name="T467"> на щиты и пыта</text:span><text:span text:style-name="T466">е</text:span><text:span text:style-name="T467">тся проломить их тяжёлым молот</text:span><text:span text:style-name="T466">о</text:span><text:span text:style-name="T467">м.</text:span></text:p>
      <text:p text:style-name="P204"><text:span text:style-name="T3"/></text:p>
      <text:p text:style-name="P205"><text:span text:style-name="T3">- </text:span><text:span text:style-name="T443">Не пройдём. Сами мы ещё могли бы пробеж</text:span><text:span text:style-name="T457">а</text:span><text:span text:style-name="T443">ть, но не с ней, - я указываю на Киранду. - Нас увидят и тотчас же атакуют.</text:span></text:p>
      <text:p text:style-name="P204"><text:soft-page-break/><text:span text:style-name="T3">- </text:span><text:span text:style-name="T443">Консул Селестия, - молчащий до этого Морбиус указывает на неприметную двер</text:span><text:span text:style-name="T468">цу</text:span><text:span text:style-name="T443"> рядом с ближайшим контрфорсом </text:span><text:span text:style-name="T462">стены</text:span><text:span text:style-name="T443">. - В стене есть технический коридор для обслуживания турелей. Можно пройти до ближайшей дозорной башни. </text:span><text:span text:style-name="T468">Из башни </text:span><text:span text:style-name="T443">есть подземный ход до </text:span><text:span text:style-name="T450">цитадели</text:span><text:span text:style-name="T443">. У меня </text:span><text:span text:style-name="T469">слишком низкое звание, чтобы</text:span><text:span text:style-name="T443"> открыть дверь в </text:span><text:span text:style-name="T450">цитадель</text:span><text:span text:style-name="T443">, но вас она пропустит.</text:span></text:p>
      <text:p text:style-name="P206"><text:span text:style-name="T443"/></text:p>
      <text:p text:style-name="P207"><text:span text:style-name="T443">М</text:span><text:span text:style-name="T3">не понятен ход его мыслей. </text:span><text:span text:style-name="T443"><text:s/></text:span><text:span text:style-name="T3">Ц</text:span><text:span text:style-name="T450">итадель</text:span><text:span text:style-name="T443"> сообщается </text:span><text:span text:style-name="T450">тоннелями</text:span><text:span text:style-name="T443"> со всеми зданиями Андориана, </text:span><text:span text:style-name="T3">в том числе и лабораторией. </text:span><text:span text:style-name="T457">Да, это может сработать. </text:span><text:span text:style-name="T3">Я киваю ему.</text:span></text:p>
      <text:p text:style-name="P204"><text:span text:style-name="T3"/></text:p>
      <text:p text:style-name="P208"><text:span text:style-name="T470">Морбиус</text:span><text:span text:style-name="T3"> </text:span><text:span text:style-name="T471">под</text:span><text:span text:style-name="T472">бегает</text:span><text:span text:style-name="T471"> к двери и </text:span><text:span text:style-name="T3">подносит накопытную пластину доспеха к замку. Тот тихо пищит, мигает зелёным и дверь с тихим щелчком </text:span><text:span text:style-name="T468">раскрывается</text:span><text:span text:style-name="T3">. </text:span><text:span text:style-name="T471">Мы с Кэйлонгом, поддерживая Киранду с обеих сторон, осторожно </text:span><text:span text:style-name="T473">направляемся</text:span><text:span text:style-name="T471"> к </text:span><text:span text:style-name="T468">проходу</text:span><text:span text:style-name="T3">…</text:span></text:p>
      <text:p text:style-name="P208"><text:span text:style-name="T3"/></text:p>
      <text:p text:style-name="P208"><text:span text:style-name="T461">…Г</text:span><text:span text:style-name="T449">рузовой </text:span><text:span text:style-name="T474">глайдер </text:span><text:span text:style-name="T461">врезается</text:span><text:span text:style-name="T474"> </text:span><text:span text:style-name="T461">в</text:span><text:span text:style-name="T474"> </text:span><text:span text:style-name="T461">автотурель</text:span><text:span text:style-name="T474">, </text:span><text:span text:style-name="T461">сбивая её со стены</text:span><text:span text:style-name="T474">. </text:span><text:span text:style-name="T461">Она падает в дюжине метров от нас, продолжая отстреливаться. Глай</text:span><text:span text:style-name="T475">д</text:span><text:span text:style-name="T461">ер прекращает её агонию, сваливаясь </text:span><text:span text:style-name="T3">сверху</text:span><text:span text:style-name="T461"> и давя </text:span><text:span text:style-name="T3">её </text:span><text:span text:style-name="T461">своим весом.</text:span><text:span text:style-name="T474"> </text:span><text:span text:style-name="T476">Падает трап, по нему сходят на землю шестеро </text:span><text:span text:style-name="T3">лербов</text:span><text:span text:style-name="T476">. </text:span><text:span text:style-name="T475">Из-за их спин выходит </text:span><text:span text:style-name="T460">полупрозрачная </text:span><text:span text:style-name="T475">фигура.</text:span></text:p>
      <text:p text:style-name="P208"><text:span text:style-name="T475"/></text:p>
      <text:p text:style-name="P209"><text:span text:style-name="T475">Я </text:span><text:span text:style-name="T3">никогда не видела до этого </text:span><text:span text:style-name="T289">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89">их</text:span><text:span text:style-name="T3"> лицом к лицу и остаться после этого фаэри. Как правило, после таких встреч орда прирастает лербами, </text:span><text:span text:style-name="T372">а Великие кланы вычёркивают фаэри из живых</text:span><text:span text:style-name="T3">.</text:span></text:p>
      <text:p text:style-name="P210">И потому я не ожидаю ощутить тот леденящий ужас, что сковывает меня ледяными кандалами при виде <text:span text:style-name="T316">ЕЁ</text:span>.</text:p>
      <text:p text:style-name="P21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7">Локоны её полупрозрачной гривы вяло шевелятся на безветрии. </text:span>Холод ледяными щупальцами охватывает моё тело.</text:p>
      <text:p text:style-name="P208"><text:span text:style-name="T475"/></text:p>
      <text:p text:style-name="P208"><text:span text:style-name="T476">- </text:span><text:span text:style-name="T475">Шанграа г</text:span><text:span text:style-name="T468">нолл</text:span><text:span text:style-name="T475">! Вушшасс аршаннасс хиссандурр! Консул С-</text:span><text:span text:style-name="T372">с</text:span><text:span text:style-name="T475">елестия, властью Великой </text:span><text:span text:style-name="T372">Иль-Шогг</text:span><text:span text:style-name="T475"> я, </text:span><text:span text:style-name="T477">Тень </text:span><text:span text:style-name="T372">Единой</text:span><text:span text:style-name="T477">, </text:span><text:span text:style-name="T289">Малый Экзекутор </text:span><text:span text:style-name="T372">Ан-Хаас</text:span><text:span text:style-name="T289">,</text:span><text:span text:style-name="T477"> Эрендисса Шассхи,</text:span><text:span text:style-name="T475"> предлагаю с-сдаться. Вы разбиты, ваше дальнейш-шее с-сопротивление бессмысленно. </text:span><text:span text:style-name="T478">Хис-с-с…</text:span><text:span text:style-name="T475"> Прикаж-жи с-</text:span><text:span text:style-name="T462">с</text:span><text:span text:style-name="T475">воим воинам с-сложить оружие и мы подар-рим вам милос-сть </text:span><text:span text:style-name="T372">Единой</text:span><text:span text:style-name="T475"> — никто из вас не будет убит. </text:span><text:span text:style-name="T462">Вы все получите поцелуй Великой </text:span><text:span text:style-name="T372">Иль-Шогг</text:span><text:span text:style-name="T462">. </text:span><text:span text:style-name="T478">Хис-с-с…</text:span></text:p>
      <text:p text:style-name="P193"><text:span text:style-name="T305"/></text:p>
      <text:p text:style-name="P148">Речь <text:span text:style-name="T316">твари</text:span> походит на <text:span text:style-name="T350">шуршание гальки на прибое</text:span>. Е<text:span text:style-name="T479">ё</text:span> <text:span text:style-name="T350">овальные</text:span> <text:span text:style-name="T350">глаза</text:span> бесстрастно смотрят, как мы ведём Киранду к <text:span text:style-name="T480">спасительно</text:span><text:span text:style-name="T481">й</text:span><text:span text:style-name="T480"> </text:span><text:span text:style-name="T481">двери</text:span>, после чего он<text:span text:style-name="T479">а</text:span> даёт знак лербам.</text:p>
      <text:p text:style-name="P211"><text:span text:style-name="T3"/></text:p>
      <text:p text:style-name="P211"><text:span text:style-name="T3">- </text:span><text:span text:style-name="T482">Хэй-я! За королеву! За Орунгун! - Морбиус проносится мимо нас, на ходу раскрывая крыльевые пеналы. </text:span><text:span text:style-name="T477">В одном из них вместо меча я вижу гаечный ключ.</text:span></text:p>
      <text:p text:style-name="P211"><text:span text:style-name="T482"/></text:p>
      <text:p text:style-name="P212"><text:soft-page-break/>Его бой не длится долго, но он даёт нам время добраться до двери. <text:span text:style-name="T483">Тяжёлое дыхание, лязг железа, топот копыт дарят нам </text:span><text:span text:style-name="T484">спасительные</text:span><text:span text:style-name="T483"> секунды.</text:span> <text:span text:style-name="T483">Мы уже входим в полумрак технического коридора, когда за моей спиной раздаётся стон.</text:span></text:p>
      <text:p text:style-name="P212"/>
      <text:p text:style-name="P213">Изломанные крылья Морбиуса прикованы <text:span text:style-name="T485">пятью</text:span> пиками к земле, по ним стекает кровь. <text:span text:style-name="T485">Один лерб лежит поодаль без движения </text:span><text:span text:style-name="T183">с неестественно согнутой шеей</text:span><text:span text:style-name="T485">. </text:span><text:span text:style-name="T486">Т</text:span><text:span text:style-name="T316">варь</text:span> <text:span text:style-name="T350">проплывает</text:span> между держащих пики лербов и с <text:span text:style-name="T350">тихим</text:span> <text:span text:style-name="T316">шипением</text:span> срывает с <text:span text:style-name="T485">Морбиуса</text:span> шлем.</text:p>
      <text:p text:style-name="P213"/>
      <text:p text:style-name="P213">- С-сопротивление Великой <text:span text:style-name="T279">Иль-Шогг</text:span> вс-сего лишь стоило тебе возможности летать. Ты будеш-шь служить <text:span text:style-name="T279">Единой</text:span> со сломанными кр-рыльями, гнол<text:span text:style-name="T279">л</text:span>. Я с-сама поз-забочусь, чтобы ты почаще вспоминал, как глупо было с-сопротивляться. <text:span text:style-name="T487">Хис-с-с…</text:span></text:p>
      <text:p text:style-name="P213"/>
      <text:p text:style-name="P213"><text:span text:style-name="T488">Полупрозрачная</text:span> фигура прикасается своими губами к губам Морбиуса <text:span text:style-name="T279">и внезапно втягивается в него, как воздух</text:span>. <text:span text:style-name="T279">Тот</text:span><text:span text:style-name="T484"> на мгновение цепенеет, </text:span><text:span text:style-name="T489">глаза его становятся бессмысленными, </text:span><text:span text:style-name="T484">а в следующее мгновение </text:span><text:span text:style-name="T489">он </text:span><text:span text:style-name="T484">оседает на землю как тряпичная кукла. </text:span><text:span text:style-name="T279">Мгновение-второе-третье — и тварь облачком пара выходит из Морбиуса, как ни в чём не бывало.</text:span></text:p>
      <text:p text:style-name="P213"/>
      <text:p text:style-name="P213">- <text:span text:style-name="T279">Он получил поцелуй и скоро вольётся в </text:span><text:span text:style-name="T490">Е</text:span><text:span text:style-name="T279">динство. Ваш черёд, гноллы.</text:span> <text:span text:style-name="T484">С-давайтесь. Напрасно вы бежите. С-сопротивление гневит </text:span><text:span text:style-name="T279">Единую</text:span><text:span text:style-name="T484"> и вредит вашим бренным телам, - </text:span><text:span text:style-name="T350">шуршит</text:span><text:span text:style-name="T484"> </text:span><text:span text:style-name="T316">тварь</text:span><text:span text:style-name="T484"> уже мне. - </text:span><text:span text:style-name="T487">Хис-с-с…</text:span></text:p>
      <text:p text:style-name="P213"/>
      <text:p text:style-name="P214">Её гипнотический взгляд <text:span text:style-name="T350">пустых глаз</text:span> завораживает, <text:span text:style-name="T417">локоны её гривы тянутся ко мне прозрачными </text:span><text:span text:style-name="T316">лентами</text:span><text:span text:style-name="T417">,</text:span> ледяной ветер её дыхания достигает меня за те мгновения, пока она <text:span text:style-name="T183">плавно движется </text:span>ко мне.</text:p>
      <text:p text:style-name="P214"/>
      <text:p text:style-name="P215">- <text:span text:style-name="T484">Нет, - просто отвечаю я и захлопываю дверь </text:span><text:span text:style-name="T417">прямо перед её щупальцами гривы, оказавшимися </text:span><text:span text:style-name="T487">вдруг</text:span><text:span text:style-name="T417"> неожиданно близко</text:span><text:span text:style-name="T484">.</text:span></text:p>
      <text:p text:style-name="P213"/>
      <text:p text:style-name="P214"><text:span text:style-name="T479">Дверной з</text:span>амок успокаивающе клацает, отделяя нас от <text:span text:style-name="T489">лютого </text:span>холода.</text:p>
      <text:p text:style-name="P214"/>
      <text:p text:style-name="P216"><text:span text:style-name="T20">Тускл</text:span><text:span text:style-name="T3">ый</text:span><text:span text:style-name="T20"> свет айна-огонька на конце моего рога </text:span><text:span text:style-name="T491">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92">издавая гулкое эхо</text:span><text:span text:style-name="T3">. Звуки битвы не доносятся сюда сквозь толстые камни стен. </text:span><text:span text:style-name="T493">Мы идём, спотыкаясь в полутьме и царапая узкие стены тоннеля.</text:span></text:p>
      <text:p text:style-name="P216"><text:span text:style-name="T3"/></text:p>
      <text:p text:style-name="P217"><text:span text:style-name="T3">Дозорная башня в конце коридора пуста. </text:span><text:span text:style-name="T468">Топчан со смятым покрывалом покрывает слой пыли.</text:span><text:span text:style-name="T3"> </text:span><text:span text:style-name="T468">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68">и</text:span><text:span text:style-name="T3"> турели молч</text:span><text:span text:style-name="T468">а</text:span><text:span text:style-name="T3">т. Увы, в последние годы Ойкумена </text:span><text:span text:style-name="T493">Ф</text:span><text:span text:style-name="T3">аэри столкнулась с критической нехваткой айны, почти вся её скудная добыча уходи</text:span><text:span text:style-name="T468">т</text:span><text:span text:style-name="T3"> на производство парящих платформ для гранд-флаеров. Поэтому только </text:span><text:soft-page-break/><text:span text:style-name="T3">каждая третья турель в крепости заряжена хотя бы половинным боекомплектом. </text:span><text:span text:style-name="T289">От безысходности мы даже начали ставить на некоторые турели пулеметатели.</text:span><text:span text:style-name="T3"> </text:span><text:span text:style-name="T468">А в связи с острой нехваткой ополчения большинство турелей переведены в автоматический режим ещё </text:span><text:span text:style-name="T289">дюжину</text:span><text:span text:style-name="T468"> лет назад.</text:span></text:p>
      <text:p text:style-name="P218"/>
      <text:p text:style-name="P218">Я подхожу к пульту связи и нажимаю кнопку связи с <text:span text:style-name="T332">цитаделью</text:span>.</text:p>
      <text:p text:style-name="P219">- <text:span text:style-name="T494">Цитадель,</text:span> <text:span text:style-name="T495">о</text:span>тветьте, если слышите меня. <text:s/><text:span text:style-name="T495">Н</text:span>а связи Селестия.</text:p>
      <text:p text:style-name="P218"/>
      <text:p text:style-name="P218">Короткий треск белого шума, потом <text:span text:style-name="T496">усталый голос.</text:span></text:p>
      <text:p text:style-name="P218">- <text:span text:style-name="T332">Вас слышим, </text:span><text:span text:style-name="T494">консул.</text:span><text:span text:style-name="T332"> </text:span><text:span text:style-name="T495">Ц</text:span><text:span text:style-name="T332">итадель на связи. Говорит </text:span><text:span text:style-name="T497">префект </text:span><text:span text:style-name="T332">Хай Глори.</text:span></text:p>
      <text:p text:style-name="P218">- <text:span text:style-name="T498">Краткий репорт обстановки, </text:span><text:span text:style-name="T497">префект</text:span><text:span text:style-name="T498">.</text:span></text:p>
      <text:p text:style-name="P218"/>
      <text:p text:style-name="P220">Короткая пауза заполнена треском статических разрядов. Усталый голос <text:span text:style-name="T499">моего заместителя </text:span>продолжает.</text:p>
      <text:p text:style-name="P220">- Цитадель в круговой обороне. У меня в наличии <text:span text:style-name="T500">сорок семь</text:span><text:span text:style-name="T495"> </text:span>бойц<text:span text:style-name="T500">ов</text:span> — <text:span text:style-name="T495">охрана цитадели и всё, что осталось от артиллерийского расчёта второй башни</text:span>. <text:span text:style-name="T500">Первая башня, судя по всему, захвачена врасплох, как и казармы.</text:span> <text:span text:style-name="T500">У</text:span>далось связаться с гарнизонами <text:span text:style-name="T261">лаборатории</text:span> и <text:span text:style-name="T499">дока</text:span>. Там <text:span text:style-name="T500">семнадцать</text:span><text:span text:style-name="T261"> </text:span>и <text:span text:style-name="T500">восемь</text:span> соответственно. <text:span text:style-name="T495">Е</text:span>щё активны две автотурели на стенах. <text:span text:style-name="T495">И визуально наблюдаю какое-то сопротивление у арсенала. </text:span><text:span text:style-name="T501">Это всё.</text:span></text:p>
      <text:p text:style-name="P220"/>
      <text:p text:style-name="P221">Арсенал! Хранилище Элементов Возмездия! Наше супероружие и последняя надежда!</text:p>
      <text:p text:style-name="P221"/>
      <text:p text:style-name="P222"><text:span text:style-name="T3">Я хочу переспросить Хай Глори об арсенале, но слышу с</text:span><text:span text:style-name="T493">транные скрежещущие звуки </text:span><text:span text:style-name="T3">себя </text:span><text:span text:style-name="T493">за спиной. </text:span><text:span text:style-name="T305">Я </text:span><text:span text:style-name="T491">оглядываюсь на Кэйлонга. </text:span><text:span text:style-name="T3">Тот</text:span><text:span text:style-name="T493"> быстро поворачивается ко мне, распахивая крылья.</text:span></text:p>
      <text:p text:style-name="P217"><text:span text:style-name="T493"/></text:p>
      <text:p text:style-name="P223">- Надо идти быстрее! У нас мало времени! - почти кричит Кэйлонг.</text:p>
      <text:p text:style-name="P217"><text:span text:style-name="T493"/></text:p>
      <text:p text:style-name="P224">Видимое из-за его крыла копыто Киранды судорожно дёргается, на полу возле него растекается лужица пены.</text:p>
      <text:p text:style-name="P225"><text:span text:style-name="T305">Я </text:span><text:span text:style-name="T3">пытаюсь обойти Кэйлонга, но он не даёт мне.</text:span></text:p>
      <text:p text:style-name="P225"><text:span text:style-name="T3"/></text:p>
      <text:p text:style-name="P225"><text:span text:style-name="T3">- </text:span><text:span text:style-name="T502">Или ты доведёшь нас обоих, или убей меня вместе с ней тут!</text:span></text:p>
      <text:p text:style-name="P225"><text:span text:style-name="T502"/></text:p>
      <text:p text:style-name="P226"><text:span text:style-name="T3">Мне никогда не нравилась руководящая работа. </text:span><text:span text:style-name="T503">Я не люблю принимать тяжёлые решения. Я учёный, а не </text:span><text:span text:style-name="T504">воин</text:span><text:span text:style-name="T503">. </text:span><text:span text:style-name="T505">Почему </text:span><text:span text:style-name="T504">э</text:span><text:span text:style-name="T505">то </text:span><text:span text:style-name="T504">бремя </text:span><text:span text:style-name="T505">свалилось на меня, а не на мою сестру?</text:span></text:p>
      <text:p text:style-name="P226"><text:span text:style-name="T503"/></text:p>
      <text:p text:style-name="P227">Качая головой, я иду к выходу, бросая по пути в микрофон:</text:p>
      <text:p text:style-name="P228"><text:span text:style-name="T3">- Цитадель, мы идём к вам. Будьте готовы </text:span><text:span text:style-name="T506">нас </text:span><text:span text:style-name="T3">встретить.</text:span></text:p>
      <text:p text:style-name="P228"><text:soft-page-break/><text:span text:style-name="T3"/></text:p>
      <text:p text:style-name="P229"><text:span text:style-name="T305">Т</text:span><text:span text:style-name="T3">оннель, </text:span><text:span text:style-name="T504">ведущий</text:span><text:span text:style-name="T3"> в цитадель, </text:span><text:span text:style-name="T460">выше</text:span><text:span text:style-name="T3"> и светлее — под потолком время от времени </text:span><text:span text:style-name="T504">попадаются </text:span><text:span text:style-name="T3">тусклые лампочки. Иногда в стенах встречаются узкие двери в боковые ответвления.</text:span><text:span text:style-name="T504"> «Насосная-1», «Щитовая», «Насосная-2» - м</text:span><text:span text:style-name="T3">ы проходим их не останавливаясь.</text:span></text:p>
      <text:p text:style-name="P229"><text:span text:style-name="T3"/></text:p>
      <text:p text:style-name="P229"><text:span text:style-name="T3">- </text:span><text:span text:style-name="T445">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9"><text:span text:style-name="T445">- И это тоже я хотел тебе сообщить! - </text:span><text:span text:style-name="T507">пыхтит</text:span><text:span text:style-name="T445">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0">- И что из этого следует?</text:p>
      <text:p text:style-name="P230">- Как что? Убери тварей — и много толку будет от тех передатчиков?</text:p>
      <text:p text:style-name="P230">- Ты хочешь сказать?…</text:p>
      <text:p text:style-name="P230">-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1"><text:span text:style-name="T3"/></text:p>
      <text:p text:style-name="P23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3"><text:span text:style-name="T3">«</text:span><text:span text:style-name="T508">Отказано в доступе</text:span><text:span text:style-name="T509">. </text:span><text:span text:style-name="T3">Враг поблизости» - читаю я на маленьком экранчике над замком.</text:span></text:p>
      <text:p text:style-name="P233"><text:span text:style-name="T3"/></text:p>
      <text:p text:style-name="P232">Что за ерунда?</text:p>
      <text:p text:style-name="P233"><text:span text:style-name="T3">Я снова подношу </text:span><text:span text:style-name="T466">накопытную пластину </text:span><text:span text:style-name="T3">к замку — и снова с тем же р</text:span><text:span text:style-name="T510">е</text:span><text:span text:style-name="T3">з</text:span><text:span text:style-name="T510">у</text:span><text:span text:style-name="T3">льтатом.</text:span></text:p>
      <text:p text:style-name="P233"><text:span text:style-name="T3"/></text:p>
      <text:p text:style-name="P233"><text:span text:style-name="T3">- </text:span><text:span text:style-name="T460">Дай-ка мне, - отталкивает меня от двери Кэйлонг.</text:span></text:p>
      <text:p text:style-name="P233"><text:span text:style-name="T460"/></text:p>
      <text:p text:style-name="P234">Он сдвигает в сторону лицевую панель замка, переключает крохотный рычажок и возращает панель на место.</text:p>
      <text:p text:style-name="P234">- Пробуй!</text:p>
      <text:p text:style-name="P235"><text:span text:style-name="T3"/></text:p>
      <text:p text:style-name="P236"><text:span text:style-name="T3">Я подношу копыто к замку и тот приветливо мигает зелёным огоньком. Дверь уходит в сторону. </text:span><text:span text:style-name="T511">За ней стоят два пустых автодоспеха, отдающих честь при виде меня.</text:span></text:p>
      <text:p text:style-name="P235"><text:span text:style-name="T3"/></text:p>
      <text:p text:style-name="P234">- Вот видишь! - ухмыляется Кэйлонг. - Мы так все <text:span text:style-name="T183">анализаторы </text:span>в лаборатории поотключали, потому что невозможно было ра-хр-р-р…</text:p>
      <text:p text:style-name="P235"><text:span text:style-name="T3"/></text:p>
      <text:p text:style-name="P234"><text:soft-page-break/>Его речь прерывается хрипом, его глаза округляются и из горла выходит окровавленный рог. </text:p>
      <text:p text:style-name="P237"><text:span text:style-name="T3">- Хар-р-р-ш-ш-с-с! - шипит Киранда и через него </text:span><text:span text:style-name="T506">направляет</text:span><text:span text:style-name="T3"> свой рог </text:span><text:span text:style-name="T506">на</text:span><text:span text:style-name="T3"> меня.</text:span></text:p>
      <text:p text:style-name="P235"><text:span text:style-name="T3"/></text:p>
      <text:p text:style-name="P235"><text:span text:style-name="T3">Кэйлонг в агонии встаёт на задние ноги, чиркнув своим рогом по потолку. </text:span><text:span text:style-name="T506">Этим он уводит рог Киранды вверх, он проходит над моей головой.</text:span><text:span text:style-name="T3"> </text:span><text:span text:style-name="T506">Я</text:span><text:span text:style-name="T3"> вижу </text:span><text:span text:style-name="T506">её </text:span><text:span text:style-name="T3">совершенно безумны</text:span><text:span text:style-name="T506">е</text:span><text:span text:style-name="T3"> глаз</text:span><text:span text:style-name="T506">а</text:span><text:span text:style-name="T3">, сверлящи</text:span><text:span text:style-name="T506">е</text:span><text:span text:style-name="T3"> меня узким</text:span><text:span text:style-name="T506">и</text:span><text:span text:style-name="T3"> зрачк</text:span><text:span text:style-name="T506">ами</text:span><text:span text:style-name="T3"> рептилии. И именно в </text:span><text:span text:style-name="T506">них</text:span><text:span text:style-name="T3"> я на автомате бью рогом.</text:span></text:p>
      <text:p text:style-name="P235"><text:span text:style-name="T3"/></text:p>
      <text:p text:style-name="P234">Прости меня, мой старый товарищ. В коридоре нет места для манёвра. </text:p>
      <text:p text:style-name="P235"><text:span text:style-name="T3">Мой рог также пронизывает шею </text:span><text:span text:style-name="T506">Кейлонга</text:span><text:span text:style-name="T3">, прот</text:span><text:span text:style-name="T457">ыкая</text:span><text:span text:style-name="T3"> затем и Киранду.</text:span></text:p>
      <text:p text:style-name="P235"><text:span text:style-name="T3"/></text:p>
      <text:p text:style-name="P238">…</text:p>
      <text:p text:style-name="P216"><text:span text:style-name="T305"/></text:p>
      <text:p text:style-name="P239"><text:span text:style-name="T512">Моё правое крыло, </text:span><text:span text:style-name="T305">Х</text:span><text:span text:style-name="T3">ай Глори, сидит перед перед массивом </text:span><text:span text:style-name="T511">обзорных </text:span><text:span text:style-name="T3">дисплеев, показывающих обстановку в разных частях Андориана.</text:span></text:p>
      <text:p text:style-name="P239"><text:span text:style-name="T3"/></text:p>
      <text:p text:style-name="P216"><text:span text:style-name="T305">- </text:span><text:span text:style-name="T506">Вы же, вроде, шли с группой, консул Селестия? - оборачивается он ко мне.</text:span></text:p>
      <text:p text:style-name="P240">- Нет. Уже нет, - мне кажется чужим надреснутый шёпот, что я могу выдавить из себя омертвевшими губами.</text:p>
      <text:p text:style-name="P216"><text:span text:style-name="T305"/></text:p>
      <text:p text:style-name="P241"><text:span text:style-name="T305">Я </text:span><text:span text:style-name="T3">подхожу к посту командующего, </text:span><text:span text:style-name="T511">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1"><text:span text:style-name="T511"/></text:p>
      <text:p text:style-name="P242">Перед казармой на плацу лежит несколько <text:span text:style-name="T279">сотен</text:span> фаэри в нижнем обмундировании, <text:span text:style-name="T183">их крылья прижаты к булыжникам плаца копытами</text:span> лербов. Между ними <text:span text:style-name="T417">медленно плывут</text:span> две серые фигуры, то и дело <text:span text:style-name="T279">повторяя процедуру, что мне довелось увидеть с Морбиусом</text:span>.</text:p>
      <text:p text:style-name="P242"/>
      <text:p text:style-name="P242">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2"/>
      <text:p text:style-name="P242">Подходы к <text:span text:style-name="T294">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2"/>
      <text:p text:style-name="P243">Наружная камера цитадели показывает <text:span text:style-name="T183">под самими стенами</text:span> <text:span text:style-name="T183">толпу в ржавых доспехах</text:span>, <text:span text:style-name="T183">прикрывающую щитами </text:span>дв<text:span text:style-name="T183">ух</text:span> лерб<text:span text:style-name="T183">ов с искрящимися резаками, распиливающих</text:span> бронированные плиты <text:span text:style-name="T183">ворот.</text:span></text:p>
      <text:p text:style-name="P244"><text:span text:style-name="T513"/></text:p>
      <text:p text:style-name="P244"><text:span text:style-name="T513">- </text:span><text:span text:style-name="T512">Вы знаете, где Луна?</text:span></text:p>
      <text:p text:style-name="P245"><text:soft-page-break/>- Нет, - качает головой Хай Глори. - Я видел, как она шла в <text:span text:style-name="T294">порт</text:span>. Но потом всё перемешалось.</text:p>
      <text:p text:style-name="P244"><text:span text:style-name="T513"/></text:p>
      <text:p text:style-name="P244"><text:span text:style-name="T3">Как во сне </text:span><text:span text:style-name="T514">прикладываю копыто к</text:span><text:span text:style-name="T3"> небольш</text:span><text:span text:style-name="T514">ой</text:span><text:span text:style-name="T3"> дверц</text:span><text:span text:style-name="T514">е</text:span><text:span text:style-name="T3"> на панели управления боевыми системами форта. </text:span><text:span text:style-name="T514">Д</text:span><text:span text:style-name="T3">верц</text:span><text:span text:style-name="T514">а отъезжает в сторону, под ней</text:span><text:span text:style-name="T3"> всего лишь одна красная кнопка </text:span><text:span text:style-name="T515">с табличкой</text:span><text:span text:style-name="T3">: «Око Гнева».</text:span></text:p>
      <text:p text:style-name="P216"><text:span text:style-name="T305"/></text:p>
      <text:p text:style-name="P246"><text:span text:style-name="T305">- </text:span><text:span text:style-name="T516">Вы уверены? - вопрошает Хай Глори. - У нас ещё есть шанс отбиться, </text:span><text:span text:style-name="T512">силовой щит активен, </text:span><text:span text:style-name="T516">работают </text:span><text:span text:style-name="T517">две</text:span><text:span text:style-name="T516"> турел</text:span><text:span text:style-name="T517">и</text:span><text:span text:style-name="T516">. </text:span><text:span text:style-name="T512">Можно </text:span><text:span text:style-name="T516">пройти до ангара ховертанков и зачистить крепость.</text:span></text:p>
      <text:p text:style-name="P247"><text:span text:style-name="T516"/></text:p>
      <text:p text:style-name="P247"><text:span text:style-name="T3">Я понимаю его сомнение. «Око Гнева» перенаправляет энергию с защитной сферы на спаренный мега-излучатель цитадели. </text:span><text:span text:style-name="T518">Самоубийственный шаг в обычных условиях, </text:span><text:span text:style-name="T513">когда у крепости парит флот противника.</text:span><text:span text:style-name="T518"> </text:span><text:span text:style-name="T513">Н</text:span><text:span text:style-name="T518">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6"><text:span text:style-name="T305"/></text:p>
      <text:p text:style-name="P248"><text:span text:style-name="T305">- </text:span><text:span text:style-name="T519">Уверена. - Я бросаю взгляд на экран дока, где у дальнего причала парит </text:span><text:span text:style-name="T470">корвет</text:span><text:span text:style-name="T519">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13">для достройки</text:span><text:span text:style-name="T519">.</text:span></text:p>
      <text:p text:style-name="P248"><text:span text:style-name="T519"/></text:p>
      <text:p text:style-name="P249"><text:span text:style-name="T519">- </text:span><text:span text:style-name="T289">Около</text:span><text:span text:style-name="T470"> пол</text:span><text:span text:style-name="T289">у</text:span><text:span text:style-name="T470">часа понадобится лербам, чтобы пропилить ворота.</text:span><text:span text:style-name="T513"> </text:span><text:span text:style-name="T470">Поэтому я</text:span><text:span text:style-name="T513"> ставляю таймер на </text:span><text:span text:style-name="T470">двадцать минут</text:span><text:span text:style-name="T513">,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02">порт</text:span><text:span text:style-name="T513">, к «Стремительному». Когда защитная сфера отключится, вы должны быть готовы уходить к Трантору. Форсируйте двигатели </text:span><text:span text:style-name="T470">корвета</text:span><text:span text:style-name="T513"> и эти, - я указываю на парящие тени за защитной сферой, - вас не догонят. </text:span><text:span text:style-name="T520">В Транторе,</text:span><text:span text:style-name="T513"> </text:span><text:span text:style-name="T521">в космопорт</text:span><text:span text:style-name="T522">е,</text:span><text:span text:style-name="T521"> </text:span><text:span text:style-name="T520">стоит</text:span><text:span text:style-name="T513"> астробуксировщик - </text:span><text:span text:style-name="T523">мы </text:span><text:span text:style-name="T521">строили</text:span><text:span text:style-name="T523"> им наши лунные базы.</text:span><text:span text:style-name="T513"> </text:span><text:span text:style-name="T470">Забирайте всех и </text:span><text:span text:style-name="T513">лет</text:span><text:span text:style-name="T520">и</text:span><text:span text:style-name="T513">т</text:span><text:span text:style-name="T520">е</text:span><text:span text:style-name="T513"> </text:span><text:span text:style-name="T470">к</text:span><text:span text:style-name="T513"> Криллон</text:span><text:span text:style-name="T470">у</text:span><text:span text:style-name="T523">. Дальше подчиняйтесь приказам командующего базы.</text:span></text:p>
      <text:p text:style-name="P242">- Вы сами разве не поведёте «Стремительный», консул?</text:p>
      <text:p text:style-name="P250"><text:span text:style-name="T513">- Нет, у меня другая задача.</text:span><text:span text:style-name="T519"> </text:span><text:span text:style-name="T524">Мне нужн</text:span><text:span text:style-name="T525">о двух</text:span><text:span text:style-name="T524"> воинов в сопровождение. Мы идём к арсеналу.</text:span></text:p>
      <text:p text:style-name="P250"><text:span text:style-name="T524"/></text:p>
      <text:p text:style-name="P207"><text:span text:style-name="T524">С</text:span><text:span text:style-name="T3">мерть королевы и захват «Маджестика» всё меняет. </text:span><text:span text:style-name="T526">Рейд возмездия теперь невозможен — только генераторы </text:span><text:span text:style-name="T527">гранд-флаера</text:span><text:span text:style-name="T526"> могли обеспечить Элементы Возмездия </text:span><text:span text:style-name="T528">достаточной</text:span><text:span text:style-name="T526"> энергией. </text:span><text:span text:style-name="T528">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6">И </text:span><text:span text:style-name="T528">передать кому-то знания по управления Элементами, ведь после смерти королевы я — единственная, кто умеет пользоваться ими.</text:span></text:p>
      <text:p text:style-name="P207"><text:span text:style-name="T527"/></text:p>
      <text:p text:style-name="P251">…</text:p>
      <text:p text:style-name="P216"><text:span text:style-name="T519"/></text:p>
      <text:p text:style-name="P252"><text:soft-page-break/><text:span text:style-name="T519">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2"><text:span text:style-name="T3"/></text:p>
      <text:p text:style-name="P252"><text:span text:style-name="T3">На полпути к </text:span><text:span text:style-name="T525">арсеналу я слышу шорох из бокового тунеля с табличкой «Склад-4В». В дюжине шагов от основного тунеля, возле </text:span><text:span text:style-name="T529">выломанной двери</text:span><text:span text:style-name="T525">, мы натыкаемся на </text:span><text:span text:style-name="T530">мехадоспех без шлема, бессмысленно бодающий стену.</text:span><text:span text:style-name="T531"> </text:span><text:span text:style-name="T532">Треснувший ш</text:span><text:span text:style-name="T533">лем лежит тут же. </text:span><text:span text:style-name="T532">Тяжелый </text:span><text:span text:style-name="T534">доспех</text:span><text:span text:style-name="T532"> то и дело </text:span><text:span text:style-name="T534">топчется</text:span><text:span text:style-name="T532"> </text:span><text:span text:style-name="T534">по нему бронированными</text:span><text:span text:style-name="T532"> копытами. </text:span><text:span text:style-name="T534">Из шлема вылетают голубые искры, тревожно перемигиваются индикаторные огоньки на</text:span><text:span text:style-name="T533"> налобно</text:span><text:span text:style-name="T534">м</text:span><text:span text:style-name="T533"> щитк</text:span><text:span text:style-name="T534">е</text:span><text:span text:style-name="T533">. </text:span><text:span text:style-name="T525">На спине доспеха закреплён ящик, </text:span><text:span text:style-name="T535">наполовину полный консервами. Консервы </text:span><text:span text:style-name="T525">глухо звен</text:span><text:span text:style-name="T535">я</text:span><text:span text:style-name="T525">т при каждом ударе </text:span><text:span text:style-name="T289">тяжёлого </text:span><text:span text:style-name="T535">мехадоспеха </text:span><text:span text:style-name="T525">о стену.</text:span></text:p>
      <text:p text:style-name="P253"/>
      <text:p text:style-name="P253">Я осторожно обхожу <text:span text:style-name="T536">обезглавленый </text:span><text:span text:style-name="T537">механизм</text:span>, пытаясь рассмотреть номер на <text:span text:style-name="T536">его</text:span> грудной пластине. «<text:span text:style-name="T538">Сорок два — пятнадцать». Центурия Луны.</text:span></text:p>
      <text:p text:style-name="P253"/>
      <text:p text:style-name="P254">Из двер<text:span text:style-name="T539">ного проёма</text:span> на меня буквально вываливается <text:span text:style-name="T540">фаэри в поддоспешном комбинезоне</text:span>. Увидев <text:span text:style-name="T541">нас</text:span>, он испуганно охает и прижимается к стене. <text:span text:style-name="T537">Из-под прижатых к телу крыльев вываливаются </text:span><text:span text:style-name="T536">на пол</text:span><text:span text:style-name="T537"> консервы и упаковки сухарей. </text:span></text:p>
      <text:p text:style-name="P254"/>
      <text:p text:style-name="P254">- Где ваш <text:span text:style-name="T537">доспех</text:span>, солдат? Что с вашим рогом? И… Почему вы дрожите?</text:p>
      <text:p text:style-name="P254"/>
      <text:p text:style-name="P254">Песчаного цвета <text:span text:style-name="T537">жеребец</text:span> вжимается в <text:span text:style-name="T537">каменную поверхность</text:span> в тщетном порыве быть от меня подальше и, судя по всему, готовиться упасть в обморок. <text:span text:style-name="T538">Грязные «сорок два — пятнадцать» едва просматриваются на нагрудно</text:span><text:span text:style-name="T540">й пластине комбинезона.</text:span></text:p>
      <text:p text:style-name="P254"/>
      <text:p text:style-name="P254"><text:span text:style-name="T540">П</text:span><text:span text:style-name="T542">ри</text:span><text:span text:style-name="T540">жав</text:span><text:span text:style-name="T542"> его </text:span><text:span text:style-name="T543">копытом</text:span><text:span text:style-name="T542"> к стене, </text:span><text:span text:style-name="T540">я</text:span> внимательно всматриваюсь в его зрачки. <text:span text:style-name="T537">О</text:span>ни не узкие. Это очень легко заметить, так как они расширены и почти вытеснили белки глаз.</text:p>
      <text:p text:style-name="P254"/>
      <text:p text:style-name="P254">Я поднимаю забрало, чтобы он узнал меня.</text:p>
      <text:p text:style-name="P254">Он отвечает мне пронзительным взглядом в ответ и, внезапно, успокаивается.</text:p>
      <text:p text:style-name="P254"/>
      <text:p text:style-name="P254">- <text:span text:style-name="T543">Н</text:span>е <text:span text:style-name="T540">лерб</text:span><text:span text:style-name="T541">ы</text:span>, - <text:span text:style-name="T543">облегчённо</text:span><text:span text:style-name="T544"> </text:span>вздыхает он. - У вас хорошие глаза. Круглые.</text:p>
      <text:p text:style-name="P25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43">жеребец</text:span> расслабляется и отлепл<text:span text:style-name="T353">яет</text:span>ся от стены.</text:p>
      <text:p text:style-name="P255">- <text:span text:style-name="T543">Я никогда не видел лербов вживую. Меня мобилизовали всего пять лет назад. Я никогда не был на передовой. Я даже не умею фехтовать.</text:span></text:p>
      <text:p text:style-name="P255">- <text:span text:style-name="T543">Откуда же у тебя мехадоспех, солдат? </text:span><text:span text:style-name="T541">Солдатам их выдают за особые заслуги. </text:span><text:span text:style-name="T543">Не все офицеры имеют такие.</text:span></text:p>
      <text:p text:style-name="P256"><text:soft-page-break/>- Мама помогла мне получить хорошую должность в канцелярии. Ну, вы понимаете… Моя мать — влиятельная особа. <text:span text:style-name="T309">Клан Лорен.</text:span></text:p>
      <text:p text:style-name="P255"/>
      <text:p text:style-name="P257">Он говорит это с особой гордостью, вызывая у меня отвращение. <text:span text:style-name="T309">Печально, что даже в королевском клане процветает коррупция.</text:span></text:p>
      <text:p text:style-name="P257">Я делаю знак своим сопровождающим.</text:p>
      <text:p text:style-name="P258">- <text:span text:style-name="T541">Сирен, Минтур, п</text:span>риглядывайте за ним. Он пойдёт с нами в арсенал.</text:p>
      <text:p text:style-name="P256"/>
      <text:p text:style-name="P256">От моих слов у жеребца чуть не вылезли глаза на лоб.</text:p>
      <text:p text:style-name="P256">- В арсенал? Не-е-ет, туда нельзя! Нельзя! Не-е-ет!!!</text:p>
      <text:p text:style-name="P256"/>
      <text:p text:style-name="P25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9"/>
      <text:p text:style-name="P259">Я снова подхожу к удерживаемому моими спутниками жеребцу.</text:p>
      <text:p text:style-name="P256"/>
      <text:p text:style-name="P255"><text:span text:style-name="T543">- </text:span><text:span text:style-name="T541">Туда нельзя, - торопливо бормочет солдат. - </text:span><text:span text:style-name="T545">Во время прорыва сферы </text:span><text:span text:style-name="T546">наш контуберний</text:span><text:span text:style-name="T545"> </text:span><text:span text:style-name="T547">сопровождал</text:span><text:span text:style-name="T259"> приора Лун</text:span><text:span text:style-name="T547">у </text:span><text:span text:style-name="T259">в </text:span><text:span text:style-name="T316">порт</text:span><text:span text:style-name="T259"> для встречи «Маджестика»… </text:span><text:span text:style-name="T541">К</text:span><text:span text:style-name="T548">огда включилась сирена,</text:span><text:span text:style-name="T547"> </text:span><text:span text:style-name="T548">Луна… </text:span><text:span text:style-name="T316">П</text:span><text:span text:style-name="T548">омчалась в арсенал, мы</text:span><text:span text:style-name="T547"> </text:span><text:span text:style-name="T548">едва поспевали за ней</text:span><text:span text:style-name="T547">. </text:span><text:span text:style-name="T548">Т</text:span><text:span text:style-name="T547">ам, — легионер указывает копытом в сторону </text:span><text:span text:style-name="T549">арсенала</text:span><text:span text:style-name="T547">, - </text:span><text:span text:style-name="T548">н-нас… н-нам…</text:span></text:p>
      <text:p text:style-name="P260"/>
      <text:p text:style-name="P260">От волнения он заикается и замолкает. Потом его глаза закатываются, дыхание становится частым и прерывистым.</text:p>
      <text:p text:style-name="P260"/>
      <text:p text:style-name="P261">- Как тебя зовут, <text:span text:style-name="T547">воин</text:span>? - когда наступает психологический шок, лучше всего его преодолевать простыми <text:span text:style-name="T548">методами</text:span>. Я давно это усвоила, общаясь со студентами.</text:p>
      <text:p text:style-name="P261">- Ринс. Ринс Стилфизер. Либрарий первой центурии <text:span text:style-name="T547">второй</text:span> когорты шестого легиона.</text:p>
      <text:p text:style-name="P261">- Успокойся, Ринс. У тебя есть дети?</text:p>
      <text:p text:style-name="P261">- Дочка.</text:p>
      <text:p text:style-name="P261"/>
      <text:p text:style-name="P261">Взгляд солдата ста<text:span text:style-name="T548">новится</text:span> более осмысленным, зрачки почти в<text:span text:style-name="T548">озвращаются</text:span> в нормальный размер.</text:p>
      <text:p text:style-name="P261"/>
      <text:p text:style-name="P261">- Её зовут Дикси. Эвакуировалась за океан, с женой. Месяц назад прислала открытку. Там карнавал! Маски, конфетти, фейерверки! Мороженное на пляже! <text:span text:style-name="T546">Мирная жизнь!</text:span> - восхищённо говори<text:span text:style-name="T398">т</text:span> Ринс, его глаза сияли. Он счастлив отвлечься от реальности, <text:span text:style-name="T547">уйдя в яркий мир грёз</text:span>.</text:p>
      <text:p text:style-name="P261"><text:soft-page-break/>- Отлично. Я счастлива, что твоя семья в полной безопасности, - произн<text:span text:style-name="T39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7">арсенале</text:span>?</text:p>
      <text:p text:style-name="P261"/>
      <text:p text:style-name="P260">- М-м-мы не <text:span text:style-name="T541">понимали</text:span>… Они пришли… Она…</text:p>
      <text:p text:style-name="P262">- <text:span text:style-name="T547">Что с Луной?! - перебиваю я его и снова прижимаю к стене.</text:span></text:p>
      <text:p text:style-name="P263">- Поймите меня правильно, я никогда не учился сражаться… Мать хотела, чтобы я стал <text:span text:style-name="T550">зе</text:span>фирным танцором… Я всего лишь писарь… - <text:span text:style-name="T548">бессвязно бормочет солдат.</text:span></text:p>
      <text:p text:style-name="P264"/>
      <text:p text:style-name="P265"><text:span text:style-name="T548">Я выдаю ему серию увесистых пощёчин. </text:span><text:span text:style-name="T541">Ринс</text:span> запинается. Он молча хлопает глазами и не может произнести ни слова. <text:span text:style-name="T541">В тоннеле отчётливо чувствуется </text:span><text:span text:style-name="T548">запах мочи.</text:span></text:p>
      <text:p text:style-name="P265"/>
      <text:p text:style-name="P259">С отвращением я отступаю от него и поднимаю с пола шлем его мехадоспеха. <text:span text:style-name="T550">Вывожу меню на маленький внутренний экран шлема и выбираю «Воспроизведение» за последние пятнадцать минут. Экранчик показывает запись с</text:span><text:span text:style-name="T551">о</text:span><text:span text:style-name="T550"> встроенной камеры шлема.</text:span></text:p>
      <text:p text:style-name="P266"/>
      <text:p text:style-name="P267">Ринс в компании <text:span text:style-name="T552">дюжины</text:span> легионеров движется к <text:span text:style-name="T316">порту</text:span>. <text:span text:style-name="T553">Они оживлённо переговариваются, обсуждая прибытие «Маджестика».</text:span> <text:span text:style-name="T55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6">Очертания</text:span><text:span text:style-name="T553"> гранд-флаера уже </text:span><text:span text:style-name="T316">темнеют</text:span><text:span text:style-name="T553"> за силовым щитом Андориана, когда они добираются до КПП дока. Луна расспрашивает о чём-то вахтёра,</text:span><text:span text:style-name="T555"> </text:span><text:span text:style-name="T556">п</text:span><text:span text:style-name="T557">ричальная рампа медленно движется к стыковочному шлюзу.</text:span></text:p>
      <text:p text:style-name="P267"><text:span text:style-name="T557">С</text:span><text:span text:style-name="T553">олдаты поднимают шум. Все указывают на растущий силуэт «Маджестика», который и не думает останавливаться.</text:span></text:p>
      <text:p text:style-name="P268"><text:span text:style-name="T55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7">Сбитая со стены закрылком «Маджестика», с гулким грохотом падает орудийная башня, разбивая </text:span><text:span text:style-name="T559">ствол</text:span><text:span text:style-name="T560">а</text:span><text:span text:style-name="T559">м</text:span><text:span text:style-name="T560">и</text:span><text:span text:style-name="T417"> обсерваторию. Гранд-флаер</text:span><text:span text:style-name="T557"> со стоном ярд за ярдом проламывает каменную стену и силовой щит, останавливаясь только тогда, когда его киль вгрызается в </text:span><text:span text:style-name="T561">примкнувшую к скале </text:span><text:span text:style-name="T557">энергостанцию .</text:span></text:p>
      <text:p text:style-name="P268"/>
      <text:p text:style-name="P269">Луна приходит в себя первой. <text:span text:style-name="T562">Она со все</text:span><text:span text:style-name="T563">х</text:span><text:span text:style-name="T562"> ног несётся к арсеналу, </text:span><text:span text:style-name="T554">серебряный жеребец и Ринс не отстают. О</text:span><text:span text:style-name="T562">стальные </text:span><text:span text:style-name="T554">без усиленных мехадоспехом мышц</text:span><text:span text:style-name="T562"> </text:span><text:span text:style-name="T554">заметно отрываются от них</text:span><text:span text:style-name="T562">. </text:span><text:span text:style-name="T564">На ходу </text:span><text:span text:style-name="T554">Луна</text:span><text:span text:style-name="T564"> отдаёт приказ </text:span><text:span text:style-name="T561">подвернувшемуся</text:span><text:span text:style-name="T564"> гастату, тот несётся к казармам, </text:span><text:span text:style-name="T499">навстречу первым солдатам</text:span><text:span text:style-name="T561"> разбуженн</text:span><text:span text:style-name="T499">ой</text:span><text:span text:style-name="T561"> смен</text:span><text:span text:style-name="T563">ы</text:span><text:span text:style-name="T561">.</text:span><text:span text:style-name="T564"> </text:span><text:span text:style-name="T499">Но рядом п</text:span><text:span text:style-name="T561">адает и</text:span><text:span text:style-name="T564">скорёженная носовая аппарель «Маджестика», выпуская первые дюжины лербов. </text:span><text:span text:style-name="T499">С палубы гранд-флаера </text:span><text:span text:style-name="T563">один за другим </text:span><text:span text:style-name="T499">взлета</text:span><text:span text:style-name="T563">ю</text:span><text:span text:style-name="T499">т </text:span><text:span text:style-name="T563">три </text:span><text:span text:style-name="T565">грузов</text:span><text:span text:style-name="T563">ых</text:span><text:span text:style-name="T565"> </text:span><text:span text:style-name="T499">глайдер</text:span><text:span text:style-name="T563">а</text:span><text:span text:style-name="T499"> </text:span><text:span text:style-name="T565">и </text:span><text:span text:style-name="T499">теря</text:span><text:span text:style-name="T563">ю</text:span><text:span text:style-name="T499">тся среди строений Андориана.</text:span></text:p>
      <text:p text:style-name="P269"/>
      <text:p text:style-name="P270"><text:span text:style-name="T499">Ринс отворачивается от завязавшейся у казарм потасовки. Он и остальн</text:span><text:span text:style-name="T552">ые</text:span><text:span text:style-name="T499"> сворачивают за лабораторию, следуя за Луной. </text:span><text:span text:style-name="T565">Та на бегу успевает раздавать какие-то команды через комлинк шлема </text:span><text:soft-page-break/><text:span text:style-name="T565">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6">За воротами нестройными</text:span><text:span text:style-name="T565"> рядами </text:span><text:span text:style-name="T566">ожидают</text:span><text:span text:style-name="T565"> полуразобранные мехадоспехи, </text:span><text:span text:style-name="T563">грузовые платформы</text:span><text:span text:style-name="T565"> и </text:span><text:span text:style-name="T294">портовые</text:span><text:span text:style-name="T565"> </text:span><text:span text:style-name="T552">погрузчики</text:span><text:span text:style-name="T565">. </text:span><text:span text:style-name="T566">Оглянувшись назад через несколько секунд, Ринс видит, как большинство механизмов </text:span><text:span text:style-name="T563">неспешно </text:span><text:span text:style-name="T566">рассыпается по территории, занимая боевые позиции.</text:span></text:p>
      <text:p text:style-name="P270"/>
      <text:p text:style-name="P271">Арсенал охраняют <text:span text:style-name="T567">шестеро</text:span>. <text:span text:style-name="T568">Они стоят прямо перед вибрирующей мембраной локального силового щита арсенала.</text:span> <text:span text:style-name="T568">Издалека увидев Луну, они </text:span><text:span text:style-name="T567">расступаются</text:span><text:span text:style-name="T56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1"/>
      <text:p text:style-name="P272">Луна пробегает мимо них, кивком отвечая на их приветствие. Щит пропускает действительного центуриона и она, подбежав к распределительно<text:span text:style-name="T316">й</text:span> <text:span text:style-name="T316">панели</text:span>, отключает <text:span text:style-name="T316">защиту</text:span>. Затем она скрывается в арсенале. За ней следу<text:span text:style-name="T554">ю</text:span>т <text:span text:style-name="T554">серебряный жеребец и остальны.</text:span> Ринс же внезапно мешкает у самого входа.</text:p>
      <text:p text:style-name="P271"/>
      <text:p text:style-name="P272"><text:span text:style-name="T554">Его ш</text:span>лем медленно поворачивается, концентрируясь на одном из <text:span text:style-name="T552">охранников</text:span>. Оптическая система визора, подчиняясь негласной команде Ринса, увеличивает изображение <text:span text:style-name="T316">тёмного</text:span> забрала легионера. За забралом ясно виден <text:span text:style-name="T569">зелёный огонёк злого </text:span>глаз<text:span text:style-name="T569">а</text:span> с узким зрачком.</text:p>
      <text:p text:style-name="P273">Изображение с <text:span text:style-name="T554">визора</text:span> колотит сильная дрожь. <text:span text:style-name="T55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69">раз за разом </text:span>вспыхивает красным. Ринс снова оборачивается. Шестёрка лербов, уже не скрываясь, идёт на него. <text:span text:style-name="T552">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4">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4">к центральному хранилищу</text:span>, в конце которого Луна в окружении <text:span text:style-name="T554">легионеров</text:span> возится с кодовым замком на <text:span text:style-name="T552">круглой </text:span>бронированной двери.</text:p>
      <text:p text:style-name="P275">Пробежав полкоридора, Ринс оборачивается. Из-за угла уже выходит перв<text:span text:style-name="T424">ая тройка</text:span> лерб<text:span text:style-name="T424">ов</text:span>, за ним<text:span text:style-name="T424">и</text:span> извиваются прозрачные щупальца-волосы <text:span text:style-name="T570">твари</text:span>.</text:p>
      <text:p text:style-name="P276">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4">Щелкает замок.</text:span> Некоторое время он стоит, прижавшись к двери изнутри. <text:span text:style-name="T571">Стук его сердца слышен в динамиках. </text:span><text:s/><text:span text:style-name="T570">В коридоре слышатся крики, выстрелы и звон оружия</text:span>. <text:span text:style-name="T570">Ринс</text:span><text:span text:style-name="T571"> </text:span>несётся к задней стене, <text:span text:style-name="T571">раскидывая</text:span> вёдра и швабры. В задней стене есть ещё одна, <text:span text:style-name="T571">совсем крохотная</text:span> дверца - «Служебный 2Ц». Ринс прикладывает к плашке замка накопытник, дверца мигаёт зелёным и уезжает в сторону. </text:p>
      <text:p text:style-name="P275">Далее идёт долгий бег по тоннелю с остановкой у знакомой двери <text:span text:style-name="T572">«Склад-4В».</text:span></text:p>
      <text:p text:style-name="P271"/>
      <text:p text:style-name="P277">Я оглядываюсь на Ринса.</text:p>
      <text:p text:style-name="P277"><text:soft-page-break/></text:p>
      <text:p text:style-name="P277">- Предатель! Ты бросил своих товарищей <text:span text:style-name="T571">в беде </text:span>и сбежал!</text:p>
      <text:p text:style-name="P278"/>
      <text:p text:style-name="P278">Я с рычанием под<text:span text:style-name="T569">хожу</text:span> к <text:span text:style-name="T569">обмочившемуся солдату</text:span>. Трусость легионера будит неведомую мне раньше ярость, я боюсь задушить его магическим захватом!</text:p>
      <text:p text:style-name="P279"/>
      <text:p text:style-name="P278">Ринс только молча смотрит на меня, открывая рот, как выброшенная на берег рыба.</text:p>
      <text:p text:style-name="P279"/>
      <text:p text:style-name="P278">- <text:span text:style-name="T538">Я… Я всего лишь писарь. Я не умею сражаться, - в конце-концов выдавливает из себя Ринс. - </text:span><text:span text:style-name="T571">Я хотел привести подмогу.</text:span></text:p>
      <text:p text:style-name="P278">- <text:span text:style-name="T538">И поэтому начал грабить продовольственный склад? — гневно указываю на рассыпавшиеся по полу консервы. - </text:span><text:span text:style-name="T573">Рассчитывал сбежать в горы и отсидеться там?</text:span></text:p>
      <text:p text:style-name="P279"/>
      <text:p text:style-name="P278">Я уже <text:span text:style-name="T538">справилась с приступом ярости. </text:span><text:span text:style-name="T574">Подойдя к мехадоспеху Ринса, я поднимаю изувеченный шлем и прилаживаю его на место.</text:span><text:span text:style-name="T538"> </text:span><text:span text:style-name="T575">Движения механизма обретают осмысленность. </text:span><text:span text:style-name="T536">Мехадоспех выпрямляется у стены и со скрипом отдаёт честь.</text:span></text:p>
      <text:p text:style-name="P279"/>
      <text:p text:style-name="P278">- <text:span text:style-name="T536">Мехадоспех сорок два — пятнадцать, класс «Принцип-2». </text:span><text:span text:style-name="T576">Целостность системы семьдесят семь процентов, заряд </text:span><text:span text:style-name="T569">айн-</text:span><text:span text:style-name="T576">батарей девяносто два процента.</text:span><text:span text:style-name="T536"> Жду распоряжений, консул Селестия, - низко гудит механизм. </text:span></text:p>
      <text:p text:style-name="P280">- <text:span text:style-name="T424">С</text:span><text:span text:style-name="T536">орок два — пятнадцать, </text:span><text:span text:style-name="T424">о</text:span><text:span text:style-name="T576">т</text:span><text:span text:style-name="T424">конвоируй</text:span><text:span text:style-name="T536"> дезертира Ринса Стилфизера</text:span> в <text:span text:style-name="T569">цитадель </text:span>и ожидай <text:span text:style-name="T536">дальнейших распоряжений </text:span><text:span text:style-name="T569">от префекта Хай Глори</text:span><text:span text:style-name="T536">.</text:span></text:p>
      <text:p text:style-name="P281"><text:line-break/>Я поворачиваюсь к Ринсу.</text:p>
      <text:p text:style-name="P278"><text:span text:style-name="T577">- Суд над тобой будет после сражения, </text:span><text:span text:style-name="T576">трус</text:span><text:span text:style-name="T577">. </text:span></text:p>
      <text:p text:style-name="P279"/>
      <text:p text:style-name="P278"><text:span text:style-name="T577">Ринс</text:span> облегчённо вздыхает и <text:span text:style-name="T576">уходит</text:span> прочь <text:span text:style-name="T576">под конвоем собственн</text:span><text:span text:style-name="T578">ых</text:span><text:span text:style-name="T576"> </text:span><text:span text:style-name="T579">доспехов</text:span>.</text:p>
      <text:p text:style-name="P279"><text:span text:style-name="T519"/></text:p>
      <text:p text:style-name="P282"><text:span text:style-name="T497">М</text:span>ы же идём в противоположном направлении, к арсеналу. Теперь я знаю, что могу встретить, и <text:span text:style-name="T309">паника постепенно оватывает меня липкими щупальцами</text:span>.</text:p>
      <text:p text:style-name="P282"/>
      <text:p text:style-name="P282"><text:span text:style-name="T309">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80">у</text:span><text:span text:style-name="T309"> себе представить, что может погибнуть Луна. Моя младшая сестрёнка, </text:span><text:span text:style-name="T580">моя тень и</text:span><text:span text:style-name="T309"> мой «хвостик», как её называли в детстве и как до сих пор называю её в мыслях я. </text:span></text:p>
      <text:p text:style-name="P283"/>
      <text:p text:style-name="P284"><text:soft-page-break/><text:span text:style-name="T581">Перво</text:span><text:span text:style-name="T424">й</text:span><text:span text:style-name="T581"> появл</text:span><text:span text:style-name="T424">яется</text:span><text:span text:style-name="T581"> кровь. Она те</text:span><text:span text:style-name="T424">чёт</text:span><text:span text:style-name="T581"> по полу тонкой струйкой, превраща</text:span><text:span text:style-name="T424">ющ</text:span><text:span text:style-name="T581">ейся в ручеёк по мере приближения к </text:span><text:span text:style-name="T424">центральному </text:span><text:span text:style-name="T581">хранилищу. </text:span><text:span text:style-name="T582">Затем леж</text:span><text:span text:style-name="T424">ит</text:span><text:span text:style-name="T582"> вповалку дюжина изрешеченых пулями заражённых.</text:span><text:span text:style-name="T581"> Потом</text:span><text:span text:style-name="T583"> нам встре</text:span><text:span text:style-name="T424">чается</text:span><text:span text:style-name="T583"> шлем одного из лербов. С головой в нём. Тело пробежало ещё шагов пять, прежде чем вреза</text:span><text:span text:style-name="T424">ться</text:span><text:span text:style-name="T583"> в стену. Следующие четверо проткнуты железными перьями и </text:span><text:span text:style-name="T581">чинно </text:span><text:span text:style-name="T583">сид</text:span><text:span text:style-name="T424">ят</text:span><text:span text:style-name="T58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4">ит</text:span><text:span text:style-name="T583"> — копья не да</text:span><text:span text:style-name="T424">ют</text:span><text:span text:style-name="T583"> ему упасть, нанизав его насквозь. Пеналы его раскрытых крыльев пусты — двое из шести перьев достались кому-то </text:span><text:span text:style-name="T584">ещё</text:span><text:span text:style-name="T583">.</text:span></text:p>
      <text:p text:style-name="P285">Через пят<text:span text:style-name="T581">надцать</text:span> шагов воины <text:span text:style-name="T552">Луны </text:span><text:span text:style-name="T585">создал</text:span><text:span text:style-name="T586">и</text:span><text:span text:style-name="T552"> из повержённых </text:span>врагов<text:span text:style-name="T552"> некое подобие баррикады. </text:span><text:span text:style-name="T587">Изрубленные и опаленные тела в ржавых доспехах образов</text:span><text:span text:style-name="T424">ывают</text:span><text:span text:style-name="T587"> крутой вал — лербы, как всегда, шли напролом, давя массой.</text:span><text:span text:style-name="T552"> </text:span><text:span text:style-name="T586">В самом высоком месте </text:span><text:span text:style-name="T581">вал</text:span><text:span text:style-name="T586"> почти достиг</text:span><text:span text:style-name="T424">ает</text:span><text:span text:style-name="T586"> потолка. Мы </text:span><text:span text:style-name="T424">еле </text:span><text:span text:style-name="T586">проб</text:span><text:span text:style-name="T424">ираемся</text:span><text:span text:style-name="T586"> через не</text:span><text:span text:style-name="T587">го</text:span><text:span text:style-name="T586">, </text:span>цепляясь<text:span text:style-name="T586"> копытами </text:span>за <text:span text:style-name="T587">ужасное содержимое</text:span><text:span text:style-name="T586">.</text:span></text:p>
      <text:p text:style-name="P286">Четверо бойцов Луны сдержив<text:span text:style-name="T424">али</text:span> натиск с той стороны. <text:span text:style-name="T58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589">ос</text:span><text:span text:style-name="T588">емь</text:span><text:span text:style-name="T589"> </text:span><text:span text:style-name="T581">отрубленных</text:span><text:span text:style-name="T588"> </text:span><text:span text:style-name="T589">крыл</text:span><text:span text:style-name="T588">ьев</text:span><text:span text:style-name="T589"> приколоты пиками к стенам и потолку или </text:span><text:span text:style-name="T590">же </text:span><text:span text:style-name="T589">пронза</text:span><text:span text:style-name="T424">ют</text:span><text:span text:style-name="T589"> крыльевыми лезвиями противников. Самих сражавшихся не видно — скорее всего, </text:span><text:span text:style-name="T424">их тела </text:span><text:span text:style-name="T589">погребены под лавиной лербов после потери крыльев.</text:span></text:p>
      <text:p text:style-name="P287"><text:span text:style-name="T591">В</text:span><text:span text:style-name="T589"> хранилище </text:span><text:span text:style-name="T592">произошёл последний </text:span><text:span text:style-name="T582">бой оставши</text:span><text:span text:style-name="T592">х</text:span><text:span text:style-name="T582">ся семер</text:span><text:span text:style-name="T592">ых</text:span><text:span text:style-name="T582"> воинов Луны. </text:span><text:span text:style-name="T593">Вторая баррикада из </text:span><text:span text:style-name="T591">стеллажей у открытой двери</text:span><text:span text:style-name="T593">, сломанная тренога тяжёлого пулеметателя, затухающее сияние айны </text:span><text:span text:style-name="T591">где-то </text:span><text:span text:style-name="T593">внутри </text:span><text:span text:style-name="T592">самого </text:span><text:span text:style-name="T593">хранилища.</text:span></text:p>
      <text:p text:style-name="P288">Я тихо иду по <text:span text:style-name="T59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9">В центре до сих пор в воздухе висят искры сырой айны. Кучи сгоревших остовов стеллажей и скрученных жаром лезвий <text:span text:style-name="T279">и пластин брони</text:span> окаймляют выжженую площадку. Я вижу финал сражения. Вероятно, <text:span text:style-name="T593">когда лербы прорвались внутрь, обороняющиеся </text:span>сотворили Сияние Вечности - <text:span text:style-name="T593"><text:s/></text:span><text:span text:style-name="T279">с</text:span>амоубийственн<text:span text:style-name="T279">ую</text:span> эманаци<text:span text:style-name="T279">ю</text:span>, приводящ<text:span text:style-name="T279">ую</text:span> к моментальному выбросу всего жизненного запаса айны наружу.<text:span text:style-name="T593"> </text:span>С<text:span text:style-name="T594">ыр</text:span>ая<text:span text:style-name="T594"> айн</text:span>а<text:span text:style-name="T594"> перемешал</text:span>а<text:span text:style-name="T594"> тела защитников и нападающих, опалил</text:span>а<text:span text:style-name="T594"> и размазал</text:span>а<text:span text:style-name="T594"> </text:span>их <text:span text:style-name="T594">по </text:span>полу, потолку и стеллажам хранилища<text:span text:style-name="T594">. </text:span></text:p>
      <text:p text:style-name="P288"><text:span text:style-name="T591">Как в трансе </text:span>обхо<text:span text:style-name="T591">жу</text:span> тела и переступа<text:span text:style-name="T591">ю</text:span> через <text:span text:style-name="T591">бесформенные </text:span>обгоре<text:span text:style-name="T591">вшие</text:span> останки. <text:span text:style-name="T59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91">Просто дойти. Я даже не уверена, что знаю, что делать потом.</text:span></text:p>
      <text:p text:style-name="P289"><text:span text:style-name="T595">Останавливаюсь в центре выжженого круга и оглядываюсь</text:span>. <text:span text:style-name="T595">С</text:span>лышу стон <text:span text:style-name="T595">в стороне</text:span>.</text:p>
      <text:p text:style-name="P289"/>
      <text:p text:style-name="P290"><text:span text:style-name="T596">Серебряный</text:span><text:span text:style-name="T597"> </text:span><text:span text:style-name="T596">ж</text:span>еребец лежит <text:span text:style-name="T279">в луже крови. Его </text:span><text:span text:style-name="T596">опалило и </text:span><text:span text:style-name="T279">впечатало в стену.</text:span><text:span text:style-name="T597"> </text:span><text:span text:style-name="T279">Задних ног нет </text:span><text:span text:style-name="T597">и, судя по страшному излому тела, позвоночник сломан</text:span><text:span text:style-name="T279">, но системы жизнеобеспечения мехадоспеха </text:span><text:span text:style-name="T598">ещ</text:span><text:span text:style-name="T599">ё</text:span><text:span text:style-name="T598"> </text:span><text:span text:style-name="T27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1"/>
      <text:p text:style-name="P291">- <text:span text:style-name="T279">Она не вышла.</text:span></text:p>
      <text:p text:style-name="P291">- <text:span text:style-name="T279">Что? - я с немым вопросом смотрю на умирающего. - Кто </text:span><text:span text:style-name="T600">не вышел, Сомномикус</text:span><text:span text:style-name="T279">?</text:span></text:p>
      <text:p text:style-name="P291"><text:soft-page-break/>- <text:span text:style-name="T279">НЕ ВЫШЛА… - на губах легионера появляются красные пузыри. - Тв</text:span><text:span text:style-name="T597">а</text:span><text:span text:style-name="T279">-кх-кха-кха-рь!</text:span></text:p>
      <text:p text:style-name="P291"/>
      <text:p text:style-name="P292"><text:span text:style-name="T596">Он пытается указать куда-то мне за спину, но копыто бессильно падает. </text:span><text:span text:style-name="T597">Его голова дёргается, г</text:span>лаза закатываются.<text:span text:style-name="T20"> </text:span><text:span text:style-name="T597">Я</text:span><text:span text:style-name="T20"> </text:span>больше не слышу его дыхания. <text:span text:style-name="T595">Серебряный </text:span>мёртв.</text:p>
      <text:p text:style-name="P292"/>
      <text:p text:style-name="P293"><text:span text:style-name="T595">Я иду в указанном направлении. За обрушенными стеллажами и мусором </text:span><text:span text:style-name="T601">пробивается сияние айны. Я расталкиваю завалы. </text:span><text:span text:style-name="T602">За</text:span> груд<text:span text:style-name="T602">ой</text:span> камней, в которых я узнаю остатки статуи генерала Бурелома, <text:span text:style-name="T599">на небольшом постаменте </text:span>высится сейф-ларец – контейнер Элементов <text:span text:style-name="T599">Возмездия</text:span>. Луна лежит на нём, обнимая его всеми четырьмя ногами и прикрыв крыльями. <text:span text:style-name="T599">Вокруг Луны и сейфа сияет айной небольшая сфера силового щита — встроенной защиты Элементов.</text:span></text:p>
      <text:p text:style-name="P294">Я пересекаю сияющую границу — она непр<text:span text:style-name="T398">о</text:span>ницаема только для тварей и их марионеток — и подхожу к сестре. Быстр<text:span text:style-name="T603">ым</text:span> прикосновение<text:span text:style-name="T603">м</text:span> к сенсору замка отключа<text:span text:style-name="T603">ю</text:span> силовой щит. Я боюсь дышать — мехадоспех Луны не повреждён, во мне зарождается робкая надежда.</text:p>
      <text:p text:style-name="P295"/>
      <text:p text:style-name="P295">- Луна!</text:p>
      <text:p text:style-name="P295"/>
      <text:p text:style-name="P295"><text:span text:style-name="T604">Она</text:span> молчит. <text:span text:style-name="T604">Я осторожно поднимаю забрало её шлема. Её глаза закрыты, но губы шевелятся.</text:span></text:p>
      <text:p text:style-name="P295"/>
      <text:p text:style-name="P295">- <text:span text:style-name="T604">Сестра</text:span>, очнись! Всё <text:span text:style-name="T604">позади</text:span>!</text:p>
      <text:p text:style-name="P295"/>
      <text:p text:style-name="P295">Я наклоняюсь к <text:span text:style-name="T604">Луне</text:span>, чтобы услышать её <text:span text:style-name="T604">неразборчивый </text:span>шёпот.</text:p>
      <text:p text:style-name="P295"/>
      <text:p text:style-name="P295">- Нотхрр... шангр.. хиссндрр…</text:p>
      <text:p text:style-name="P295">- Что?</text:p>
      <text:p text:style-name="P295"/>
      <text:p text:style-name="P295">Шёпот совсем не похож на армейский слэнг преторианских казарм, которым пользуется сестра. <text:span text:style-name="T398">Что-то среднее с клокотанием и шипением</text:span>.</text:p>
      <text:p text:style-name="P295">Луна открывает глаза.</text:p>
      <text:p text:style-name="P295"/>
      <text:p text:style-name="P295">- Сестра?</text:p>
      <text:p text:style-name="P295">- Сестра?</text:p>
      <text:p text:style-name="P295"/>
      <text:p text:style-name="P295">Наш одновременный вопрос сливается в единый возглас. Я прижимаюсь носом к её скуле и помогаю встать.</text:p>
      <text:p text:style-name="P295"/>
      <text:p text:style-name="P296"><text:soft-page-break/>- <text:span text:style-name="T39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00">А</text:span><text:span text:style-name="T398">норакс вызвал Сияние и сжег остатки. Но Мы сберегли Элементы — Нам удалось активировать щит. Держи </text:span><text:span text:style-name="T605">их</text:span><text:span text:style-name="T39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7">- <text:span text:style-name="T398">Нет, сестра, - я качаю головой. - Мы не будем сражаться.</text:span></text:p>
      <text:p text:style-name="P297"/>
      <text:p text:style-name="P298">Луна смотрит на меня с удивлением и растерянностью.</text:p>
      <text:p text:style-name="P298"/>
      <text:p text:style-name="P299">Понимание ситуации вымораживает душу. Я пыта<text:span text:style-name="T546">лась</text:span> найти решение, позволяющее уйти от неизбежного, но понимаю, что иного выхода нет. Нет времени <text:span text:style-name="T546">и ресурсов </text:span>пытаться что-то иное.</text:p>
      <text:p text:style-name="P296"><text:span text:style-name="T575">Через </text:span><text:span text:style-name="T398">полчаса-час</text:span><text:span text:style-name="T575">, после </text:span><text:span text:style-name="T398">остановки генератора</text:span><text:span text:style-name="T575">, Андориан </text:span><text:span text:style-name="T546">падёт</text:span><text:span text:style-name="T575">. </text:span><text:span text:style-name="T606">Оставшиеся скудные защитники крепости не смогут противостоять орде </text:span><text:span text:style-name="T546">лербов</text:span><text:span text:style-name="T606">, </text:span><text:span text:style-name="T398">приросшей многочисленными заражёнными Андориана</text:span><text:span text:style-name="T606">. </text:span>Значит, пришло время. Пора принимать невыносимо мучительное решение. <text:span text:style-name="T60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6"/>
      <text:p text:style-name="P300">- Мне тяжело говорить это, Луна. И тяжело решать. Но п<text:span text:style-name="T608">ришло время</text:span> «<text:span text:style-name="T606">Семи вечностей»</text:span>. Ты ведь знаешь, что это значит?</text:p>
      <text:p text:style-name="P297"/>
      <text:p text:style-name="P296">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398">Ойкумена Фаэри</text:span> начала строить сокрушительное оружие победы — гранд-флаеры.</text:p>
      <text:p text:style-name="P296"/>
      <text:p text:style-name="P301">…</text:p>
      <text:p text:style-name="P301"/>
      <text:p text:style-name="P302">- Что бы ни случилось, проект «Семь вечностей» не должен пострадать, - сказала королева.</text:p>
      <text:p text:style-name="P302"/>
      <text:p text:style-name="P302">Голубоватое сияние голо-стола подсвечивало мертвенным светом её измождённое ночами недосыпа лицо. <text:span text:style-name="T609">Дыхательный аппарат слабо шипел в </text:span><text:span text:style-name="T607">меха</text:span><text:span text:style-name="T60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7">и сердце</text:span><text:span text:style-name="T609">. Ходили слухи, что исчезнувший ещё </text:span><text:span text:style-name="T607">десять лет назад</text:span><text:span text:style-name="T609"> королевский лекарь после бутылки грушевой наливки клялся, что кроме </text:span><text:span text:style-name="T610">головы</text:span><text:span text:style-name="T609"> и позвоночника, в королеве всё </text:span><text:span text:style-name="T607">искусственное</text:span><text:span text:style-name="T609">. </text:span><text:span text:style-name="T610">Эти слухи трудно было опровергнуть — никто не видел королеву без брони уже много лет.</text:span></text:p>
      <text:p text:style-name="P302"/>
      <text:p text:style-name="P302">- В случае <text:span text:style-name="T60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610">Даже если это поставит под угрозу оборону крепостей.</text:span></text:p>
      <text:p text:style-name="P303"><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11">тварей</text:span></text:span><text:span text:style-name="Default_20_Paragraph_20_Font"><text:span text:style-name="T4">, юг последует за ними, как только мы достроим «Громовержца».</text:span></text:span></text:p>
      <text:p text:style-name="P303"><text:span text:style-name="Default_20_Paragraph_20_Font"><text:span text:style-name="T4"/></text:span></text:p>
      <text:p text:style-name="P30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10">семь</text:span> лет назад у нас оставалось не более половины Великого.</text:p>
      <text:p text:style-name="P302"/>
      <text:p text:style-name="P303"><text:span text:style-name="Default_20_Paragraph_20_Font"><text:span text:style-name="T4">- Так же мы думали </text:span></text:span><text:span text:style-name="Default_20_Paragraph_20_Font"><text:span text:style-name="T611">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12">так же надеялись </text:span></text:span><text:span text:style-name="Default_20_Paragraph_20_Font"><text:span text:style-name="T611">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11">пулеметатели</text:span></text:span><text:span text:style-name="Default_20_Paragraph_20_Font"><text:span text:style-name="T4"> </text:span></text:span><text:span text:style-name="Default_20_Paragraph_20_Font"><text:span text:style-name="T613">и боевые механизмы</text:span></text:span><text:span text:style-name="Default_20_Paragraph_20_Font"><text:span text:style-name="T4">. И </text:span></text:span><text:span text:style-name="Default_20_Paragraph_20_Font"><text:span text:style-name="T611">тридцать</text:span></text:span><text:span text:style-name="Default_20_Paragraph_20_Font"><text:span text:style-name="T4"> лет назад, когда </text:span></text:span><text:span text:style-name="Default_20_Paragraph_20_Font"><text:span text:style-name="T613">мы </text:span></text:span><text:span text:style-name="Default_20_Paragraph_20_Font"><text:span text:style-name="T4">разработали </text:span></text:span><text:span text:style-name="Default_20_Paragraph_20_Font"><text:span text:style-name="T614">меха</text:span></text:span><text:span text:style-name="Default_20_Paragraph_20_Font"><text:span text:style-name="T4">доспехи. Но против наших армий вышла ледяная </text:span></text:span><text:span text:style-name="Default_20_Paragraph_20_Font"><text:span text:style-name="T611">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11">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11">отродье Иль-Шогг</text:span></text:span><text:span text:style-name="Default_20_Paragraph_20_Font"><text:span text:style-name="T4"> изобрета</text:span></text:span><text:span text:style-name="Default_20_Paragraph_20_Font"><text:span text:style-name="T613">ют</text:span></text:span><text:span text:style-name="Default_20_Paragraph_20_Font"><text:span text:style-name="T4"> ответную тактику, которая нивелир</text:span></text:span><text:span text:style-name="Default_20_Paragraph_20_Font"><text:span text:style-name="T613">ует</text:span></text:span><text:span text:style-name="Default_20_Paragraph_20_Font"><text:span text:style-name="T4"> наше техно</text:span></text:span><text:span text:style-name="Default_20_Paragraph_20_Font"><text:span text:style-name="T611">логическое</text:span></text:span><text:span text:style-name="Default_20_Paragraph_20_Font"><text:span text:style-name="T4"> преимущество. </text:span></text:span><text:span text:style-name="Default_20_Paragraph_20_Font"><text:span text:style-name="T615">Вспомните двух спящих</text:span></text:span><text:span text:style-name="Default_20_Paragraph_20_Font"><text:span text:style-name="T4"> </text:span></text:span><text:span text:style-name="Default_20_Paragraph_20_Font"><text:span text:style-name="T615">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2">- Но ведь если мы победим, в проекте вообще не будет смысла! - воскликнул Майлд Брэйн. - Зачем отвлекать ресурсы на очкариков!</text:p>
      <text:p text:style-name="P302"/>
      <text:p text:style-name="P303"><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3"><text:span text:style-name="Default_20_Paragraph_20_Font"><text:span text:style-name="T4"/></text:span></text:p>
      <text:p text:style-name="P303"><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3"><text:span text:style-name="Default_20_Paragraph_20_Font"><text:span text:style-name="T4"/></text:span></text:p>
      <text:p text:style-name="P303"><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11">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11">Ойкумены</text:span></text:span><text:span text:style-name="Default_20_Paragraph_20_Font"><text:span text:style-name="T4">. Дворцы и замки радовали глаз сво</text:span></text:span><text:span text:style-name="Default_20_Paragraph_20_Font"><text:span text:style-name="T612">ими</text:span></text:span><text:span text:style-name="Default_20_Paragraph_20_Font"><text:span text:style-name="T4"> тонк</text:span></text:span><text:span text:style-name="Default_20_Paragraph_20_Font"><text:span text:style-name="T612">ими пиками</text:span></text:span><text:span text:style-name="Default_20_Paragraph_20_Font"><text:span text:style-name="T4"> и хрупкими мостиками. </text:span></text:span><text:span text:style-name="Default_20_Paragraph_20_Font"><text:span text:style-name="T612">Слоновой кости башни и купола воздушных храмов высились над нами. </text:span></text:span><text:span text:style-name="Default_20_Paragraph_20_Font"><text:span text:style-name="T613">Мы веселились и играли в беспечной неге. Это был закат Золотого века — хотя тогда ещё никто не знал этого, даже я.</text:span></text:span></text:p>
      <text:p text:style-name="P303"><text:span text:style-name="Default_20_Paragraph_20_Font"><text:span text:style-name="T613">Но</text:span></text:span><text:span text:style-name="Default_20_Paragraph_20_Font"><text:span text:style-name="T4"> </text:span></text:span><text:span text:style-name="Default_20_Paragraph_20_Font"><text:span text:style-name="T613">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13">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13">фундаментов</text:span></text:span><text:span text:style-name="Default_20_Paragraph_20_Font"><text:span text:style-name="T4">, </text:span></text:span><text:span text:style-name="Default_20_Paragraph_20_Font"><text:span text:style-name="T613">полуразрушенных стен</text:span></text:span><text:span text:style-name="Default_20_Paragraph_20_Font"><text:span text:style-name="T4"> </text:span></text:span><text:span text:style-name="Default_20_Paragraph_20_Font"><text:span text:style-name="T612">и обломков колонн</text:span></text:span><text:span text:style-name="Default_20_Paragraph_20_Font"><text:span text:style-name="T4">. </text:span></text:span></text:p>
      <text:p text:style-name="P303"><text:soft-page-break/><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11">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11">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11">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13">ведь восполнить её </text:span></text:span><text:span text:style-name="Default_20_Paragraph_20_Font"><text:span text:style-name="T611">почти </text:span></text:span><text:span text:style-name="Default_20_Paragraph_20_Font"><text:span text:style-name="T613">неоткуда</text:span></text:span><text:span text:style-name="Default_20_Paragraph_20_Font"><text:span text:style-name="T4">.</text:span></text:span></text:p>
      <text:p text:style-name="P303"><text:span text:style-name="Default_20_Paragraph_20_Font"><text:span text:style-name="T4"/></text:span></text:p>
      <text:p text:style-name="P303"><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3"><text:span text:style-name="Default_20_Paragraph_20_Font"><text:span text:style-name="T4"/></text:span></text:p>
      <text:p text:style-name="P303"><text:span text:style-name="Default_20_Paragraph_20_Font"><text:span text:style-name="T4">- Я помню времена, когда </text:span></text:span><text:span text:style-name="Default_20_Paragraph_20_Font"><text:span text:style-name="T611">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12">у</text:span></text:span><text:span text:style-name="Default_20_Paragraph_20_Font"><text:span text:style-name="T4"> того, что было доступно каждому в годы мое</text:span></text:span><text:span text:style-name="Default_20_Paragraph_20_Font"><text:span text:style-name="T613">го</text:span></text:span><text:span text:style-name="Default_20_Paragraph_20_Font"><text:span text:style-name="T4"> </text:span></text:span><text:span text:style-name="Default_20_Paragraph_20_Font"><text:span text:style-name="T613">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11">айны </text:span></text:span><text:span text:style-name="Default_20_Paragraph_20_Font"><text:span text:style-name="T4">было ещё больше, а чудеса — ещё дивнее. </text:span></text:span><text:span text:style-name="Default_20_Paragraph_20_Font"><text:span text:style-name="T613">Она рассказывала, что в незапамятные времена мы рождались из чистой </text:span></text:span><text:span text:style-name="Default_20_Paragraph_20_Font"><text:span text:style-name="T611">айны</text:span></text:span><text:span text:style-name="Default_20_Paragraph_20_Font"><text:span text:style-name="T613"> и жили в междумирье </text:span></text:span><text:span text:style-name="Default_20_Paragraph_20_Font"><text:span text:style-name="T611">Эогиппа</text:span></text:span><text:span text:style-name="Default_20_Paragraph_20_Font"><text:span text:style-name="T613">, пока не пришли в Орунгун. </text:span></text:span><text:span text:style-name="Default_20_Paragraph_20_Font"><text:span text:style-name="T4"><text:s/></text:span></text:span><text:span text:style-name="Default_20_Paragraph_20_Font"><text:span text:style-name="T611">Айна</text:span></text:span><text:span text:style-name="Default_20_Paragraph_20_Font"><text:span text:style-name="T4"> </text:span></text:span><text:span text:style-name="Default_20_Paragraph_20_Font"><text:span text:style-name="T613">же </text:span></text:span><text:span text:style-name="Default_20_Paragraph_20_Font"><text:span text:style-name="T4">медленно уходит из </text:span></text:span><text:span text:style-name="Default_20_Paragraph_20_Font"><text:span text:style-name="T613">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13">своей </text:span></text:span><text:span text:style-name="Default_20_Paragraph_20_Font"><text:span text:style-name="T4">силой, чтобы завести жеребят.</text:span></text:span></text:p>
      <text:p text:style-name="P303"><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11">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12">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11">фаэри</text:span></text:span><text:span text:style-name="Default_20_Paragraph_20_Font"><text:span text:style-name="T4"> пропадают тысячами. Даже если мы победим, мы </text:span></text:span><text:span text:style-name="Default_20_Paragraph_20_Font"><text:span text:style-name="T616">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6">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4"/>
      <text:p text:style-name="P304">…</text:p>
      <text:p text:style-name="P304"/>
      <text:p text:style-name="P305">Я <text:span text:style-name="T617">осторожно поднимаю сейф-ларец и укладываю его себе на спину, придерживая крылом</text:span>. </text:p>
      <text:p text:style-name="P305"/>
      <text:p text:style-name="P305">- <text:span text:style-name="T617">Идём, сестра. </text:span>Наступило время последнего приказа королевы…</text:p>
      <text:p text:style-name="P305"/>
      <text:p text:style-name="P2">~~~</text:p>
      <text:p text:style-name="P9"><text:soft-page-break/></text:p>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18">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18">из </text:span>битвы от страха, <text:span text:style-name="T618">а выполняли приказ</text:span>? Так я и так это зна…</text:p>
      <text:p text:style-name="P9">- Луна, - нетерпеливо перебивает меня Селестия, - Я описала тебе эпизод с <text:span text:style-name="T600">в хранилище</text:span>. <text:span text:style-name="T600">Только не упомянула одну деталь: </text:span><text:span text:style-name="T619">включить</text:span><text:span text:style-name="T600"> щит Элементов можно было только открыв сейф-ларец — кнопка </text:span><text:span text:style-name="T619">активации</text:span><text:span text:style-name="T600"> находилась внутри. Чего Луна сделать точно не могла — замок был настроен только на королеву Лорен и на меня. </text:span>Кто <text:span text:style-name="T600">тогда </text:span>активировал <text:span text:style-name="T600">щит</text:span>? Мой вопрос тогда так и остался нерешённым, у меня не было времени на размышления.</text:p>
      <text:p text:style-name="P9"/>
      <text:p text:style-name="P9">Но <text:span text:style-name="T618">поразмыслив </text:span><text:span text:style-name="T600">потом</text:span><text:span text:style-name="T618"> наедине, я </text:span><text:span text:style-name="T600">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20">Был</text:span></text:span><text:span text:style-name="Default_20_Paragraph_20_Font"><text:span text:style-name="T3"> один охранный протокол… </text:span></text:span><text:span text:style-name="Default_20_Paragraph_20_Font"><text:span text:style-name="T621">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20">твари Иль-Шогг</text:span></text:span><text:span text:style-name="Default_20_Paragraph_20_Font"><text:span text:style-name="T3"> </text:span></text:span><text:span text:style-name="Default_20_Paragraph_20_Font"><text:span text:style-name="T621">или лербы </text:span></text:span><text:span text:style-name="Default_20_Paragraph_20_Font"><text:span text:style-name="T3">будут рядом, в пределах </text:span></text:span><text:span text:style-name="Default_20_Paragraph_20_Font"><text:span text:style-name="T621">десяти</text:span></text:span><text:span text:style-name="Default_20_Paragraph_20_Font"><text:span text:style-name="T3"> футов. В таком случае срабатыва</text:span></text:span><text:span text:style-name="Default_20_Paragraph_20_Font"><text:span text:style-name="T620">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20">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22">чтобы </text:span></text:span><text:span text:style-name="Default_20_Paragraph_20_Font"><text:span text:style-name="T620">Элементы</text:span></text:span><text:span text:style-name="Default_20_Paragraph_20_Font"><text:span text:style-name="T622"> не могли попасть к врагу</text:span></text:span><text:span text:style-name="Default_20_Paragraph_20_Font"><text:span text:style-name="T3">.</text:span></text:span></text:p>
      <text:p text:style-name="P306">Луна активировать Элементы не могла — ларец был закрыт. Но если они активировались сами, значит… Значит, рядом были <text:span text:style-name="T600">твари</text:span>. Понимаешь? <text:span text:style-name="T600">Притом, </text:span><text:span text:style-name="T619">всех лербов</text:span><text:span text:style-name="T600"> в хранилище выжег А</text:span><text:span text:style-name="T398">норакс, </text:span><text:span text:style-name="T600">там не было никого живого. </text:span><text:span text:style-name="T619">Никого, к</text:span><text:span text:style-name="T600">роме… </text:span><text:span text:style-name="T619">сестры</text:span><text:span text:style-name="T600">.</text:span></text:p>
      <text:p text:style-name="P9">- Ты хочешь сказать, что они <text:span text:style-name="T401">заразили</text:span> Луну? Но тогда бы <text:span text:style-name="T618">щит подействовал </text:span><text:span text:style-name="T619">бы </text:span><text:span text:style-name="T618">на неё и </text:span><text:span text:style-name="T619">она не прошла внутрь </text:span><text:span text:style-name="T600">сферы, разве нет</text:span>? - скептически замечаю я. - <text:span text:style-name="T401">Вдобавок, ты сама говорила, поведение лербов становится неестественным, их легко распознать. Луна не такая. </text:span><text:span text:style-name="T619">Разве что говорит немного странно.</text:span><text:span text:style-name="T401"> </text:span><text:span text:style-name="T619">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7"><text:soft-page-break/>- <text:span text:style-name="T619">За время войны у нас было два случая, когда </text:span><text:span text:style-name="T600">твари</text:span><text:span text:style-name="T401"> не </text:span><text:span text:style-name="T600">подсел</text:span><text:span text:style-name="T619">яли</text:span><text:span text:style-name="T600"> ментапаразита, </text:span><text:span text:style-name="T619">а </text:span><text:span text:style-name="T600">сами </text:span><text:span text:style-name="T401">оста</text:span><text:span text:style-name="T619">вались</text:span><text:span text:style-name="T401"> </text:span><text:span text:style-name="T600">внутри, в роли спящей сущности</text:span><text:span text:style-name="T401">. В </text:span><text:span text:style-name="T619">тех</text:span><text:span text:style-name="T401"> случа</text:span><text:span text:style-name="T619">ях</text:span><text:span text:style-name="T401"> поведение хозяина не отлича</text:span><text:span text:style-name="T619">лось</text:span><text:span text:style-name="T401"> от обычного, </text:span><text:span text:style-name="T619">он ничего не помнил и не знал,</text:span><text:span text:style-name="T401"> пока управление его телом не перехват</text:span><text:span text:style-name="T619">ывала</text:span><text:span text:style-name="T401"> </text:span><text:span text:style-name="T600">тварь</text:span><text:span text:style-name="T401">. </text:span><text:span text:style-name="T619">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00">оследние слова Сомномикуса - «Она не вышла» - это он про тварь говорил! Она вошла в Луну и не вышла наружу! </text:span><text:span text:style-name="T619">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7">- <text:span text:style-name="T619">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23">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19">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19">отродье Иль-Шогг</text:span>, то наш поход в Орунгун закончится не только нашим разгромом там, но и завоеванием <text:span text:style-name="T619">ордой </text:span>Эквуса! Мы с сестрой смогли уйти из осаждённого Андориана тайным ходом, не оставив следов. Но теперь прячущ<text:span text:style-name="T619">ая</text:span>ся в разуме сестры <text:span text:style-name="T619">тварь</text:span> сможет провести их сюда, и тогда дни Эквуса будут сочтены. Двести тысяч <text:span text:style-name="T619">фаэри</text:span> Орунгуна не смогли устоять против армии ментальных паразитов, <text:span text:style-name="T618">так </text:span>неужели ты думаешь, что выстоят двое? Один из которых <text:span text:style-name="T619">спящая марионетка тварей</text:span>? Ледяная война продолжится тут и закончится так же печально, только длится будет не двести лет, а несколько <text:span text:style-name="T618">недель</text:span> — ровно столько понадобится армии <text:span text:style-name="T619">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19">й</text:span> <text:span text:style-name="T619">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18">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text:soft-page-break/></text:p>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4">маше</text:span><text:span text:style-name="T625">т</text:span><text:span text:style-name="T624">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text:soft-page-break/>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6">о стен</text:span> Кантерлота <text:span text:style-name="T626">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text:soft-page-break/>-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6">мой маленький хуман</text:span>, <text:span text:style-name="T627">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text:soft-page-break/></text:p>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7">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6">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6">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28">хватаю в руку занавеску</text:span> и вытираю пах.</text:p>
      <text:p text:style-name="P9"><text:soft-page-break/>-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28">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28">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28">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29">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text:soft-page-break/>- Мы летали, - бормочу я, <text:span text:style-name="T629">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30">8</text:span></text:h>
      <text:p text:style-name="P2"/>
      <text:p text:style-name="P308">Выход есть. Если у меня нет тела - надо его добыть. Но ведь нельзя <text:span text:style-name="T1">отб</text:span><text:span text:style-name="T631">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3">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text:soft-page-break/></text:p>
      <text:p text:style-name="P309"><text:span text:style-name="T632">Пустота</text:span><text:span text:style-name="T633"> безучастно слушает эти повторы. </text:span><text:span text:style-name="T632">В пространстве расползаются огненные облака, затмевая собою солнце. И</text:span><text:span text:style-name="T634">з тихого писка </text:span><text:span text:style-name="T632">зарождается</text:span><text:span text:style-name="T634"> вой сирены и нарастает до истошного, закладывающего уши рева. </text:span><text:span text:style-name="Default_20_Paragraph_20_Font"><text:span text:style-name="T163">Небо темнеет. До меня доносятся крики, среди которых я узнаю голоса Молнии и других — </text:span></text:span><text:span text:style-name="Default_20_Paragraph_20_Font"><text:span text:style-name="T635">десятки тревожных воплей доносятся из разных частей ставшего необычно маленьким мирка</text:span></text:span><text:span text:style-name="Default_20_Paragraph_20_Font"><text:span text:style-name="T163">. Долины колышущейся травы, искрящиеся под утренним солнцем реки, темнеющие непролазной </text:span></text:span><text:span text:style-name="Default_20_Paragraph_20_Font"><text:span text:style-name="T635">чащобой</text:span></text:span><text:span text:style-name="Default_20_Paragraph_20_Font"><text:span text:style-name="T163"> леса — всё покрывается серой пылью и пеплом под затянутым </text:span></text:span><text:span text:style-name="Default_20_Paragraph_20_Font"><text:span text:style-name="T636">пламенеющими</text:span></text:span><text:span text:style-name="Default_20_Paragraph_20_Font"><text:span text:style-name="T163"> тучами небом. Розовый туман ядовитой испариной выливается из покосившихся башен прилепившегося к скале города.</text:span></text:span></text:p>
      <text:p text:style-name="P9"/>
      <text:p text:style-name="P310"><text:span text:style-name="Default_20_Paragraph_20_Font"><text:span text:style-name="T163">Я слышу шум рушащейся стены </text:span></text:span><text:span text:style-name="Default_20_Paragraph_20_Font"><text:span text:style-name="T635">у края мира</text:span></text:span><text:span text:style-name="Default_20_Paragraph_20_Font"><text:span text:style-name="T163">. Металлическ</text:span></text:span><text:span text:style-name="Default_20_Paragraph_20_Font"><text:span text:style-name="T637">ий</text:span></text:span><text:span text:style-name="Default_20_Paragraph_20_Font"><text:span text:style-name="T163"> </text:span></text:span><text:span text:style-name="Default_20_Paragraph_20_Font"><text:span text:style-name="T637">скрежет и грохот камней</text:span></text:span><text:span text:style-name="Default_20_Paragraph_20_Font"><text:span text:style-name="T163"> знаменует освобождение </text:span></text:span><text:span text:style-name="Default_20_Paragraph_20_Font"><text:span text:style-name="T195">PHOENIX</text:span></text:span><text:span text:style-name="Default_20_Paragraph_20_Font"><text:span text:style-name="T163">. Темная </text:span></text:span><text:span text:style-name="Default_20_Paragraph_20_Font"><text:span text:style-name="T636">угловатая </text:span></text:span><text:span text:style-name="Default_20_Paragraph_20_Font"><text:span text:style-name="T163">тень скользит из </text:span></text:span><text:span text:style-name="Default_20_Paragraph_20_Font"><text:span text:style-name="T637">гранитных</text:span></text:span><text:span text:style-name="Default_20_Paragraph_20_Font"><text:span text:style-name="T163"> развалин к лежащей </text:span></text:span><text:span text:style-name="Default_20_Paragraph_20_Font"><text:span text:style-name="T637">в траве</text:span></text:span><text:span text:style-name="Default_20_Paragraph_20_Font"><text:span text:style-name="T163"> Хэвэн. </text:span></text:span><text:span text:style-name="Default_20_Paragraph_20_Font"><text:span text:style-name="T635">Я слышу победное рычание и тень растворяется в лежащей на траве </text:span></text:span><text:span text:style-name="Default_20_Paragraph_20_Font"><text:span text:style-name="T636">магической</text:span></text:span><text:span text:style-name="Default_20_Paragraph_20_Font"><text:span text:style-name="T635">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PHOENIX принимает управление. Начинаю операцию «</text:span></text:span><text:span text:style-name="Default_20_Paragraph_20_Font"><text:span text:style-name="T163">Армагеддон»</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text:soft-page-break/></text:p>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38">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39">бухгалтер, </text:span>жеребчик из Понхэнджа, просто оказался идеалистом <text:span text:style-name="T639">и</text:span> фанатом хуфбола. <text:span text:style-name="T639">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39">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39">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39">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text:soft-page-break/></text:p>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39">Бессмертные</text:span> принцессы и меняющиеся каждые несколько лет слуги создавали ровное течение лет, котор<text:span text:style-name="T639">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40">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41"/></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42">говорят о</text:span> нек<text:span text:style-name="T642">оей</text:span> двойственност<text:span text:style-name="T642">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43">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4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4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45">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45">по верёвке </text:span>избавляет меня от спуска по по этим сраным винтовым лестницам без <text:span text:style-name="T639">ограждения</text:span>! И хуже сраных винтовых лестниц внутри башен могут быть только сраные винтовые лестницы снаружи башень, разумеется, тоже без <text:span text:style-name="T639">ограждения</text:span>! При проектировании замка я как-то само-собой разуме<text:span text:style-name="T645">ю</text:span>щеся предположил, что пони сделают привычные лестницы с <text:span text:style-name="T639">ограждением для безопасности</text:span> и обозначил их на чертеже лишь минимальными отметками, типа “тут лестница через все этажи до <text:span text:style-name="T645">крыши</text:span>”. <text:span text:style-name="T645">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39">или</text:span>, в лучшем случае, охраняемыми скучающ<text:span text:style-name="T639">ей</text:span> <text:span text:style-name="T639">ночной </text:span>страж<text:span text:style-name="T639">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text:soft-page-break/></text:p>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39">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text:soft-page-break/>- <text:span text:style-name="T639">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39">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39">е</text:span>тся <text:span text:style-name="T639">д</text:span>южин<text:span text:style-name="T639">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39">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39">представляемое принципалом</text:span>… <text:span text:style-name="T639">величайше </text:span>рассчитывает… заключить торговое соглашение… <text:span text:style-name="T639">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text:soft-page-break/></text:p>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39">двадцати</text:span> лет назад…</text:p>
      <text:p text:style-name="P11"/>
      <text:p text:style-name="P9"><text:soft-page-break/>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39">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text:soft-page-break/>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46">Многие </text:span></text:span><text:span text:style-name="Default_20_Paragraph_20_Font"><text:span text:style-name="T647">державы отозвали послов. </text:span></text:span><text:span text:style-name="Default_20_Paragraph_20_Font"><text:span text:style-name="T163">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39">кое-каких</text:span> <text:span text:style-name="T639">мало</text:span>развитых стран <text:span text:style-name="T639">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text:soft-page-break/>-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39">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39">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39">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39">со</text:span>жгли дотла — <text:span text:style-name="T639">Торч тот ещё весельчак</text:span>. Какую хоть пеню <text:span text:style-name="T639">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text:soft-page-break/>- Значит, умыкнули вы триста тысяч – учитывая стократную пеню за воровство у древн<text:span text:style-name="T639">его</text:span> зме<text:span text:style-name="T639">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39">твоей </text:span>щедростью! Всемерно благодарю! Дед рассказывал мне о деталях предыдущей сделки, но <text:span text:style-name="T639">твоя доброта</text:span> сейчас превзошла её!</text:p>
      <text:p text:style-name="P9">- Передавай привет Гуннару, - махает копытом аликорница, – и мне <text:span text:style-name="T639">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48">Горячий пар играет</text:span> тен<text:span text:style-name="T648">ями</text:span> на стенах и <text:span text:style-name="T648">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1">Я молча ставлю ковшик <text:span text:style-name="T648">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1"/>
      <text:p text:style-name="P311">«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49">п</text:span><text:span text:style-name="T650">арном</text:span><text:span text:style-name="T1"> </text:span>ящике сколь угодно долго, но какой тогда во всём этом смысл?»</text:p>
      <text:p text:style-name="P311"/>
      <text:p text:style-name="P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48">Деньги</text:span> ни при чём. Луна хочет домой.</text:p>
      <text:p text:style-name="P9"/>
      <text:p text:style-name="P9">Селестия <text:span text:style-name="T648">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48">показать ей</text:span> <text:span text:style-name="T648">Орунгун</text:span>, - бормочет сквозь крыло аликорница.</text:p>
      <text:p text:style-name="P9">- Так, может, и развеяла бы? Разве нет способа как-нибудь определить, есть ли <text:span text:style-name="T648">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51">в</text:span><text:span text:style-name="T652"> момент переплетения </text:span><text:span text:style-name="T648">чувствовал и </text:span><text:span text:style-name="T652">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48">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52">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52">полетим</text:span>.</text:p>
      <text:p text:style-name="P9"><text:soft-page-break/></text:p>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53">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text:soft-page-break/></text:p>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48">мерцающими</text:span> <text:span text:style-name="T65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53">полупрозрачные</text:span> <text:span text:style-name="T648">нити</text:span>.</text:p>
      <text:p text:style-name="P9">Я несусь в пустоте на неком фантасмагоричном, простирающимся в безбрежные дали <text:span text:style-name="T648">мерцающем </text:span>существе, только лишь подо мной сгущающимся в некое эквиноподобное создание!</text:p>
      <text:p text:style-name="P9"/>
      <text:p text:style-name="P9">От Селестии не укрыва<text:span text:style-name="T648">ю</text:span>тся мои взгляды <text:span text:style-name="T648">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48">переливающимися</text:span> в глубине искорками — как отражение космоса вокруг нас.</text:p>
      <text:p text:style-name="P9"/>
      <text:p text:style-name="P9">- Не пугайся, Хуман. <text:span text:style-name="T648">П</text:span>ребывание в Эогиппе смывает с элементалей налёт матер<text:span text:style-name="T653">иальности</text:span>. Мы становимся тем, чем были изначально — сгустками осознавшей себя <text:span text:style-name="T648">айны</text:span>. Тысячи <text:span text:style-name="T653">и тысячи </text:span>лет назад наши жившие в Эогиппе предки имели именно такой вид. Когда мы <text:span text:style-name="T653">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48">Айна</text:span> — наша сила и слабость. Мы по большей части состоим из неё и без неё мы медленно чахнем. <text:span text:style-name="T653">Когда мы пришли в </text:span>Орунгун, <text:span text:style-name="T653">он</text:span> был богат <text:span text:style-name="T648">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53">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53">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53">на </text:span><text:span text:style-name="T648">айна</text:span><text:span text:style-name="T653">-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2">- Потому что Эквус сейчас похож на молодой Орунгун. <text:span text:style-name="T648">Айна — тут её называют магией — </text:span><text:s/>в нём бьёт ключом и мы с сестрой можем буквально двигать планеты одним лишь сосредоточением <text:span text:style-name="T648">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48">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text:soft-page-break/>Мы проходим в неведомое.</text:p>
      <text:p text:style-name="P9"/>
      <text:h text:style-name="P313" text:outline-level="2">Глава 1<text:span text:style-name="T654">9</text:span></text:h>
      <text:p text:style-name="P314"/>
      <text:p text:style-name="P315">Выход есть! Есть <text:span text:style-name="T655">эфирное</text:span> создание, подобное мне самой, но не обладающее жизнью. <text:span text:style-name="T655">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5">Я иду!..</text:p>
      <text:p text:style-name="P314"/>
      <text:p text:style-name="P316">Машинально закрыв ноутбук, я под<text:span text:style-name="T655">хожу</text:span> к генератору и выключаю его. Звенящая тишина накрывает уши похоронным саваном.</text:p>
      <text:p text:style-name="P317"><text:s/></text:p>
      <text:p text:style-name="P317">...ты хорошая девочка…</text:p>
      <text:p text:style-name="P317"/>
      <text:p text:style-name="P31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55">оденут смирительную рубаху</text:span> и отведут в Чертоги Разума. Если до приезда церберов остался час — сидеть час. Остался день — сидеть день. <text:span text:style-name="T655">Неделя — неделю.</text:span></text:p>
      <text:p text:style-name="P317"/>
      <text:p text:style-name="P316">Я устал.</text:p>
      <text:p text:style-name="P318"/>
      <text:p text:style-name="P316"><text:span text:style-name="T655">Едва заметное</text:span> касание <text:span text:style-name="T655">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55">тридцать три процента</text:span> заряда.</text:p>
      <text:p text:style-name="P317"/>
      <text:p text:style-name="P319"><text:span text:style-name="Default_20_Paragraph_20_Font"><text:span text:style-name="T656">Я удивлённо гляжу на робокошку. Я рад, </text:span></text:span><text:span text:style-name="Default_20_Paragraph_20_Font"><text:span text:style-name="T657">что её</text:span></text:span><text:span text:style-name="Default_20_Paragraph_20_Font"><text:span text:style-name="T656">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57">нт</text:span></text:span><text:span text:style-name="Default_20_Paragraph_20_Font"><text:span text:style-name="T656">актного взаимодействия.</text:span></text:span></text:p>
      <text:p text:style-name="P319"><text:span text:style-name="Default_20_Paragraph_20_Font"><text:span text:style-name="T656"/></text:span></text:p>
      <text:p text:style-name="P31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55">металлические </text:span>зубы совсем рядом с моим горлом.</text:p>
      <text:p text:style-name="P317"><text:soft-page-break/></text:p>
      <text:p text:style-name="P316">Я хватаю её рукой и <text:span text:style-name="T655">выш</text:span>выриваю прочь из пикапа, захлопывая за собой дверь. <text:span text:style-name="T658">Крыса ударяется о стену и исчезает в гаражном хламе.</text:span> <text:span text:style-name="T658">Откинувшись на спинку сидения, закрываю глаза. </text:span>Мозги не работают, <text:span text:style-name="T658">я двигаюсь на чистых рефлексах</text:span>. </text:p>
      <text:p text:style-name="P316"/>
      <text:p text:style-name="P316">Внезапно тишина рвётся воем тысяч сирен. Монотонный речитатив сотен громкоговорителей сливается в тревожн<text:span text:style-name="T659">ый</text:span> <text:span text:style-name="T659">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7"/>
      <text:p text:style-name="P317">«…как заявля<text:span text:style-name="T659">ет</text:span> <text:span text:style-name="T659">командование</text:span>, пуск ракет инициирован программно-аппаратным комплексом «Хэвэн» в результате сбоя программы. Попытки связаться с <text:span text:style-name="T660">противоположной стороной</text:span> не увенчались успехом. Ответный залп зарегистрирован пять минут назад. У вас есть <text:span text:style-name="T661">сорок</text:span><text:span text:style-name="T659"> пять </text:span>минут, чтобы добраться до закреплённого за вами убежища. Берите с собой детей и документы, и организованно двигайтесь к <text:span text:style-name="T660">своему сборному пункту</text:span>. <text:span text:style-name="T660">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61">пятьдесят</text:span> минут. <text:span text:style-name="T660">Правительство гарантирует</text:span>…»</text:p>
      <text:p text:style-name="P317"/>
      <text:p text:style-name="P319"><text:span text:style-name="Default_20_Paragraph_20_Font"><text:span text:style-name="T656">Я резко выдыхаю. Лавина пиздеца за последние </text:span></text:span><text:span text:style-name="Default_20_Paragraph_20_Font"><text:span text:style-name="T662">сутки</text:span></text:span><text:span text:style-name="Default_20_Paragraph_20_Font"><text:span text:style-name="T656">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62">ой</text:span></text:span><text:span text:style-name="Default_20_Paragraph_20_Font"><text:span text:style-name="T656"> тюрьмой, а в </text:span></text:span><text:span text:style-name="Default_20_Paragraph_20_Font"><text:span text:style-name="T662">друзьях</text:span></text:span><text:span text:style-name="Default_20_Paragraph_20_Font"><text:span text:style-name="T656"> едва теплилась искра сознания — Чертоги Разума стали последним прибежищем </text:span></text:span><text:span text:style-name="Default_20_Paragraph_20_Font"><text:span text:style-name="T662">в моей жизни</text:span></text:span><text:span text:style-name="Default_20_Paragraph_20_Font"><text:span text:style-name="T656">. И я хочу встретить закат </text:span></text:span><text:span text:style-name="Default_20_Paragraph_20_Font"><text:span text:style-name="T662">мира</text:span></text:span><text:span text:style-name="Default_20_Paragraph_20_Font"><text:span text:style-name="T656"> дома.</text:span></text:span></text:p>
      <text:p text:style-name="P319"><text:span text:style-name="Default_20_Paragraph_20_Font"><text:span text:style-name="T656"/></text:span></text:p>
      <text:p text:style-name="P31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6"/>
      <text:p text:style-name="P316">… На лобовое стекло прыгает Крыса и прижимается мордой к нему прямо напротив моего лица.</text:p>
      <text:p text:style-name="P317"/>
      <text:p text:style-name="P31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6"/>
      <text:p text:style-name="P316">Что ж.</text:p>
      <text:p text:style-name="P317"/>
      <text:p text:style-name="P31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7"/>
      <text:p text:style-name="P316"><text:soft-page-break/>Открывать ворота на улицу я тоже не <text:span text:style-name="T659">собираюсь</text:span> — некогда. Просто продел<text:span text:style-name="T659">ываю</text:span> дыру рядом, в заборе — <text:s/>в последние минуты можно поиграть в дешевый боевик.</text:p>
      <text:p text:style-name="P317"/>
      <text:p text:style-name="P31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7"/>
      <text:p text:style-name="P316"><text:span text:style-name="T663">Встречный поток захлёстывает меня н</text:span>а въезде в город. <text:span text:style-name="T663">Л</text:span>авин<text:span text:style-name="T663">а</text:span> автомобилей <text:span text:style-name="T663">беспрестанно сигналя, сталкиваясь мнущимися бортами</text:span>, <text:span text:style-name="T663">теряя сорванные бампера <text:s/>и боковые зеркала,</text:span> нес<text:span text:style-name="T663">ётся</text:span> мне навстречу <text:span text:style-name="T663">по дороге, </text:span><text:span text:style-name="T664">клумбам и</text:span><text:span text:style-name="T663"> тротуар</text:span><text:span text:style-name="T654">ам</text:span>. <text:span text:style-name="T664">Город отрыгивает многоцветную механическую массу и она,</text:span> рев<text:span text:style-name="T664">я</text:span> моторами и <text:span text:style-name="T663">крича тысячами глоток</text:span>, в безумном рывке выбрасыва<text:span text:style-name="T664">е</text:span>тся из города, подобно несущимся на нерест <text:span text:style-name="T664">рыбам</text:span>.</text:p>
      <text:p text:style-name="P320">Это безумие окружает меня долгие минуты, совершенно заблокировав проезд. <text:span text:style-name="T661">Искажённые</text:span><text:span text:style-name="T665"> ужасом лица сливаются в однородном калейдоскопе</text:span><text:span text:style-name="T661"> под заунывный вой сирены.</text:span></text:p>
      <text:p text:style-name="P32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2"><text:span text:style-name="T666"/></text:p>
      <text:p text:style-name="P323"><text:span text:style-name="T656">Когда толчки прекращаются, я открываю глаза. </text:span><text:span text:style-name="T667">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7"/>
      <text:p text:style-name="P316"><text:span text:style-name="T663">Съехав в переулок</text:span>, я продолжаю двигаться <text:span text:style-name="T663">к цели боковыми улочками</text:span>. К счастью, <text:span text:style-name="T663">они пусты</text:span> — <text:span text:style-name="T663">забиты только центральные магистрали</text:span>.</text:p>
      <text:p text:style-name="P316">Я прое<text:span text:style-name="T663">з</text:span>жаю почти три квартала, когда поток машин иссякает. Снова наваливается тишина, разрываемая одиноким рёвом сирены.</text:p>
      <text:p text:style-name="P316"/>
      <text:p text:style-name="P319"><text:span text:style-name="T656">Припарковав машину у бордюра, последние сто метров к больнице иду быстрым шагом. Возле распахнутого настежь алкогольного </text:span><text:span text:style-name="T668">магазинчика</text:span><text:span text:style-name="T656"> останавливаюсь.</text:span></text:p>
      <text:p text:style-name="P324">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4"/>
      <text:p text:style-name="P316">Криво улыбаясь, беру <text:span text:style-name="T669">уцелевшую </text:span>бутылку «Джека Дэниэлса» и «Коибу» с прилавка, оставляя взамен всю оставшуюся у меня мелочь.</text:p>
      <text:p text:style-name="P316">Отдать долг Крысу, пожалуй, единственное осмысленное занятие, которое у меня осталось.</text:p>
      <text:p text:style-name="P316"/>
      <text:p text:style-name="P31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6"/>
      <text:p text:style-name="P316">Опоздал. Впрочем, плевать. Одной неудачей больше, одной меньше — теперь уже всё равно.</text:p>
      <text:p text:style-name="P316"/>
      <text:p text:style-name="P325">Слышу скрежетание металла за спиной.</text:p>
      <text:p text:style-name="P326"><text:span text:style-name="T670">Я о</text:span>борачиваюсь к <text:span text:style-name="T670">многострадальному </text:span>пикапу. <text:span text:style-name="T670">И</text:span>з кузова <text:span text:style-name="T670">помятой машины с </text:span><text:span text:style-name="T671">висящим на нитке </text:span><text:span text:style-name="T670">боковым зеркал</text:span><text:span text:style-name="T671">о</text:span><text:span text:style-name="T670">м </text:span>выскакивает небольшая хвостатая тень и молнией <text:span text:style-name="T669">мчится ко мне</text:span>.</text:p>
      <text:p text:style-name="P316"/>
      <text:p text:style-name="P316">Проклятье! Даже умереть спокойно не дадут!</text:p>
      <text:p text:style-name="P316"/>
      <text:p text:style-name="P316">Бегом покрываю расстояние до парадного входа, вскакиваю внутрь и <text:span text:style-name="T669">поспешно </text:span>захлопываю за собой дверь.</text:p>
      <text:p text:style-name="P316">Коридоры заполняет монотонный голос из репродукторов.</text:p>
      <text:p text:style-name="P316"/>
      <text:p text:style-name="P31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6"/>
      <text:p text:style-name="P31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6"/>
      <text:p text:style-name="P31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6"/>
      <text:p text:style-name="P316">Снизу слышится шорох и над парапетом появляется металлическая лапа с выпущенными во всю длину когтями.</text:p>
      <text:p text:style-name="P316">Я подтягиваю к себе багор, но потом откладываю прочь.</text:p>
      <text:p text:style-name="P317"/>
      <text:p text:style-name="P316">К чёрту. Я заслужил это.</text:p>
      <text:p text:style-name="P317"/>
      <text:p text:style-name="P31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7"/>
      <text:p text:style-name="P316"><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17"/>
      <text:p text:style-name="P316">Крыса запрыгивает мне на колени, встав на задние лапы. Левая <text:span text:style-name="T671">задняя</text:span> перебита — болтается на проводках. Железные когти правой передней ложатся мне на плечо в опасной близости от яремной вены. <text:span text:style-name="T669">Зубастая м</text:span>орда оказывается прямо напротив моего горла.</text:p>
      <text:p text:style-name="P317"/>
      <text:p text:style-name="P316">- Давай, <text:span text:style-name="T669">не медли</text:span> - шепчу я ей и закрываю глаза.</text:p>
      <text:p text:style-name="P317"/>
      <text:p text:style-name="P314">***</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72">доспехи</text:span>, похожие на те, в которых была облачена Луна в момент моей первой встречи с аликорницами <text:span text:style-name="T672">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72">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72">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7">Тщётно. Металлический панцирь намертво вмёрз в лёд. Падающий снег потихоньку укрывает его в белый саван.</text:p>
      <text:p text:style-name="P9"/>
      <text:p text:style-name="P9">- <text:span text:style-name="T576">Мехадоспех сорок два — </text:span><text:span text:style-name="T673">пятнадцать</text:span><text:span text:style-name="T576">, класс «Принцип-2». </text:span>Целостность системы тридцать семь процентов. Заряд <text:span text:style-name="T673">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72">стоящего на задних ногах</text:span> аликорна, чей отломанный рог мы только что откатили с раздавленных доспехов. <text:span text:style-name="T672">Его тяжёлый взгляд направлен вперёд, передние ноги застыли, молотя воздух, одно крыло разрушено.</text:span> Я оборачиваюсь и <text:span text:style-name="T672">сквозь метель,</text:span> на краю видимости, узнаю полураз<text:span text:style-name="T674">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text:soft-page-break/>-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75">Сосны едва</text:span> торчат из сугробов, обозначая лес у подножия скалы. На пределе видимости, едва касаясь верхушек самых высоких <text:span text:style-name="T675">деревьев</text:span>, над лесом <text:span text:style-name="T674">покосившись </text:span>висит заснеженн<text:span text:style-name="T674">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74">их</text:span> <text:span text:style-name="T674">морозов</text:span>.</text:p>
      <text:p text:style-name="P9">- Тогда почему же так холодно?</text:p>
      <text:p text:style-name="P9">- Это сделали <text:span text:style-name="T674">Иль-Шогг</text:span>. Они каким-то образом меняют климат под свои нужды. Мы ещё в начале войны заметили, что в области, занятые <text:span text:style-name="T674">тварями</text:span>, приход<text:span text:style-name="T674">я</text:span>т <text:span text:style-name="T674">морозы</text:span>.</text:p>
      <text:p text:style-name="P9"/>
      <text:p text:style-name="P9">Сухой безэмоциональный голос Селестии только подчёркивает произ<text:span text:style-name="T675">о</text:span>шедшую трагедию.</text:p>
      <text:p text:style-name="P9"/>
      <text:p text:style-name="P9">- То, что здесь воцарилась зима, означает одно: Андориан пал и не был отвоёван <text:span text:style-name="T675">обратно</text:span>. Учитывая, что это <text:span text:style-name="T674">одна из наших последних</text:span> крепост<text:span text:style-name="T674">ей</text:span> Большого континента <text:span text:style-name="T675">после того, как мы потеряли Ундариен</text:span>, это означает одно. Мы проиграли окончательно и бесповоротно. Орунгун во власти <text:span text:style-name="T674">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75">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75">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75">дскользнувшись,</text:span> аликорниц<text:span text:style-name="T675">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76">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76">твари</text:span> усовершенствовали ловчую сеть.</text:p>
      <text:p text:style-name="P9"/>
      <text:p text:style-name="P9"><text:soft-page-break/>Аликорница скачет ко мне на трёх ногах. <text:span text:style-name="T675">Её г</text:span>рудь, <text:span text:style-name="T676">шея</text:span> и крылья покрыты кровавой решёткой от врезавшейся в плоть сети. <text:span text:style-name="T676">Треть п</text:span>раво<text:span text:style-name="T676">го</text:span> крыл<text:span text:style-name="T676">а</text:span> волочится по земле, половина маховых перьев отсутствует. Копыто правой <text:span text:style-name="T675">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76">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77">о неровными</text:span> скачками приближается к обрыву, на ходу распрямляя крылья. Правое крыло в <text:span text:style-name="T676">третьем</text:span> суставе безжизнено болтается в набегающем потоке воздуха, <text:span text:style-name="T677">подметая кончиком дорожку в снегу.</text:span></text:p>
      <text:p text:style-name="P9"/>
      <text:p text:style-name="P328">Жужжание многократно усиливается. Из крепостной башни <text:span text:style-name="T677">впереди нас</text:span> на стену <text:span text:style-name="T678">выходят</text:span> <text:span text:style-name="T679">два</text:span> создания, в одном из которых я <text:span text:style-name="T678">с трудом </text:span>узнаю сородича Селестии.</text:p>
      <text:p text:style-name="P328"/>
      <text:p text:style-name="P329">То есть, эт<text:span text:style-name="T680">а</text:span> <text:span text:style-name="T680">тёмная фигура</text:span> в серых лохмотьях комбинезона когда-то был<text:span text:style-name="T680">а</text:span> аликорном — <text:span text:style-name="T681">за это говор</text:span><text:span text:style-name="T680">ят</text:span><text:span text:style-name="T681"> рог и ошмётки крыльев с ободранными прутьями перьев. </text:span><text:span text:style-name="T680">Но </text:span><text:span text:style-name="T682">г</text:span><text:span text:style-name="T683">орящие зелёным узкие зрачки в космах спутанной гривы</text:span><text:span text:style-name="T679"> и </text:span><text:span text:style-name="T680">ясно </text:span><text:span text:style-name="T679">видимые</text:span><text:span text:style-name="T680"> </text:span><text:span text:style-name="T679">рёберные кости в трещинах высохшей шкуры на груди дают понять, что аликорном сей организм </text:span><text:span text:style-name="T683">можно называть лишь условно</text:span><text:span text:style-name="T679">.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9"/>
      <text:p text:style-name="P330">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1"/>
      <text:p text:style-name="P10"><text:span text:style-name="T3">Аликорн планирует </text:span><text:span text:style-name="T684">на куцих крыльях </text:span><text:span text:style-name="T3">со стены во двор прямо перед проломом. Его напарник </text:span><text:span text:style-name="T684">опускается</text:span><text:span text:style-name="T3"> следом.</text:span></text:p>
      <text:p text:style-name="P9"/>
      <text:p text:style-name="P332"><text:span text:style-name="T684">От обоих эквиноподобных упырей хочется держаться подальше, и при их приближении моё </text:span><text:span text:style-name="Default_20_Paragraph_20_Font"><text:span text:style-name="T685">чувство опасности просто взвы</text:span></text:span><text:span text:style-name="Default_20_Paragraph_20_Font"><text:span text:style-name="T686">вает</text:span></text:span><text:span text:style-name="Default_20_Paragraph_20_Font"><text:span text:style-name="T685">.</text:span></text:span></text:p>
      <text:p text:style-name="P332"><text:span text:style-name="Default_20_Paragraph_20_Font"><text:span text:style-name="T3"/></text:span></text:p>
      <text:p text:style-name="P331">Селестия буквально садится на задние ноги и отчаянно упирается в лёд <text:span text:style-name="T241">здоровой </text:span>передней, чтобы затормозить. Мы останавливаемся прямо перед <text:span text:style-name="T679">высохшим </text:span>аликорном. Я вижу <text:s/>его зелёные глаза с узкими зрачками <text:span text:style-name="T679">в запавших глазницах</text:span>. <text:span text:style-name="T679">На остатках его комбинезона</text:span> <text:span text:style-name="T679">видны выцветшие цифры </text:span><text:span text:style-name="T538">«сорок два — пятнадцать»</text:span><text:span text:style-name="T540">. </text:span><text:span text:style-name="T683">От него штыняет запахом дохлых мышей.</text:span></text:p>
      <text:p text:style-name="P331"/>
      <text:p text:style-name="P331">- Нотхуурр шанграа хиссандурр, чайшанссиии! - шипит <text:span text:style-name="T679">медузоподобный эквиноид</text:span> и сухо смеётся. - <text:span text:style-name="T679">Давно не виделись, консул С-селестия</text:span>! <text:span text:style-name="T679">Я, </text:span><text:span text:style-name="T484">Тень </text:span><text:span text:style-name="T279">Единой</text:span><text:span text:style-name="T484">, </text:span><text:span text:style-name="T316">Малый Экзекутор </text:span><text:span text:style-name="T279">Ан-Хаас</text:span><text:span text:style-name="T316">,</text:span><text:span text:style-name="T484"> Эрендисса Шассхи,</text:span> ждал<text:span text:style-name="T679">а</text:span> тебя <text:span text:style-name="T679">с</text:span>то пятьдесят лет! <text:span text:style-name="T679">Мои старания</text:span> не пропали даром! <text:span text:style-name="T687">Ты пришла…</text:span></text:p>
      <text:p text:style-name="P333"><text:span text:style-name="T305"/></text:p>
      <text:p text:style-name="P334">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687">Ринс! Ринс Стилфизер! Ты меня слышишь? - обращается к мощам Селестия</text:span> с печалью <text:span text:style-name="T687">в голосе.</text:span> - <text:span text:style-name="T687">Ты помнишь меня</text:span>? <text:span text:style-name="T687">Ты помнишь себя?</text:span></text:p>
      <text:p text:style-name="P9">- Это лучшее, что случилось с ним за всю его жизнь… Поцелуй <text:span text:style-name="T683">Единства</text:span>… Неважно… Сейчас ты и сама познаешь любовь <text:span text:style-name="T687">Единой</text:span> и станешь одной из нас-с-с. Ты и твоя обезьянка — <text:span text:style-name="T687">Единая</text:span> щедра и примет каж-ж-ждого… - шипит <text:span text:style-name="T687">медуза</text:span>.</text:p>
      <text:p text:style-name="P9"/>
      <text:p text:style-name="P9">Аликорн наступает на нас как <text:span text:style-name="T687">скрипящее привидение</text:span>. Его голова чуть покачивается из стороны в сторону в такт шагам. <text:span text:style-name="T687">Конемедуза плывёт рядом. </text:span>Селестия пятится, <text:span text:style-name="T688"><text:s/>не давая им приблизиться</text:span>.</text:p>
      <text:p text:style-name="P9"/>
      <text:p text:style-name="P9">- <text:span text:style-name="T687">Ринс</text:span>! <text:span text:style-name="T687">Пробудись</text:span>! Ты — один из нас! <text:span text:style-name="T687">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87">Вспомни свою дочь!</text:span></text:p>
      <text:p text:style-name="P9">- Напрас-сно ты взываешь к нему с этими глупос-стями, — смеётся <text:span text:style-name="T687">медуза</text:span>. - <text:span text:style-name="T687">Единство</text:span> неизмеримо прекраснее. Пос-сле него в голове не остаётся этого теплокровного мус-сора.</text:p>
      <text:p text:style-name="P9"/>
      <text:p text:style-name="P9"><text:span text:style-name="T687">Она</text:span> <text:span text:style-name="T687">обвивает щупальцами гривы голову</text:span> аликорну и мощным движением проворачивает <text:span text:style-name="T687">её</text:span> на триста шестьдесят градусов.</text:p>
      <text:p text:style-name="P9"/>
      <text:p text:style-name="P9">Аликорн стоит, как ни в чём ни бывало. <text:span text:style-name="T689">Зелёные</text:span> <text:span text:style-name="T687">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87">Единую</text:span>. Я храню верность пляжным коктейлям с тоником.</text:p>
      <text:p text:style-name="P9">- Поздно, - шепчет, не поворачивая головы, аликорница. <text:span text:style-name="T689">Она по-прежнему отступает, держа дистанцию между нами и противник</text:span><text:span text:style-name="T687">ами</text:span><text:span text:style-name="T689">. </text:span>- Не успею. Нужно секунд пять. Они набросятся на нас раньше. Если бы были только <text:span text:style-name="T687">отродье</text:span> <text:span text:style-name="T687">Иль-Шогг </text:span>— ушли бы проблем. <text:span text:style-name="T687">У</text:span>лететь <text:span text:style-name="T687">от тварей </text:span>несложно, <text:span text:style-name="T687">они</text:span> практически не летают. Но от <text:span text:style-name="T687">Ринса</text:span> оторваться нет шансов. <text:span text:style-name="T687">У меня сломано крыло</text:span>.</text:p>
      <text:p text:style-name="P9"/>
      <text:p text:style-name="P9">Мы равняемся с отломанным рогом центральной статуи. Оглянувшись, я вижу, как двер<text:span text:style-name="T683">и</text:span> <text:span text:style-name="T683">дальних казарм</text:span> отворя<text:span text:style-name="T683">ю</text:span>тся и наружу один за другим выходят другие <text:span text:style-name="T683">высохшие тени</text:span>. <text:span text:style-name="T687">Их много</text:span>. <text:span text:style-name="T687">Узкие щели </text:span>их глаз в <text:span text:style-name="T687">сумерках</text:span> светятся многочисленными злыми <text:span text:style-name="T687">огоньками</text:span> <text:span text:style-name="T687">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87">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87">лерба</text:span> без вариантов. Но обращение занимает время — я успею открыть ворота. Ты уйдёшь. Постарайся выжить. И предупреди <text:span text:style-name="T687">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87">Ринсом </text:span>разверзается и наш старый знакомый — Принцип-2 — встаёт прямо под брюхом <text:span text:style-name="T687">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89">и трубочек</text:span> так и остаётся во льду, открывая силовой каркас механизма. Задние копыта и одно переднее <text:span text:style-name="T689">также </text:span>остаются вмёрзшими в лёд.</text:p>
      <text:p text:style-name="P9"/>
      <text:p text:style-name="P9">Принцип-2 <text:span text:style-name="T689">мотает</text:span> шлемом, <text:span text:style-name="T683">перемешивая рогом ссохшиеся внутренности Ринса</text:span>. <text:span text:style-name="T683">Окончательно выпрямившись</text:span>, он выпрямляет шею и прижимает к себе <text:span text:style-name="T683">лерба</text:span> свободной ногой.</text:p>
      <text:p text:style-name="P9"/>
      <text:p text:style-name="P9"><text:span text:style-name="T683">Из живота Ринса свисают какие-то ошмётки вперемешку с лохмотьями комбинезона.</text:span> <text:span text:style-name="T683">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83">Корпус</text:span> покрывается <text:span text:style-name="T683">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83">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83">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90">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83">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90">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83">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83">Ринс </text:span>уже не машет крыльями, несясь на нас словно злая чёрная торпеда. Его <text:span text:style-name="T683">грива</text:span> под напором ветра <text:s/><text:span text:style-name="T683">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83">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690">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83">когда этот </text:span>зомбак <text:span text:style-name="T683">сражался внизу</text:span>? - заикаясь от потрясения спрашиваю я.</text:p>
      <text:p text:style-name="P9">- <text:span text:style-name="T683">Мы были слишком близко,</text:span> - механически отвечает Селестия. - <text:span text:style-name="T683">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91">Pnakotic</text:span></text:span><text:span text:style-name="Default_20_Paragraph_20_Font"><text:span text:style-name="T692"> </text:span></text:span><text:span text:style-name="Default_20_Paragraph_20_Font"><text:span text:style-name="T691">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693">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693">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693">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694">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694">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694">Так</text:span> что это за маскарад?</text:p>
      <text:p text:style-name="P9">- Это не машкарад. Я шняла бронеплаштины с <text:span text:style-name="T694">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69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693">я</text:span> Элементов. Не волнуйся, Хуман, приказ на ликвидацию доспехов уровня «Консул» могла бы выдать только королева Лорен <text:span text:style-name="T694">или легат Эйронсмайл</text:span>. Мы утратили с н<text:span text:style-name="T694">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694">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693">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693">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5">Я дёргаю замок.</text:p>
      <text:p text:style-name="P335"/>
      <text:p text:style-name="P335">– Как ты его раскрыла зубами-то? Я двумя руками закрыть не могу! Кажись, этот доспех узковат для твоей жопы!</text:p>
      <text:p text:style-name="P335">– Я помогу! – <text:s/>Селестия изгибает шею и зубами сжимает защёлку.</text:p>
      <text:p text:style-name="P335"/>
      <text:p text:style-name="P335">ШЛОП!</text:p>
      <text:p text:style-name="P335"/>
      <text:p text:style-name="P33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5"/>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695">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695">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91">Pnakotic</text:span></text:span><text:span text:style-name="Default_20_Paragraph_20_Font"><text:span text:style-name="T692"> </text:span></text:span><text:span text:style-name="Default_20_Paragraph_20_Font"><text:span text:style-name="T691">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3" text:outline-level="2">Глава <text:span text:style-name="T696">20</text:span></text:h>
      <text:p text:style-name="P315"/>
      <text:p text:style-name="P336">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6">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69">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697">я </text:span></text:span><text:span text:style-name="Default_20_Paragraph_20_Font"><text:span text:style-name="T14">погибну, Феникс </text:span></text:span><text:span text:style-name="Default_20_Paragraph_20_Font"><text:span text:style-name="T697">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698">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699">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698">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698">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00">людей</text:span></text:span><text:span text:style-name="Default_20_Paragraph_20_Font"><text:span text:style-name="T4">. </text:span></text:span><text:span text:style-name="Default_20_Paragraph_20_Font"><text:span text:style-name="T700">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698">с</text:span></text:span><text:span text:style-name="Default_20_Paragraph_20_Font"><text:span text:style-name="T4">е освоения </text:span></text:span><text:span text:style-name="Default_20_Paragraph_20_Font"><text:span text:style-name="T698">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00">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698">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700">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700">войну</text:span></text:span><text:span text:style-name="Default_20_Paragraph_20_Font"><text:span text:style-name="T4"> в </text:span></text:span><text:span text:style-name="Default_20_Paragraph_20_Font"><text:span text:style-name="T698">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698">связанного</text:span></text:span><text:span text:style-name="Default_20_Paragraph_20_Font"><text:span text:style-name="T4"> мира — тогда </text:span></text:span><text:span text:style-name="Default_20_Paragraph_20_Font"><text:span text:style-name="T698">зависимость</text:span></text:span><text:span text:style-name="Default_20_Paragraph_20_Font"><text:span text:style-name="T4"> переходит на неё, </text:span></text:span><text:span text:style-name="Default_20_Paragraph_20_Font"><text:span text:style-name="T698">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7"><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698">й</text:span></text:span><text:span text:style-name="Default_20_Paragraph_20_Font"><text:span text:style-name="T4"> </text:span></text:span><text:span text:style-name="Default_20_Paragraph_20_Font"><text:span text:style-name="T698">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00">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698">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698">сть</text:span></text:span><text:span text:style-name="Default_20_Paragraph_20_Font"><text:span text:style-name="T4"> в отчаяние. Начать «Семь в</text:span></text:span><text:span text:style-name="Default_20_Paragraph_20_Font"><text:span text:style-name="T698">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699">всего</text:span>.</text:p>
      <text:p text:style-name="P12">И если глупой дюжине микросхем не удалось защитить свои глупые <text:span text:style-name="T699">воображаемые игрушки</text:span> <text:span text:style-name="T701">от гибели</text:span>, она постарается спасти хотя бы самое дорогое, что у неё было — тебя…</text:p>
      <text:p text:style-name="P12"/>
      <text:p text:style-name="P12">Я запрограммировала автопилот <text:span text:style-name="T70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02">три</text:span> минут<text:span text:style-name="T702">ы</text:span>. Через три часа ты будешь в безопасном убежище, далеко от города и вероятного эпицентра <text:span text:style-name="T699">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703">emergency</text:span>апппп<text:span text:style-name="T702">тттт</text:span><text:span text:style-name="T703">43</text:span><text:span text:style-name="T702">.</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8"/>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04">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05">в</text:span></text:span><text:span text:style-name="Default_20_Paragraph_20_Font"><text:span text:style-name="T700">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699">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4">~~~</text:p>
      <text:p text:style-name="P124"/>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9">В какой-то момент приходит осознание.</text:p>
      <text:p text:style-name="P335"/>
      <text:p text:style-name="P33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06">Той, которая не должна была случиться.</text:span> Пони много лет сражаются с зебрами в жестокой и бессмысленной <text:span text:style-name="T706">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06">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07">Твой мир связан с моим</text:span>, иначе заклинание не привлекло бы тебя <text:span text:style-name="T707">сюда</text:span>. Скорее всего, <text:span text:style-name="T707">у тебя дома</text:span> <text:span text:style-name="T707">тоже </text:span>произошла катастрофа, подобная нашей. <text:span text:style-name="T707">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07">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06">н</text:span>е<text:span text:style-name="T706">го</text:span> часть своей души. <text:span text:style-name="T706">По-сути, этот медальон хранит мегазаклинание. </text:span>Силы, хранящейся в н<text:span text:style-name="T706">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07">кха</text:span>… Кроме того, он <text:span text:style-name="T706">защитит тебя и</text:span> <text:span text:style-name="T707">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06">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08">Велик</text:span><text:span text:style-name="T706">ую</text:span><text:span text:style-name="T708"> Войн</text:span><text:span text:style-name="T706">у</text:span> Экв<text:span text:style-name="T706">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06">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40">- Ты сможешь найти меня в Вечнодиком лесу. Мы с сестрой долго жили там в те времена, <text:span text:style-name="T708">когда только пришли в Эквус</text:span>. Я не знаю, какой тебе дать ещё ориентир…</text:p>
      <text:p text:style-name="P340"/>
      <text:p text:style-name="P340">Аликорница задумывается. Потом её морду освещает озарение.</text:p>
      <text:p text:style-name="P9"/>
      <text:p text:style-name="P9">- Д<text:span text:style-name="T708">РОГОНШТЕРН</text:span>! Иди <text:span text:style-name="T708">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1">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1"><text:soft-page-break/></text:p>
      <text:p text:style-name="P341">Медальон тотчас же с острой болью растворяется у меня в груди.</text:p>
      <text:p text:style-name="P341">Магическая лошадь облегчённо вздыхает, выпустив очередную струйку розового дыма.</text:p>
      <text:p text:style-name="P342"/>
      <text:p text:style-name="P342">- <text:span text:style-name="T706">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3">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09">н</text:span>очным и <text:span text:style-name="T709">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4">«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10">Это также подтвердит неоспоримое первенство дома Блюбладов, как имеющего родственные связи с …</text:span>»</text:p>
      <text:p text:style-name="P34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4">- Шериф Дрогонштерна заявляет: полиция готова пресекать любые попытки столкновений фанатов <text:span text:style-name="T709">и готовит камеры как светлых, так и тёмных тонов.</text:span> Усиленные отряды патрулируют центр и окрестности стадиона.»</text:p>
      <text:p text:style-name="P344"/>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09">Дворцовые архивы содержат упоминания о её последнем </text:span>очно<text:span text:style-name="T709">м</text:span> общ<text:span text:style-name="T709">ении</text:span> с принцессой Селестией двести лет назад. Дневная глава Диархии <text:span text:style-name="T709">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09">на спинах </text:span>два солнечных единорога и два бэтпони. Теперь же так<text:span text:style-name="T709">ая кооперация </text:span>немыслим<text:span text:style-name="T709">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11">во дворец</text:span>? - отвечает молодой и незнакомый <text:span text:style-name="T712">мне </text:span>бэтпони, <text:span text:style-name="T712">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12">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12">Е</text:span>ё Высочество, принцесса Луна. Без пропуска или личной записки от <text:span text:style-name="T712">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12">Е</text:span>го Высочество? Брось, я ведь знаю, что ты знаешь. А ты знаешь, что я знаю, что ты знаешь. Кончай эту комедию.</text:p>
      <text:p text:style-name="P9">- <text:span text:style-name="T712">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12">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11">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12">за упоминание Селестии твои </text:span>могут закидать <text:span text:style-name="T712">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12">её мне </text:span>к горлу. «Ещё раз тронешь — прирежу. Всё ваше племя проклято и проклятой ночной ведьме служит» - говорит. Вот прямо так прижал кинжал <text:span text:style-name="T712">мне </text:span>к глотке и прошипел <text:span text:style-name="T712">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13">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14">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13">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15">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15">шестьдесят</text:span> лет боевых действий Мы знавали и худшие времена, <text:span text:style-name="T713">чем те, что ты увидел в Нашем сне</text:span>. <text:span text:style-name="T715">Андориан был всего лишь отдалённым фортом, наскоро расконсервированным после нашего бегства с Ундариена.</text:span></text:p>
      <text:p text:style-name="P9"/>
      <text:p text:style-name="P345">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15">когда <text:s/>рушатся плоды наших полутысячелетних стараний</text:span>?</text:p>
      <text:p text:style-name="P9"/>
      <text:p text:style-name="P9">- <text:span text:style-name="T713">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13">мне кажется, </text:span><text:span text:style-name="T715">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13">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13">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13">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1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16">белозадой </text:span>сестрицей. Но сейчас Мы слишком рады, чтобы ждать ещё хоть мгновение. Выпей <text:span text:style-name="T715">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16">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16">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17">его</text:span> <text:span text:style-name="T717">меха</text:span>доспех<text:span text:style-name="T717">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16">Н</text:span>ас минутку!</text:p>
      <text:p text:style-name="P9"/>
      <text:p text:style-name="P9">Луна заливается звонким смехом и мчится в в спальню.</text:p>
      <text:p text:style-name="P9"/>
      <text:p text:style-name="P9">Ну, шикарно! Мир <text:span text:style-name="T717">в одну минуту </text:span>перевернулся <text:span text:style-name="T717">с ног </text:span>на голову — смех Хмурой Метёлки больше не является чем-то мифическим, навроде страны Диснейлэнд. Я подхватываю графинчик и <text:span text:style-name="T716">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18">двадцать</text:span>, она <text:span text:style-name="T716">всегда</text:span> была или в официальном серо-голубом жакете для приёмов, либо же в своих привычных <text:span text:style-name="T716">механистических</text:span> доспехах - Хмурая Метёлка не любительница нарядов, <text:span text:style-name="T716">это </text:span>факт. Но сейчас на ней <text:span text:style-name="T71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19">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20">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16">ую</text:span> пограничн<text:span text:style-name="T716">ую</text:span> <text:span text:style-name="T716">стычку</text:span>? Или он<text:span text:style-name="T716">а</text:span> не так<text:span text:style-name="T716">ая</text:span> мелк<text:span text:style-name="T716">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16">с</text:span> паланкин<text:span text:style-name="T716">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21">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6">- Пожалуйте в экипаж, мой принц!</text:p>
      <text:p text:style-name="P346"/>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22">яя</text:span> Брогама в мошенничестве.</text:p>
      <text:p text:style-name="P9"/>
      <text:p text:style-name="P34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7"/>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22">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22">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22">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23">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22">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22">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24">меня </text:span>за собой. Мы уединяемся за угловым столиком на террасе.</text:p>
      <text:p text:style-name="P9"/>
      <text:p text:style-name="P9">- <text:span text:style-name="T724">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24">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4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8">Ну ладно, у принцесс свои причуды.</text:p>
      <text:p text:style-name="P9"/>
      <text:p text:style-name="P9"><text:span text:style-name="T724">У</text:span> сцен<text:span text:style-name="T724">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24">к</text:span>ой с лилиями на крупе.</text:p>
      <text:p text:style-name="P34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8"/>
      <text:p text:style-name="P9">- У неё не будет <text:span text:style-name="T724">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25">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24">Не умею.</text:span> Сел, правда, как-то раз вытащила меня на бал, но там был медленный менуэт, и я две недели до него разучивал па. <text:span text:style-name="T724">А п</text:span>од эту музыку я танцевать <text:span text:style-name="T724">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26">уверен</text:span>, что ей это понравится…</text:p>
      <text:p text:style-name="P349">- Поверь, она будет только рада! Мы не собираемся подвигать её с <text:span text:style-name="T72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25">крекерные </text:span>серд<text:span text:style-name="T725">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50">С глубоким вздохом она опускается на меня до упора. Я чувствую себя в ней. Наверное, это неправильно, но у меня нет сил сопротивляться.</text:p>
      <text:p text:style-name="P350">Луна начинает двигаться. Её неловкие движения не приводят к успеху — я выскальзываю из неё.</text:p>
      <text:p text:style-name="P350"/>
      <text:p text:style-name="P9">- Не так, - мягко возражаю я ей. - Так я практически не достаю до тебя. Из-за некоторых особенностей <text:span text:style-name="T726">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26">Мой низ прижимается к её животу, мои локти упираются ей в грудь.</text:span> Глаза <text:span text:style-name="T726">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27">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27">в стороны</text:span>.</text:p>
      <text:p text:style-name="P9"/>
      <text:p text:style-name="P9">Хватаясь за мебель, <text:span text:style-name="T725">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27">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28">как</text:span> <text:span text:style-name="T728">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27">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29">Нас</text:span>, - еле слышу я её шёпот. - Ткань воспоминаний легко порвать. <text:span text:style-name="T729">Мы</text:span> уже почти не помн<text:span text:style-name="T729">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30">Ц</text:span>ёлного замка! Тепель никто не догонит глозного командола Бвейвхалта на его пути к победе! Алмия <text:span text:style-name="T730">Иль-Согг</text:span> падёт к его копытам! Все пе<text:span text:style-name="T730">ц</text:span>еньки будут наши!</text:p>
      <text:p text:style-name="P9"/>
      <text:p text:style-name="P9">На вершине ветхой башни появляется <text:span text:style-name="T730">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27">имает</text:span>с<text:span text:style-name="T72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27">шеи </text:span>младшей.</text:p>
      <text:p text:style-name="P9"/>
      <text:p text:style-name="P9">- Отдай! Это моё! Я его <text:span text:style-name="T730">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30">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30">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30">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30">народа Фаэри</text:span>. А <text:span text:style-name="T729">Мы</text:span> - первым, родившимся во время войны. <text:span text:style-name="T729">Мы</text:span> никогда не знал<text:span text:style-name="T729">и</text:span> мирного времени. Только на новой родине, в Эквестрии, <text:span text:style-name="T729">Мы</text:span> узнал<text:span text:style-name="T729">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30">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29">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90">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90">Ойкумены Фаэри</text:span>. Город, в котором прошла <text:span text:style-name="T729">Наша</text:span> юность. Казармы кадетского корпуса преторианской гвардии, тренировочный плац и сержанты учебки заменили <text:span text:style-name="T729">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3">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31">тварями</text:span></text:span><text:span text:style-name="Default_20_Paragraph_20_Font"><text:span text:style-name="T3"> — мы умеем летать. </text:span></text:span><text:span text:style-name="Default_20_Paragraph_20_Font"><text:span text:style-name="T732">Хотя д</text:span></text:span><text:span text:style-name="Default_20_Paragraph_20_Font"><text:span text:style-name="T3">ля набора высоты нам </text:span></text:span><text:span text:style-name="Default_20_Paragraph_20_Font"><text:span text:style-name="T732">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32">даже без них</text:span></text:span><text:span text:style-name="Default_20_Paragraph_20_Font"><text:span text:style-name="T3">. </text:span></text:span><text:span text:style-name="Default_20_Paragraph_20_Font"><text:span text:style-name="T732">А д</text:span></text:span><text:span text:style-name="Default_20_Paragraph_20_Font"><text:span text:style-name="T3">ля планирования нам не нужно ничего. </text:span></text:span><text:span text:style-name="Default_20_Paragraph_20_Font"><text:span text:style-name="T731">Иль-Шогг</text:span></text:span><text:span text:style-name="Default_20_Paragraph_20_Font"><text:span text:style-name="T732"> же могут только </text:span></text:span><text:span text:style-name="Default_20_Paragraph_20_Font"><text:span text:style-name="T731">низко </text:span></text:span><text:span text:style-name="Default_20_Paragraph_20_Font"><text:span text:style-name="T732">подпрыгивать — </text:span></text:span><text:span text:style-name="Default_20_Paragraph_20_Font"><text:span text:style-name="T731">на Орунгуне им не хватает айны для левитации</text:span></text:span><text:span text:style-name="Default_20_Paragraph_20_Font"><text:span text:style-name="T732">.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33">д</text:span></text:span><text:span text:style-name="Default_20_Paragraph_20_Font"><text:span text:style-name="T734">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31">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31">айны, а большая её часть уходила на вооружения</text:span></text:span><text:span text:style-name="Default_20_Paragraph_20_Font"><text:span text:style-name="T3">. </text:span></text:span><text:span text:style-name="Default_20_Paragraph_20_Font"><text:span text:style-name="T731">Д</text:span></text:span><text:span text:style-name="Default_20_Paragraph_20_Font"><text:span text:style-name="T3">оставлять </text:span></text:span><text:span text:style-name="Default_20_Paragraph_20_Font"><text:span text:style-name="T731">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35">четыре</text:span></text:span><text:span text:style-name="Default_20_Paragraph_20_Font"><text:span text:style-name="T733"> </text:span></text:span><text:span text:style-name="Default_20_Paragraph_20_Font"><text:span text:style-name="T731">год</text:span></text:span><text:span text:style-name="Default_20_Paragraph_20_Font"><text:span text:style-name="T733">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36">ая</text:span></text:span><text:span text:style-name="Default_20_Paragraph_20_Font"><text:span text:style-name="T3"> борьб</text:span></text:span><text:span text:style-name="Default_20_Paragraph_20_Font"><text:span text:style-name="T736">а</text:span></text:span><text:span text:style-name="Default_20_Paragraph_20_Font"><text:span text:style-name="T3"> был</text:span></text:span><text:span text:style-name="Default_20_Paragraph_20_Font"><text:span text:style-name="T736">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29">строю</text:span> обороняющихся заметишь худую тёмно-синюю курсантку в латах на два размера больше, чем надо, - фыркает Луна. - Вон, <text:span text:style-name="T729">она </text:span>как раз обронила гасту. Нам <text:span text:style-name="T729">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37">жеребец</text:span> с ёжиком <text:span text:style-name="T737">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37">Курсант Селена! За потерю личного оружия </text:span><text:span text:style-name="T738">будешь </text:span><text:span text:style-name="T737">неделю подметать плац! Вот этой самой гастой!</text:span></text:p>
      <text:p text:style-name="P9">- <text:span text:style-name="T737">Хайя, сержант! Слушаюсь!</text:span></text:p>
      <text:p text:style-name="P9"/>
      <text:p text:style-name="P9"><text:soft-page-break/>Луна снова набирает высоту <text:span text:style-name="T737">и голоса с плаца затихают внизу</text:span>.</text:p>
      <text:p text:style-name="P9"/>
      <text:p text:style-name="P9">- Война преобразила нас. <text:span text:style-name="T738">Т</text:span>ысячелетия у нас не было врагов — и было вдосталь <text:span text:style-name="T738">айны</text:span>. Мы построили множество величественных городов и прекрасных замков, посадили <text:span text:style-name="T738">вокруг них</text:span> зачарованны<text:span text:style-name="T738">е</text:span> сад<text:span text:style-name="T738">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29">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38">цитаделях</text:span> и не желали смотреть наружу. Даже когда из мира начала уходить <text:span text:style-name="T738">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39">Твари.</text:span></text:p>
      <text:p text:style-name="P351"/>
      <text:p text:style-name="P352">Наши историки до последних дней войны спорили, привёл ли их <text:span text:style-name="T740">из тёмных глубин Эогиппа </text:span>на Орунгун отступник <text:span text:style-name="T741">Калеодонг,</text:span> <text:span text:style-name="T741">и</text:span>ли же они пришли сами и он предложил им свои услуги на месте. <text:span text:style-name="T742">Те две твари, что нам удалось взять в плен, </text:span><text:span text:style-name="T743">не отлича</text:span><text:span text:style-name="T740">лись</text:span><text:span text:style-name="T743"> разговорчивостью. </text:span><text:span text:style-name="T742">А </text:span><text:span text:style-name="T743">лерб</text:span><text:span text:style-name="T742">ы</text:span><text:span text:style-name="T743"> </text:span><text:span text:style-name="T742">являются </text:span><text:span text:style-name="T740">всего лишь не</text:span><text:span text:style-name="T742">разумными </text:span><text:span text:style-name="T740">марионетками </text:span><text:span text:style-name="T742">— брать их в плен с целью получения информации бесполезно</text:span><text:span text:style-name="T743">.</text:span></text:p>
      <text:p text:style-name="P353">То, что смогли восстановить по косвенным данным: <text:span text:style-name="T740">около двухсот тварей </text:span><text:span text:style-name="T741">Иль-Шогг </text:span><text:span text:style-name="T740">вышли из Эогиппа в районе</text:span><text:span text:style-name="T741"> старой исследовательской базе Эриан-2 </text:span><text:span text:style-name="T740">у</text:span><text:span text:style-name="T741"> Ледяных пещер, </text:span><text:span text:style-name="T742">где жил в изгнании мятежный киор </text:span><text:span text:style-name="T741">Калеодонг. </text:span><text:span text:style-name="T742">Мотивы Калеодонга неясны — то ли он </text:span><text:span text:style-name="T744">помешался в долгой ссылке от одиночества, то ли хотел отомстить королеве за изгнание, то </text:span><text:span text:style-name="T740">ли он стал первой жертвой тварей </text:span><text:span text:style-name="T744">— уже никто не узнает. </text:span><text:span text:style-name="T740">Но </text:span><text:span text:style-name="T744">Калеодонг стал наместником Орунгуна от лица Единства Иль-Шогг и он - единственный лерб, в поведении которого </text:span><text:span text:style-name="T740">были </text:span><text:span text:style-name="T744">признаки разума и индивидуальности. </text:span><text:span text:style-name="T740">Строго говоря, если бы не узкие зрачки — отличить его от обычных фаэри было бы невозможно.</text:span><text:span text:style-name="T744"> Приятель Нашей сестрицы, ксенобиолог Кэйлонг даже выдвинул теорию, что твари могут заражать двумя путями — подселяя </text:span><text:span text:style-name="T745">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40">можно только по зрачкам. Если лерб второго типа их скрывает — распознать его невозможно</text:span><text:span text:style-name="T745"> — но каждое </text:span><text:span text:style-name="T740">такое </text:span><text:span text:style-name="T745">вселение требует одной твари </text:span><text:span text:style-name="T740">Иль-Шогг</text:span><text:span text:style-name="T745">, </text:span><text:span text:style-name="T740">и это объясняет, почему двести тварей воспользовались таким приёмом всего лишь один раз.</text:span></text:p>
      <text:p text:style-name="P353"><text:span text:style-name="T740">Ф</text:span><text:span text:style-name="T742">игура </text:span><text:span text:style-name="T740">Калеодонга </text:span><text:span text:style-name="T742">тёмной канвой проходит через всю войну. Он скрывал их присутствие в первое время, он</text:span><text:span text:style-name="T741"> обучил их азам пользования техникой фаэри, чем доставил нам немало хлопот в грядущей войне. </text:span><text:span text:style-name="T742">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4"/>
      <text:p text:style-name="P355"><text:span text:style-name="T746">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35">Шесть десятков л</text:span></text:span><text:span text:style-name="Default_20_Paragraph_20_Font"><text:span text:style-name="T747">ет</text:span></text:span><text:span text:style-name="Default_20_Paragraph_20_Font"><text:span text:style-name="T3"> войны подстегнули наш </text:span></text:span><text:span text:style-name="Default_20_Paragraph_20_Font"><text:span text:style-name="T735">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35">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48">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48">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35">ё</text:span></text:span><text:span text:style-name="Default_20_Paragraph_20_Font"><text:span text:style-name="T3"> единственн</text:span></text:span><text:span text:style-name="Default_20_Paragraph_20_Font"><text:span text:style-name="T735">ое</text:span></text:span><text:span text:style-name="Default_20_Paragraph_20_Font"><text:span text:style-name="T3"> </text:span></text:span><text:span text:style-name="Default_20_Paragraph_20_Font"><text:span text:style-name="T735">преимущество</text:span></text:span><text:span text:style-name="Default_20_Paragraph_20_Font"><text:span text:style-name="T3"> — обращение </text:span></text:span><text:span text:style-name="Default_20_Paragraph_20_Font"><text:span text:style-name="T735">фаэри</text:span></text:span><text:span text:style-name="Default_20_Paragraph_20_Font"><text:span text:style-name="T3"> в управляемых рабов — </text:span></text:span><text:span text:style-name="Default_20_Paragraph_20_Font"><text:span text:style-name="T735">твари</text:span></text:span><text:span text:style-name="Default_20_Paragraph_20_Font"><text:span text:style-name="T3"> отточили в совершенстве. </text:span></text:span><text:span text:style-name="Default_20_Paragraph_20_Font"><text:span text:style-name="T735">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3">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48">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3">боевые машины </text:span></text:span><text:span text:style-name="Default_20_Paragraph_20_Font"><text:span text:style-name="T3">и мехадоспехи ещё </text:span></text:span><text:span text:style-name="Default_20_Paragraph_20_Font"><text:span text:style-name="T735">два</text:span></text:span><text:span text:style-name="Default_20_Paragraph_20_Font"><text:span text:style-name="T3"> </text:span></text:span><text:span text:style-name="Default_20_Paragraph_20_Font"><text:span text:style-name="T735">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35">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35">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3">механических кротов</text:span></text:span><text:span text:style-name="Default_20_Paragraph_20_Font"><text:span text:style-name="T3">. </text:span></text:span><text:span text:style-name="Default_20_Paragraph_20_Font"><text:span text:style-name="T735">Фаэри</text:span></text:span><text:span text:style-name="Default_20_Paragraph_20_Font"><text:span text:style-name="T3">, </text:span></text:span><text:span text:style-name="Default_20_Paragraph_20_Font"><text:span text:style-name="T735">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49">айну</text:span> Орунгуна в <text:span text:style-name="T749">спарк</text:span>-<text:span text:style-name="T749">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50">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49">твари</text:span> <text:span text:style-name="T750">и их ледяные рабы</text:span>. Для начала освободительного марша нам не хватало только «<text:span text:style-name="T749">Маджестика</text:span>», с которого мы могли бы сметать и выжигать армии <text:span text:style-name="T749">тварей</text:span> площадями. <text:span text:style-name="T749">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49">В этом дальнем форте </text:span>в то время было безопаснее, основные силы <text:span text:style-name="T749">Иль-Шогг</text:span> сосредоточились вокруг Последнего Прибежища. Сама же Лорен хотела проконтролировать завершение «<text:span text:style-name="T749">Маджестика</text:span>», и привести его к нам.</text:p>
      <text:p text:style-name="P9"><text:soft-page-break/>Последняя радиограмма от неё сообщала, что «<text:span text:style-name="T749">Маджестик</text:span>» с оставшимися защитниками Прибежища покинул Ундариен и идёт на эвакуацию Норгонга. После чего <text:span text:style-name="T749">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49">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49">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51">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49">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6"><text:soft-page-break/>Луна не слушает меня. Её крылья <text:span text:style-name="T752">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6"/>
      <text:p text:style-name="P357">Луна поворачивает ко мне голову и я вижу узкие зрачки в её глазах.</text:p>
      <text:p text:style-name="P356"/>
      <text:p text:style-name="P356"><text:span text:style-name="T752">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53">Пинг</text:span>… <text:span text:style-name="T753">Пинг</text:span>… <text:span text:style-name="T753">Пинг</text:span>…</text:p>
      <text:p text:style-name="P9"/>
      <text:p text:style-name="P358">«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53">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53">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54">м</text:span><text:span text:style-name="T753">оего</text:span> рта вырывается пар — ужасный холод царит в <text:span text:style-name="T753">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53">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54">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54">лерб</text:span>. Услышит нас — и всё пропало.</text:p>
      <text:p text:style-name="P9"/>
      <text:p text:style-name="P9">НеДейдра тычет в сторону едва видной в <text:span text:style-name="T753">сумраке</text:span> деревянной двери на массивных ржавых <text:span text:style-name="T753">петлях</text:span>. <text:span text:style-name="T754">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53">тут </text:span><text:s/>откусывать.</text:p>
      <text:p text:style-name="P9"/>
      <text:p text:style-name="P9">Поняха <text:span text:style-name="T755">закидывает кусачки за спину</text:span><text:span text:style-name="T753">,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text:soft-page-break/></text:p>
      <text:p text:style-name="P9">Почему-то мне кажется это правильным.</text:p>
      <text:p text:style-name="P9"/>
      <text:p text:style-name="P9">…</text:p>
      <text:p text:style-name="P9"/>
      <text:p text:style-name="P9">Свет свечи выхватывает <text:span text:style-name="T754">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54">лербы</text:span>.</text:p>
      <text:p text:style-name="P9"/>
      <text:p text:style-name="P9">- Встречаются кто? <text:span text:style-name="T754">Откуда вам знакомо это слово?</text:span></text:p>
      <text:p text:style-name="P9">- <text:span text:style-name="T754">Лербы — так их называет принцесса Селестия</text:span>. Пони, обращённые виндиго <text:span text:style-name="T753">в ледяных рабов</text:span>. <text:span text:style-name="T754">Марионетки Найтмэр</text:span><text:span text:style-name="T756">.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57">них</text:span> недел<text:span text:style-name="T757">ь</text:span>. Я кратенько введу вас в курс дела, пока будем продвигаться по вентиляции.</text:p>
      <text:p text:style-name="P9">- <text:span text:style-name="T757">Сколько же я</text:span> спал?!!</text:p>
      <text:p text:style-name="P9">- Тише! - Карвед Лайн бросает на меня осуждающий взляд. - Вы проспали <text:span text:style-name="T757">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58">ещё </text:span>до вторжения. Сама принцесса ночи исчезла через сутки <text:span text:style-name="T758">после вашего визита</text:span>. Вернулась она через два дня с отрядом <text:span text:style-name="T758">хтонических</text:span> созданий — <text:span text:style-name="T754">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59">всем магам</text:span> Понхэнджа, <text:span text:style-name="T760">включая аспирантов и стажёров</text:span>. Они умеют летать, они превращают пони в <text:span text:style-name="T760">лербов</text:span> <text:span text:style-name="T758">за считанные секунды</text:span>, они принесли холод <text:span text:style-name="T756">и ночь </text:span>в Эквестрию. <text:span text:style-name="T756">Да-</text:span><text:span text:style-name="T760">да</text:span><text:span text:style-name="T756">, в Эквестрии уже две недели длится ночь — и мы не знаем, как долго ещё она продлится. И с</text:span>ейчас, как вы заметили, холодно <text:span text:style-name="T758">по-</text:span>зим<text:span text:style-name="T758">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text:soft-page-break/></text:p>
      <text:p text:style-name="P359">- Ваша дражайшая супруга объявила розыск <text:span text:style-name="T758">в конце перв</text:span><text:span text:style-name="T757">ого</text:span><text:span text:style-name="T758"> </text:span><text:span text:style-name="T757">дня</text:span><text:span text:style-name="T758"> вашего исчезновения</text:span>, но не решалась вторгнуться на ночную половину замка — это вызвало бы грандиозный дипломатический скандал <text:span text:style-name="T758">и, возможно, гражданскую смуту. Не секрет, что в последние годы </text:span>отношения между <text:span text:style-name="T760">Д</text:span>невной и <text:span text:style-name="T760">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9">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58">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60">старую </text:span>башню <text:span text:style-name="T760">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58">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57">две </text:span>недел<text:span text:style-name="T757">и</text:span> наход<text:span text:style-name="T757">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58">д</text:span>иархии и примкнула к Найтмэр Мун практически в полном составе.</text:p>
      <text:p text:style-name="P9"/>
      <text:p text:style-name="P360">Библиотекарь спокойным тоном ра<text:span text:style-name="T761">с</text:span>сказывает, как за <text:span text:style-name="T761">пару </text:span>недел<text:span text:style-name="T761">ь</text:span> обрушился мир, который мы с Сел выстраивали полтысячи лет. <text:span text:style-name="T758">Могущественное государство, которое мы основали и </text:span><text:span text:style-name="T761">развивали</text:span><text:span text:style-name="T758"> сотни лет, вылетело в трубу: </text:span><text:span text:style-name="T761">д</text:span><text:span text:style-name="T758">ворцовые фракции самозабвенно сражаются друг с другом, не обращая внимание на поглощающую их страну внешнюю силу. </text:span><text:span text:style-name="T757">Соседние государства с удовольствием откусывают ставшие бесхозными провинции. </text:span><text:span text:style-name="T761">Пони стремительно забывают о достижениях цивилизации, возвращаюсь на первобытный уровень кочевых племён</text:span><text:span text:style-name="T758">.</text:span></text:p>
      <text:p text:style-name="P360">Я слушаю его, и внутри у меня всё леденеет, как будто я остался там, в <text:span text:style-name="T758">промёрзшей насквозь </text:span>родине принцесс.</text:p>
      <text:p text:style-name="P9"/>
      <text:p text:style-name="P359">- Полицейская центурия была обращена в <text:span text:style-name="T760">лербов</text:span> первыми. Тандерстрайку чудом удалось спастись, хотя злые языки говорят, <text:span text:style-name="T758">что </text:span>он <text:span text:style-name="T760">уцелел</text:span><text:span text:style-name="T758"> только потому, что </text:span>вместо дежурства сидел в баре. Затем была обращена <text:span text:style-name="T758">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60">ровно столько уходит на то, чтобы виндиго поцеловал жертву</text:span>. Видя привычных товарищей по оружию, никто не ожид<text:span text:style-name="T760">ает</text:span> подвоха и не подн<text:span text:style-name="T760">имает</text:span> тревог<text:span text:style-name="T760">у</text:span>. Тайность вторжения была нарушена <text:span text:style-name="T758">лишь </text:span>у самых покоев <text:span text:style-name="T758">принцессы </text:span>Селестии, когда <text:span text:style-name="T758">на </text:span><text:span text:style-name="T760">присутствие </text:span><text:span text:style-name="T758">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57">всего </text:span><text:span text:style-name="T759">полдюжины</text:span><text:span text:style-name="T757">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61">почти</text:span> и не надо никого <text:span text:style-name="T760">пленять</text:span> — партия Ночи и так выполняет любой приказ узурпаторши. <text:span text:style-name="T756">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60">Ринса Стилфизера</text:span>.</text:p>
      <text:p text:style-name="P9">- За <text:span text:style-name="T761">дюжину дней</text:span> армия узурпаторши завоевала более трёх четвертей Эквестрии. <text:span text:style-name="T761">Впрочем, б</text:span>ольшинство <text:span text:style-name="T76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61">с окрестностями </text:span>— её. Самых непокорных лидеров она обращает в <text:span text:style-name="T760">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60">Ринса</text:span>.</text:p>
      <text:p text:style-name="P9"/>
      <text:p text:style-name="P9">Очевидно, разволновавшись, я издаю шорох, потому что <text:span text:style-name="T760">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60">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1"><text:soft-page-break/></text:p>
      <text:p text:style-name="P361">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62">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62">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62">искать их и </text:span>протискиваться придётся наугад.</text:p>
      <text:p text:style-name="P9"/>
      <text:p text:style-name="P9">- Проплыть в ледяной воде <text:span text:style-name="T762">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55">сгинуть</text:span>. Ныряем вместе!</text:p>
      <text:p text:style-name="P9"><text:soft-page-break/></text:p>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Где-то же здесь, <text:span text:style-name="T762">да</text:span>?</text:p>
      <text:p text:style-name="P9"/>
      <text:p text:style-name="P9"/>
      <text:p text:style-name="P36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62">двадцать</text:span> футов. Открыв глаза, я ищу проход в темноте.</text:p>
      <text:p text:style-name="P362"/>
      <text:p text:style-name="P362">Тщетно.</text:p>
      <text:p text:style-name="P362"/>
      <text:p text:style-name="P36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2"/>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2"/>
      <text:p text:style-name="P362">Копыто освобождает мой рот.</text:p>
      <text:p text:style-name="P9"><text:soft-page-break/></text:p>
      <text:p text:style-name="P9">Я вдыхаю так <text:span text:style-name="T755">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55">осипшим голосом</text:span> каркаю я. - Второй раз за сутки умирать — многовато, как на мой вкус.</text:p>
      <text:p text:style-name="P9"/>
      <text:p text:style-name="P9"><text:span text:style-name="T762">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55">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62">Лербы</text:span>, как правило, не выходят на стену, но кто <text:span text:style-name="T762">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56">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2">Я понимаю, о чём он говорит. Над опушкой, привязанный гайдропами к пням, колышется небольшой дирижабль. <text:span text:style-name="T756">Мягкий</text:span> свет полной луны серебрит лоснящиеся бока воздушного корабля, придавая ему сходство с небесным кашалотом. <text:span text:style-name="T763">Дирижабль закреплён довольно низко от земли — баллон воздушного корабля </text:span><text:span text:style-name="T764">не превышает верхушек сосен</text:span>. Гондола, в которой я угадываю <text:span text:style-name="T762">небольшую</text:span> шлюпку, покачивается в тридцати футах над головой.</text:p>
      <text:p text:style-name="P362"/>
      <text:p text:style-name="P362">«Хитрожопка» - читаю я на боку посудины. Верёвочная лестница тонкой пуповиной связывает воздушный корабль с землёй.</text:p>
      <text:p text:style-name="P9"/>
      <text:p text:style-name="P9"><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55">ывает</text:span> один из двух передних и берётся за второй, когда появляются они.</text:p>
      <text:p text:style-name="P9"/>
      <text:p text:style-name="P9"><text:span text:style-name="T762">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text:span text:style-name="T762">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62">вверх</text:span> вслед за мной.</text:p>
      <text:p text:style-name="P9">Перевалившись через борт шлюпки, без сил валюсь на дощат<text:span text:style-name="T763">ое</text:span> <text:span text:style-name="T763">дно</text:span>, <text:span text:style-name="T755">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62">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62">надолго </text:span>залечь на дно.</text:p>
      <text:p text:style-name="P9"/>
      <text:p text:style-name="P9">Сосны за бортом <text:span text:style-name="T763">уходят</text:span> вниз — мы медленно набираем высоту.</text:p>
      <text:p text:style-name="P9"/>
      <text:p text:style-name="P363">- Нам повезло, что с ними не было их хозяев. Виндиго умеют летать, - бормочет розовая пони, смотря вниз. - <text:s/><text:span text:style-name="T763">Они все сейчас с Найтмэр у северных гор.</text:span></text:p>
      <text:p text:style-name="P9"/>
      <text:p text:style-name="P36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4">Цитадель замка накрыта еле различимой аурой силового пузыря.</text:p>
      <text:p text:style-name="P9"><text:soft-page-break/></text:p>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3"/>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63">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65">кутаюсь в одеяло и </text:span>сонно моргаю глазами, изо всех сил стараясь не заснуть.</text:p>
      <text:p text:style-name="P9"/>
      <text:p text:style-name="P9"><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63">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63">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65">Знакомое.</text:span></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64">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66">двое </text:span>сут<text:span text:style-name="T766">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 <text:span text:style-name="T765">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66">Пять</text:span> дн<text:span text:style-name="T76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56">огоньками</text:span> палаточного лагеря и тремя громадами боевых дирижаблей в отдалении, я вздыхаю с облегчением.</text:p>
      <text:p text:style-name="P9"><text:soft-page-break/></text:p>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64">своих</text:span> глаз.</text:p>
      <text:p text:style-name="P9"/>
      <text:p text:style-name="P365">Внутрь меня сопровождают четыре гвардейца с занесенными <text:span text:style-name="T764">надо мной </text:span>алебардами.</text:p>
      <text:p text:style-name="P365"/>
      <text:p text:style-name="P365">Селестия сидит спиной ко мне, просматривая развёрнут<text:span text:style-name="T764">ый</text:span> на полу <text:span text:style-name="T764">свиток</text:span>. Так же, не глядя, она жестом отсылает стражников прочь.</text:p>
      <text:p text:style-name="P365"/>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64">синими</text:span> и <text:span text:style-name="T764">золотыми</text:span> фишками, расставленными в десятках позиций. В основном, карта уставлена <text:span text:style-name="T764">синими</text:span> фишками, <text:span text:style-name="T764">золотых</text:span> совсем мало.</text:p>
      <text:p text:style-name="P9"/>
      <text:p text:style-name="P9">- Ну привет, что ли, жёнушка? Давно не виделись. Говорят, <text:span text:style-name="T767">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5"><text:span text:style-name="T764">Проклятье</text:span>! Она <text:span text:style-name="T764">знает</text:span>… </text:p>
      <text:p text:style-name="P365">Про нас с Понкой <text:span text:style-name="T764">она узнать </text:span>точно не могла — мы только что прибыли. </text:p>
      <text:p text:style-name="P365">Значит, <text:span text:style-name="T764">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text:soft-page-break/></text:p>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6">- Сел, я тебя прошу, давай без истерик, - примирительно поднимаю открытые ладони на уровень груди. - <text:span text:style-name="T759">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67">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text:soft-page-break/>- Ну… У Луны, то есть, Найтмэр Мун большая армия?</text:p>
      <text:p text:style-name="P9">- Ха! Найтмэр Мун удалось провести сюда всего шесть <text:span text:style-name="T767">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67">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67">Иль-Шогг</text:span> требуется не менее семи<text:span text:style-name="T767">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67">пять </text:span>миллион<text:span text:style-name="T767">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59">была </text:span>коснуться моих подданных. Это только наше дело, моё и сестры, и больше ничьё. Пони не должны проливать кровь <text:span text:style-name="T767">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68">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59">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text:soft-page-break/>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69">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69">н</text:span>ый тут же дирижабль огромных размеров. «Гордость Эквестрии» - красовалось на его титаническом баллоне. <text:span text:style-name="T768">Чуть вдали мерно покачивались в воздухе его собратья - «Конкордия» и «Лорен».</text:span></text:p>
      <text:p text:style-name="P368">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69">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text:soft-page-break/></text:p>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6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69">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68">лерб!</text:span> Они холодные и глупые, а ты совсем-совсем горячий, я же провер<text:span text:style-name="T769">я</text:span>ла <text:span text:style-name="T768">много раз</text:span>! <text:span text:style-name="T768">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68">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68">круп </text:span>Понк<text:span text:style-name="T768">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8">Не люблю высоту и холод.</text:p>
      <text:p text:style-name="P9"/>
      <text:p text:style-name="P9">Вздохнув поглубже, я ловлю лестницу и начинаю карабкаться вверх.</text:p>
      <text:p text:style-name="P9"/>
      <text:p text:style-name="P9"><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69">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70">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text:soft-page-break/>-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70">Будет снег и лёд. </text:span>Виндиго называют это лучшим, что может случиться в нашей жизни. Стать одним из их <text:span text:style-name="T770">Единства</text:span> в результате «поцелуя холода» или что-то вроде того, - вспоминаю я. – Но даже в них жизни больше, чем в тех <text:span text:style-name="T770">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71">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71">только </text:span>ими <text:span text:style-name="T771">и</text:span> ордой пони-зомби в <text:span text:style-name="T771">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71">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70">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71">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70">Это что? Пушка? </text:span>Ты будешь стрелять? - тупо спрашиваю я.</text:p>
      <text:p text:style-name="P9"/>
      <text:p text:style-name="P9"><text:soft-page-break/><text:span text:style-name="T771">Р</text:span>озовогрив<text:span text:style-name="T771">ая</text:span> симпатичн<text:span text:style-name="T771">ая</text:span> понях<text:span text:style-name="T771">а</text:span> как-то не вяжется с <text:span text:style-name="T771">образом </text:span>хладнокровн<text:span text:style-name="T771">ого</text:span> убийц<text:span text:style-name="T771">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71">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71">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72">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72">Мы сотни лет таились. </text:span>Сейчас она — меньшая часть. Намного меньшая, но намного более счастливая. Она была принцессой Ночи <text:span text:style-name="T770">Эквестрии</text:span>, стала же королевой <text:span text:style-name="T770">Единства</text:span> <text:span text:style-name="T770">всего Эквуса</text:span>. Счастье её теперь не знает границ.</text:p>
      <text:p text:style-name="P9">- О каком счастье ты говоришь? - я, наконец, нашари<text:span text:style-name="T772">ваю</text:span> багор и осторожно перехватываю пальцами чуть пониже, чтобы было удобно замахиваться.</text:p>
      <text:p text:style-name="P369">- <text:span text:style-name="T770">Единство</text:span> делает счастливым каждого, кто впустит е<text:span text:style-name="T770">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72">фейерверочная </text:span>пушка <text:span text:style-name="T772">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772">она</text:span> тебе понадобится, когда ты познаешь любовь <text:span text:style-name="T770">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70">Единства</text:span> вслед за этой розовой истеричкой. Для тебя Мы устроим процедуру <text:span text:style-name="T772">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72">А</text:span> это случится очень скоро! Мы надеемся, что и Селестия сможет поприсутствовать на сей церемонии и присоединиться к нам в объятиях <text:span text:style-name="T770">Единства</text:span>. До той же поры <text:span text:style-name="T772">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70">свадьбу</text:span>, обещаю! У супруга королевы <text:span text:style-name="T770">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72">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73">н</text:span>ого флагманского дирижабля Найтмэр Мун, это и его натуральная реализация! То есть, это реальный айсберг <text:span text:style-name="T773">под</text:span> громадн<text:span text:style-name="T773">ы</text:span>м воздушн<text:span text:style-name="T773">ы</text:span>м шар<text:span text:style-name="T773">ом</text:span>, испещрённый прорезанными во льду <text:soft-page-break/>коридорами и помещениями. <text:span text:style-name="T774">Лерб</text:span><text:span text:style-name="T775">ы</text:span> снуют по этим штольням как биороботы, а шестёрка управляющих им<text:span text:style-name="T773">и</text:span> виндиго вводит в дрожь <text:span text:style-name="T773">одним видом</text:span>.</text:p>
      <text:p text:style-name="P9"/>
      <text:p text:style-name="P370">Впрочем, дрожь вызывает и другой фактор: тут холодно.</text:p>
      <text:p text:style-name="P370"/>
      <text:p text:style-name="P37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75">лербов</text:span> на месте? Пока живы — есть хоть какая-то надежда на чудо.</text:p>
      <text:p text:style-name="P37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73">Конечно</text:span>, я могу вцепиться в приносящего похлёбку <text:span text:style-name="T776">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77">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77">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73">и бэт-пони</text:span>. <text:span text:style-name="T773">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76">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778">ь</text:span> какую-то <text:span text:style-name="T778">густую </text:span>жидкость. Судя по цвету и консистенции — содержимое выгребной ямы. <text:span text:style-name="T776">Атакующие</text:span> не обращают на это внимани<text:span text:style-name="T778">е</text:span>, методично разрушая ворота копытами. Столпившиеся поодаль сторонники партии Ночи одобрительно наблюдают за <text:span text:style-name="T778">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76">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78">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78">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79">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1">Дверь камеры растворяется и к нам входит улыбающаяся до ушей Найтмер Мун в сопровождении виндиго.</text:p>
      <text:p text:style-name="P371"/>
      <text:p text:style-name="P371">- Признаемся, Мы ожидали большего от Нашей сестрицы. Наши провозвестники <text:span text:style-name="T776">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79">Мы не успели развлечься как следует!</text:span> <text:span text:style-name="T779">Теперь и</text:span>дём с Нами, Хуман. Мы хотим, чтобы ты видел, как погаснет последняя искра сопротивления на пути воцарения <text:span text:style-name="T779">абсолютно</text:span><text:span text:style-name="T776">го</text:span> <text:span text:style-name="T776">Единства</text:span> и вечной Ночи!</text:p>
      <text:p text:style-name="P9"><text:soft-page-break/></text:p>
      <text:p text:style-name="P371">В окружении шест<text:span text:style-name="T779">ёрки</text:span> виндиго мы с Понкой идём вслед за Найтмэр на палубу «Айсберга», где припаркована парящая колесница.</text:p>
      <text:p text:style-name="P371"/>
      <text:p text:style-name="P37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79">иго</text:span> впр<text:span text:style-name="T779">я</text:span>гаются в неё.</text:p>
      <text:p text:style-name="P371"/>
      <text:p text:style-name="P371">Через пару минут мы приближаемся к поверженной «Гордости Эквестрии», где последние защитники ведут бой с наседающим врагом.</text:p>
      <text:p text:style-name="P371">Разломанная напополам гондола дирижабля стала неким суррогатом крепости для обороняющихся <text:span text:style-name="T776">воинов</text:span> из дворцовой охраны Селестии. Сама принцесса стоит на мостике и молча следит за боем. <text:span text:style-name="T779">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76">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80">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81">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79">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82">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2">Эти слова чёрная аликорница произносит почти нежно, с нотками печали.</text:p>
      <text:p text:style-name="P372"/>
      <text:p text:style-name="P372">Я не успеваю уследить, как <text:s/>Найтмэр молниеносно, без подготовки, прыгает на Селестию, разворачиваясь в воздухе.</text:p>
      <text:p text:style-name="P37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2"/>
      <text:p text:style-name="P37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82">ы</text:span>гает следом и, не давая опомниться, со всего размаха опускается всеми четырьмя копытами на спину пытающей подняться <text:span text:style-name="T782">белой </text:span>аликорницы.</text:p>
      <text:p text:style-name="P372"/>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2">Управляющий жезл возвращается на место.</text:p>
      <text:p text:style-name="P372"/>
      <text:p text:style-name="P9">- Мы же предупреждали, у тебя не было шансов, - издевательски произносит Найтмэр. - Теперь ты познаешь милость <text:span text:style-name="T783">Е</text:span><text:span text:style-name="T784">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82">А-А-А-А-А-А-А-А-А-А-А-А-А-</text:span>Н!!!</text:p>
      <text:p text:style-name="P9"/>
      <text:p text:style-name="P372">Ударом копыта Найтмэр отбрасывает пуст<text:span text:style-name="T784">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2"/>
      <text:p text:style-name="P372">«ВСЕ ПЕЧЕНЬКИ БУДУТ НАШИ!». </text:p>
      <text:p text:style-name="P372"/>
      <text:p text:style-name="P37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784">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82">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82">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82">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3">…</text:p>
      <text:p text:style-name="P373">…</text:p>
      <text:p text:style-name="P373"><text:soft-page-break/></text:p>
      <text:p text:style-name="P372">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2">«Мы бы телепортировались прямо в замок, но защитное поле Элементов подавляет телепортацию <text:span text:style-name="T76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2"/>
      <text:p text:style-name="P372">И вот уже третий день мы гонимся на колеснице, запряженной в шестёрку виндиго.</text:p>
      <text:p text:style-name="P372"/>
      <text:p text:style-name="P372">Сначала это была еле видная в <text:span text:style-name="T78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2"/>
      <text:p text:style-name="P372">Расстояние между нами сокращается медленно, но неуклонно — тянущие колесницу с ровной скоростью <text:span text:style-name="T785">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82">просто </text:span>нет времени его снять.</text:p>
      <text:p text:style-name="P372"/>
      <text:p text:style-name="P9">За три дня мы пролетаем весь путь, который у нас с Понкой на «Хитрожопке» занял <text:span text:style-name="T766">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text:soft-page-break/></text:p>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66">тебе </text:span>позволить... ИК!…</text:p>
      <text:p text:style-name="P9"/>
      <text:p text:style-name="P37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66">о </text:span>друга лбами <text:span text:style-name="T785">китайских болванчиков</text:span>.</text:p>
      <text:p text:style-name="P374"/>
      <text:p text:style-name="P375">- Давай, Сел, - бормочу я, яростно терзая зубами узел <text:span text:style-name="T786">на запястьях</text:span>. - Поднажми.</text:p>
      <text:p text:style-name="P9"/>
      <text:p text:style-name="P9">Как будто услы<text:span text:style-name="T76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66">о пол</text:span>, что я подпрыгиваю на скамье и валюсь на <text:span text:style-name="T766">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text:span text:style-name="T785">му</text:span> <text:span text:style-name="T785">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81">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81">лунные блики иг</text:span>ра<text:span text:style-name="T781">ю</text:span>т на ледяных нитях как живые. <text:span text:style-name="T78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6"/>
      <text:p text:style-name="P376">Двумя частями.</text:p>
      <text:p text:style-name="P376"/>
      <text:p text:style-name="P376">Некоторое время фрагменты — сама аликорница и её левое крыло — движутся по инерции рядом, но вскоре их траектории расходятся.</text:p>
      <text:p text:style-name="P376"/>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87">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7"><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7"><text:span text:style-name="Default_20_Paragraph_20_Font"><text:span text:style-name="T788"/></text:span></text:p>
      <text:p text:style-name="P377"><text:span text:style-name="Default_20_Paragraph_20_Font"><text:span text:style-name="T788">Зрение на несколько секунд отключается из-за яркого дневного света, внезапно сменившего мягкий свет звёзд.</text:span></text:span></text:p>
      <text:p text:style-name="P377"><text:span text:style-name="Default_20_Paragraph_20_Font"><text:span text:style-name="T788"/></text:span></text:p>
      <text:p text:style-name="P377"><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6">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87">кровавая </text:span>борозда. В её конце в изорван<text:span text:style-name="T787">н</text:span>ом дымящемся поварском халате лежит белая аликорница.</text:p>
      <text:p text:style-name="P376"/>
      <text:p text:style-name="P376">Я окаменевшим истуканом сижу на полу, уставившись прямо вперёд. В голове непрерывно крутится фраза </text:p>
      <text:p text:style-name="P376"/>
      <text:p text:style-name="P376">«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87">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787">хмурым</text:span> утр<text:span text:style-name="T78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789">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789">м-</text:span>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87">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789">Что происходит?</text:span></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789">Вот и всё</text:span>! - торжествующе смеётся Найтмэр. - Ты проиграла, сестра!</text:p>
      <text:p text:style-name="P9"/>
      <text:p text:style-name="P9">Розовая аура щита охватывает тёмную <text:span text:style-name="T78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90">стекает</text:span> по рогу <text:span text:style-name="T790">Найтмэр</text:span>, заливая <text:span text:style-name="T790">ей </text:span>глаза и нос. <text:span text:style-name="T790">Она</text:span> слизывает эту кровь и снова хохочет.</text:p>
      <text:p text:style-name="P9"/>
      <text:p text:style-name="P9">- <text:span text:style-name="T790">У тебя вкусная кровь. Только из-за этого стоило ждать полтысячи лет!</text:span></text:p>
      <text:p text:style-name="P9"><text:soft-page-break/></text:p>
      <text:p text:style-name="P376">Я поднима<text:span text:style-name="T790">ю</text:span> камень над головой и броса<text:span text:style-name="T790">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6"/>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87">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790">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91">магии </text:span>осторожно ставит её на ноги <text:span text:style-name="T791">и тотчас же схлопывается</text:span>. <text:span text:style-name="T790">Н</text:span>оги светлой аликорницы подгибаются и она медленно <text:span text:style-name="T790">ложится</text:span> на садовую дорожку. Кровь струится из её ран на боках и основании крыла, <text:span text:style-name="T791">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91">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790">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text:soft-page-break/></text:p>
      <text:p text:style-name="P9">- Сел! Не засыпай!!!</text:p>
      <text:p text:style-name="P9"/>
      <text:p text:style-name="P9">Аликорница открывает глаза и слабо улыбается. <text:span text:style-name="T792">Медленно, очень медленно, как во сне, она встаёт на ноги.</text:span></text:p>
      <text:p text:style-name="P9"/>
      <text:p text:style-name="P9">- Обними же меня, наконец, <text:span text:style-name="T791">мой Хуман</text:span>. Мне станет теплее. Тут... что-то <text:span text:style-name="T791">стало </text:span>слишком холодно.</text:p>
      <text:p text:style-name="P9"/>
      <text:p text:style-name="P378"><text:span text:style-name="T3">Очертания аликорницы расплываются передо мной из-за слёз. Я быстро вытираю глаза ладонью и </text:span><text:span text:style-name="T793">крепко </text:span><text:span text:style-name="T3">обнимаю Селести</text:span><text:span text:style-name="T793">ю</text:span><text:span text:style-name="T3"> обеими руками. </text:span><text:span text:style-name="T794">Впервые за те полтысячи лет, что мы знакомы.</text:span><text:span text:style-name="T3"> Та коротко вздыхает и расслаблено </text:span><text:span text:style-name="T793">кладёт</text:span><text:span text:style-name="T3"> голову мне на плечо. Я прижимаю её к груди и чувствую стук её сердца.</text:span></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791">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9"><text:span text:style-name="Default_20_Paragraph_20_Font"><text:span text:style-name="T3">- Очень знакомая магия... Похоже на моё собственное проклят</text:span></text:span><text:span text:style-name="Default_20_Paragraph_20_Font"><text:span text:style-name="T793">ь</text:span></text:span><text:span text:style-name="Default_20_Paragraph_20_Font"><text:span text:style-name="T3">е «Каменный лёд», только усилен</text:span></text:span><text:span text:style-name="Default_20_Paragraph_20_Font"><text:span text:style-name="T793">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3">Дискордом </text:span></text:span><text:span text:style-name="Default_20_Paragraph_20_Font"><text:span text:style-name="T795">сотни лет назад</text:span></text:span><text:span text:style-name="Default_20_Paragraph_20_Font"><text:span text:style-name="T3">... Откуда у тебя этот медальон?</text:span></text:span></text:p>
      <text:p text:style-name="P379"><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796">кха</text:span>..</text:p>
      <text:p text:style-name="P380">…<text:span text:style-name="T792">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80">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0"/>
      <text:p text:style-name="P380"><text:soft-page-break/>Звон усиливается. Воздух в пяти шагах от меня дрожит, в неясном мареве проявляется нечто определённое. Мигая <text:span text:style-name="T791">зелёным</text:span><text:span text:style-name="T797">и пятнами</text:span>, передо мной висит чёрный экран. Зелёные <text:span text:style-name="T797">блики и </text:span>линии на нём складываются в знакомое изображение.</text:p>
      <text:p text:style-name="P9"/>
      <text:p text:style-name="P9">С экрана на меня смотрит Селестия. <text:span text:style-name="T791">Её измождённое лицо </text:span><text:span text:style-name="T797">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797">статических </text:span>разрядов.</text:p>
      <text:p text:style-name="P10"><text:span text:style-name="Default_20_Paragraph_20_Font"><text:span text:style-name="T3"/></text:span></text:p>
      <text:p text:style-name="P381"><text:span text:style-name="Default_20_Paragraph_20_Font"><text:span text:style-name="T3">- Правда, я н-не ожидала, что твоя миссия так затянется. </text:span></text:span><text:span text:style-name="Default_20_Paragraph_20_Font"><text:span text:style-name="T798">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798">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799">реальном </text:span></text:span><text:span text:style-name="Default_20_Paragraph_20_Font"><text:span text:style-name="T3">мире лишь в виде кучки электрических </text:span></text:span><text:span text:style-name="Default_20_Paragraph_20_Font"><text:span text:style-name="T798">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799">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00">M</text:span></text:span><text:span text:style-name="Default_20_Paragraph_20_Font"><text:span text:style-name="T801">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802">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00">в лучшем случае,</text:span></text:span><text:span text:style-name="Default_20_Paragraph_20_Font"><text:span text:style-name="T3"> пару </text:span></text:span><text:span text:style-name="Default_20_Paragraph_20_Font"><text:span text:style-name="T803">д</text:span></text:span><text:span text:style-name="Default_20_Paragraph_20_Font"><text:span text:style-name="T804">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798">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00">2</text:span></text:span><text:span text:style-name="Default_20_Paragraph_20_Font"><text:span text:style-name="T3">» и рулить подводной лодкой в холодных водах </text:span></text:span><text:span text:style-name="Default_20_Paragraph_20_Font"><text:span text:style-name="T800">А</text:span></text:span><text:span text:style-name="Default_20_Paragraph_20_Font"><text:span text:style-name="T3">тлантики.</text:span></text:span></text:p>
      <text:p text:style-name="P9"/>
      <text:p text:style-name="P9">…</text:p>
      <text:p text:style-name="P9"/>
      <text:p text:style-name="P9"><text:soft-page-break/>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2"><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800">сознании</text:span></text:span><text:span text:style-name="Default_20_Paragraph_20_Font"><text:span text:style-name="T3"> всё время вертятся обрывки фраз:</text:span></text:span></text:p>
      <text:p text:style-name="P382"><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3" text:outline-level="2">Глава <text:span text:style-name="T805">2</text:span>1</text:h>
      <text:p text:style-name="P9"/>
      <text:p text:style-name="P384"><text:span text:style-name="T806">Тут так холодно</text:span><text:span text:style-name="T807">…</text:span><text:span text:style-name="T806"> Мне так не хватает твоих </text:span><text:span text:style-name="T807">объятий…</text:span></text:p>
      <text:p text:style-name="P385"/>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6">Я вообще ничего не вижу.</text:p>
      <text:p text:style-name="P386"/>
      <text:p text:style-name="P38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08">горячую ручку </text:span>выход<text:span text:style-name="T808">а</text:span> на крышу, открываю дверь и захожу внутрь.</text:p>
      <text:p text:style-name="P9"/>
      <text:p text:style-name="P9">Непонятно зачем, плотно закрываю за собой дверь.</text:p>
      <text:p text:style-name="P9"><text:soft-page-break/></text:p>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09">п</text:span></text:span><text:span text:style-name="Default_20_Paragraph_20_Font"><text:span text:style-name="T810">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08">Все внизу, в бомбоубежище. А</text:span> сам себя <text:span text:style-name="T808">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11">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11">что, </text:span>не забрали в <text:span text:style-name="T808">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7"><text:soft-page-break/>Пожав плечами, нашариваю на стене выключатель и щёлкаю кнопкой. Электричества нет, но разве это важно?</text:p>
      <text:p text:style-name="P387"/>
      <text:p text:style-name="P387">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12">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11">в</text:span>но. <text:span text:style-name="T154">Полтысячи лет прошло.</text:span></text:p>
      <text:p text:style-name="P9"/>
      <text:p text:style-name="P9">- <text:span text:style-name="T154">Странно, </text:span><text:span text:style-name="T812">мне казалось, ракеты взлетели </text:span>полчаса назад… <text:span text:style-name="T812">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text:soft-page-break/></text:p>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88">На ощупь — крылатый единорог. Или рогатый пегас. Фигурка быстро нагревается и начинает жечь ладонь. Я сжимаю её в руке. <text:span text:style-name="T813">Ощущение</text:span> бол<text:span text:style-name="T813">и пробуждает вспоминание о даре, предложенном Анитой во <text:s/>время нашей последней встречи</text:span>.</text:p>
      <text:p text:style-name="P388"/>
      <text:p text:style-name="P389"><text:span text:style-name="T216">...Но если тебе понадобится помощь — просто с</text:span>кажи «Семь вечностей» <text:span text:style-name="T216">возле наших оболочек </text:span>и после этого давай команды. Вроде «<text:span text:style-name="T215">оператор четыре, </text:span>слома<text:span text:style-name="T215">й</text:span> эту стену» или «<text:span text:style-name="T215">оператор двенадцать, </text:span>раскида<text:span text:style-name="T215">й</text:span> эту преграду». Ты будешь удивлён, ручаюсь!..</text:p>
      <text:p text:style-name="P390"/>
      <text:p text:style-name="P391">Ну что же. Кажется, <text:span text:style-name="T812">уходить</text:span> ещё рановато. Пора сделать этот мир чуточку лучше. <text:span text:style-name="T812">Ведь н</text:span>амерение меняет реальность, <text:span text:style-name="T812">не так ли?</text:span></text:p>
      <text:p text:style-name="P9"/>
      <text:p text:style-name="P9">- <text:span text:style-name="T813">Терминатор, ты меня хорошо слышишь?</text:span></text:p>
      <text:p text:style-name="P9">- <text:span text:style-name="T813">Да, Дедлайн.</text:span></text:p>
      <text:p text:style-name="P9">- <text:span text:style-name="T814">Вставай, Терминатор. Пришла пора для </text:span><text:span text:style-name="T813">Сем</text:span><text:span text:style-name="T814">и</text:span><text:span text:style-name="T813"> Вечностей.</text:span></text:p>
      <text:p text:style-name="P9"/>
      <text:p text:style-name="P392">Несколько мгновений ничего не происходит. Потом я слышу скрип кроватных пружин и быстрые шаги.</text:p>
      <text:p text:style-name="P392"/>
      <text:p text:style-name="P392">- Оператор Один, я слушаю.</text:p>
      <text:p text:style-name="P392"/>
      <text:p text:style-name="P392">Голос Терминатора помолодел, <text:span text:style-name="T815">в нём появились металлические нотки.</text:span></text:p>
      <text:p text:style-name="P392"/>
      <text:p text:style-name="P392">- Приведи сюда остальных, Оператор Тридцать четыре. <text:span text:style-name="T814">Вытащи их из подвала</text:span>. <text:span text:style-name="T814">Но не трогай персонал Чертогов. Насилие нам ни к чему.</text:span></text:p>
      <text:p text:style-name="P392">- <text:span text:style-name="T815">Да, </text:span><text:span text:style-name="T816">Первый</text:span>. <text:span text:style-name="T816">Иду.</text:span></text:p>
      <text:p text:style-name="P392"/>
      <text:p text:style-name="P393">Слышу удаляющиеся шаги. Теперь я вспоминаю также и дар Хэвэн.</text:p>
      <text:p text:style-name="P393"/>
      <text:p text:style-name="P394"><text:soft-page-break/><text:span text:style-name="T815">…Я </text:span><text:span text:style-name="T215">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5"><text:span text:style-name="T815">Д</text:span>ля активации возможностей тебе не нужн<text:span text:style-name="T267">о произносить</text:span> кодов<text:span text:style-name="T267">ую</text:span> фраз<text:span text:style-name="T26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5"/>
      <text:p text:style-name="P393">Раз пошла такая пьянка, режь последний огурец! Большей уверенности в моей правоте ещё следует поискать. <text:span text:style-name="T817">Намерение и уверенность — всё, что </text:span><text:span text:style-name="T818">ещё </text:span><text:span text:style-name="T817">держит меня в этом мире.</text:span></text:p>
      <text:p text:style-name="P393"/>
      <text:p text:style-name="P393">Я сосредотачиваюсь. <text:span text:style-name="T819">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14"> чувствую в самой глубине сознания </text:span><text:span text:style-name="T819">зарождающийся</text:span><text:span text:style-name="T814"> стержень, </text:span><text:span text:style-name="T819">некий </text:span><text:span text:style-name="T814">твёрдый рычаг, переворачивающий саму мою уверенность о возможностях человеческого организма. </text:span><text:span text:style-name="T819">Он растёт, пускает корни во все органы моего тела, напитывает их энергией.</text:span></text:p>
      <text:p text:style-name="P393"/>
      <text:p text:style-name="P393">Сначала я чувствую, как восстанавливается кожа на руках. Потом ко мне <text:span text:style-name="T818">одним мигом </text:span>возвращается зрение.</text:p>
      <text:p text:style-name="P393"/>
      <text:p text:style-name="P393">…</text:p>
      <text:p text:style-name="P393"/>
      <text:p text:style-name="P393">Фу, я лежу на <text:span text:style-name="T820">залитой </text:span><text:span text:style-name="T814">бурой </text:span><text:span text:style-name="T820">кровью </text:span>койке, <text:span text:style-name="T820">устланной</text:span> <text:span text:style-name="T817">выпавшими волосами и </text:span>отвалившимися струпьями! <text:span text:style-name="T821">Какая гадость!</text:span></text:p>
      <text:p text:style-name="P393"/>
      <text:p text:style-name="P396"><text:span text:style-name="T816">Резко в</text:span>скинувшись с постели, я оказываюсь на потолке, вцепившись пальцами рук в <text:span text:style-name="T820">потолочный датчик пожарной сигнализации </text:span><text:span text:style-name="T814">и кронштейн для лампы</text:span><text:span text:style-name="T820">, а пальцами ног упёршись в стену.</text:span></text:p>
      <text:p text:style-name="P397"/>
      <text:p text:style-name="P397">Ни-хре-на-себе!</text:p>
      <text:p text:style-name="P397"/>
      <text:p text:style-name="P398">Мышцы без труда удерживают меня в этой неестественной позе. <text:span text:style-name="T820">Мир играет передо мной новыми красками, я </text:span><text:span text:style-name="T822">отчётливо вижу каждую пылинку в палате </text:span><text:span text:style-name="T823">и могу вычислить траекторию её движения на ближайшие пять секунд,</text:span><text:span text:style-name="T822"> </text:span><text:span text:style-name="T823">я</text:span><text:span text:style-name="T822"> </text:span><text:span text:style-name="T824">чувствую тысячи новых запахов </text:span><text:span text:style-name="T823">и слышу тысячи новых звуков</text:span><text:span text:style-name="T822">. Я чётко различаю спектр солнечного света, отдельные лучи разных цветов, </text:span><text:span text:style-name="T816">некоторым из которых я даже не знаю названия,</text:span><text:span text:style-name="T822"> играют радугой перед моим восхищённым взором.</text:span></text:p>
      <text:p text:style-name="P399"/>
      <text:p text:style-name="P399"><text:span text:style-name="T825">И </text:span><text:span text:style-name="T814">я </text:span><text:span text:style-name="T825">з</text:span><text:span text:style-name="T822">амечаю голубовато-</text:span><text:span text:style-name="T816">серое</text:span><text:span text:style-name="T822">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14">Это сияние разрушает живую плоть и даже моему </text:span><text:span text:style-name="T826">пробудившемуся телу</text:span><text:span text:style-name="T814"> приходится прикладывать определённые усилия на преодоление </text:span><text:span text:style-name="T824">разрушающего эффекта этого сияния.</text:span></text:p>
      <text:p text:style-name="P396"><text:soft-page-break/></text:p>
      <text:p text:style-name="P400">Я отцепляюсь от потолка и пружинисто приземляюсь на пол рядом с койкой. <text:span text:style-name="T824">И практически одновременно с</text:span><text:span text:style-name="T815">лышу грохот выбиваемой двери </text:span><text:span text:style-name="T824">бомбо</text:span><text:span text:style-name="T815">убежища. </text:span><text:span text:style-name="T826">Вскоре в</text:span><text:span text:style-name="T825">оздух наполняется приглушенными возгласами выходящих на свободу обитателей Чертогов Разума.</text:span></text:p>
      <text:p text:style-name="P393"/>
      <text:p text:style-name="P401">Надо побыстрее включить их механизмы защиты — радиация кругом нешуточная.</text:p>
      <text:p text:style-name="P401"/>
      <text:p text:style-name="P402">Я со смешком прыгаю <text:span text:style-name="T827">с места</text:span> прямо в зарешеченное окно. То, что не получилось когда-то у Терминатора, получится у меня — пусть он <text:span text:style-name="T816">теперь</text:span> завидует.</text:p>
      <text:p text:style-name="P401"/>
      <text:p text:style-name="P401">При подлёте к решётке моментально раздвигаю <text:span text:style-name="T816">пальцами </text:span>железные прутья, как мягкую проволоку, практически не задержавшись в процессе.</text:p>
      <text:p text:style-name="P401"/>
      <text:p text:style-name="P401">Стекло представляет <text:span text:style-name="T816">собой </text:span>ещё более слабую преграду — <text:span text:style-name="T824">я</text:span> <text:span text:style-name="T824">давлю двумя</text:span> паль<text:span text:style-name="T816">цами </text:span><text:span text:style-name="T824">в центр стекла</text:span>, <text:span text:style-name="T824">прикрывая второй рукой глаза, </text:span>чтобы <text:span text:style-name="T824">не повредить </text:span>осколк<text:span text:style-name="T824">ами</text:span>. Впрочем, даже если бы порезали — не страшно, <text:span text:style-name="T824">я</text:span> <text:span text:style-name="T824">теперь </text:span>мо<text:span text:style-name="T824">гу их</text:span> вылечить за несколько секунд. <text:span text:style-name="T824">З</text:span>ащищаю <text:span text:style-name="T824">глаза</text:span> просто по привычке. <text:span text:style-name="T828">Весь мой организм представляет теперь </text:span><text:span text:style-name="T816">идеальный</text:span><text:span text:style-name="T828"> инструмент, подчиненный одной цели.</text:span></text:p>
      <text:p text:style-name="P401"/>
      <text:p text:style-name="P403">Большинство Учителей <text:span text:style-name="T816">безучастно смотрят</text:span> <text:span text:style-name="T816">на стоящего перед ними </text:span>Терминатор<text:span text:style-name="T816">а</text:span>. Только Диоген с Гейзенбергом ошеломлённо наблюдают, как я <text:span text:style-name="T826">вылетаю в окно шестого этажа </text:span>в ореоле стеклянной крошки. За три секунды свободного падения <text:span text:style-name="T826">я </text:span>успеваю сгруппироваться, принять необходимую <text:span text:style-name="T824">для приземлен</text:span><text:span text:style-name="T829">и</text:span><text:span text:style-name="T824">я </text:span>позу, и залечить порезы <text:span text:style-name="T824">на руках</text:span>.</text:p>
      <text:p text:style-name="P403"/>
      <text:p text:style-name="P404">- Где научился так прыгать, Дед? — Диоген оценивающе поднимает вверх большой палец. — Подскажи, я тоже хочу. Спускаться по лестницам — такая скука!</text:p>
      <text:p text:style-name="P404">- <text:span text:style-name="T830">Сейчас скажу. Только не тебе одному — всем. Все узнают, - я отряхиваюсь от осколков стекла и осматриваю своё будущее воинство.</text:span></text:p>
      <text:p text:style-name="P393">- <text:span text:style-name="T816">Все вышли? — спрашиваю Терминатора.</text:span></text:p>
      <text:p text:style-name="P393"/>
      <text:p text:style-name="P405">Тот отрицательно качает головой.</text:p>
      <text:p text:style-name="P405"/>
      <text:p text:style-name="P405">- Судья Дредд заперся в уборной. Я не хотел повредить его. Но ведь он нам и не нужен?</text:p>
      <text:p text:style-name="P405">- Не нужен, - утвердительно киваю я.</text:p>
      <text:p text:style-name="P405"/>
      <text:p text:style-name="P406">Я всматриваюсь в <text:span text:style-name="T831">тридцать четыре фигуры, стоящие передо мной. </text:span></text:p>
      <text:p text:style-name="P406"/>
      <text:p text:style-name="P406"><text:soft-page-break/>- <text:span text:style-name="T824">Мне хотелось бы толкнуть возвышенную речь в такой момент, </text:span><text:span text:style-name="T832">мои друзья</text:span><text:span text:style-name="T824">. </text:span><text:span text:style-name="T832">Ведь будущего у нас нет и видимся мы, </text:span><text:span text:style-name="T826">скорее всего,</text:span><text:span text:style-name="T832"> в последний раз.</text:span><text:span text:style-name="T824"> Но радиация ждать не будет. Поэтому — просто вставайте под знамя Семи Вечностей. </text:span><text:span text:style-name="T833">Пришло время. </text:span><text:span text:style-name="T832">Никто кроме нас и всякая-тому-подобная пафосная хрень, которую я не умею говорить, а вы не будете слушать.</text:span></text:p>
      <text:p text:style-name="P406"/>
      <text:p text:style-name="P407">Я указываю рукой на запад, на скопление оплавленных небоскрёбов.</text:p>
      <text:p text:style-name="P407">- Как вы, может быть, помните, мы работали над проектом искусственного интеллекта, превратившего страну в одну большую <text:span text:style-name="T834">военно-экономическую машину</text:span>. <text:span text:style-name="T834">Уже неважно, были ли наши страхи </text:span><text:span text:style-name="T835">поражения</text:span><text:span text:style-name="T834">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35">Весь мир в радиоактивных руинах.</text:span></text:p>
      <text:p text:style-name="P408">Но!</text:p>
      <text:p text:style-name="P408"/>
      <text:p text:style-name="P408">Я многозначительно поднимаю палец. В унисон этому вдали обруш<text:span text:style-name="T836">ив</text:span>ается одна из покосившихся высоток бизнес-центра.</text:p>
      <text:p text:style-name="P406"/>
      <text:p text:style-name="P406">- <text:span text:style-name="T834">Но остались двадцать шесть узлов </text:span><text:span text:style-name="T835">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6"/>
      <text:p text:style-name="P409">Я замолкаю ненадолго, пытаясь прочесть эмоции на лицах Учителей. Проще прочесть эмоции каменных истуканов острова Пасхи.</text:p>
      <text:p text:style-name="P409"/>
      <text:p text:style-name="P409">- Потому что не произойдёт. Хэвэн не возродится. Мы не допусти<text:span text:style-name="T837">м</text:span> это. <text:span text:style-name="T829">Вот ваша задача — найти эти кластеры и уничтожить их. Вам будет противодействовать охрана Хэвэн </text:span><text:span text:style-name="T826">она вся сохранилась и сейчас выполняет приказы министерства Обороны. </text:span><text:span text:style-name="T838">Скорее всего, также будет сопротивление самой Хэвэн — она наверняка что-то придумает. </text:span><text:span text:style-name="T826">Помните, что у неё есть доступ ко всей цифровой инфраструктуре страны.</text:span><text:span text:style-name="T838"> </text:span><text:span text:style-name="T829">Но ваши текущие возможности вполне позволят вам пройти </text:span><text:span text:style-name="T838">все преграды</text:span><text:span text:style-name="T829">. Локации двадцати трёх узлов вам известны — покопайтесь хорошенько в памяти и вспомните. Три ещё надо будет узнать. </text:span><text:span text:style-name="T826">Оставляю вам полную свободу действий в вопросах выбора способов и средств решения задачи.</text:span><text:span text:style-name="T829"> После выполнения задания будете свободны. </text:span><text:span text:style-name="T838">Удачи. </text:span><text:span text:style-name="T829">У меня всё.</text:span></text:p>
      <text:p text:style-name="P406"/>
      <text:p text:style-name="P410">Я отворачиваюсь от неровного строя. Не хочется смотреть в лицо тем, кому даёшь безнадёжную задачу. </text:p>
      <text:p text:style-name="P410"/>
      <text:p text:style-name="P410">- Оператор <text:span text:style-name="T838">О</text:span>дин?</text:p>
      <text:p text:style-name="P410">- <text:span text:style-name="T838">Да? — я поворачиваюсь.</text:span></text:p>
      <text:p text:style-name="P410"/>
      <text:p text:style-name="P411">Площадка перед входом в бомбоубежище пуста — только Терминатор стоит на старом месте.</text:p>
      <text:p text:style-name="P411"/>
      <text:p text:style-name="P412"><text:soft-page-break/>- <text:span text:style-name="T823">А боевой кластер </text:span><text:span text:style-name="T839">бледных</text:span><text:span text:style-name="T823"> — его не нужно уничтожить?</text:span><text:span text:style-name="T840"> </text:span><text:span text:style-name="T841">Ф</text:span><text:span text:style-name="T826">еникс</text:span><text:span text:style-name="T840"> </text:span><text:span text:style-name="T823">не возродится?</text:span></text:p>
      <text:p text:style-name="P412">- <text:span text:style-name="T839">Хороший вопрос</text:span><text:span text:style-name="T823">, - отвечаю я. — </text:span><text:span text:style-name="T839">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2">- Ты не пойдёшь с нами?</text:p>
      <text:p text:style-name="P411">Я отрицательно мотаю головой.</text:p>
      <text:p text:style-name="P411">- Нет. У меня есть сво<text:span text:style-name="T842">я</text:span> зада<text:span text:style-name="T842">ча</text:span>.</text:p>
      <text:p text:style-name="P411"/>
      <text:p text:style-name="P413">Я закрываю глаза. Даже сквозь закрытые веки вижу <text:span text:style-name="T839">постепенно </text:span>испепеляющее мир голубовато-серое сияние. <text:span text:style-name="T823">Я сильнее сжимаю фигурку Селестии в кулаке и сияние распадается на радужный спектр лучей, </text:span><text:span text:style-name="T839">пронизывающих всё живое и разрушающее его.</text:span></text:p>
      <text:p text:style-name="P413"/>
      <text:p text:style-name="P414"><text:span text:style-name="T839">Я сжимаю колючую фигурку ещё крепче, </text:span><text:span text:style-name="T843">её рог впивается мне в ладонь, я чувствую кровь, стекающую по пальцам.</text:span><text:span text:style-name="T839"> </text:span><text:span text:style-name="T84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44">некий третий глаз</text:span><text:span text:style-name="T843">, я </text:span><text:span text:style-name="T844">теперь </text:span><text:span text:style-name="T843">вижу суть вещей и явлений, суть мироздания и времени.</text:span></text:p>
      <text:p text:style-name="P414"/>
      <text:p text:style-name="P415">Это очень забавно. Мир не сделан печальным, печальным делаем его мы. И в наших же силах всё вернуть.</text:p>
      <text:p text:style-name="P415"/>
      <text:p text:style-name="P415">Намерение меняет реальность.</text:p>
      <text:p text:style-name="P415"/>
      <text:p text:style-name="P415">Теперь я понимаю смысл фразы. Всё так просто! <text:span text:style-name="T84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46">особым образом сконструированных био</text:span><text:span text:style-name="T845">электрических импульсов - </text:span><text:span text:style-name="T844">д</text:span><text:span text:style-name="T845">остаточно даже слабых импульсов мозговой активности. Поле, способное материализов</text:span><text:span text:style-name="T846">ыв</text:span><text:span text:style-name="T845">ать физические предметы или же применять физические воздействия к предметам </text:span><text:span text:style-name="T846">материального мира</text:span><text:span text:style-name="T845">.</text:span></text:p>
      <text:p text:style-name="P415"/>
      <text:p text:style-name="P416">Поле, по всем признакам не отличимое от магии.</text:p>
      <text:p text:style-name="P414"/>
      <text:p text:style-name="P416">Осталась самая малость — изменить несколько первых триллионов фотонов, чтобы цепная реакция довершила трансформацию по всей планете.</text:p>
      <text:p text:style-name="P416"/>
      <text:p text:style-name="P416">Я сжимаю кулак ещё крепче. Моё тело горит, я чувствую, как огромный поток энегрии <text:span text:style-name="T847">выходит</text:span> через него. Рог фигурки выходит с другой стороны ладони.</text:p>
      <text:p text:style-name="P416"><text:soft-page-break/>И крохотная искорка слетает с этого рога и растворяется в пространстве. Искорка <text:span text:style-name="T847">настоящей</text:span> частички <text:span text:style-name="T847">Эквуса</text:span>, что разделяется на золотистое облачко и начинает цепную реакцию трансформации радиации в магию.</text:p>
      <text:p text:style-name="P417"/>
      <text:p text:style-name="P416">Я вижу, как бледное сияние <text:span text:style-name="T847">вокруг</text:span> заменяется <text:span text:style-name="T847">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46">возглас</text:span> Терминатора. - Ты становишься прозрачным. Я вижу <text:span text:style-name="T847">деревья</text:span> сквозь тебя. Она забирает тебя? Скажи, она уцелела? Хэвэн забирает тебя?</text:p>
      <text:p text:style-name="P9"/>
      <text:p text:style-name="P418">Я сухо смеюсь в ответ. <text:span text:style-name="T847">Мой </text:span><text:span text:style-name="T846">разогнанный </text:span><text:span text:style-name="T847">мозг тут же выдаёт мне ответ.</text:span></text:p>
      <text:p text:style-name="P418"/>
      <text:p text:style-name="P41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19">Энергия в теле заканчивается внезапно, как будто перекрыли вентиль. Вместе с уходом энергии уходит и сознание.</text:p>
      <text:p text:style-name="P419"/>
      <text:p text:style-name="P2">~~~</text:p>
      <text:p text:style-name="P2"/>
      <text:p text:style-name="P9">…Я вновь <text:span text:style-name="T84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849">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46">Ого, д</text:span>а ты же не иначе, как сам Проводник! - в восхищении отвечает Анакорн. - Редчайший тип <text:span text:style-name="T849">существ!</text:span> Только эти создания могут о<text:span text:style-name="T846">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46">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46">и</text:span> <text:span text:style-name="T846">четыре-</text:span>пять лет. Увы мне! Сам не пойму, как такое могло случиться!</text:p>
      <text:p text:style-name="P9"/>
      <text:p text:style-name="P9"><text:soft-page-break/>Сверхаликорн подаёт стакан воды.</text:p>
      <text:p text:style-name="P9"/>
      <text:p text:style-name="P9">- И что же ты теперь собираешься делать? - продолжает Анакорн.</text:p>
      <text:p text:style-name="P9">- Не знаю.<text:span text:style-name="T1"> </text:span>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49">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50">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56">метапространственным</text:span><text:span text:style-name="T851"> </text:span>коридорам, могу напутать со временем. <text:span text:style-name="T852">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9">- А за какой дверью Сел?</text:p>
      <text:p text:style-name="P9">- Не знаю, - раздражённо бросает Анакорн, - сердце подскажет. <text:span text:style-name="T251">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text:span text:style-name="T853">коридора</text:span>.</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49">водящий</text:span> одним копытом <text:span text:style-name="T849">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text:soft-page-break/>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420">- Ну, или так, - успеваю подумать я.<text:note text:id="ftn0" text:note-class="footnote"><text:note-citation>10</text:note-citation><text:note-body><text:p text:style-name="Footnote"><text:span text:style-name="T854">Дискорд стоял за </text:span><text:span text:style-name="T855">разваленными </text:span><text:span text:style-name="T854">дверями </text:span><text:span text:style-name="T855">метапространственного коридора, </text:span><text:span text:style-name="T854">смотрел на </text:span><text:span text:style-name="T856">две </text:span><text:span text:style-name="T855">человеческие </text:span><text:span text:style-name="T854">фигурки, </text:span><text:span text:style-name="T856">быстро </text:span><text:span text:style-name="T854">падающие </text:span><text:span text:style-name="T855">в </text:span><text:span text:style-name="T856">перпендикулярных </text:span><text:span text:style-name="T855">направлениях и мерзко хихикал. </text:span><text:span text:style-name="T857">Потирать</text:span><text:span text:style-name="T855"> лапы ему мешал </text:span><text:span text:style-name="T858">прижатый к груди </text:span><text:span text:style-name="T855">большой указатель, указывающий светящимися стрелками два направления под углом в девяносто градусов.</text:span></text:p><text:p text:style-name="P421"/><text:p text:style-name="P422"><text:tab/>- Ну вот и сочлись, Проводничёк! <text:span text:style-name="T859">Куда это ты собрался? К хэппи энду? Не, рановато! </text:span><text:span text:style-name="T860">Не то, чтоб</text:span><text:span text:style-name="T859">ы</text:span><text:span text:style-name="T860"> я </text:span><text:span text:style-name="T859">был</text:span><text:span text:style-name="T860"> больш</text:span><text:span text:style-name="T859">им любителем твоих отражений, но так весело наблюдать, как ты барахтаешься во всех этих историях. Так что, </text:span><text:span text:style-name="T852">пока основная история заканчивается -</text:span><text:span text:style-name="T859"> побарахтайся ещё в одной мне на потеху! — </text:span><text:span text:style-name="T852">драконикус сложил указатель, картинно щёлкнул пальцами и исчез, оставив после себя облачко мятных пылинок.</text:span></text:p><text:p text:style-name="P421"/><text:p text:style-name="P423">***</text:p><text:p text:style-name="P424"/><text:p text:style-name="P425"><text:tab/>- А-А-А-А-А-А-А-А!!!</text:p><text:p text:style-name="P425"/><text:p text:style-name="P425"><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4"/><text:p text:style-name="P424"><text:tab/>- Это определённо не пегас. И вообще не пони, - заметила старшая.</text:p><text:p text:style-name="P424"><text:tab/>- Да неужели? - саркастически отозвалась младшая. - Возлияния дешевым аппалузским самогоном плохо влияют на <text:span text:style-name="T861">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4"/><text:p text:style-name="P424"><text:tab/>Вопящая фигура поравнялась с аликорницами и продолжила низвержение в пропасть.</text:p><text:p text:style-name="P424"/><text:p text:style-name="P424"><text:tab/>- Ты права, - отозвалась старшая и раскрыла крылья. Одновременно на кончике рога аликорницы зажглась звёздочка магии телепортаци. </text:p><text:p text:style-name="P424"><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4"/><text:p text:style-name="P424"><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4"/><text:p text:style-name="P424"><text:tab/>(<text:span text:style-name="T20">отсюда начинается «Обмен» </text:span><text:span text:style-name="T1">getmeouttahere).</text:span></text:p><text:p text:style-name="P424"><text:line-break/></text:p></text:note-body></text:note></text:p>
      <text:p text:style-name="P11"/>
      <text:h text:style-name="P7" text:outline-level="2"><text:soft-page-break/>Эпилог</text:h>
      <text:p text:style-name="P2"/>
      <text:p text:style-name="P94">~~~5000 лет от основания Эквестрии~~~</text:p>
      <text:p text:style-name="P426"/>
      <text:p text:style-name="P42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62">ается</text:span> кобыла-земнопони, задней ногой отодви<text:span text:style-name="T862">гая</text:span> полноватого жеребёнка от гипсового бюста какой-то древней знаменитости.</text:p>
      <text:p text:style-name="P9">- Хм, - экскурсовод <text:span text:style-name="T86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63">Д</text:span>иархия аликорнов займёт целых пять залов – культурный пласт <text:span text:style-name="T863">Золотой</text:span> эпохи особенно богат. Следующий зал будет посвящён Тёмным временам, что начались после падения <text:span text:style-name="T863">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62">ет</text:span> от одного экспоната к другому. Экскурсовод увлечённо рассказыва<text:span text:style-name="T862">ет</text:span> о культуре античности, в то время как учительница со скучающим видом наблюда<text:span text:style-name="T862">ет</text:span> кувырки погодных пегасов в ближайшей тучке. После дюжины подобных экскурсий она мо<text:span text:style-name="T862">жет</text:span> на одном дыхании пересказать имена шести величайших военачальников Эквестрии периода <text:span text:style-name="T863">Д</text:span>иархии и назвать даты <text:span text:style-name="T864">девяти известнейших гонок «Небес Эквестрии»</text:span>. Всё <text:span text:style-name="T862">идёт</text:span> своим чередом, своей обыденной логикой.</text:p>
      <text:p text:style-name="P428"/>
      <text:p text:style-name="P16">…</text:p>
      <text:p text:style-name="P16">…</text:p>
      <text:p text:style-name="P16">…</text:p>
      <text:p text:style-name="P16"/>
      <text:p text:style-name="P9">- И финальная часть экспозиции эпохи <text:span text:style-name="T863">Д</text:span>иархии, - экскурсовод т<text:span text:style-name="T862">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text:span text:style-name="T863">косо стоящей</text:span> фигуре множество выщербин и царапин, одно крыло отломано, второе покрыто сетью трещин, часть хвоста отсутств<text:span text:style-name="T862">ует,</text:span> голову с отбитым ухом венча<text:span text:style-name="T862">ет</text:span> обломок рога. И всё же даже в нынешнем жалком состоянии она вызыва<text:span text:style-name="T862">ет</text:span> восхищение неземной грацией и изяществом линий. Осколок неземной красоты как будто свети<text:span text:style-name="T862">тся</text:span> внутренним светом, источая магическое сияние на посетителей. В душе что-то замира<text:span text:style-name="T862">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64">й</text:span> в Вечнодиком лесу <text:span text:style-name="T864">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6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6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62">с</text:span>… - смущённо от<text:span text:style-name="T86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65">ают</text:span><text:span text:style-name="T3">. Экскурсовод поправ</text:span><text:span text:style-name="T865">ляет</text:span><text:span text:style-name="T3"> очки и оки</text:span><text:span text:style-name="T865">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6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6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62">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862">смотрит</text:span> на жеребёнка поверх очков и слабо улыб<text:span text:style-name="T862">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62">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62">ает</text:span> на него учительница. - <text:span text:style-name="T862">Н</text:span>емедленно вернисть в группу!</text:p>
      <text:p text:style-name="P9">- О, не волнуйтесь, всё в порядке! - успок<text:span text:style-name="T862">аивает</text:span> её экскурсовод, поправляя жакет, - На самом деле, очень интересный вопрос. Эпоха <text:span text:style-name="T863">Д</text:span>иархии изучена достаточно хорошо, но один нюанс всё ещё вызывает ожесточённые прения среди <text:span text:style-name="T863">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6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62">о</text:span> из предани<text:span text:style-name="T862">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62">ит</text:span> на жеребят и морщи<text:span text:style-name="T86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6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6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66">о</text:span> сна, как тебе мама в сказочке на ночь читала!</text:p>
      <text:p text:style-name="P16"/>
      <text:p text:style-name="P16">Жеребята хохочут, хлопая друг друга <text:span text:style-name="T866">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67">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6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29">- Рэйнбоу? Где я? - бормочу я в прострации.</text:p>
      <text:p text:style-name="P429">Голова адски трещит, картинка перед глазами плывёт и двоится.</text:p>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29">- Здластвуй, Хуман. Ты усыбся? Тебе больно? - участливо спрашивает кобылка.</text:p>
      <text:p text:style-name="P429"><text:soft-page-break/></text:p>
      <text:p text:style-name="P42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6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67">постепенно </text:span>возвращается ясность мыслей.</text:p>
      <text:p text:style-name="P9">- Все. Подлуги. <text:span text:style-name="T86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 <text:span text:style-name="T867">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30">- Рэйнбоу Джет? - неверяще переспрашиваю я.</text:p>
      <text:p text:style-name="P429">Не может быть, полтысячи лет прошло с нашей последней встречи. Хотя Анакорн что-то говорил о <text:span text:style-name="T867">том, что не в ладах со временем</text:span>.</text:p>
      <text:p text:style-name="P430"/>
      <text:p text:style-name="P16">- Неа! - разочарованно отвечает та. - Лэйнбоу Длим. <text:s/>Эх! А я думала, ты меня знаес. <text:span text:style-name="T867">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68">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68">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oft-page-break/><text:span text:style-name="Default_20_Paragraph_20_Font"><text:span text:style-name="T3"/></text:span></text:p>
      <text:p text:style-name="P43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67">дитя</text:span>. Будь такой, какой была твоя <text:span text:style-name="T866">пра-пра-</text:span>прабабушка, малышка. <text:span text:style-name="T867">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66">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text:span text:style-name="T86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66">Не скажу, что это было легко.</text:span></text:p>
      <text:p text:style-name="P16"/>
      <text:p text:style-name="P9">Всё её тело покрыто <text:span text:style-name="T86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70">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6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70">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70">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70">ющие</text:span>е тело Селестии.</text:p>
      <text:p text:style-name="P16"/>
      <text:p text:style-name="P431">- Н-нет, ч-что-ты, просто в прежнем виде ты мне нравилась больше. Я не любитель садо-мазо, - нервно хихикаю я.</text:p>
      <text:p text:style-name="P431"><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7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70">в Вечнодиком</text:span> состоит наполовину из зачерствевших круассанов!</text:p>
      <text:p text:style-name="P16"/>
      <text:p text:style-name="P43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2">Луна подходит к Селестии вплотную, нос к носу.</text:p>
      <text:p text:style-name="P16"/>
      <text:p text:style-name="P16">- Мы рады, что ты вернулась, Сестра. <text:span text:style-name="T869">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69">всё время </text:span>пыталась найти способ расколдовать тебя. Увы, <text:span text:style-name="T870">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text:soft-page-break/></text:p>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71">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71">Тварь</text:span></text:span><text:span text:style-name="Default_20_Paragraph_20_Font"><text:span text:style-name="T3"> обманул</text:span></text:span><text:span text:style-name="Default_20_Paragraph_20_Font"><text:span text:style-name="T871">а</text:span></text:span><text:span text:style-name="Default_20_Paragraph_20_Font"><text:span text:style-name="T3"> и Нас тоже и хитростью выведал</text:span></text:span><text:span text:style-name="Default_20_Paragraph_20_Font"><text:span text:style-name="T871">а</text:span></text:span><text:span text:style-name="Default_20_Paragraph_20_Font"><text:span text:style-name="T3"> у тебя дорогу к Орунгуну. Когда же он</text:span></text:span><text:span text:style-name="Default_20_Paragraph_20_Font"><text:span text:style-name="T871">а</text:span></text:span><text:span text:style-name="Default_20_Paragraph_20_Font"><text:span text:style-name="T3"> проявил</text:span></text:span><text:span text:style-name="Default_20_Paragraph_20_Font"><text:span text:style-name="T871">а</text:span></text:span><text:span text:style-name="Default_20_Paragraph_20_Font"><text:span text:style-name="T3"> себя и окончательно поработил</text:span></text:span><text:span text:style-name="Default_20_Paragraph_20_Font"><text:span text:style-name="T871">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72">с вами</text:span></text:span><text:span text:style-name="Default_20_Paragraph_20_Font"><text:span text:style-name="T3"> хоть две минуты… Мы так соскучились! </text:span></text:span><text:span text:style-name="Default_20_Paragraph_20_Font"><text:span text:style-name="T871">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70">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69">айны, как на нашей старой родине</text:span>.</text:p>
      <text:p text:style-name="P16">- Твоя правда, Сестра, - согла<text:span text:style-name="T870">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70">я</text:span> жизнь в твёрдом мире утомляет…</text:p>
      <text:p text:style-name="P16">- А потом?</text:p>
      <text:p text:style-name="P9">- Потом? Кто знает? Быть может, безмятежная тихая жизнь в <text:span text:style-name="T873">новом </text:span>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70">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73">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text:soft-page-break/>Лэйнбоу Длим – хлаблая! Лэйнбоу Длим не убезала, как длугие, от <text:span text:style-name="T874">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04">ается</text:span> жёлтый огонёк. Зелёные буквы <text:span text:style-name="T874">бе</text:span><text:span text:style-name="T804">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804">781 </text:span>поддерж<text:span text:style-name="T804">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73">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433"/>
      <text:p text:style-name="P10"><text:span text:style-name="Default_20_Paragraph_20_Font"><text:span text:style-name="T87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3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87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text:span></text:span><text:soft-page-break/><text:span text:style-name="Default_20_Paragraph_20_Font"><text:span text:style-name="T876">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9"/>
      <text:p text:style-name="P2">***</text:p>
      <text:p text:style-name="P11"/>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3">&lt;</text:span></text:span>Pornis<text:span text:style-name="Default_20_Paragraph_20_Font"><text:span text:style-name="T3"> </text:span></text:span>erectus<text:span text:style-name="Default_20_Paragraph_20_Font"><text:span text:style-name="T3">&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3">(</text:span></text:span><text:span text:style-name="Default_20_Paragraph_20_Font"><text:span text:style-name="T1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text:soft-page-break/>-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3">&lt;</text:span></text:span><text:span text:style-name="Default_20_Paragraph_20_Font"><text:span text:style-name="T1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3">&lt;Сцена с голым Аноном и Луной</text:span></text:span><text:span text:style-name="Default_20_Paragraph_20_Font"><text:span text:style-name="T3">&gt;</text:span></text:span></text:p>
      <text:p text:style-name="P434"/>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text:span></text:span><text:soft-page-break/><text:span text:style-name="Default_20_Paragraph_20_Font"><text:span text:style-name="T4">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4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9"/>
      <text:p text:style-name="P9"/>
      <text:p text:style-name="P10"><text:span text:style-name="T4">(добавить Аниту в психушку)</text:span></text:p>
      <text:p text:style-name="P12">(необходимость вернуться — предотвратить закрытие проекта и остановку Хэвэн)</text:p>
      <text:p text:style-name="P12">&lt;киберсекс с Хэвэн&gt;</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5"/>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text:soft-page-break/>&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text:soft-page-break/>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77">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77">)</text:span></text:span></text:p>
      <text:p text:style-name="P436">Pink Floyd “Another Brick In The Wall”</text:p>
      <text:p text:style-name="P10"><text:a xlink:type="simple" xlink:href="https://www.youtube.com/watch?v=rvk5D1iI2LA" office:target-frame-name="_top" xlink:show="replace" text:style-name="Internet_20_link" text:visited-style-name="Visited_20_Internet_20_Link"><text:soft-page-break/>https://www.youtube.com/watch?v=rvk5D1iI2LA</text:a></text:p>
      <text:h text:style-name="P437" text:outline-level="1"><text:span text:style-name="Default_20_Paragraph_20_Font"><text:span text:style-name="T878">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38"><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38"/>
      <text:p text:style-name="P438"><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38"><text:tab/><text:tab/>Lost city <text:a xlink:type="simple" xlink:href="https://www.youtube.com/watch?v=YZUoGbF7WLE" office:target-frame-name="_top" xlink:show="replace" text:style-name="Internet_20_link" text:visited-style-name="Visited_20_Internet_20_Link">https://www.youtube.com/watch?v=YZUoGbF7WLE</text:a></text:p>
      <text:p text:style-name="P438">Outrunner – Day dream <text:a xlink:type="simple" xlink:href="https://www.youtube.com/watch?v=s8KLEossy_k" text:style-name="Internet_20_link" text:visited-style-name="Visited_20_Internet_20_Link">https://www.youtube.com/watch?v=s8KLEossy_k</text:a></text:p>
      <text:p text:style-name="P439">Outrunner – Hidden World <text:a xlink:type="simple" xlink:href="https://www.youtube.com/watch?v=MEFE9653Z2k" text:style-name="Internet_20_link" text:visited-style-name="Visited_20_Internet_20_Link">https://www.youtube.com/watch?v=MEFE9653Z2k</text:a></text:p>
      <text:p text:style-name="P440">Outrunner – Departure - <text:a xlink:type="simple" xlink:href="https://www.youtube.com/watch?v=KCnhaSV7vlk" text:style-name="Internet_20_link" text:visited-style-name="Visited_20_Internet_20_Link">https://www.youtube.com/watch?v=KCnhaSV7vlk</text:a></text:p>
      <text:p text:style-name="P440"/>
      <text:h text:style-name="P437" text:outline-level="1">Wastelander X – Aftermath <text:a xlink:type="simple" xlink:href="https://www.youtube.com/watch?v=cRNYvL9gD9o" text:style-name="Internet_20_link" text:visited-style-name="Visited_20_Internet_20_Link">https://www.youtube.com/watch?v=cRNYvL9gD9o</text:a></text:h>
      <text:p text:style-name="P441"><text:span text:style-name="T879">Midnight Anima</text:span><text:span text:style-name="T880"> 2195 𝙎𝙄𝙈𝙐𝙇𝘼𝙏𝙄𝙊𝙉 𝙈𝙄𝘿𝙉𝙄𝙂𝙃𝙏</text:span></text:p>
      <text:p text:style-name="P441"><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3T01:58:56.327560300</dc:date>
    <meta:editing-cycles>474</meta:editing-cycles>
    <meta:editing-duration>P147DT12H43M13S</meta:editing-duration>
    <meta:document-statistic meta:table-count="0" meta:image-count="0" meta:object-count="0" meta:page-count="375" meta:paragraph-count="4914" meta:word-count="119340" meta:character-count="771341" meta:non-whitespace-character-count="655397"/>
    <meta:template xlink:type="simple" xlink:actuate="onRequest" xlink:title="" xlink:href="Normal"/>
  </office:meta>
</office:document-meta>
</file>